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81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5.424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3.096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2.217cm"/>
          <style:tab-stop style:position="6.666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941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01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4.964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1.401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4.202cm"/>
          <style:tab-stop style:position="6.638cm"/>
        </style:tab-stops>
      </style:paragraph-properties>
    </style:style>
    <style:style style:name="P12" style:family="paragraph" style:parent-style-name="Heading_20_1" style:master-page-name="MP0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130e32"/>
    </style:style>
    <style:style style:name="P16" style:family="paragraph" style:parent-style-name="Normal">
      <style:text-properties officeooo:paragraph-rsid="00130e32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13efcc"/>
    </style:style>
    <style:style style:name="P19" style:family="paragraph" style:parent-style-name="Normal">
      <style:paragraph-properties fo:margin-left="0cm" fo:margin-right="0cm" fo:text-indent="0.635cm" style:auto-text-indent="false" fo:break-before="page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5e2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0e3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language="el" fo:country="GR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9" style:family="text">
      <style:text-properties fo:language="el" fo:country="GR" fo:font-style="italic" style:font-style-asian="italic" style:font-style-complex="italic"/>
    </style:style>
    <style:style style:name="T10" style:family="text">
      <style:text-properties fo:language="el" fo:country="GR" fo:font-style="italic" officeooo:rsid="0013efcc" style:font-style-asian="italic" style:font-style-complex="italic"/>
    </style:style>
    <style:style style:name="T11" style:family="text">
      <style:text-properties fo:language="el" fo:country="GR" officeooo:rsid="0013efcc"/>
    </style:style>
    <style:style style:name="T12" style:family="text">
      <style:text-properties style:language-asian="el" style:country-asian="GR" style:language-complex="el" style:country-complex="GR"/>
    </style:style>
    <style:style style:name="T13" style:family="text">
      <style:text-properties style:language-asian="en" style:country-asian="US" style:language-complex="en" style:country-complex="US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officeooo:rsid="00130e32"/>
    </style:style>
    <style:style style:name="T16" style:family="text">
      <style:text-properties fo:color="#000000" loext:opacity="100%" officeooo:rsid="00130e32"/>
    </style:style>
    <style:style style:name="T17" style:family="text">
      <style:text-properties officeooo:rsid="0013efcc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13ef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-start text:name="bookmark0"/>GALlENI DE DIFFICVLTATE RESPI-<text:line-break/>RASIONIS LIBER PRIMVS.<text:bookmark-end text:name="bookmark0"/></text:h>
      <text:h text:style-name="Heading_20_2" text:outline-level="2"><text:span text:style-name="Default_20_Paragraph_20_Font"><text:span text:style-name="T1">cap.</text:span></text:span> I. </text:h>
      <text:p text:style-name="P15">Quod refpira<text:span text:style-name="Default_20_Paragraph_20_Font"><text:span text:style-name="T2">n</text:span></text:span>di difficultas respirationis<text:line-break/>quaedam laesio sit, quemadmodum sentiendi difficultas sien-<text:line-break/><text:span text:style-name="Default_20_Paragraph_20_Font"><text:span text:style-name="T2">t</text:span></text:span>us, et movendi difficultas motus, ipsum nomen sufficien-<text:line-break/>ter demonstrat. Quot vero sint laesionis differentiae, et<text:line-break/>ob quas caulas fiunt, et quomodo ni<text:span text:style-name="Default_20_Paragraph_20_Font"><text:span text:style-name="T2">t</text:span></text:span>as fingulas dignoscere<text:line-break/>oporteat, non ex appellatione elucere nunc datur, fed na-<text:line-break/>tura ipsis respirationis indicabit. ob id sane etiam c<text:span text:style-name="Default_20_Paragraph_20_Font"><text:span text:style-name="T2">o</text:span></text:span>gni-.<text:line-break/>ti<text:span text:style-name="Default_20_Paragraph_20_Font"><text:span text:style-name="T2">o</text:span></text:span>ejus, quod secu<text:span text:style-name="Default_20_Paragraph_20_Font"><text:span text:style-name="T2">n</text:span></text:span>dunr naturam est, a veteribus medicis<text:line-break/>omnibus studiose investigata- est, cum ob usia -multa -tum</text:p>
      <text:p text:style-name="P2">nihilo minus indicationis eorum quae praeter naturam fiunt<text:line-break/>gratia. Quandoquidem enim unum est id qu<text:span text:style-name="Default_20_Paragraph_20_Font"><text:span text:style-name="T2">o</text:span></text:span>d secun-<text:line-break/>dum naturata est atque id velut regula et mensura et<text:line-break/>sibi ipsi simile existit, varium autem et dissimile et multi-<text:line-break/>plici errore involutum est quod praeter naturam., adeo ut<text:line-break/>propemodum sequatur multitudine esse infinitum, arte vere<text:line-break/>incomprehensibile : risum est impossibile esse , ejus i<text:span text:style-name="Default_20_Paragraph_20_Font"><text:span text:style-name="T5">mm</text:span></text:span>ensi-<text:line-break/>talem certis ternuuis comprehendere, citra cogniti<text:span text:style-name="Default_20_Paragraph_20_Font"><text:span text:style-name="T2">on</text:span></text:span>em ejus<text:line-break/>quod sccundmn naturam esu Quum enim unum fit hoc et<text:line-break/>animali commodum, palam est etiam esse commoderatam.<text:line-break/>Si vero hoc commoderatum est, incommoderatum utique<text:line-break/>luerit id quod praeter naturam est. Si vero incommodar<text:span text:style-name="Default_20_Paragraph_20_Font"><text:span text:style-name="T2">e-<text:line-break/></text:span></text:span>tum, duplex quidem omuino ge<text:span text:style-name="Default_20_Paragraph_20_Font"><text:span text:style-name="T2">n</text:span></text:span>ere est;, aut enim deficit .<text:line-break/>quodammodo ab eo quod secundum <text:span text:style-name="Default_20_Paragraph_20_Font"><text:span text:style-name="T2">n</text:span></text:span>aturam habet; aut ex-<text:line-break/>cedit. Tot autem in feipso particulares differentias habe-<text:line-break/>bit, quot potest ipsis res suscipere circa commoderati exces-<text:line-break/>sus et desuetus. Suscipit autum simplex quidem duplices,<text:line-break/>compositum vero ex- pluribus duplo plures numero quam<text:line-break/>ea- quae ipsum componunt. Si igitur unum quiddam ei<text:line-break/>simplex sit: -respiratio, duplices quidem habebit ametrlasfu</text:p>
      <text:p text:style-name="P2">duplices etiam genere respirandi difficultates. Si vero non<text:line-break/>unum , differentias habebit duplo plures numero quam ea,<text:line-break/>quae spsnm componunt. Itaque si manifesta simulqne con-<text:line-break/>cifa haec est doctrina , merito longa censetur quae ab .his<text:line-break/>discedit.</text:p>
      <text:h text:style-name="Heading_20_2" text:outline-level="2">Cap. su </text:h>
      <text:p text:style-name="P15">Itaque quum duae quidem sint primae et<text:line-break/>praecipuae totius respirationis partes , suspiratio et expira-<text:line-break/>tio, duae vero aliae per accidens interjectae quietes, in<text:line-break/>quatuor sane his universa consideratio de respirandi dissi-<text:line-break/>cultate consistit. Quere oportebit omnino in praedictorum<text:line-break/>aliquo aut pluribus , aut simul omnibus aberrare et vitiari<text:line-break/>ab ea, quae- secundum naturam est, specie, ut fiat respiran-<text:line-break/>di difficultas. verum manifestioris doctrinae gratia non<text:line-break/>deterius suerit simplicem appellare respirandi difficultatem,<text:line-break/>quae unam totius respirationis partem singulatim- occupat;<text:line-break/>compositam vero, quae in pluribus constitit. At quum p o-<text:line-break/>sterius sit semper compositum sunplicibus , rationi consepta- -<text:line-break/>neum fuerit, de- iis, quae natura priora sunt, prius scrmo-<text:line-break/>nem facere; quare et a fimplicibus respirationis- difficultati-</text:p>
      <text:p text:style-name="P2">bus i<text:span text:style-name="Default_20_Paragraph_20_Font"><text:span text:style-name="T2">n</text:span></text:span>itium sumere. Ubi vero has sufficienter explicaveris<text:line-break/>mus, postea vicissim permutantes tum motus tum quietes<text:line-break/>et mutuo et inter <text:span text:style-name="Default_20_Paragraph_20_Font"><text:span text:style-name="T2">t</text:span></text:span>e, ita et compositas inveniemus. Quae<text:line-break/>igitur funt naturales causato lationis spiritus foras et intro<text:line-break/><text:span text:style-name="Default_20_Paragraph_20_Font"><text:span text:style-name="T2">meanti</text:span></text:span>s? quae etiam utriusque quietis ? hae enim erant<text:line-break/>omnes respirationis partes. Quandoquidem duo ex his quas<text:line-break/>diximus partibus , motus sunt , .latio spiritus foras et intro<text:line-break/>m<text:span text:style-name="Default_20_Paragraph_20_Font"><text:span text:style-name="T2">eantis</text:span></text:span>, duae vero hos distinguunt quietes; generatio au-<text:line-break/>tem motibus quidem composita, quietibus vero simplex est;<text:line-break/>conspicuum plane est illorum anretrias plures, quietum vero<text:line-break/>geminas fieri. Hae namque simplices existe<text:span text:style-name="Default_20_Paragraph_20_Font"><text:span text:style-name="T2">n</text:span></text:span>tes , stola tem-<text:line-break/>poris quantitate differentias habent ; motus vero <text:span text:style-name="Default_20_Paragraph_20_Font"><text:span text:style-name="T2">n</text:span></text:span>on hac<text:line-break/>siclum, fed et qua<text:span text:style-name="Default_20_Paragraph_20_Font"><text:span text:style-name="T2">n</text:span></text:span>titate spatii localis per quod feruntur,<text:line-break/>differunt. Itaque geminae quidem erunt ametriae ipforum,<text:line-break/>quemadmodum etiam quietum, utraeque temporis quanti-^<text:line-break/>tate divi<text:span text:style-name="Default_20_Paragraph_20_Font"><text:span text:style-name="T2">t</text:span></text:span>ae, quibus aut celeres aut tardi appellabuntur;<text:line-break/>duae autem aliae quantitate dilatatio<text:span text:style-name="Default_20_Paragraph_20_Font"><text:span text:style-name="T2">n</text:span></text:span>is sperabilium organo-<text:line-break/>rum disserentes, quibus ipsius aut magnos aut parvos ap-</text:p>
      <text:p text:style-name="P2">pellunt. Siquidem e<text:span text:style-name="Default_20_Paragraph_20_Font"><text:span text:style-name="T2">n</text:span></text:span>im inseparabilia imrt ab omni locali<text:line-break/>motu, tum tempus in quo movetur id quod movetu<text:span text:style-name="Default_20_Paragraph_20_Font"><text:span text:style-name="T2">r, </text:span></text:span>tum<text:line-break/>spatium per quod movetur; ob tempus quidem celeriter<text:line-break/>aut tarde motum fieri dicemus, ob spatium ve<text:span text:style-name="Default_20_Paragraph_20_Font"><text:span text:style-name="T2">r</text:span></text:span>o multum<text:line-break/>et modice. Verum dilatationem spirabilium organorum<text:line-break/>non modicam et mulsam , sed parvam et magnam nominare<text:line-break/>consuevimus, veluti etiam contractionem; eadem enim ra-<text:line-break/>tio utriusque motus existit. Quemadmodum autem motui<text:line-break/>propria funt celeritas et tarditas, ita et quantitati quietum<text:line-break/>raritas et de<text:span text:style-name="Default_20_Paragraph_20_Font"><text:span text:style-name="T2">a</text:span></text:span>litas. Densas namque vites et oleas aut<text:line-break/>quodcunque tandem hujusmodi plantari dicimus, quum lue-<text:line-break/>vrssimum spatium ipsorum distantiae indicere volumus : fio<text:line-break/>et raras, quum multus locus in medio plantatorum corpo-<text:line-break/>rum suerit relictus. Et rrt in summa dicam, omnia ex pIu-<text:line-break/>ribus distinctis composite haec nomina usurpant. Quum<text:line-break/>igitur et ipsa respiratio en contrariis motibus per quietes di-<text:line-break/>stinctis composita sit, densam ipsam reddet brevitas quietum,</text:p>
      <text:p text:style-name="P2">raram vero longitudo. Hae igitur universae fiunt simplices<text:line-break/>spirandi difficultatis disserentiae et haec ipsarum nomina,<text:line-break/>tum priscis aliis medicis tum Hippocrati iniustam recepta.<text:line-break/>Si quis. vero .usitor appellare .velit, quemadmodum jam qui-<text:line-break/>dam ex recenti<text:span text:style-name="Default_20_Paragraph_20_Font"><text:span text:style-name="T2">o</text:span></text:span>ribus medicis solent, nostra nihil interest.<text:line-break/>Verum sitiat hic <text:span text:style-name="Default_20_Paragraph_20_Font"><text:span text:style-name="T2">t</text:span></text:span>e neque Hippocrati familiaribus neque ali-<text:line-break/>is veteribus, -imo mec aliis omnino Graecis usurpatis nomi-<text:line-break/>nibus uti; quodsi. vero et hos contemnat, neque proprie-<text:line-break/>neque perspicue <text:span text:style-name="Default_20_Paragraph_20_Font"><text:span text:style-name="T2">re</text:span></text:span>s interpretari. Si namque unum nomen<text:line-break/>ambobus tribuat, etmotui et quieti , sive celeritatem falam<text:line-break/>sive densitatem et rursum in- contrariis sive tarditatem fo-<text:line-break/>lam sive- raritatem,. reliquis in totum non utatur, obscuri-<text:line-break/>talem palam hic affectat. - Multo enim clarius esse opin<text:span text:style-name="Default_20_Paragraph_20_Font"><text:span text:style-name="T2">o</text:span></text:span>r;<text:line-break/>utrique rei seorsim unum nomen ipsi que p<text:span text:style-name="Default_20_Paragraph_20_Font"><text:span text:style-name="T2">r</text:span></text:span>oprium impone-<text:line-break/>re, eoque perpetuo uti, scientem communia nomina, quae<text:line-break/>alterum non magis quam alterum significant, auditorem<text:line-break/>confundere et perturbare, .ut non cognoscat, quid sit tali-,<text:line-break/>dem quod dicitur, priusquam aequivocatio distinguatur.</text:p>
      <text:p text:style-name="P1">Si ver<text:span text:style-name="Default_20_Paragraph_20_Font"><text:span text:style-name="T2">o</text:span></text:span> unum quidem utrique rei quis imponat nomen , nun<text:line-break/>vero quo nos distinximus modo ; sed vice versa celeritatem<text:line-break/>t quidemet tarditatem tribuatquietibus , raritatem vero et<text:line-break/>densitatem motibus; haud stio quid sibi velit per impropri-<text:span text:style-name="Default_20_Paragraph_20_Font"><text:span text:style-name="T2">r<text:line-break/></text:span></text:span>orum et inconsuetorum nominum usum, quae pro proprii;<text:line-break/>et consuetis inducit. . Quod enim omnes, qui nunc vivunt.<text:line-break/>homines atque etiam antiqui tarditatem et celeritatem de<text:line-break/>nulla alia re praedicent, praeterquam de iis quae m<text:span text:style-name="Default_20_Paragraph_20_Font"><text:span text:style-name="T2">o</text:span></text:span>ventur,<text:line-break/>nemo ignorat. Quid sapiens. itaque iecerit, qui nominum<text:line-break/>usum adeo permutarit , ut- quietes motuum nominibus ap^<text:line-break/>- pellet? quid sapienter factum, si quietum nomina actioni^<text:line-break/>bus imponat? Quemadmodum enim et vites et oleas den-<text:line-break/>sas, ubi modicum interjectum: est intervallum, dicimus, ra-<text:line-break/>ras nominantes, si amplior intersit: sic animalium actiones;<text:line-break/>quae modico tempore interiecto fiunt., densas , quae multo,<text:line-break/>raras appellamus. Quod siquis; ut .sivi; non ita,. sed aliter<text:line-break/>nominare velit, neque Hippocralem nequeallos .veteres<text:line-break/>neque omnino Graecos sequi dignatus, imo nec manifestati</text:p>
      <text:p text:style-name="P1">interpretationis curiosius, illi permittendum est ut Cadme-<text:line-break/>anr victoriam vincat.</text:p>
      <text:h text:style-name="Heading_20_2" text:outline-level="2">.... Cap. HI. </text:h>
      <text:p text:style-name="P15">Cum caeteris vero , tantam nominum cu-<text:line-break/>ram habentibus, quantum eorum ad doctrinam est commo-<text:line-break/>dum, et omne studium eo dirigentibus, ut in rebus inveni-<text:line-break/>aut veritatem; jam disseremus de iis quae a principio lori-<text:line-break/>bere instituimus.. Quum respiratio. genere quidem motus<text:line-break/>sit, sed ex duabus partibus luter <text:span text:style-name="Default_20_Paragraph_20_Font"><text:span text:style-name="T2">t</text:span></text:span>e contrariis compotita,<text:line-break/>quarum alteram inspirationem , alteram expirationem nomi-<text:line-break/>namus ;. habeatque etiam duas estas per accidens partes non<text:line-break/>.similes, quae quietus et cessationes appellantur; laefioner<text:line-break/>fiunt circa motus quidem in celeritatem et tarditatem, ma-<text:line-break/>gnitudinemque et parvitatem ; circa quietes vero lu rari-<text:line-break/>tatem et. densitatem. Et .praeter has non reperias simpli-<text:line-break/>cem aliam difficultatis suspirandi .differentiam; methodus<text:line-break/>enim divisionis ita demonstrat.</text:p>
      <text:h text:style-name="Heading_20_2" text:outline-level="2"><text:span text:style-name="Default_20_Paragraph_20_Font"><text:span text:style-name="T2">p</text:span></text:span> .Cap. IV.-. </text:h>
      <text:p text:style-name="P15">Reliquum. autem suerit causis eurum lu-<text:line-break/>ventis ,. deinceps ad compositas transire. . Quae igitur est</text:p>
      <text:p text:style-name="P2">causa celeris et tardae respirationis et uniuscujusque rest-<text:line-break/>quarum ? Mihi quidem etiam lue methodo ad eurum i<text:span text:style-name="Default_20_Paragraph_20_Font"><text:span text:style-name="T2">n-<text:line-break/></text:span></text:span>quifitionem utendum videtur, et non fimpliriter enuncian-<text:line-break/>dum. Quae est igitur methodus?. -Quum unumquodque<text:line-break/>ab iisdem pejus aut melius reddatur, per quae omnino fieri<text:line-break/>solet, si sciverimus a quibus causis respiratio fiat si sciemus<text:line-break/>nimirum et respirandi difficultatis causas. Quae igitur sunt<text:line-break/>respirationis causae? Habes quidem ipsas alibi cum de-<text:line-break/>monstratione conscriptas; nunc vero capitum tantum re-<text:line-break/>cordati suffecerit. Facultas quidem animalis movet thora-<text:line-break/>oenr; cum hoc simul pulmo movetur ; ad hujus vero motus,<text:line-break/>ubi dilatatus, sequitur inspiratio ; ubi contrahitur , expira-<text:line-break/>tio. Demonstratum etiam ibidem est, maximum quidem. et<text:line-break/>prinripalissimum respirationis usum esse insiti caloris con-<text:line-break/>scrvationem., jam vero et animalis subitus nutritionem.<text:line-break/>His. itaque sic habentibus, quum .et facultas et usus et unum-<text:line-break/>quodque. organum recte ac prospere habuerint, naturae lege<text:line-break/>animal respirat; quum vero quid ex eis vitiatum suerit, il-</text:p>
      <text:p text:style-name="P2">lius causa otium respirationem impediri necesse esu Itaque<text:line-break/>quemadmodum in libris de pulsibus duplicem fecimus doc-<text:line-break/>trinam,. aut secundum unumquemque ipsorum inquirentes<text:line-break/>causas , aut secundum unamquamq ipsarum alteratio<text:span text:style-name="Default_20_Paragraph_20_Font"><text:span text:style-name="T2">n</text:span></text:span>es :<text:line-break/>ita et lue in utramque partem exere: ri operiet, ut propo-<text:line-break/>sita causa statim sequentem respira. mis difficultatem dice-<text:line-break/>re possimus , et vicissim nominata respirationis difficultate<text:line-break/>facile ejus causam efficientem in memoriam <text:span text:style-name="Default_20_Paragraph_20_Font"><text:span text:style-name="T2">r</text:span></text:span>evocare. In-<text:line-break/>cipiendum itaque nobis etiam lue eodem modo a simplicibus<text:line-break/>respicationis difficultatibus , quemadmodum illic a pulsi-<text:line-break/>bus, et quaerendum quae causae celerem inspirationem sari-<text:line-break/>ant. Celerem enim pulsum demonstravimus urgente usu,<text:line-break/>integra facultate et obsequentibus organis fieri. Videor au-<text:line-break/>tem mihi .et hic easdem causas recte referre posse, si utique<text:line-break/>non male in libro de usu pulsuum demonstravimus , eandem<text:line-break/>utilitatem a respiratione quidem ei qui in corde est calori, a .<text:line-break/>pulsibus vero ei qui per totum animat dispersus estsicontin-<text:line-break/>gere- Lu illis autem iisdem libris de caulis pulsuum , fulsi-</text:p>
      <text:p text:style-name="P2">cie<text:span text:style-name="Default_20_Paragraph_20_Font"><text:span text:style-name="T2">n</text:span></text:span>tur. dictum est de Archige<text:span text:style-name="Default_20_Paragraph_20_Font"><text:span text:style-name="T2">n</text:span></text:span>is adversus Magnum dispu-<text:line-break/>tatione, quod non a facultatis robore cele<text:span text:style-name="Default_20_Paragraph_20_Font"><text:span text:style-name="T2">r</text:span></text:span> pulsus fiat, fed<text:line-break/>magis ab imbecillitate, nec oportet bis de iisdem dicere,<text:line-break/>quum unus et idem demonstrationis modus esset futurus..<text:line-break/>Et fi ita circa respirationis difficultatem, ut circa pulsus, ju-.<text:line-break/>mores medici curiofi fuisse<text:span text:style-name="Default_20_Paragraph_20_Font"><text:span text:style-name="T2">n</text:span></text:span>t, et non penitus ipfam negle-<text:line-break/>xissent, accommodatius utique hic celeris motus ratio i<text:span text:style-name="Default_20_Paragraph_20_Font"><text:span text:style-name="T2">n</text:span></text:span>vesti-<text:line-break/>gari posset, utp<text:span text:style-name="Default_20_Paragraph_20_Font"><text:span text:style-name="T2">o</text:span></text:span>te quum manifestior res ipsis fit et ob id prius<text:line-break/>doceri debeat. Verum . haud feto quomodo de ipsa quidem<text:line-break/>respiratione plurimum inquisierunt et neque usum cujus gratia<text:line-break/>fit, neque facultatem a qua efficitur, intactam reliquerunt, de<text:line-break/>organis etiam ipfis curiosa, quot, qualia et quomodo movean-<text:line-break/>tur, investigaveru<text:span text:style-name="Default_20_Paragraph_20_Font"><text:span text:style-name="T2">n</text:span></text:span>t, de respirationis vero difficultate sermo-<text:line-break/>nem tanquam non magis necessariunr, aut non magis varium,<text:line-break/>autnon multo difficiliorem inventu,- omnino segniter praeter- -<text:line-break/>ierunt, quidam ne minimum quidem penitus de ipsa dicen-<text:line-break/>tes, quidam vero paucis admodum rem attinge<text:span text:style-name="Default_20_Paragraph_20_Font"><text:span text:style-name="T2">n</text:span></text:span>tes. Quan-</text:p>
      <text:p text:style-name="P2">quam Hippocrates in libris de morbis epidemicis , tanquam<text:line-break/>oestrum quoddam, difficilium respirationum differentias fini-<text:line-break/>pscrat, a quo punctos et stimulatos ipsius aliquando a pro-<text:line-break/>fund<text:span text:style-name="Default_20_Paragraph_20_Font"><text:span text:style-name="T2">o</text:span></text:span> somn<text:span text:style-name="Default_20_Paragraph_20_Font"><text:span text:style-name="T2">o</text:span></text:span> excitari op<text:span text:style-name="Default_20_Paragraph_20_Font"><text:span text:style-name="T2">o</text:span></text:span>rtebat et quaerere, quis lu unaqua-<text:line-break/>que ipsarum sit affectus locus, et quis affectio<text:span text:style-name="Default_20_Paragraph_20_Font"><text:span text:style-name="T2">n</text:span></text:span>is modus, et<text:line-break/>quae causa, et an haec ab Hippocrate penitus praeter missa<text:line-break/>sint, an aliqua.quidem ab ipso relata , aliqua vero non , et<text:line-break/>in quibus id factum sit libris , aut quomodo ; num perfecte<text:line-break/>et. manifeste, an non integre et quasi fennnatorie. Nihil<text:line-break/>enim horum ullus unquam inquisivit, neque quisquam pro<text:line-break/>rei dignitate, et eorum, qui fe Hippocraticos appellant,<text:line-break/>ejusque librorum commentarios enarratorios conscribunt,<text:line-break/>tractationem de respirationis difficultate perfecte explicavit.<text:line-break/>Verum nos quae in singulis ipsius libris relata sunt, lu unum<text:line-break/>coacervenrus omnia , et demonstremus , etiam in hac parte<text:line-break/>longe reliquos. omnes ipsimi antecellere; n<text:span text:style-name="Default_20_Paragraph_20_Font"><text:span text:style-name="T2">o</text:span></text:span>n tamen jam<text:line-break/>hoc faciendum esu Non enim fotum Hippocratis fenten-<text:line-break/>tiam exp<text:span text:style-name="Default_20_Paragraph_20_Font"><text:span text:style-name="T2">o</text:span></text:span>nere propositum est; fed etiam proprias dogma-</text:p>
      <text:p text:style-name="P2">tum demonstrationes apponere, atque veritatis; quae lu eis<text:line-break/>est, certitudinem iis , qui in haec i<text:span text:style-name="Default_20_Paragraph_20_Font"><text:span text:style-name="T2">n</text:span></text:span>ciderint, exhibere: ad<text:line-break/>hoc autem multo melius est non praeoccupare tempus opi-<text:line-break/>nio<text:span text:style-name="Default_20_Paragraph_20_Font"><text:span text:style-name="T2">n</text:span></text:span>e <text:span text:style-name="Default_20_Paragraph_20_Font"><text:span text:style-name="T2">venerandi</text:span></text:span> simis. Et ideo lue primus liber ea quae<text:line-break/>vera sunt cum demonstratione docebit; qui delude sequitur<text:line-break/>fecundus ea, quae Hippocrates de respirationis difficultate<text:line-break/>statuit, exponet.</text:p>
      <text:h text:style-name="Heading_20_2" text:outline-level="2">Cap. U </text:h>
      <text:p text:style-name="P15">Rursum igitur ad id redeamus , unde di-<text:line-break/>gressa est oratio, <text:span text:style-name="Default_20_Paragraph_20_Font"><text:span text:style-name="T2">nimirum</text:span></text:span>, quod quaestio de celeritate mo-<text:line-break/>tus in libris de pulsibus nobis in totum absoluta est , pro-<text:line-break/>pterea quod circa illam tractationem plurimi juniorum me-<text:line-break/>elicorum multum operae impenderint, circa eam vero, quam<text:line-break/>nunc in manibus habemus, omnes negligentes fuerint, quan-<text:line-break/>quam manifestior longe sit, et non minus quam illa utilis<text:line-break/>existat. Verum et hujus rei causam ipse <text:span text:style-name="Default_20_Paragraph_20_Font"><text:span text:style-name="T2">seruisse</text:span></text:span> reseram<text:line-break/>in sermonis progressu; nunc vero quod consequens est, ab-<text:line-break/>folvamus; quod videlicet omnibus celer motus et ob ur-<text:line-break/>gentem usum fiat et amplius. facultatem ei subservire valen-<text:line-break/>tern, hoc. est robustam; et nullo organorum reluctante;</text:p>
      <text:p text:style-name="P1">quorum demonstrationes in libris de pultibus a nobis relatas<text:line-break/>dicebamus. Dictum est etiam lu illis , possibile esse quan-<text:line-break/>doque, usu multum urgenle, etiamsi facultas paulo sit desii-<text:line-break/>lior, motum fieri celerem; si vero amplius debilitetur, non<text:line-break/>amplius posse fieri celeriter, sied tunc densam magis pro ce-<text:line-break/>leri fieri actionem. Omnis enim densitatis actionum unam<text:line-break/>existere cau<text:span text:style-name="Default_20_Paragraph_20_Font"><text:span text:style-name="T2">t</text:span></text:span>am, prioris actionis defectum; coguntur enim<text:line-break/>illa urgenle, non amplius quiescere diutius. Omnia autem<text:line-break/>haec lu illis <text:span text:style-name="Default_20_Paragraph_20_Font"><text:span text:style-name="T2">libris de pulsibu</text:span></text:span>s stant demonstrata. Comnru-<text:line-break/>nis autem est eorum ratio et respirationi; primum quidem<text:line-break/>quod de omni motu in universum dicta sunt, deinde vero<text:line-break/>non multum abest, quin omnis respiratio pulsuum propcrtio-<text:line-break/>ni respondeat. Composita enim est ex contrariis motibusper<text:line-break/>quietes distinctis, atque ejusdem u<text:span text:style-name="Default_20_Paragraph_20_Font"><text:span text:style-name="T2">t</text:span></text:span>us gratia fit; et ex .par-<text:line-break/>tibus ejus inspiratio quidem consimilis existens pulsuum di-<text:line-break/>estolae .insitum calorem refrigerat; expiratio vero velut.<text:line-break/>fystole pulsuum, sumosirm adusiionis <text:span text:style-name="Default_20_Paragraph_20_Font"><text:span text:style-name="T2">excre</text:span></text:span>m<text:span text:style-name="Default_20_Paragraph_20_Font"><text:span text:style-name="T2">entum</text:span></text:span> excernit.</text:p>
      <text:p text:style-name="P2">Quin et ad nutritionem animalis spiritus ambas actiones<text:line-break/>conser<text:span text:style-name="Default_20_Paragraph_20_Font"><text:span text:style-name="T2">t</text:span></text:span>e, et in quietibus eam quae post dilatationem fit,<text:line-break/>breviorem esse , quae vero contractionem sequitur , longio-<text:line-break/>rem, ambobus communia existunt. Itaque quomodo cele-<text:line-break/>ritus motibus spirabilibus accedat, suctum esu</text:p>
      <text:h text:style-name="Heading_20_2" text:outline-level="2">Cap. VI. </text:h>
      <text:p text:style-name="P15">De magnitudine autem deinceps agam.<text:line-break/>Oportet igitur et m hac usum ad opus provocare , eiqire fa-<text:line-break/>cultatem. robustam subservice, et promptitudinem adesse ipfis<text:line-break/>instrumentis. Eundem enim causarum concursum magni—<text:line-break/>tudo respi<text:span text:style-name="Default_20_Paragraph_20_Font"><text:span text:style-name="T2">r</text:span></text:span>ationis requirit, quem et celeritas.. At contra-<text:line-break/>ria eorum tarditas et parvitas non omnino opus habenti<text:line-break/>contrariis omnibus simul, sed unum ex ipfis adesse penitus<text:line-break/>oportet, plura non est necesse. Si etenim usus valde ex<text:span text:style-name="Default_20_Paragraph_20_Font"><text:span text:style-name="T2">t</text:span></text:span>o-<text:line-break/>lutus sit, solvitur simulet celeritas motus et magnitudo dlla—<text:line-break/>talionis , etiamsi robore maxime valeat facultas ipsa ; otio— .<text:line-break/>sam enim habebit hanc , quousque animal ejus actione non<text:line-break/>. indigebit; si magnus quidem fit usus, exsolvatur autem ali- -<text:line-break/>quomodo facultatis robur; sique adsint quidem haec, laefio</text:p>
      <text:p text:style-name="P2">autem aliqua acciderit instrumentis, qualem in libris de pul-<text:line-break/>silius indicavimus; quodcunque tandem exuis fuerit, im-<text:line-break/>pedietur et celeritas et magnitudo respirationis.</text:p>
      <text:h text:style-name="Heading_20_2" text:outline-level="2">Cap. Ull. </text:h>
      <text:p text:style-name="P15">Atque in sus sane pulsus respicationibus<text:line-break/>omnino similes existunt. Quare etiamsi causas primum ex-<text:line-break/>ponamus, et alterationes respirationis consequentes per-<text:line-break/>sicrutemur, ipsas consimiles reperiemus. Velut si - calore<text:line-break/>auctu, reliquis respirationis causis immotis manentibus,<text:line-break/>qualis sit respirationis difficilis species, quaeramus; re-<text:line-break/>perdemus enim, ut etiam in primo de causis pulsuum est de-<text:line-break/>monstratum, quod parum quidem eo aucto, major mani-<text:line-break/>feste, non tamen celerior; plurimum vero aucto, et maxima<text:line-break/>et celerior et jam etiam densa inspiratio reddetur. Eodem<text:line-break/>modo etiam fi calor fecundum naturam fit imminutus, aliis<text:line-break/>causis immotis manentibus , quod parvam ita et tardam ac.<text:line-break/>raram necesse est fieri auspicationem, fed paulo tamen, quam<text:line-break/>fecundum naturam, rumorem, multo vero tardiorem, plo--<text:line-break/>rimo autem rariorem. Robusta enim existente facultate,</text:p>
      <text:p text:style-name="P1">non est possibile multo minorem fieri dilatationem. Sed si<text:line-break/>ulus multum fit exolutus, plurimam quietem fieri verisimile<text:line-break/>esu non tamen propterea omnino tarde moveri, fi facultas<text:line-break/>modo fit robusta Quae porro ex aucto calore, eaedem ex<text:line-break/>animali spiritu ad nutritionem urgente, species erunt respi-<text:line-break/>rationis difficultatum, earum videlicet quae circa inspiratio-<text:line-break/>nem consistunt. Quemadmodum sane immoderatio fuligi-<text:line-break/>nosae horum exustionis , easdem respirandi difficultates cir-<text:line-break/>ca expirationem operabitur, quae circa inspirationem sunt<text:line-break/>relatae. Celeres enim erunt et magnae et densae, ubi mus-<text:line-break/>tum ejusmodi excrementum suerit collectum ; tardae autem<text:line-break/>et parvae et rarae in contrariis affectionibus. Numquid<text:line-break/>igitur ite quidem esse ratio ipia polea, repugnat autem<text:line-break/>quippiam eorum, quae evidenter apparent? Ego quidem<text:line-break/>omnia haec consentientia tum in aetatibus tum in regionibus<text:line-break/>tum prorsus lu universis ambientis nos aeris constitutioni-<text:line-break/>bus reperio. Fidem autem maxime sariunt tum quae in<text:line-break/>omnibus exercitationibus tum quae in morbis contingunt.</text:p>
      <text:p text:style-name="P1">Ubi enim calor abundat , et .celeres et magnas et densas vi-<text:line-break/>flere est fieri inspirationes ; . ubi rursus <text:span text:style-name="Default_20_Paragraph_20_Font"><text:span text:style-name="T2">t</text:span></text:span>rig<text:span text:style-name="Default_20_Paragraph_20_Font"><text:span text:style-name="T2">a</text:span></text:span>s , contrarias,<text:line-break/>i et tardus et parvas et raras. At vero quibus animalis fpiri-<text:line-break/>tus evacuatur , et ob id cita renutritione opus habet, lu n<text:span text:style-name="Default_20_Paragraph_20_Font"><text:span text:style-name="T2">o</text:span></text:span>n<text:line-break/>fotum valde, fed et cit<text:span text:style-name="Default_20_Paragraph_20_Font"><text:span text:style-name="T2">o</text:span></text:span> et den<text:span text:style-name="Default_20_Paragraph_20_Font"><text:span text:style-name="T2">t</text:span></text:span>e inspirant; quibus ver<text:span text:style-name="Default_20_Paragraph_20_Font"><text:span text:style-name="T2">o ni-.<text:line-break/></text:span></text:span>nil evacuatur , hi contrariam illis habent inspirationis speci-<text:line-break/>em; si veno ambo concurrant, et caloris incrementum et<text:line-break/>spiritus consumptio , lu omnium maximam et celerrimam et<text:line-break/>densissimam inspirati<text:span text:style-name="Default_20_Paragraph_20_Font"><text:span text:style-name="T2">o</text:span></text:span>nem habent; et maxime si ambo vehe-<text:line-break/>silenter fuerint aucta; ut etiam ubi ambo vehementer suerint<text:line-break/>imminuta, minimae et tardissimae et rarissimae fiunt inspira-<text:line-break/>lienes. At vero et expirationum species , si multa quidem<text:line-break/>fumosa excrementa siut collecta, et maxima et celerrima et<text:line-break/>densissima erit; si ver<text:span text:style-name="Default_20_Paragraph_20_Font"><text:span text:style-name="T2">o</text:span></text:span> paucissima penitus suerint excremen-<text:line-break/>ta, minima et tardissima et rarissima. Ex aetatibus porro<text:line-break/>omnes quae i<text:span text:style-name="Default_20_Paragraph_20_Font"><text:span text:style-name="T2">n</text:span></text:span> augmento sunt, magnam et celerem et den-<text:line-break/>sum inspirationem- facere ridemus; quae vero decrescunt,</text:p>
      <text:p text:style-name="P2">contra , raram et parvam et tardant. P<text:span text:style-name="Default_20_Paragraph_20_Font"><text:span text:style-name="T2">r</text:span></text:span>opterea quod illis<text:line-break/>calor amplior, his paucior .existit; et illis quidem.auimalis<text:line-break/>spiritus substantiam cum corpore .simul augeri necesse ;. est,<text:line-break/>his vero contabescere. Ob utrasque igitur causas inspira-<text:line-break/>tionis speciebus-juvenes a senibus multum differunt, al pro-<text:line-break/>pter alias duas causas in expirationibus. Quoniam enim<text:line-break/>in aetatibus crescentibus tum ob. insiti caloris robur tum<text:line-break/>ob ipsimi incrementum plurima copia humorum consumi-<text:line-break/>tur ; in decrescentibus vero, quantum ad ipsam ritam susum<text:line-break/>necesse est, ut quae neque augescunt amplius, et .jam per-<text:line-break/>frigerantur; ratione sa<text:span text:style-name="Default_20_Paragraph_20_Font"><text:span text:style-name="T2">n</text:span></text:span>e illis velox et magna et densa; Ius<text:line-break/>vice versa per omnia contraria expiratio apparet. . Hunc<text:line-break/>vero eandem speciem etiam pulsus fecundum aetatum disse-<text:line-break/>rentias habere reperiuntur, quemadmodum et hoc in tertio de<text:line-break/>causis ipsorum offendimus. Quemadmodum vero lu aetatibus;<text:line-break/>ita et in anni tempestatibus et regionibus et omnibus ambiens<text:line-break/>lis nos aeris constitutionibus tum pulsus cum respirationi-<text:line-break/>bus tum respirationes cum pulsibus proportionem habent;</text:p>
      <text:p text:style-name="P3">in calidis quidem ad magnitudinem et celeritatem et deusita-<text:line-break/>tem vergentes , in frigidis vero ad contraria.. Et relatum<text:line-break/>de his omnibus est etiam illic, quemadmodum et de exerci-<text:line-break/>tiis ; in currendo namque et luctando. et quomodocunque<text:line-break/>alias viriliter exercendo, valde et velociter et dense respi-<text:line-break/>ramus; quiescentes vero,- parum et tarde et rare; quod in<text:line-break/>concitatis motibus calor quidem augeatur, consumatur au-<text:line-break/>tem spiritus animalis ; ubi vero quiescimus et <text:span text:style-name="Default_20_Paragraph_20_Font"><text:span text:style-name="T5">imm</text:span></text:span>oti ma<text:span text:style-name="Default_20_Paragraph_20_Font"><text:span text:style-name="T2">n</text:span></text:span>e-<text:line-break/>mus,: calor marcescit, spiritus autem. aut nullo modo aut<text:line-break/>omnino modice consumitur.. . At vero et ex lavacris calida<text:line-break/>quidem celerem et magnam et densam faciunt respirationem ;<text:line-break/>frigida vero contrariam. In somnis porro etiam valde ani-<text:line-break/>urum ad hoc quod c<text:span text:style-name="Default_20_Paragraph_20_Font"><text:span text:style-name="T2">o</text:span></text:span>ntingit, advertere op<text:span text:style-name="Default_20_Paragraph_20_Font"><text:span text:style-name="T2">o</text:span></text:span>rtet. Nam et<text:line-break/>magnitudine et celeritate motus expiratio inspirationem ex-<text:line-break/>cedit, quando ciborum et humorum omnium confectiones et<text:line-break/>concoctiones maxime fiunt; plurimum igitur verisimile est<text:line-break/>lu ipsis coacervari famosum recrementum.</text:p>
      <text:h text:style-name="P14" text:outline-level="2">Cap. URI. </text:h>
      <text:p text:style-name="P15">Atque in morbis etiam, nam et de his.<text:line-break/>jam dicendum , in fabrilibus quidem omnibus, et maxime<text:line-break/>ubi circa aliquod respirationis organum , aut circa eor aliqua<text:line-break/>eaque multa caloris coplae est coacervata, omnis respi<text:span text:style-name="Default_20_Paragraph_20_Font"><text:span text:style-name="T2">r</text:span></text:span>atio<text:line-break/>magna et velox et densa fieri apparet. In quibus vero per-<text:line-break/>frigeratus est calor, contraria; adeo ut et quibusdam jam<text:line-break/>penitus periisse putata sit ; atque haec est illa , quam Hera- ,<text:line-break/>elides Ponticus <text:span text:style-name="Default_20_Paragraph_20_Font"><text:span text:style-name="T7">ἄπνο</text:span></text:span><text:span text:style-name="Default_20_Paragraph_20_Font"><text:span text:style-name="T8">ν</text:span></text:span><text:span text:style-name="Default_20_Paragraph_20_Font"><text:span text:style-name="T7">νη</text:span></text:span><text:span text:style-name="Default_20_Paragraph_20_Font"><text:span text:style-name="T12"> </text:span></text:span>e.<text:span text:style-name="Default_20_Paragraph_20_Font"><text:span text:style-name="T2">spirituprivatam</text:span></text:span> fcripfit. Quem-<text:line-break/>admodum enim in aliis omnibus, sic etiam hic proportionem<text:line-break/>respiratio et pulsus Tabere ridentur. Neutrum namque<text:line-break/>ipsorum in totum perire potest, donec superfuerit animal; ,<text:line-break/>attamen periisse putari propter parvitatem , nihil mirum esu<text:line-break/>Neque enim his salum , fed et aliis omnibus extreme parvis<text:line-break/>commune est, quod <text:span text:style-name="Default_20_Paragraph_20_Font"><text:span text:style-name="T2">t</text:span></text:span>ensum effugiant.</text:p>
      <text:h text:style-name="Heading_20_2" text:outline-level="2">Ca p. IX. </text:h>
      <text:p text:style-name="P15">At postquam de iis quae respirationibus<text:line-break/>et pulsibus aequaliter adsunt, sufficienter dictum est, quae-<text:line-break/>remus jam et quantum lu ipfis sit, quod non similiter habeat;<text:line-break/>proprietatem . enim, i quae esu a facultatum diversitate irr sin- -</text:p>
      <text:p text:style-name="P2">gulis actionibus., verisimile est etiam multipliciter disserentes<text:line-break/>ipfarum fpecies facere. Hanc igitur considerare oportet<text:line-break/>ac quaerere et invenire mesto do. Videor autem mihi ri-.<text:line-break/>dere statim ab ipsis rerum substantia- maximam quandam dss-<text:line-break/>ferentiam. omnium animalium functionum a vitalibus esse.<text:line-break/>su illis enim voluntas potestatem habet generationis; et potu<text:line-break/>est aliquando , etiam si usus provocet et facultas fit integra<text:line-break/>et singula respirationis instrumenta ad actionem accommoda,<text:line-break/>tamen prohibere et impedire ipfa a motu. Ubi vero ita po- .<text:line-break/>tentor cohibere potest, .certe longe facillimum ei fuerit, tarde<text:line-break/>aut cito movere, et amplius aut minus attollere, et per lon-<text:line-break/>gius aut brevius tempus, In vitalibus vero fr<text:span text:style-name="Default_20_Paragraph_20_Font"><text:span text:style-name="T2">a</text:span></text:span>ctionibus non<text:line-break/>ita fe res habet, sed quum u<text:span text:style-name="Default_20_Paragraph_20_Font"><text:span text:style-name="T2">t</text:span></text:span>us provocat et facultas robusta<text:line-break/>est et organa apta existunt ad motus, neque tardam neque par-<text:line-break/>vammossibile est fieri actionem. Itaque in pulsibus circa in-<text:line-break/>flammatus partes evidentissime apparet, ob motum arteria-<text:line-break/>rum in ipsis dolorem accedere vehementem , propterea quod<text:line-break/>non in n<text:span text:style-name="Default_20_Paragraph_20_Font"><text:span text:style-name="T2">o</text:span></text:span>bis sit motum facere magnitudine minorem aut ce-</text:p>
      <text:p text:style-name="P2">feritate tardiorem. Atqui fi in nostra potestate esset mine-<text:line-break/>rem aut tardiorem ipsum reddere , nihil magis ex re facere<text:line-break/>possemus, mitigaturi utique ex hoc dolorem. <text:span text:style-name="Default_20_Paragraph_20_Font"><text:span text:style-name="T2">omne nam-<text:line-break/>que insiammatum integram quietem desiderat;</text:span></text:span> si enim mo-<text:line-break/>veantur et invicem atterantur ip<text:span text:style-name="Default_20_Paragraph_20_Font"><text:span text:style-name="T2">s</text:span></text:span>orum partes, premuntur,<text:line-break/>fluxione lufestantm et universim dolore vexantur. Quod<text:line-break/>si quandoque ob urgentem alum ad motum coguntur , mino-<text:line-break/>rem plane et tardiorem motum facilius ferunt, quam majo-<text:line-break/>rem et velociorem. lta et crus , ubi pars aliqua in ipfo fu-<text:line-break/>erit inflammata,. maxime quidem quietem expetit; si vero<text:line-break/>urgente aliquo illu ipsum movere cogamur. minus et tardius<text:line-break/>ambulamus. Verum hoc impossibile est in arteriis facere:<text:line-break/>non enim in nostra potestate est ipsarum motus , ut vel eum<text:line-break/>qui fit, sedare, vel velociorem tardiorem, vel majorem mi-<text:line-break/>norem facere possimus; fed necesse est eunt, qui adest, boni<text:line-break/>consulere, sive celer sive magnus sive utcunque sit violen-<text:line-break/>tus. Ideo ubi lu iusiammatis partibus arteriae moventur,.<text:line-break/>dolore affligimur quidem , sed neque obtusiorem neque mi-</text:p>
      <text:p text:style-name="P2">n<text:span text:style-name="Default_20_Paragraph_20_Font"><text:span text:style-name="T2">o</text:span></text:span>rem neque tardiorem m<text:span text:style-name="Default_20_Paragraph_20_Font"><text:span text:style-name="T2">o</text:span></text:span>tum facere possumus , quum ta-<text:line-break/>men per actiones voluntarias, aut in totum quietem cruri<text:line-break/>dare, aut valde parvum et tardum motum illi permittere<text:line-break/>queamus. Caeterum quando parvum et magnum motum<text:line-break/>dicimus; quod non proprie , sed a spaciis per quae fertur id,<text:line-break/>quod movetur, appellamus, omnibus manifestum. Atqui<text:line-break/>quum thorax una quaedam animalis pars organum fit refpi-<text:line-break/>rationis, ut arteria pulsuum et crus ambulationis; si sane<text:line-break/>respiratio inter functiones vitales sit, consimilem habebit ar-<text:line-break/>teriis -motus proportionem ; si vero inter animales , ad cru-<text:line-break/>rum similitudinem movebitur. Atqui lutersanimales cenfe-<text:line-break/>tur, quemadmodum alibi demonstratum est : manifestum rgi-<text:line-break/>tur, quod ad- crurum similitudinem movebitur. Si igitur<text:line-break/>thorax inflammatus fit et moveri cogatur, et tardius. et<text:line-break/>mullo minus quam oporteat dilatabitur : verum fi hoc fece-<text:line-break/>rit<text:span text:style-name="Default_20_Paragraph_20_Font"><text:span text:style-name="T2">r</text:span></text:span> non satis respirabit. i Si vero fecundo etiamnum ac<text:line-break/>tertio id ipfmn effecerit, quod deest fiugulis. respirationibus<text:line-break/>in unam fmnmam eamque no latu dignam collectum; animal</text:p>
      <text:p text:style-name="P2">prope suffocationem adducet. Ut igitur id ne fiat, deusiores<text:line-break/>actiones facit, non amplius tantum quiescens , quantum fo-<text:line-break/>labat, quum fecundum naturam habebat , finale quid faciens<text:line-break/>iis, qui quod sufficientem ribum semel ingerere non possint,<text:line-break/>assidue modice aluntur. At in hoc necessarium est totam<text:line-break/>respirationem fieri parvam et tardam et densam, et quam<text:line-break/>par fit multo minorem, quam tardi<text:span text:style-name="Default_20_Paragraph_20_Font"><text:span text:style-name="T2">o</text:span></text:span>rem. Etenim dolor<text:line-break/>non ita graviter vexat th<text:span text:style-name="Default_20_Paragraph_20_Font"><text:span text:style-name="T2">o</text:span></text:span>racem ob motus celeritatem, ut ob<text:line-break/>dilatationis magnitudinem Celeritas enim quamvis circa<text:line-break/>ipsum actionem dolorem excitet, tamen quia brevi tempore<text:line-break/>omnem motum esurit, minus thoracem laedit; brevi fiqui-<text:line-break/>dem tempore e<text:span text:style-name="Default_20_Paragraph_20_Font"><text:span text:style-name="T2">o</text:span></text:span> quo pr<text:span text:style-name="Default_20_Paragraph_20_Font"><text:span text:style-name="T2">o</text:span></text:span>perat pervenit; properat autem<text:line-break/>ad quietem, eamqne quam celerrime assequi cupit, tanquam<text:line-break/>quae sola d<text:span text:style-name="Default_20_Paragraph_20_Font"><text:span text:style-name="T2">o</text:span></text:span>l<text:span text:style-name="Default_20_Paragraph_20_Font"><text:span text:style-name="T2">o</text:span></text:span>rem ex inflammati<text:span text:style-name="Default_20_Paragraph_20_Font"><text:span text:style-name="T2">o</text:span></text:span>ne ipfi lenire possit. At<text:line-break/>vero dilatationis magnitudo penitus molesta est, tum propter<text:line-break/>violentiam motus, tum quod comprimat et distendat inflam-<text:line-break/>mata, et dolore <text:span text:style-name="Default_20_Paragraph_20_Font"><text:span text:style-name="T2">o</text:span></text:span>mnim<text:span text:style-name="Default_20_Paragraph_20_Font"><text:span text:style-name="T2">o</text:span></text:span>do th<text:span text:style-name="Default_20_Paragraph_20_Font"><text:span text:style-name="T2">o</text:span></text:span>racem afficiat. ob id igitur .<text:line-break/>plus de magnitudine quam de celeritate a<text:span text:style-name="Default_20_Paragraph_20_Font"><text:span text:style-name="T5">dimi</text:span></text:span>t. Et sane</text:p>
      <text:p text:style-name="P2">quum lue siclus assectus est, dolor quidam thoracis partium,<text:line-break/>non vero urget usus , manente videlicet calore cornis intra<text:line-break/>naturales terminos, tunc motus thoracis manifeste tardior<text:line-break/>redditur. Si vero ardor quidam in ipso corde oboriatur,<text:line-break/>celeritas quidem non exolvitur ob eas quas antea diximus<text:line-break/>causas , aufertur autem etiam lue multum de magnitudine,<text:line-break/>verum pro ipsis deusitas generatur ob urgentem usum.</text:p>
      <text:h text:style-name="Heading_20_2" text:outline-level="2">Cap. X. </text:h>
      <text:p text:style-name="P15">Quare etiam ex jam dictis perspicuum est,<text:line-break/>dolorem ipsimi per fe circa aliquod Respirationis organum<text:line-break/>consistentem parvum et tardum et densum spiritum efficere;<text:line-break/>cum ardore vero parvum quidem adhuc similiter , fed den-<text:line-break/>siorem eo, qui ob folium fit dolorem, et jam etiam aliquan-<text:line-break/>to celeriorem; quae vero ob stilum ardorem contingit <text:span text:style-name="Default_20_Paragraph_20_Font"><text:span text:style-name="T2">r</text:span></text:span>e<text:span text:style-name="Default_20_Paragraph_20_Font"><text:span text:style-name="T2">t</text:span></text:span>pi-<text:line-break/>randi difficultas , eam antea ostensum est magnum et celerem<text:line-break/>et densum spiritum efficere ; ut perspicua sit et facile discer-<text:line-break/><text:span text:style-name="T16">ni</text:span> possit et utraque simplex et quae ex ambabus composita<text:line-break/>esu Quae enim ob stolam fit caloris copiam , quamvis dest-</text:p>
      <text:p text:style-name="P2">sum reddat spiritum, similiter ut ea quae ob solum fit dolo-<text:line-break/>rem, tamen magnitudine et celeritate palam distinguitur;<text:line-break/>Quae vero ex ambabus causis concurrentibus generatur, ah<text:line-break/>ea quae ob ardorem fit, sola parvitate differt; ab<text:line-break/>ea vero quae ob dolorem, magnitudine et celeritate. At<text:line-break/>vero respirationis difficultas ob perfrigerationem naturalis<text:line-break/>caloris evidentibus notis ab omnibus sus distinguitur;. par..<text:line-break/>vum enim haec, ut demonstratum est, et tardum et r a<text:span text:style-name="Default_20_Paragraph_20_Font"><text:span text:style-name="T5">mor<text:line-break/></text:span></text:span>spiritum efficit; nulli vero aliarum simul accidit tarditas et<text:line-break/>raritas. At quanturniin defectibus et excessibus caloris ipsa<text:line-break/>respirationis species ab eo .qui fecundum naturam est rhythmo<text:line-break/>decedit, in sus eodem modo se ac pulsus habet ; quae vero in<text:line-break/>dolorosis organorum affectibus contingunt, non amplius eodem<text:line-break/>modolo habent; vernm quatenus evadent, manifeste, opinor,<text:line-break/>demonstratum esu Reliquae tamen organorum affectiones,<text:line-break/>quae citra dolorem per obstructiones, aut durities, aut com-<text:line-break/>pressiones , aut omnino coarctationes .quasdam fiunt, consi-<text:line-break/>miles alterationes in utrisque actionibus, animalibus et vita-<text:line-break/>lrhus , efficiunt. Parvus enim in ipsis et celer et densus fit</text:p>
      <text:p text:style-name="P2">spiritus; parvus quidem quod ab angustiam suscipientium<text:line-break/>organorum paucior, quam oporteat, attrahatur ; densus vero,<text:line-break/>quod usus non expleatur; et ob eandem caulam letiam celer.<text:line-break/>Ostensum est autem in commentariis de pulsibus,quod quan—<text:line-break/>do magnitudo diestoles sufficienter explet usum, <text:span text:style-name="Default_20_Paragraph_20_Font"><text:span text:style-name="T5">nih</text:span></text:span>il indiget<text:line-break/>celeritate ; quando vero deficit aliquantulum , tunc jam<text:line-break/>etiam ad celeritatem se convertit, si robusta fit facultas; si<text:line-break/>vero neque haec sufficiens fuerit, tunc et ad densitatem.<text:line-break/>Ob has itaque causas parvus et celer et densus redditur spi-<text:line-break/>ritus pulsuum et respirationum in praedictis affectionibus p<text:line-break/>-sed lictum est in libris de pulsibus, quod etiam est inaequa-<text:line-break/>lis , quae vel praecipua ipsarum est nota, et causae ratio in<text:line-break/>illis enarrata est; et quod in ipsis partibus, in quibus ob-<text:line-break/>structio haeret et quae cum sus communicant, i<text:span text:style-name="Default_20_Paragraph_20_Font"><text:span text:style-name="T2">n</text:span></text:span>aequalitas<text:line-break/>maxume fiat manifesta, et parvitas pulsuum aut femper aut<text:line-break/>ut plurimum cohaereat; in aliis vero magnitudo. Si vero<text:line-break/>propinquus principio fuerit affectus , communis in hune mo- .</text:p>
      <text:p text:style-name="P2">dum fit omnibus arteriis. Atque haec quidem illic relatu<text:line-break/>sunt et monstrata</text:p>
      <text:h text:style-name="Heading_20_2" text:outline-level="2">Cap. .XI.</text:h>
      <text:p text:style-name="P15"><text:s/>Verum, quae spirabilibns organis pr<text:span text:style-name="Default_20_Paragraph_20_Font"><text:span text:style-name="T2">o</text:span></text:span>pria<text:line-break/>sunt, <text:span text:style-name="Default_20_Paragraph_20_Font"><text:span text:style-name="T2">n</text:span></text:span>unc .commemorabimus, ut nihil defit orationi. Quum<text:line-break/>igitur aut pr<text:span text:style-name="Default_20_Paragraph_20_Font"><text:span text:style-name="T2">o</text:span></text:span>pter tubercula cruda in ipfis consistentia, aut<text:line-break/>ob tenaces et crass<text:span text:style-name="Default_20_Paragraph_20_Font"><text:span text:style-name="T2">a</text:span></text:span>s hunrores , qui rias spiritus occuparint,<text:line-break/>aut ob scirrh<text:span text:style-name="Default_20_Paragraph_20_Font"><text:span text:style-name="T2">o</text:span></text:span>su.n aliquem tumorem in ipsis connutritum,<text:line-break/>aut ob qu<text:span text:style-name="Default_20_Paragraph_20_Font"><text:span text:style-name="T2">o</text:span></text:span>dcunque tandem ipsis vicinum corpus quocunque<text:line-break/>m<text:span text:style-name="Default_20_Paragraph_20_Font"><text:span text:style-name="T2">o</text:span></text:span>d<text:span text:style-name="Default_20_Paragraph_20_Font"><text:span text:style-name="T2">o</text:span></text:span> in tum<text:span text:style-name="Default_20_Paragraph_20_Font"><text:span text:style-name="T2">o</text:span></text:span>rem imm<text:span text:style-name="Default_20_Paragraph_20_Font"><text:span text:style-name="T2">o</text:span></text:span>derati<text:span text:style-name="Default_20_Paragraph_20_Font"><text:span text:style-name="T2">o</text:span></text:span>rem elevatum , paucior quam<text:line-break/>oporteat spiritus pr<text:span text:style-name="Default_20_Paragraph_20_Font"><text:span text:style-name="T2">o</text:span></text:span>pter l<text:span text:style-name="Default_20_Paragraph_20_Font"><text:span text:style-name="T2">o</text:span></text:span>corum angustiam suspiratur, ne-<text:line-break/>cessario accessit ipfi celeritas et denfitas <text:span text:style-name="Default_20_Paragraph_20_Font"><text:span text:style-name="T2">o</text:span></text:span>b p<text:span text:style-name="Default_20_Paragraph_20_Font"><text:span text:style-name="T2">r</text:span></text:span>aedictas causas.<text:line-break/>Species autem quaedam lu genere hujus respi<text:span text:style-name="Default_20_Paragraph_20_Font"><text:span text:style-name="T2">r</text:span></text:span>andi dissicul-<text:line-break/>latis plures c<text:span text:style-name="Default_20_Paragraph_20_Font"><text:span text:style-name="T2">o</text:span></text:span>nstituuntur, alias aliis partibus in respiratoriis<text:line-break/>organis c<text:span text:style-name="Default_20_Paragraph_20_Font"><text:span text:style-name="T2">o</text:span></text:span>arctatis. Tumores etenim praeter naturam circa<text:line-break/>ventrem et hepa<text:span text:style-name="Default_20_Paragraph_20_Font"><text:span text:style-name="T2">r</text:span></text:span>, splenem item et colon et his coniunctas<text:line-break/>partes, consistentes, ob septi .transversi coarctationem, par:-.<text:line-break/>vum .et velocem et densum faciunt. spiritum.; e<text:span text:style-name="Default_20_Paragraph_20_Font"><text:span text:style-name="T2">o</text:span></text:span>dem modo<text:line-break/>et. hydr<text:span text:style-name="Default_20_Paragraph_20_Font"><text:span text:style-name="T2">o</text:span></text:span>picis et uterum gestantibus et supra modum cibo ex-.</text:p>
      <text:p text:style-name="P2">pictis et prominentem ventrem habentibus, hujusmodi fit re.-<text:line-break/>spirationis species; in orthopnoeis autem. appellatis , lentis<text:line-break/>et orestis humoribus in asperis pulmonis arteriis collectis.<text:line-break/>Sic autem et si aliquid circa ipsum induretur, aut tubercu-<text:line-break/>lum nascatur premens et coarctans ipsum asperarum arteria-.<text:line-break/>tum genus (hae enim suscipiunt aerem, qui inspiratur) par--<text:line-break/>vus et densus et celer erit spiritus. Eodem autem modo et<text:line-break/>si in thorace tale constiterit tuberculum, propter quod sane<text:line-break/>faece tum in posteriorem tum in anteriorem partem luxa.-<text:line-break/>tm <text:span text:style-name="Default_20_Paragraph_20_Font"><text:span text:style-name="T2">t</text:span></text:span>pina, imo et in obliquum torquetur , parvus , densus et.<text:line-break/>cele<text:span text:style-name="Default_20_Paragraph_20_Font"><text:span text:style-name="T2">r</text:span></text:span> gene<text:span text:style-name="Default_20_Paragraph_20_Font"><text:span text:style-name="T2">r</text:span></text:span>abitur spiritus , occupante nimirum tumore prae-<text:line-break/>ter naturam pulmonis regionem , in quam dilatatus extende-<text:line-break/>batur. Saepe vero et ipsum totum thoracem angustiorem<text:line-break/>hujusmodi affectiones reddiderunt, si aut statim dum in ute-<text:line-break/>ro adhuc sunt foetus accidant, aut etiam postea obveniant.<text:line-break/>Nihil autem refert, quod attinet ad id quod coarctatus pus-<text:line-break/>mo non possit sufficientem aerem trahere, an thorax totus</text:p>
      <text:p text:style-name="P2">angusius reddatur quacunque tandem affectione, an inter-<text:line-break/>.rnedia regio amittatur ab aliquibus praeter naturam corpori-<text:line-break/>bus in ipfa co<text:span text:style-name="Default_20_Paragraph_20_Font"><text:span text:style-name="T2">n</text:span></text:span>sistentibus .occupata , an etiam ipsis pulmo in-<text:line-break/>duratus fit aut obturatus aut intumuerit, velut in pulmoui-<text:line-break/>cis et peripneumonicis appellatis affectibus contingit. Una<text:line-break/>haec enim in omnibus est conjuncta causa , ob quam parva<text:line-break/>inspiratio redditur , coarctatio asperarum arteriarum; pro-<text:line-break/>pterea vero quod parva ipsa est:, ob id etiam, ut saepe di-<text:line-break/>ctum est, densitas et celeritas accessit. Verum quum lu ip-.<text:line-break/><text:span text:style-name="Default_20_Paragraph_20_Font"><text:span text:style-name="T2">t</text:span></text:span>um pulmonem assectus incumbit, quamvis thorax <text:span text:style-name="Default_20_Paragraph_20_Font"><text:span text:style-name="T2">t</text:span></text:span>e pluri.-<text:line-break/>tuum distendere possit, tamen parum inspirant: ita etiam<text:line-break/>ubi intermediae ipsorum organorum regiones suerint occupa-<text:line-break/>tae. Quum vero totus thorax, aut foetibus aut aliter , par-<text:line-break/>vus et angustus redditur, manifestum est quod et dilatatio-<text:line-break/>nem ad siti ipsius proportionem parvam esuriens, pulmoni<text:line-break/>causa est velocis inspirationis. Sic vero etiam quum septum<text:line-break/>transversum ab aliquo comprimitur ad infernam thoraris ex-<text:line-break/>tremitatem , velut in affectionibus d<text:span text:style-name="Default_20_Paragraph_20_Font"><text:span text:style-name="T2">o</text:span></text:span>lorem non inserentibus</text:p>
      <text:p text:style-name="P2">contingit. Hujus namque rei maxime memorem esse opor-i<text:line-break/>tet, quod aliquando solius thoracis affectus, aliquando solius<text:line-break/>pulmonis, quandoque ve<text:span text:style-name="Default_20_Paragraph_20_Font"><text:span text:style-name="T2">r</text:span></text:span>o intermedio amborumregionis, ad<text:line-break/>parvitatem, et ob id etiam celeritatem ac densitatem resipis<text:line-break/>rationis mutationem facit, si sane facultas fuerit robusta;<text:line-break/>oram et hujus meminisse oportet saepe jam iam antea relati.<text:line-break/>Ne igitnm amplius pleuriticorum , aut abscessus aliquos aut<text:line-break/>.omnino dolorosus tumores habentium in thorace, mentionem<text:line-break/>faciamus in hoc <text:span text:style-name="Default_20_Paragraph_20_Font"><text:span text:style-name="T2">s</text:span></text:span>ermone (de affecti<text:span text:style-name="Default_20_Paragraph_20_Font"><text:span text:style-name="T2">o</text:span></text:span>nibus autem d<text:span text:style-name="Default_20_Paragraph_20_Font"><text:span text:style-name="T2">o</text:span></text:span>lorem<text:line-break/>non inferentibus, quae c<text:span text:style-name="Default_20_Paragraph_20_Font"><text:span text:style-name="T2">o</text:span></text:span>mprimend<text:span text:style-name="Default_20_Paragraph_20_Font"><text:span text:style-name="T2">o</text:span></text:span> pulm<text:span text:style-name="Default_20_Paragraph_20_Font"><text:span text:style-name="T2">o</text:span></text:span>nem et coarctan-<text:line-break/>do asperas in ipso arterias minorem faciunt inspirationem;<text:line-break/>omnis praedictus habebatur ferum ) fed illa quidem ad affe-<text:line-break/>ctionqs thoracis antea conscriptas referamus , in quibus dice-<text:line-break/>bamus thoracem, propterea quod minus distenderetur ob do-<text:line-break/>lorem, fpiritum facere parvum ; eorum vero , qui suppu<text:span text:style-name="Default_20_Paragraph_20_Font"><text:span text:style-name="T2">r</text:span></text:span>ati<text:line-break/>appellantur, affectionem, quamvis saepenume<text:span text:style-name="Default_20_Paragraph_20_Font"><text:span text:style-name="T2">r</text:span></text:span>o ejus generatio<text:line-break/>ex plemitide c<text:span text:style-name="Default_20_Paragraph_20_Font"><text:span text:style-name="T2">o</text:span></text:span>ntingat, his jam proxime <text:span text:style-name="Default_20_Paragraph_20_Font"><text:span text:style-name="T2">r</text:span></text:span>elatis annumero-</text:p>
      <text:p text:style-name="P2">mus, quae citra dolorem in pulmone coarctationem facientia,<text:line-break/>parvam reddunt respirationem. Pus e<text:span text:style-name="Default_20_Paragraph_20_Font"><text:span text:style-name="T2">n</text:span></text:span>im quod in ipfo per<text:line-break/>hujusmodi affectiones continetur, causa fit ejus, quae circa<text:line-break/>distentionem.fit, parvitatis. Itaque quod neque ipfe fecuni.<text:line-break/>dum naturam distendatur, minime aequalem sarit spiritus at-<text:line-break/>tractionem. Quomodo igitur hae spirabllium organorum<text:line-break/>affectiones citra dolorem consistentes , -id enim praesenti ad-<text:line-break/>huc deest sermoni, ab iis, quae cum dolore fiunt, distin-<text:line-break/>guentur, fi fiane et parvus et densus- ambobus similiter red-<text:line-break/>ditur spiritus? Au celeritate motus?-- In affectibus enim<text:line-break/>cum dorore modice quidem respirant etdense, nontamen .<text:line-break/>celeriter , quum utique citra febrem ejusmodi acciderit affe-<text:line-break/>ctus; quando vero cum febre, quamvis lu parvitate et cele-<text:line-break/>ritam similiter respirent, tamen denfitate distinguuntur:<text:line-break/>Nam non modice ipfis spiritus densatur; - quod non evenit<text:line-break/>illis , qui ob coarctationem organorum respirationis dissimile<text:line-break/>ter respirant; verum etiamsi denfior ipfis spiritus reddatur,<text:line-break/>moderate tamen hoc fit, et multo infra summamdensitatem.</text:p>
      <text:p text:style-name="P2">Quin et expiratio IebIicitantibus major simulque calidior est,<text:line-break/>quod non contingit iis, qui ob coarctationem parum et dense<text:line-break/>expirant. Quomodo autem cognoscere oporteat exacte tum<text:line-break/>parvitatem tum magnitudinem utriusque parsis totius re-<text:line-break/><text:span text:style-name="Default_20_Paragraph_20_Font"><text:span text:style-name="T2">s</text:span></text:span>pirationis, paulo post dicetur, ubi prius omnem de organis<text:line-break/>serm<text:span text:style-name="Default_20_Paragraph_20_Font"><text:span text:style-name="T2">o</text:span></text:span>nem abs<text:span text:style-name="Default_20_Paragraph_20_Font"><text:span text:style-name="T2">o</text:span></text:span>lverimus. Quod enim difficultates re<text:span text:style-name="Default_20_Paragraph_20_Font"><text:span text:style-name="T2">s</text:span></text:span>pi-<text:line-break/>randi citra organorum dolorem ab eis quae cum dolore si-<text:line-break/>unt differant, jam relatum esu</text:p>
      <text:h text:style-name="Heading_20_2" text:outline-level="2">Cap. XII. </text:h>
      <text:p text:style-name="P15">Utrum autem, ut simpliciter ostendimus<text:line-break/>coarctationem oportere ad pulmonem pervenire, ejusque<text:line-break/>asperas maxime arterias , ut animal difficultatem respiratio-<text:line-break/>nis incurrat, sic esiam dolorem in respiratoriis organis fieri<text:line-break/>oportere, et praesertim in thorace, dicendum est, (non mul-<text:line-break/>tum enim abest, ut pulmo <text:span text:style-name="Default_20_Paragraph_20_Font"><text:span text:style-name="T2">s</text:span></text:span>ensus sit expers) au aliquam aliam<text:line-break/>in ejusmodi respirandi difficultatibus inquirere nos oportet<text:line-break/>enuntiationem? Nam qui dicit ad <text:span text:style-name="Default_20_Paragraph_20_Font"><text:span text:style-name="T2">s</text:span></text:span>olos respi ratoriorum orga-<text:line-break/>norum dolores ejusmodi difficultatis respirandi speciem se-<text:line-break/>qui , eum non opinor videri poste omnem de his rem probe</text:p>
      <text:p text:style-name="P2">cognovisse, -aut meminisse superiorum ratiocinationum, in<text:line-break/>quibus non ob affectionem,- sed ob actionis facultatem; quae<text:line-break/>animalia existit,. parvus et densus spiritus fieri ostendebatur:<text:line-break/>At vero species difficultatis refpicandi, quae ad coarctatio-<text:line-break/>nem pulmonis consequitur, nihili opus habent facultate ad<text:line-break/>fuit generationem; quod de illo probe indicavimus , ubi tu-<text:line-break/>tius rei tractatiouenrperegimus. Verum de dolorosis asse-<text:line-break/>etio tubus non simpliciter id dicere convenit, quando sane in<text:line-break/>refpiratoriis partibus consistunt. Non enim propter ipsam<text:line-break/>partium. naturam privatim; sed quod animalis facultas ea-<text:line-break/>rum motum moderetur, respirationem ad parvitatem mutari -<text:line-break/>contingit, ut ne amplius <text:span text:style-name="Default_20_Paragraph_20_Font"><text:span text:style-name="T2">videlicet</text:span></text:span> animal dolore affligeretur,<text:line-break/>ipsa minus quam oportet thoracem distendente. Atque haec<text:line-break/>sane pro ridentia, ut ne vehementius animal dolore assiria-<text:line-break/>tur, etiam aliis omnibus inest partibus , quae ad respirabili-<text:line-break/>um organorum motum simul move<text:span text:style-name="Default_20_Paragraph_20_Font"><text:span text:style-name="T2">n</text:span></text:span>tur , stomacho , ventri-<text:line-break/>culo, hepati, fpleni, peritonaeo, colo et superioribus tenui-<text:line-break/>bus intestinis, et musculis hypochtmdriorum; hae namque</text:p>
      <text:p text:style-name="P2">ad thoracis motus, et maxime si fuerint majores, commo-<text:line-break/>ventura Perspicumn igitur est, quod amplius in magnis<text:line-break/>thoracis molibus dolore vexantur; minus vero in parvis; et<text:line-break/>ob id parvus et densus non solum in pleuriticis , <text:span text:style-name="Default_20_Paragraph_20_Font"><text:span text:style-name="T2">s</text:span></text:span>ed et qui-<text:line-break/>bus stomachum aut ventriculum dolor infestat, spiritus erit;<text:line-break/>nunus quidem,, quod etiam sensus eis minor sit, at consimi-<text:line-break/>liter sane difficulter respirabant qui hepar, aut splenem, aut<text:line-break/>aliam quandam ex praediolis partibus dolore vexatam ha-<text:line-break/>hen<text:span text:style-name="Default_20_Paragraph_20_Font"><text:span text:style-name="T2">t. </text:span></text:span>Tales enim omnes partes, aliae quidem appensae,<text:line-break/>aliae vero insitae re<text:span text:style-name="Default_20_Paragraph_20_Font"><text:span text:style-name="T2">s</text:span></text:span>piratorns instrumentis, ad horum ssio-<text:line-break/>tum commoventur; et ob id in respirantibus offenduntur.<text:line-break/>Atque ita non ut antea de respirabilibus partibus, fed de<text:line-break/>omnibus simpliciter, quae in respirali<text:span text:style-name="Default_20_Paragraph_20_Font"><text:span text:style-name="T2">o</text:span></text:span>nibus moventur, com-<text:line-break/>munis nobis sermo fiat ; atque audeamus in universum pt<text:span text:style-name="Default_20_Paragraph_20_Font"><text:span text:style-name="T2">o-<text:line-break/></text:span></text:span>nmt clare, parvum et densum spiritum signmn este doleus<text:line-break/>omnium animalis partium, quae per respirationes csississi^<text:line-break/>rentur. Num haec solum inter pulsus et respirationes disst-<text:line-break/>militudo est? an etiam secundum sp<text:span text:style-name="Default_20_Paragraph_20_Font"><text:span text:style-name="T2">s</text:span></text:span>am privatim facultati^</text:p>
      <text:p text:style-name="P1">causam, citra organorum complexum, aliquam differentiam<text:line-break/>invenire licet? naturales enim facultates omnes semper ne-<text:line-break/>cessariis sibi. operibus vacant, et nunquam torpent aut negli-<text:line-break/>gentes suxi.; quae vero sub voluntatis potestatem veniunt,<text:line-break/>haec saepe , quum ipsa circa alias actiones occupatur, negli-<text:line-break/>gentius persiriuntur, . Ambulantes igitur aliquando concita-:<text:line-break/>tuis ad opus ali<text:span text:style-name="Default_20_Paragraph_20_Font"><text:span text:style-name="T2">q</text:span></text:span>uod moliendum , deinde inter eundum co-<text:line-break/>gitantes quid, ac postea id ipsum considerantes et curiose<text:line-break/>de ipso meditantes , multum ab illa ambulandi concitatione<text:line-break/>remittimus, non tamen intelligimus id ipsum neque ooguo-<text:line-break/>scimus, quousque sane mentem issi curae adhibemus; equum<text:line-break/>vero quiescimus ab illa cura, atque cogitationem circa nul-<text:line-break/>lam rem amplius habemus quam circa solam ambulationem,<text:line-break/>tunc velut ex somno aliquo excitati cognoscimus circa iusti-<text:line-break/>tutam actionem nos fuisse negligentiores quam pro primo<text:line-break/>impetu oportebat, rursumque ad ipsam actionem nosmet ex-<text:line-break/>citamus; sic etiam insanientes mentem, ut arbitror., iuvi-<text:line-break/>lienibus, velut in quibusdam curis habentes, animales actio-</text:p>
      <text:p text:style-name="P2"><text:span text:style-name="Default_20_Paragraph_20_Font"><text:span text:style-name="T12">. </text:span></text:span>nes omittunt, <text:span text:style-name="Default_20_Paragraph_20_Font"><text:span text:style-name="T3">m</text:span></text:span>eque lotium excernunt, nisi quis eos nronu- .<text:line-break/>erit, neque ventris onus deponunt, neque potum neque ci-<text:line-break/>bum petunt,, neque quicquam aliud ejus generis,. si quid ve-<text:line-break/>ro forsanaliquando petierint, id. oblatum interea oblivioni.<text:line-break/>dederunt, ac ruc<text:span text:style-name="Default_20_Paragraph_20_Font"><text:span text:style-name="T2">t</text:span></text:span>um monitis opus habent. Itaque norimus<text:line-break/>plurimos,. qui petita matula, eaque ipsis data, non jam lo-<text:line-break/>tiumefsunder ent, fed matulam ociosc in manibus detinerent.<text:line-break/>Alios autem <text:span text:style-name="Default_20_Paragraph_20_Font"><text:span text:style-name="T2">novimu</text:span></text:span>s, qui exurgerent quidem tanquam ven-<text:line-break/>tris onus deposituri, postquam vero desedissent, penitus ob-<text:line-break/>liviscerentur, atque nihil efficerent, donec a praesentibus<text:line-break/>admonerentur. Quemadmodum autem interjeeto mullo<text:line-break/>tempore actiones faciunt hi omnes, sic etiam magn<text:span text:style-name="Default_20_Paragraph_20_Font"><text:span text:style-name="T2">e</text:span></text:span>s. Acer-<text:line-break/>vatim igitur plurimum mingunt, et una vice ultra menso-<text:line-break/>ratu bibunt , et-.singula alia eodem modo faciunt. Nec mi-<text:line-break/>rutu id esse opinor. .. Quod enim saepe decenti tempore sar<text:line-break/>cere oportebat, id ipsum acervatim urgente usu explere co-<text:line-break/>guntur , et praesertim ubi necessarium id est ad ritam. Et-<text:line-break/>enim aliquis minus quam oportet bibens non ad dies tan-</text:p>
      <text:p text:style-name="P1">tum, fed ad integros menses sufficere potest salivere minus<text:line-break/>quam oportet respiret, is- ne minimam quidem diei partem<text:line-break/>duraverit. Quare tametsi plus uno haustu mente capti bi-<text:line-break/>bunt, tamen quod multo tempore interjecto assumant, uni-<text:line-break/>versus ipsis potus multum a conrmoderato deficit: Verum<text:line-break/>si respirationis usus non expleatur , quod imminens simul-<text:line-break/>que molestum periculum habeat , excitat ad actionem, nec<text:line-break/>sinit torpe<text:span text:style-name="Default_20_Paragraph_20_Font"><text:span text:style-name="T2">r</text:span></text:span>e ne momentum quidem ; recuperat autem statim<text:line-break/>id totum, quo per quietis tempus suit privata ; atque ita non<text:line-break/>rarus solum, sed et magnus spiritus efficitur ; et tanto sane<text:line-break/>quam convenit rnajor, quanto et rarior. Quod ipsum in<text:line-break/>potu non contingit; multo enim rarius, paulo vero plus bi-<text:line-break/>bunt; unde Hippocratesipsos <text:span text:style-name="Default_20_Paragraph_20_Font"><text:span text:style-name="T2">paucibib</text:span></text:span>os appellavit. Atque<text:line-break/>haec quidem ratio demonstrat desipientium respirationem in<text:line-break/>raritatem et magnitudinem mutari. Testimonium autem<text:line-break/>non minus rei conspectio. praebet iis , qui in ipsis artis ope-<text:line-break/>ribus speculationem exquirere volunt. Quicunque vero in<text:line-break/>adolescentulorum gymnasiis in sublimibus soliis alti et un-</text:p>
      <text:p text:style-name="P1">diquaque conspicui sedentes, artis opera neglexerunt, quic-<text:line-break/>quid vero lu buccam venerit,, id effutiunt, his non magis<text:line-break/>credibilia fiunt ea quae evidenter apparentibus confirmantur,<text:line-break/>quam lis, qui neque. a principio, an appereat quicquam, eo-<text:line-break/>gnoscunt. Caeterum ex hoc genere sophistarum quispiam<text:line-break/>aliquando mecum contendit de eo quod rarus et magnus spi-<text:line-break/>ritus mente vacillantibus contingit. Supponebat enim re-<text:line-break/>spirationem unam quandam ex sumptionibus vitalibus esse ;<text:line-break/>verum cum hujusmodi hypothesi non c<text:span text:style-name="Default_20_Paragraph_20_Font"><text:span text:style-name="T2">o</text:span></text:span>nsentiebat quod pa-<text:line-break/>lam apparet; unde cum eo sibi contendendum esse norit.<text:line-break/>Principio namque dixit, ejusmodi respirati<text:span text:style-name="Default_20_Paragraph_20_Font"><text:span text:style-name="T2">o</text:span></text:span>nis speciem in<text:line-break/>deliriis non. apparere. Nam quae nunquam conati funt fo-<text:line-break/>phistae in ipsis aegrotis observare , de his , ac si sexcenties<text:line-break/>viderint, impudenter contendunt; neque verentur sis tua-<text:line-break/>gnam habere experientiam ja clare eorum, quae ne per simt-<text:line-break/>nium quidem viderunt. Atvero quicunque .observant appa-<text:line-break/>rentia et quae aegris accidunt, lu ita ut Hippocrates seri-<text:line-break/>luunt; viderunt enim, ut opinor, multos infirmos similes</text:p>
      <text:p text:style-name="P2">iis, quos ille descripsit, qui fatis magnum testimonium prae-<text:line-break/>diclo sermoni praebent. Atque apponerem sane jam eos,<text:line-break/>quos in epidenuorum libris conscripsit, nisi propositum esset<text:line-break/>mihi omnem sequentem sermonem fecundunr in eorum euar-<text:line-break/>rationem , velut etiam antea nixi, reservare ; hunc vero lo- .<text:line-break/>lum per fe cum propriis et sinceris demonstrationibus ab-<text:line-break/>sblvere. Itaque formo de mente motis hic finiatur.</text:p>
      <text:h text:style-name="Heading_20_2" text:outline-level="2">Cap. XIll. </text:h>
      <text:p text:style-name="P15">Quomodo vero quis magnam et parvam<text:line-break/>respirationem optime dignoscat (Icio enim et hoc me in pri-<text:line-break/>oribus distulisse) jam referatur. Proclive equidem erat<text:line-break/>o<text:span text:style-name="Default_20_Paragraph_20_Font"><text:span text:style-name="T2">pinari</text:span></text:span>, nihil differre sive magnitudine distentionis re<text:span text:style-name="Default_20_Paragraph_20_Font"><text:span text:style-name="T2">t</text:span></text:span>pira-<text:line-break/>toriorum organorum, sive substantiae, quae inspiratur, copia,<text:line-break/>magna inspiratio judicetur; quemadmodum <text:span text:style-name="Default_20_Paragraph_20_Font"><text:span text:style-name="T2">t</text:span></text:span>ane etiam aliqui<text:line-break/>dicunt, putantes quantitatem inspirationis semper fe habere<text:line-break/>oportere ad proportionem quantitatis dilatationis orgauo-<text:line-break/>rum; atqui hoc minime in universum venum est, fed distin-<text:line-break/>ctione quadam opus habet. Quum enim fecundum naturam<text:line-break/>su habent organa, quantitas spiritus semper ipsorum dilata-</text:p>
      <text:p text:style-name="P2">lienibus proportione respondet; non tamen quum praeter<text:line-break/>naturam fuerint disposita, vermn possibile aliquando pluri-<text:line-break/>tuum dlltendi thoracem et parum externi aeris inspirari;<text:line-break/>multae enim sunt affectiones, est modo praedictorum menti-<text:line-break/>ulmus, lu quibus pulmo coarctatus multum aerem suscipere<text:line-break/>non potest. Nequaquam igitur ad affectionum omnium re-<text:line-break/>fpi<text:span text:style-name="Default_20_Paragraph_20_Font"><text:span text:style-name="T2">r</text:span></text:span>andi organorum proportionem, sed folum asperarum<text:line-break/>arteriarum , inspirationes fiunt.At vero harum distentio-<text:line-break/>nem impossibile est per ullum sensum dignoscere. Ergo non<text:line-break/><text:span text:style-name="Default_20_Paragraph_20_Font"><text:span text:style-name="T1">est </text:span></text:span>adhibendus animus organis respiratoriis , quum iuspica-<text:line-break/>tionis quantitatem volumus dignoscere; sufficit enim ipsum<text:line-break/>folum aerem inspicere , quantus inspiretur et quantus rati<text:line-break/><text:span text:style-name="Default_20_Paragraph_20_Font"><text:span text:style-name="T2">t</text:span></text:span>um expiretur. Neque enim ex ventris mole de ciborum<text:line-break/>c<text:span text:style-name="Default_20_Paragraph_20_Font"><text:span text:style-name="T2">o</text:span></text:span>pia coniecturam <text:span text:style-name="Default_20_Paragraph_20_Font"><text:span text:style-name="T2">t</text:span></text:span>acturus, sied sufficit etiam lue stolam eo-<text:line-break/>ium, quae eduntur, ruspicere quantitatem. Quoniam vero<text:line-break/>in expirationibus aliquando quidem omnes musculi in to-<text:line-break/>tum otiosi sunt, permittentes thoraci collabenti propriam re-<text:line-break/>cuperare constitutionem, aliquando vero operantes amplius</text:p>
      <text:p text:style-name="P4">ipsum contrahunt , id quod nobis de sus saepe est <text:span text:style-name="Default_20_Paragraph_20_Font"><text:span text:style-name="T2">M</text:span></text:span>emon-<text:line-break/>stratum; contractiones sane thoracis citra horum concitatio-<text:line-break/>nem nunquam magnam expirationem facere possunt ; quae<text:line-break/>vero cum <text:span text:style-name="Default_20_Paragraph_20_Font"><text:span text:style-name="T2">muscul</text:span></text:span>o<text:span text:style-name="Default_20_Paragraph_20_Font"><text:span text:style-name="T2">rum c</text:span></text:span>o<text:span text:style-name="Default_20_Paragraph_20_Font"><text:span text:style-name="T2">ncitatione fiunt, </text:span></text:span>quae sane etiam<text:line-break/>essiationes existunt, ut et hoc est demonstratum, hae opifices<text:line-break/>sunt magnitudinis. Verum neque in his denudato homine<text:line-break/>inspicere jubeo musculorum tensionem, sed sufficit eam<text:line-break/>quae cum essiatu fit , speciem expirationis notam statuere<text:line-break/>maximam. Urgente itaque usu aeervatim expirare cogimur,<text:line-break/>ut etiam quum inspirationis urget usus, multum et confer--<text:line-break/>tum externum aerem attrahimus.<text:tab/>...</text:p>
      <text:h text:style-name="Heading_20_2" text:outline-level="2">Cap. XIU </text:h>
      <text:p text:style-name="P15">Quandoquidem autem deliis abunde dis-<text:line-break/>seruimus, repetitis capitibus eorum quae ab initio dicta sunt,<text:line-break/>ad reliqua progrediamur. Capita autem erant, ut opinor,<text:line-break/>haec, quod simplicibus respirandi difficultatibus inventis,<text:line-break/>connectere oporteat causas coniunctas respirationis , et de-<text:line-break/>monstrare singularum ipsarum efficientem causam ; et vice<text:line-break/>versa, quae respirandi difficultates ad singulas causas conte-<text:line-break/>ortantur ; in quo sane etiam compofitarunr respirandi difst</text:p>
      <text:p text:style-name="P2">unitatum mentionem facere coacti sumus. Verum qui tra-<text:line-break/>ctatio pulsuum cum respirationibus consentiat, et qui diffe-<text:line-break/>rat, etiam hoc non erat exiguum eorum, quae explicavi-<text:line-break/>nrus, caput.</text:p>
      <text:h text:style-name="Heading_20_2" text:outline-level="2">C ap. Xy. </text:h>
      <text:p text:style-name="P15">Quoniam vero haec omnia absoluta sunt, .<text:line-break/>compofitas deinceps spirandi difficultates contemplemur;<text:line-break/>hae namque desunt adhuc priori eorum, quos p<text:span text:style-name="Default_20_Paragraph_20_Font"><text:span text:style-name="T2">r</text:span></text:span>oposuimus,<text:line-break/>commentario., Inventis autem simplicibus, non amplius<text:line-break/>arduum est etiam has invenire , quae ex illis componuntur.<text:line-break/>Quum enim aliqua sit magna inspi<text:span text:style-name="Default_20_Paragraph_20_Font"><text:span text:style-name="T2">r</text:span></text:span>atio., similiter et velox et<text:line-break/>contrariae sus parva et tarda, necesse est quatuor fieri omnes<text:line-break/>respirandi difficultates in suspiratione compofitas, magnam<text:line-break/>siurulque tardam , magnam et celerem , parvam et celerem ,<text:line-break/>et quartam parvam ac tardam. lta et in expiratione eas-<text:line-break/>dem quatuor coniugationes necessarium est fieri, duas uta-<text:line-break/>guas, et duas parvas, quae velocitate et tarditate distinguan-<text:line-break/>tur. In quietibus vero impossibile est compofitam spi<text:span text:style-name="Default_20_Paragraph_20_Font"><text:span text:style-name="T2">r</text:span></text:span>andi</text:p>
      <text:p text:style-name="P5">difficultatis speciem fieri; neque enim duae oppositi<text:span text:style-name="Default_20_Paragraph_20_Font"><text:span text:style-name="T2">o</text:span></text:span>nes iit<text:line-break/>eis existunt, ut in motibus , fed una fala in deusitate et ra-<text:line-break/>ritam consiste<text:span text:style-name="Default_20_Paragraph_20_Font"><text:span text:style-name="T2">n</text:span></text:span>s.</text:p>
      <text:h text:style-name="Heading_20_2" text:outline-level="2">Cap. XVI.</text:h>
      <text:p text:style-name="P15"><text:s/>At vero ipsis motibus inter fe collatis,<text:line-break/>inspiratione, inquam, cum expiratione, species quaedam<text:line-break/>erunt rhythmorum totius respirationis, quemadmodum in<text:line-break/>pulsibus dilatatione ad contractionem collata contingit. Post.<text:line-break/>sibilo est enim inspirationem fieri magnam, expirationem<text:line-break/>vero parvam ; aut vice versa inspirationem parvam , expi-.<text:line-break/>rationem magnam ; aut utrasque parvas , aut utrasque ma-<text:line-break/>gnas; sic et velocem aut tardam utramque, aut alteram ve—<text:line-break/>locem, alteram tardam.</text:p>
      <text:h text:style-name="Heading_20_2" text:outline-level="2">Cap. XVst </text:h>
      <text:p text:style-name="P15">Quin et inaequalis est quaedam respi-<text:line-break/>ratio, quemadmodum et pulsus, tum in motuum collectione,<text:line-break/>tum in motu uno. . Similiter autem et ordinale ac inordi-<text:line-break/>nata respiratio fieri potest, ut etiam pulsus ; atque quot disi-<text:line-break/><text:span text:style-name="Default_20_Paragraph_20_Font"><text:span text:style-name="T2">t</text:span></text:span>erentiae inaequalium pulsuum tum in uno motu, tum in<text:line-break/>pluribus consistentium existunt, t<text:span text:style-name="Default_20_Paragraph_20_Font"><text:span text:style-name="T2">o</text:span></text:span>t etiam funt respiratio-</text:p>
      <text:p text:style-name="P2">num. Verum quod in principio statim hujus tractationis.<text:line-break/>dixi., omnes penitus negligenter respirationem tractaverunt;<text:line-break/>atque hujus negligentiae causam fortasse reseram i<text:span text:style-name="Default_20_Paragraph_20_Font"><text:span text:style-name="T2">n</text:span></text:span> progressu<text:line-break/>sermouis<text:span text:style-name="Default_20_Paragraph_20_Font"><text:span text:style-name="T2">ri N</text:span></text:span>unc quod propositum est nobis, absolvendum,<text:line-break/>ah .inaequalitate in uno. motu ductu exordio , quod ea et se-<text:line-break/>eundum naturam videri possit i<text:span text:style-name="Default_20_Paragraph_20_Font"><text:span text:style-name="T2">n</text:span></text:span> medio posita esse earum<text:line-break/>quae exacte simplices et quae ex confesso compositae ex-<text:line-break/>istunc Contendit itaque aliquando quispiam mecum de<text:line-break/>ipsa, tanquam non esset composita; quod certe non fecisset,<text:line-break/>nisi simplicibus propinqua esset ; verum compofitanr esse in-<text:line-break/>de .perfpicuum esu Si quis incipiens inspirare, celeriter<text:line-break/>attrahat aerem , circa finem vero tarde , aut vicissim ex tar—<text:line-break/>do principio in celerem defluat finem, hanc sime inspiratio-<text:line-break/>nem neque celerem .simpliciter neque tardam esse dixeri-<text:line-break/>mus, sed compositam, utpote quae alteram fui partem habe-<text:line-break/>at celerem, alteram ta<text:span text:style-name="Default_20_Paragraph_20_Font"><text:span text:style-name="T2">r</text:span></text:span>dam. Eodem modo etiam, si expi-<text:line-break/>ratio quomodocunque niteretur, sive ex tarditate in celeritas<text:line-break/>tem, sive rursus ex celeritate in tarditatem motu transeunte,</text:p>
      <text:p text:style-name="P2">constare dicemus ex partibus contrario modo. luter <text:span text:style-name="Default_20_Paragraph_20_Font"><text:span text:style-name="T2">t</text:span></text:span>e haheu-<text:line-break/>tihus, et ob id neque simplicem, fed compositam existere.<text:line-break/>Similiter autem cum quies aliqua sciderit et interpellaverit<text:line-break/>alterum motum , sive inspirationem sive expirationem , com-<text:line-break/>positam esse etiam tunc dicemus eam, quae divisa est, utra<text:line-break/>tandem ea existat. Ullum est autem aliquando, raro tamen,<text:line-break/>non alteram tantum, fed ambas totius respirationis partes,<text:line-break/>in nu<text:span text:style-name="Default_20_Paragraph_20_Font"><text:span text:style-name="T2">o</text:span></text:span> et .eodem homine ita habere, et maxime hoc fieri,<text:line-break/>quum humo<text:span text:style-name="Default_20_Paragraph_20_Font"><text:span text:style-name="T2">r</text:span></text:span>um copia in asperis arteriis coacervata homi-<text:line-break/>nem suffocat, ex plemitide perniciosa, aut peripneumonia<text:line-break/>non expurgata, aut suppuratione istic consistente; ita ut lu<text:line-break/>hac parte respirationes cum pulsibus conveniant: demon-<text:line-break/>stratum est enim et lu illis propter obstructiones organorum,<text:line-break/>cornpressiouesque et omnino coarclationes , inaequalitatem<text:line-break/>fieri. Itaque si quis ea, quae de assis a<text:span text:style-name="Default_20_Paragraph_20_Font"><text:span text:style-name="T2">r</text:span></text:span>teriis per tutum ani-<text:line-break/>mal dispersis, in secundo de pulsuum causis dicta sunt-, pro-<text:line-break/>be perdidicerit,. majorem utique copiam similia dicendi de<text:line-break/>asperis in pulmone appellatis arteriis habebit. Illas enim</text:p>
      <text:p text:style-name="P2">ad inaequalis pulsus generation<text:span text:style-name="Default_20_Paragraph_20_Font"><text:span text:style-name="T2">u</text:span></text:span>m coarctari oportet, asperas<text:line-break/>vero arterias ad inaequalis respirationis. Relatum etiam lu<text:line-break/>illis , quod ob facultatis imbecillitatem pulsuum luaequalitas<text:line-break/>fieri possit, quum prae impotentia arterias una vice perfecte<text:line-break/>dilatare non potest:; resistunt enim interea et conquiescunt,<text:line-break/>velut lenes in via. Fieri autem potest aliquando et in re-<text:line-break/>spiratione quaedam i<text:span text:style-name="Default_20_Paragraph_20_Font"><text:span text:style-name="T2">n</text:span></text:span>aequalitas, tum quae lu una actione,<text:line-break/>tum quae in pluribus contingit et systematica appellatur,. ob<text:line-break/>quandam facultatis ipsam efficientis debilitatem.</text:p>
      <text:h text:style-name="Heading_20_2" text:outline-level="2">Cap. XVIII. </text:h>
      <text:p text:style-name="P15">Quum vero haec. animalis fit, vitalis<text:line-break/>vero ea, quae pulsus operatur, fieri potest quaedam ad prae-<text:line-break/>notiones ex ipfis differentia, nimirum pulsibus debilitatem<text:line-break/>facultatis femper Tuae spsorunr- laesioni proportione respon-<text:line-break/>dentenr indicantibus, respirationibus vero non eodem modo,<text:line-break/>nisi. quis etiam addat aegrotantis voluntatem. Nam si. <text:span text:style-name="Default_20_Paragraph_20_Font"><text:span text:style-name="T2">te</text:span></text:span>sti-<text:line-break/>V<text:span text:style-name="Default_20_Paragraph_20_Font"><text:span text:style-name="T2">ariam responsionem a m</text:span></text:span>o<text:span text:style-name="Default_20_Paragraph_20_Font"><text:span text:style-name="T2">derat</text:span></text:span>o <text:span text:style-name="Default_20_Paragraph_20_Font"><text:span text:style-name="T2">homine saetam malum<text:line-break/></text:span></text:span>esse Hippocrates dicit, inon tamen in temerariis natura ne-<text:line-break/>dum talem responsionem, <text:span text:style-name="Default_20_Paragraph_20_Font"><text:span text:style-name="T2">t</text:span></text:span>est ne ipsum quidem delirium, -</text:p>
      <text:p text:style-name="P2">quicquam magnum puta portendere. Ile etiam habet inre-<text:line-break/>spirati<text:span text:style-name="Default_20_Paragraph_20_Font"><text:span text:style-name="T2">o</text:span></text:span>ne; desides enim ac molles circa singulas actiones<text:line-break/>inaequaliter respirabant, etiamsi nihil magnum ipfos-cogat;.<text:line-break/>qui vero laboriosi. .et generosa mente praestiti fiunt, prius-<text:line-break/>quam ad extremam debilitatem eorum facultas deducatur,<text:line-break/>non unquam inaequaliter respiraverim. At vero in pulfn-<text:line-break/>um .inaequalitate eadem praenotio assertionis est in iis. qui<text:line-break/>generosa ac - iis qui ignava mente praediti existunt. Ut<text:line-break/>enim in universum dicam-, ubi voluntas nihil conseri ad<text:line-break/>actionem, ibi. quod significatur, aequale esit omnibus; ubi<text:line-break/>vero aut tutum aut plurimum , ibi amplius etiam inspicere<text:line-break/>oportet mores ipsius aeg<text:span text:style-name="Default_20_Paragraph_20_Font"><text:span text:style-name="T2">r</text:span></text:span>i. Quemadmodum autem differen-<text:line-break/>tia facultatum efficientium actiones tum circa pulsus tum.<text:line-break/>circa respirationes disserentes facit praenotiones, sic .etiam<text:line-break/>circa ipsam organorunr naturam quaedam indicationis di-.<text:line-break/>verfitas erit.. Pulfus enim per laeves arterias,. .respirationes<text:line-break/>vero non per solas asperas arterias fiunt, sed non minus<text:line-break/>quam per ipsas, imo for tussis magis, -per musculosum genus.</text:p>
      <text:p text:style-name="P2">Hoc enim est quod primum animalis facultas movet ad respi--<text:line-break/>rationis generationem ; ab eo vero totus thorax motus ipse<text:line-break/>rursus pulmonem commovet eo quo diximus in horum tra-<text:line-break/>ctatu modo; pulmonis autem partes sunt asperae arteriae;<text:line-break/>iniquas primas aer qui inspiratur pervenitis Quemadmo-<text:line-break/>dum igitur harum affectiones totam respirationem saepe in-<text:line-break/>aequalem reddunt, sic et affectiones musculorum ; propterea<text:line-break/>Iane, quod illae spiritus sunt loci, musculi veto primum<text:line-break/>motus instrumentum. Verum non eadem affectio in utro-<text:line-break/>que organorum genere inaequalem respirationem sarit, quum<text:line-break/>neque usus ipsorum similis existat. Siquidem igitur unum-<text:line-break/>quodque^ organorum in eo ipso , quo sanum existens actio-<text:line-break/>uemjurit, eam aegrotans laedit, asperarum utiquearteria-<text:line-break/>rum laesio coarctatio quaedam est; musculorum vero depra-<text:line-break/>vatus et inordinatus motus; atque illarum quidem ut spi-<text:line-break/>ritus locorum, horum vero ut motus organorum laesio esu<text:line-break/>Et coarctationis quidem in asperis arteriis tumores praeter<text:line-break/>naturam causas esse dixi; depravatorum vere in musculis.</text:p>
      <text:p text:style-name="P6">motuum causas nunc referemus. sunt igitur propriae mus-<text:line-break/>cuio<text:span text:style-name="Default_20_Paragraph_20_Font"><text:span text:style-name="T2">r</text:span></text:span>um affectiones, convulsiones palpitationes et tremores<text:line-break/>quemadmodum in alio loco est demonstratum. Verum quod<text:line-break/>hae etiam depravati motus sint, verbis non eget. Si vero<text:line-break/>ambo haec insunt his affectionibus, ut et depravati motus<text:line-break/>sint et musculorum , atque haec ipsa sunt quae quaerimus,<text:line-break/>finem jam nobis hic habebit institutus sermo; erit namque<text:line-break/>aliquando inaequalis respiratio et propter aliquam harum<text:line-break/>affectionum. Quemadmodum enim ambulatio inaequalis fit<text:line-break/>crurum musculis aut trementibus aut palpitantibus aut<text:line-break/>convulsis, ita et. respiratio aliquando inaequalis erit<text:line-break/>propter thoracis musculos, .ut dictum est, oblaesus. Quare<text:line-break/>omnium inaequalitatum, tum quae fecundum unam actio-<text:line-break/>nem tum quae circa plures ex ordine consistunt, aut aspe-<text:line-break/>rarum. arteriarum coarctatio , aut thoracis musculorum de-<text:line-break/>privatus motus, aut facultatis ipsam .efficientis debilitas<text:line-break/>causa steti .</text:p>
      <text:h text:style-name="Heading_20_2" text:outline-level="2">Cap. XIX. </text:h>
      <text:p text:style-name="P15">Scriptum est autem, ut dixi, fusissime de</text:p>
      <text:p text:style-name="P2">omnibus inaequalitatibus in fecundo de pusillum causis, et<text:line-break/>ob id , quae communia stant cum illo sermone , omnia relin- .<text:line-break/>quimus, solummodo mentione ipfiorum facta; quae vero pro-<text:line-break/>pria funi respirationi; in hoc libro explicamus. Usus itaque,<text:line-break/>ut jam antea dictumest, communis utrisque est; asperarum<text:line-break/>etiam arteriarum et laenium ratio consimilis est; verum mus-<text:line-break/>cuiorum genus proprium et privatim destinatum respiratio-<text:line-break/>nibus est, praeter pulsuum rationem. Opifices autem ipso-<text:line-break/>rum facultates partim quidem similiter, partim vero non<text:line-break/>ita habent: quatenus enim cansae efficientes sunt, eatenus<text:line-break/>similiter habent; quatenus vero voluntati permissum est ar-<text:line-break/>bitriuni respiratoriae sacultatis, vitalis autem facultas nul-<text:line-break/>lum superiorem habet dominum , fed libera penitus existit,<text:line-break/>eatenus disserunt. Igitur et peculiare quid ad i<text:span text:style-name="Default_20_Paragraph_20_Font"><text:span text:style-name="T2">n</text:span></text:span>aequalitatis<text:line-break/>generationem respiratio habebit, si cum pulsibus eam contu-<text:line-break/>leris , quod non praetermittamus. Est autem duplex , par-<text:line-break/>tim quidem ab ipsa -animali facultate sola proficiscens, par-<text:line-break/>tiu. a complicatione ipsius cunr doloribus. Modicum enim .<text:line-break/>quidem et cognitu difficile est, quod a sola facultate proficis-</text:p>
      <text:p text:style-name="P2">citur; amplius vero et manifestius ac magis varium, quod<text:line-break/>propter dolores. lu deliriis enim funerat quidem raritas<text:line-break/>et magnitudo , apparet autem quaedam inaequalitas et orsi-<text:line-break/>uls perturbatio, tum in pluribusrespirationibus tum in una<text:line-break/>aliquando sula; nimirum, quod et phantasmata aliquando<text:line-break/>plus, aliquando minus rationem ab eo , quod fecundum na-<text:line-break/>turam est, emoveaut. In hujusmodi enim visis rationi<text:line-break/>consenta<text:span text:style-name="Default_20_Paragraph_20_Font"><text:span text:style-name="T2">n</text:span></text:span>eum- est, etiam respirationem transmutari ac ali-<text:line-break/>quatenus variari ad inaequalitatis et permutationis ipfius or-<text:line-break/>dinis generationem, etiam ab usus quantitate. Nam quam-<text:line-break/>diu parum deficiunt ab ea fingulae actiones , parva est ejus<text:line-break/>quod secundum naturam est, immutatio ; quando vero de-<text:line-break/>fectus ab eo, quod fecundum naturam habet, contluget fatis<text:line-break/>multus, tunc necessarium jam quietum quidem quantitatem,<text:line-break/>motuum vero non solum quantitatem, sed jam etiam quali-<text:line-break/>tatem alterari atque ob id totam .respirationem inaequalem<text:line-break/>et inordinatam reddi. Idem hoc . et doloribus accidere ue-<text:line-break/>cessarium est. Neque enim etiam ni istis usus. expletur in<text:line-break/>singulis actionibus, nam neque celeriter, neque dense, ne-</text:p>
      <text:p text:style-name="P2">que plurimum distendere thoracem possunt;. omnia enim<text:line-break/>haec ipfis molesta sunt , et praesertim magnitudo , deinde<text:line-break/>celeritas, jam vero etiam densitas: <text:span text:style-name="Default_20_Paragraph_20_Font"><text:span text:style-name="T2">dolentibu</text:span></text:span>s <text:span text:style-name="Default_20_Paragraph_20_Font"><text:span text:style-name="T2">namque miti<text:line-break/>nu</text:span></text:span>s <text:span text:style-name="Default_20_Paragraph_20_Font"><text:span text:style-name="T2">molestum est per longiu</text:span></text:span>s <text:span text:style-name="Default_20_Paragraph_20_Font"><text:span text:style-name="T2">tempu</text:span></text:span>s, <text:span text:style-name="Default_20_Paragraph_20_Font"><text:span text:style-name="T2">qua</text:span></text:span>m <text:span text:style-name="Default_20_Paragraph_20_Font"><text:span text:style-name="T2">per breviu</text:span></text:span>s <text:span text:style-name="Default_20_Paragraph_20_Font"><text:span text:style-name="T2">mo.-<text:line-break/>veri. </text:span></text:span>ob id igitur a magnitudine omnino multum detra-<text:line-break/>Irunt, a celeritate vero minimum, a densitate autem aufe-<text:line-break/>runt quidem nihil, fed addunt etiam quippiam, parvitatis ab<text:line-break/>eo quod fecundum naturam habet , defectum per eam corri-<text:line-break/>gentes. Non tamen adhuc tantum est quod apponitur, ut<text:line-break/>omnem expleat defe<text:span text:style-name="Default_20_Paragraph_20_Font"><text:span text:style-name="T2">c</text:span></text:span>tum. - Quantum igitur deficit ad usus<text:line-break/>expletionem, hoc in multis deinceps actionibus coacerva-<text:line-break/>tur; et quum parum abest, ut animal suffocetur, tunc volem-<text:line-break/>talem cogit, ad aliquod saltem tempus , majorem facere re-<text:line-break/>fpirationem et multo velociorem et priore densiorem. Ve-<text:line-break/>rum quum m hujus actionibus usus quidem .expleatur , ani-<text:line-break/>mal vero doloribus crucietur, voluntas .rurfus a magnitudi-<text:line-break/>ue et celeritate ac densitate aufert aliquando plus,- aliqu an-<text:line-break/>do minus, utpote quae consilii inops sit, et neque. sistere</text:p>
      <text:p text:style-name="P2">actionem possit ob suffocationis timorem, neque aliquam re-<text:line-break/>perire doloris medelam. Quere modo ad hoc, modo. ad<text:line-break/>aliud transit; illud quidem, ut usum expleturum , hoc vero<text:line-break/>ut dolorem mitigaturum. Quum vero omnia usum explen-<text:line-break/>tia exacerbent dolores, dolores vero mitigantis augeant<text:line-break/>usum, atque nulla communis utrisque medela reperiatur,<text:line-break/>multiformiter. ad omnia transit ob consilii inopiam, semper<text:line-break/>aegre ferens quod praestem esit. Atque lune tum inaequa-<text:line-break/>litas circa singulas et omnes etiam deinceps respirationes,<text:line-break/>tum multiformis illa o<text:span text:style-name="Default_20_Paragraph_20_Font"><text:span text:style-name="T2">r</text:span></text:span>dinis perturbatio originem habet.<text:line-break/>Ex corruptione enim aequalitatis inaequalitatum omniunt<text:line-break/>itemque o<text:span text:style-name="Default_20_Paragraph_20_Font"><text:span text:style-name="T2">r</text:span></text:span>dinis perturbationum ge<text:span text:style-name="Default_20_Paragraph_20_Font"><text:span text:style-name="T2">n</text:span></text:span>eratio oritur. Monstra-<text:line-break/>tum namque et hoc in libris de pulsuum differentiis , aequa-<text:line-break/>litatem continuam aequabilitatem esse, periodicum vero<text:line-break/>ordinem; et continua aequalitate corrupta, inaequalitatem,<text:line-break/>periodica vero , ordinis perturbatio<text:span text:style-name="Default_20_Paragraph_20_Font"><text:span text:style-name="T2">n</text:span></text:span>em generari. Attamen<text:line-break/>quamvis multa inaequalitas et multa ordinis perturbatio in<text:line-break/>ejusmodi affectionibus incidat, Inperat tamen id genus re-.</text:p>
      <text:p text:style-name="P2">spirandi. difficultatis, quod in parvitate et densitate consistit.<text:line-break/>Etenim si magnam aliquando respirationem una vice faciunt,<text:line-break/>veluti periculum facientes ejusmodi respirationis, desistunt<text:line-break/>tamen e vestigio propter dolorem , ac per multum tempus<text:line-break/>valde respirant , donec urgente usu coacti ad alian <text:span text:style-name="Default_20_Paragraph_20_Font"><text:span text:style-name="T2">r</text:span></text:span>ursus<text:line-break/>convertantur experientiam magnae respirationis. Assiduitas<text:line-break/>igitur inaequalitatis et iirordinatae mutationis in celeritate<text:line-break/>ac tarditate et in densitatis permutationibus maxime con-<text:line-break/>sistit, quum nunquam quidem simpliciter rara respiratio fiat,<text:line-break/>propter ungentem usum; minus tamen et magis densa, at-<text:line-break/>que in hoc sane inaequalitatem acquirat. Quare densius<text:line-break/>semper hoc modo affectis est spiritus, magnus autem raro,<text:line-break/>tardus vero nihil - magis quam celer, propter repentinam<text:line-break/>ipsorum in utramque .partem mutationem. Recte igitur<text:line-break/>antea lictum est, omnibus dolore vexatis organis, quae in<text:line-break/>respirationibus commoventur , parvum et densum spiritum<text:line-break/>oboriri ; et eadem <text:span text:style-name="Default_20_Paragraph_20_Font"><text:span text:style-name="T2">r</text:span></text:span>atione in deliriis magnum fieri et rarum<text:line-break/>spiritum; quamquam etiam his vel maxime inaequalitas cov-</text:p>
      <text:p text:style-name="P2">mes sit<text:span text:style-name="Default_20_Paragraph_20_Font"><text:span text:style-name="T2">i</text:span></text:span> Exuperat enim in ipfis raritas et magnitudo; ma-<text:line-break/>gis enim et minus rarus, et magis ac minus magnus spiritus<text:line-break/>in delirantibus redditur , parvus vero et densus nunquam.<text:line-break/>Atque haec quidem mihi sufficere ridentur de inaequalitatum<text:line-break/>cognitione, tum quae in una actione tinn quae in pluribus<text:line-break/>consistunt: dicta sunt enim et de iis quae ratio postulat , ob<text:line-break/>sermonis communitatem; et evidenter quidem hae comp<text:span text:style-name="Default_20_Paragraph_20_Font"><text:span text:style-name="T2">o-<text:line-break/></text:span></text:span>litae sunt, multis omnino actionibus ad generationem et di-<text:line-break/>gnotionem indigentes; quae vero circa unam actionem con-<text:line-break/>sistunt, ut etiam ante relatunr est, fere videri possint alicui<text:line-break/>simplices esse. Porro non de systematicas tantum inaequali-<text:line-break/>tatibus, sed etiam de ordinis perturbationibus lue disserui-<text:line-break/>mus ; sunt enim in specie quadam inaequalitatum , velut<text:line-break/>etiam in libris de pulsibus demonstratum esu</text:p>
      <text:h text:style-name="Heading_20_2" text:outline-level="2">Cap. XX. </text:h>
      <text:p text:style-name="P15">.Ad caeteras igitur .compositas spirandi<text:line-break/>difficultates redeamus, ac eas in primis explicemus, quae<text:line-break/>in- una acti<text:span text:style-name="Default_20_Paragraph_20_Font"><text:span text:style-name="T2">o</text:span></text:span>ne quacunque tandem consistunt.. Equidem m-<text:line-break/>fpn ati<text:span text:style-name="Default_20_Paragraph_20_Font"><text:span text:style-name="T2">o</text:span></text:span> magna simulque. velox fit urgente usu, <text:span text:style-name="Default_20_Paragraph_20_Font"><text:span text:style-name="T2">o</text:span></text:span>bsequentibus</text:p>
      <text:p text:style-name="P2">organis et facultate vel <text:span text:style-name="Default_20_Paragraph_20_Font"><text:span text:style-name="T2">t</text:span></text:span>uum robur integrum fervente , vel<text:line-break/>parum immutata. Demonstratione autem hic sermo non<text:line-break/>habet opus apud e<text:span text:style-name="Default_20_Paragraph_20_Font"><text:span text:style-name="T2">o</text:span></text:span>s, qui superius dictorum meminerunt.<text:line-break/>Rursus ver<text:span text:style-name="Default_20_Paragraph_20_Font"><text:span text:style-name="T2">o</text:span></text:span> magna et tarda. solis mente motis contingit, at--<text:line-break/>que his non semper ; et conspicua utique etiam lue est causae<text:line-break/>c<text:span text:style-name="Default_20_Paragraph_20_Font"><text:span text:style-name="T2">o</text:span></text:span>nsideratio ex praedictis ; quemadmodum etiam, cum par-<text:line-break/>vam habent inspirationem et tardam, quibus insitus cal<text:span text:style-name="Default_20_Paragraph_20_Font"><text:span text:style-name="T2">o</text:span></text:span>r<text:line-break/>multum est perfiigeratus. Quae restat autem adhuc oonju-<text:line-break/>gallo quarta, parvitas erat cum velocitate, et sit perpetuo<text:line-break/>quidem in nulla affectione fimpliri ( quemadm<text:span text:style-name="Default_20_Paragraph_20_Font"><text:span text:style-name="T2">o</text:span></text:span>dum . neque<text:line-break/>magna simul que tarda, quam aliquando desipientibus acci-<text:line-break/>dere diximus) sequitur tamen, quanquam. non semper, sed<text:line-break/>ut plurimum, ubi fimus dolor et usuisencrementum concur-<text:line-break/>runt; parum enim necessario in doloribus respirant.; inex-<text:line-break/>pluto autem manente usu, tum ob hanc. ipsam parvitatem,<text:line-break/>tum quod. per fe ipsum exuperare supponebatur, non satis<text:line-break/>est solum densari ipsas actiones, sed coguntur. etiam saepe<text:line-break/>ecnvulsurie inspirare. . AL eodem cum praedictis modo etiam</text:p>
      <text:p text:style-name="P2">lu expiratio<text:span text:style-name="Default_20_Paragraph_20_Font"><text:span text:style-name="T2">n</text:span></text:span>um coniugiis ipsas affectiones perscrutari opor- .<text:line-break/>tet. . Nam lu his aut facultatem , aut .aliquod organum af-<text:line-break/>fectum, aut caloris modum immutatum inveniemus. Quae<text:line-break/>enim velut suliginofa ac favillofa et fumosis excrementa vp-<text:line-break/>.camus in caloris genere, ea omnia terrea sunt et velut femi-<text:line-break/>cocta ab lunato calore, quemadmodum fumus ab igne; ap-<text:line-break/>.p arent enim in hoc evidenter acria omnia et calida fumosa<text:line-break/>materiae excrementa, indicantia susceptam quidem esse in fe<text:line-break/>ipsa ignis facultatem , non tamen adhuc penitus ab igne fe<text:line-break/>superata ; flamma enim ita esset et non amplius . sumus.<text:line-break/>Quare si quis, <text:span text:style-name="Default_20_Paragraph_20_Font"><text:span text:style-name="T2">t</text:span></text:span>umulo calore in corporibus animantium re-<text:line-break/>simulante , expirationem magnam fimulque velocem fieri<text:line-break/>dicat, non utique efrarit. Manifestum est autem quod. et<text:line-break/>facultatem integram esse tune oportet, et nullum ex. organis<text:line-break/>affectum. Similiter autem. et magnam fimulque tardam in<text:line-break/>quibusdam delirantibus fieri, eodem modo quo contingit cir-<text:line-break/>ca inspirationem: sic et parvam fimulque tardam fieri iis,</text:p>
      <text:p text:style-name="P2">quibus nullum sinuosum exerementum est coacervatum ; et<text:line-break/>parvam ac velocem , quibus est collectum , et dolent simul<text:line-break/>aliquae partes , quae in respirationibus moventur. Semper<text:line-break/>enim hujus memorem esse oportet, etiamsi- aliquando in ser-<text:line-break/>mone omittatur.</text:p>
      <text:h text:style-name="Heading_20_2" text:outline-level="2">C ap. AXI. </text:h>
      <text:p text:style-name="P15">Atque hae quidem sunt quatuor spirandi<text:line-break/>difficultatis coniugationes , quae lu utraque totius respiratic-<text:line-break/>uis parte scorfim consistunt. Aliae vero in ipfius veluti<text:line-break/>rhythmo <text:span text:style-name="Default_20_Paragraph_20_Font"><text:span text:style-name="T2">et consonantia, </text:span></text:span>non in utraque scorfim parte fiunt,<text:line-break/>ied quum inspirationem expiratioui conserimus , quemadmo-<text:line-break/>dum ur pulsibus diastolen fastosae, rhythmum hoc ipsum ap-<text:line-break/>pellamus. . Manifestmn autem, quod .eandem speculationem<text:line-break/>lue locus capiet, quam de pulsuum rhythmis Heroplulus<text:line-break/>conscripsit, Dicta quidem etiam nobis de infixi quae necef-<text:line-break/>faria sunt, in pulsuum tractationibus ; dicetur autem et nunc<text:line-break/>quam fieri potest brevissime, quibusnam veluti scopis qui-<text:line-break/>busdanr animum attendere oporteat, ut saclle causas disto-<text:line-break/>nuntiae in resphationibus inveniamus. Quae enim jam <text:span text:style-name="Default_20_Paragraph_20_Font"><text:span text:style-name="T2">t</text:span></text:span>e- .</text:p>
      <text:p text:style-name="P2">eundum utramque totius respirationis partem, suspirationem<text:line-break/>dico et expiratio<text:span text:style-name="Default_20_Paragraph_20_Font"><text:span text:style-name="T2">n</text:span></text:span>em, in superiori sermone recensuimus, ea<text:line-break/>ipsa etiam nunc inspicere. operae pretium existimo circa ipfio-<text:line-break/>rum dissonantias. Velut verbi. gratia (non enim deterius<text:line-break/>fuerit lu uno quodam tanquam exemplo demonstrare id quod<text:line-break/>dicitur] sit quidem tardior et minor quam fecundum natu-<text:line-break/>ram inspiratio ; his sane. ita affectis dicemus calorem fe-<text:line-break/>eundum naturam imminutum esse, auctum vero fumosum.<text:line-break/>Rursus in altera dissonantia, contrario modo se habente , ita<text:line-break/>ut inspiratio quidem sit magna et velox, expiratio vero par-<text:line-break/>va et tarda, auctum naturalem calorem dicemus et .nullum<text:line-break/>esse fumosum recrementum. Duplicem enim genere semper<text:line-break/>intelligere oportet calo<text:span text:style-name="Default_20_Paragraph_20_Font"><text:span text:style-name="T2">r</text:span></text:span>em, altermn genuinum et corpori<text:line-break/>innatum, alterum vero acquisititiunr ac spurium. Palam<text:line-break/>.igitur est, quod hujusmodi coniugatio nihil evariat ab iis,<text:line-break/>quae in utraque feorsim, hoc est alterutra existunt. Si<text:line-break/>enim inspiratio parva et tarda forte suerit, perfrigerationem<text:line-break/>significat caloris fecundum naturam, quomodocunque habeat<text:line-break/>ipsa expiratio ; si vero expiratio eodem modo suerit affecta,</text:p>
      <text:p text:style-name="P2">ideus indicabit <text:span text:style-name="Default_20_Paragraph_20_Font"><text:span text:style-name="T12">; </text:span></text:span>nam et si magna aliquando ac velox fiat,<text:line-break/>redundantem significabit calorem praeter naturam , quomo-<text:line-break/>docunque habeat ipsis iuspiratio. Quare nihil amplius ad<text:line-break/>praenotiones hujusmodi complicatio d<text:span text:style-name="Default_20_Paragraph_20_Font"><text:span text:style-name="T2">o</text:span></text:span>cet, quam ea, quae<text:line-break/>jam surgulatim de alterutra ipsarum fiunt c<text:span text:style-name="Default_20_Paragraph_20_Font"><text:span text:style-name="T2">o</text:span></text:span>gnita.</text:p>
      <text:h text:style-name="Heading_20_2" text:outline-level="2">Cap. XXH. </text:h>
      <text:p text:style-name="P15">Itaque ad folas illas compofitas refer-<text:line-break/>raudi difficultates animum attendere nos oportet, lu quibus<text:line-break/>simplices quidem communes sunt plurium affectionum, et.<text:line-break/>ob id nihil certi indicant; coniugatae vero aliis quibusdam,<text:line-break/>ad certum ac minime fallax discrimen veniunt. Magnitudo<text:line-break/>enim respirationis ipfa per fe respirandi difficultas quaedam<text:line-break/>est simplex, verum nullius certae cogniti<text:span text:style-name="Default_20_Paragraph_20_Font"><text:span text:style-name="T2">o</text:span></text:span>nis signum est;t si-.<text:line-break/>quidem et urgente usu et lae<text:span text:style-name="Default_20_Paragraph_20_Font"><text:span text:style-name="T2">t</text:span></text:span>a menti fieri solet; at si cum<text:line-break/>densitate c<text:span text:style-name="Default_20_Paragraph_20_Font"><text:span text:style-name="T2">o</text:span></text:span>nsistat, urgentem usum; si cum raritate, delirium<text:line-break/>indicat. Similiter autem et partitas ipsa quidem per fe ip-<text:line-break/>fanr , aut dolore affectam aliquam partem , aut usum exolu-<text:line-break/>tum ostendit; itaque neque ipfa aliquid certi indicat; quan-<text:line-break/>do vero comp<text:span text:style-name="Default_20_Paragraph_20_Font"><text:span text:style-name="T2">o</text:span></text:span>nitur, cum densitate quidem dolorem, cum</text:p>
      <text:p text:style-name="P1">raritate vero usus exolutionem portendit. . Quinetiam si<text:line-break/>ipsam de<text:span text:style-name="Default_20_Paragraph_20_Font"><text:span text:style-name="T2">n</text:span></text:span>sitatem per <text:span text:style-name="Default_20_Paragraph_20_Font"><text:span text:style-name="T2">t</text:span></text:span>e stolam aut raritatem propo<text:span text:style-name="Default_20_Paragraph_20_Font"><text:span text:style-name="T2">n</text:span></text:span>as , ipfa-<text:line-break/>r um neutram per <text:span text:style-name="Default_20_Paragraph_20_Font"><text:span text:style-name="T2">t</text:span></text:span>e inveneris quicquam certi significantem,<text:line-break/>nisi hoc discrimen accipiat cum altera quapiam respirandi<text:line-break/>difficultatis specie copulata ; densa enim fimulque magna,<text:line-break/>facultatis^ augmentum indicat; densa vero fimulque parva,<text:line-break/>organi alicuius quod cum respirationibus commovetur, do-<text:line-break/>Iorem. Ipfa etiam rara, quae deliria et perliigeratio<text:span text:style-name="Default_20_Paragraph_20_Font"><text:span text:style-name="T2">n</text:span></text:span>es fe-<text:line-break/>quitm, si quidem cum magnitudine fuerit copulata, prius ex<text:line-break/>praedictis ; si vero cum parvitate , posterius indicat. Et ob<text:line-break/>id sane omnium compositarum respirandi difficultatum hu-<text:line-break/>jusmodi coniugationes utilissimae sunt, et manifeste et con-<text:line-break/>. stanter unam quamque affectionem indicantes, densitas qui-<text:line-break/>dem cum paucitate dolorem; si cum magnitudine fiat, usus<text:line-break/>augmentum; raritas autem cum magnitudine delirium,<text:line-break/>cum parvitate usus exolutionem. Fiunt autem quatuor hae<text:line-break/>coniugationes differentiis actionum i<text:span text:style-name="Default_20_Paragraph_20_Font"><text:span text:style-name="T2">n</text:span></text:span> magnitudine et par-<text:line-break/>vitate, cum quietum differe<text:span text:style-name="Default_20_Paragraph_20_Font"><text:span text:style-name="T2">n</text:span></text:span>tiis permixtis. Duae enim op-</text:p>
      <text:p text:style-name="P2">pofiti<text:span text:style-name="Default_20_Paragraph_20_Font"><text:span text:style-name="T2">o</text:span></text:span>nes inter t fe permutatae quatuor constituunt coujugia.-<text:line-break/>Quare et lue perspicuum jamfit, quod neque plures, neque<text:line-break/>pauciores possibile est fieri ex sus oppositionibus. conjugatio-<text:line-break/>nes. Verum in -quietibus quidem una sola contingit oppo-<text:line-break/>sitio circa densitatem et raritatem ;r<text:span text:style-name="Default_20_Paragraph_20_Font"><text:span text:style-name="T2">n</text:span></text:span> actionibus vero non<text:line-break/>solum oppositio circa magnitudinem et parvitatem, sed etiam<text:line-break/>circa velocitatem et tarditatem co<text:span text:style-name="Default_20_Paragraph_20_Font"><text:span text:style-name="T2">n</text:span></text:span>tingit. Quatuor itaque<text:line-break/>etiam in harum permutationibus nascentur coniugationes;<text:line-break/>prima quidem densa et velox, secunda densa fimulque tar-<text:line-break/>da, tertia rara simul et velox, et quarta rara fimulque tar-<text:line-break/>da. Caeterum <text:span text:style-name="Default_20_Paragraph_20_Font"><text:span text:style-name="T2">n</text:span></text:span>ullam certae cognitionis signum simpliciter<text:line-break/>et necessario exhibe<text:span text:style-name="Default_20_Paragraph_20_Font"><text:span text:style-name="T2">a</text:span></text:span>t, quemadmodum priores quatuor; ve-<text:line-break/>rum hoc modo distinguere oportet; fi quidem multa ad den-<text:line-break/>sitatem, pauca vero ad velocitatem, transitio fiat, tum dolo-<text:line-break/>ris tum usus augmentum significat;. fi vero vice versu ad<text:line-break/>velocitatem plus, ad densitatem minus ab eo quod secundum<text:line-break/>naturam est . excedit, usum solum auctum demonstrabit.<text:line-break/>Concurrit autem cum hac respuendi difficultate omnino et</text:p>
      <text:p text:style-name="P2">magnitudo.; - ad alteram autem aufe ipsam relatam parvitas :<text:line-break/>quere neque omnino opus habebimus velocitatis meminisse.<text:line-break/>Si enim coniugati<text:span text:style-name="Default_20_Paragraph_20_Font"><text:span text:style-name="T2">o</text:span></text:span> in velocitate et denfitate indistincta ni-<text:line-break/>hil certi nobis indicat, ubi vero sub distinctionem venerit,<text:line-break/>velocitate quidem abundante , statim etiam cum magnitudine<text:line-break/>fit; denfitate vero exuperante, necessario consequentem par-<text:line-break/>vitatem habet; densa utique simulque magna secundum al-<text:line-break/>teram distinctionem erit, densa vero fimulque parva. secun-<text:line-break/>dum alteram. Sic autem etiam densa ac tarda coniugatio<text:line-break/>demonstrabitur. Abunda<text:span text:style-name="Default_20_Paragraph_20_Font"><text:span text:style-name="T2">n</text:span></text:span>te enim densitate , solus dol<text:span text:style-name="Default_20_Paragraph_20_Font"><text:span text:style-name="T2">o</text:span></text:span>r m-<text:line-break/>dicabitur; ubi vero tantum ab eo, quod secundum naturam<text:line-break/>est, excedit, quantum et secundum tarditatem , compositae<text:line-break/>affecti<text:span text:style-name="Default_20_Paragraph_20_Font"><text:span text:style-name="T2">o</text:span></text:span>nis signum erit; nam et usum imminutum esse osten-<text:line-break/>det et partem aliquam dolore assicI. Sic vero et quum tar-<text:line-break/>dites densitatem superabit, signum erit affectionis jam dictae,<text:line-break/>sed minus tamen dolore affici <text:span text:style-name="Default_20_Paragraph_20_Font"><text:span text:style-name="T2">o</text:span></text:span>stendit ita habentes , magis<text:line-break/>vero facultatem esse imminutam. Itaque neque hacconjuga-<text:line-break/>tione indigemus ad praenotiones: in primis enim praedictis</text:p>
      <text:p text:style-name="P2">quatuor, quas utilissimas: esse dicebamus, signa habemus et<text:line-break/>d<text:span text:style-name="Default_20_Paragraph_20_Font"><text:span text:style-name="T2">o</text:span></text:span>loris et usus imminuti magna. Quin et tertia coniugatio<text:line-break/>jam dicta; rara simulque velox, nihil necessario indicabit;<text:line-break/>assidet autem ver deliriis quibusdam, vel cum ipsis etiam<text:line-break/>usus augmentis. Relatum autem antea est , qu<text:span text:style-name="Default_20_Paragraph_20_Font"><text:span text:style-name="T2">o</text:span></text:span>d mente ca-<text:line-break/>plerum rara penitus est et magna respiratio, vel<text:span text:style-name="Default_20_Paragraph_20_Font"><text:span text:style-name="T2">o</text:span></text:span>x autem<text:line-break/>n<text:span text:style-name="Default_20_Paragraph_20_Font"><text:span text:style-name="T2">o</text:span></text:span>n omnino, quemadm<text:span text:style-name="Default_20_Paragraph_20_Font"><text:span text:style-name="T2">o</text:span></text:span>dum neque tarda ; fieri enim utrmn-<text:line-break/>que ipsorum inordinate et inaequaliter; quum tamen simul<text:line-break/>inciderit et usus augmentum; tunc coguntur et mult<text:span text:style-name="Default_20_Paragraph_20_Font"><text:span text:style-name="T2">o</text:span></text:span> ampli- -<text:line-break/>us respirare quam si s<text:span text:style-name="Default_20_Paragraph_20_Font"><text:span text:style-name="T2">o</text:span></text:span>lum mente capti essent, et jam etiam<text:line-break/>citius. Quare neque hac c<text:span text:style-name="Default_20_Paragraph_20_Font"><text:span text:style-name="T2">o</text:span></text:span>niugati<text:span text:style-name="Default_20_Paragraph_20_Font"><text:span text:style-name="T2">o</text:span></text:span>ne ad praenotiones in-<text:line-break/>digemus,ea, quae per ipsam indicantur cum distinctione; -<text:line-break/>jam in primis quatuor coniugati<text:span text:style-name="Default_20_Paragraph_20_Font"><text:span text:style-name="T2">o</text:span></text:span>nibus habentes. Restabat<text:line-break/>autem adhuc quarta secundum hoc genus comp<text:span text:style-name="Default_20_Paragraph_20_Font"><text:span text:style-name="T2">o</text:span></text:span>sita respi-<text:line-break/>randi difficultas, tarda fimulque rara, quae etiam ipsa et de-<text:line-break/>liriis quibusdam assidet et usus imminutionibus ; itaque ne- .<text:line-break/>que hac <text:span text:style-name="Default_20_Paragraph_20_Font"><text:span text:style-name="T2">o</text:span></text:span>pus habemus, nam et delirium et imminutum usum<text:line-break/>ex primis quatuor coniugationibus perspectum tenemus.</text:p>
      <text:h text:style-name="P14" text:outline-level="2">Cap. XXlll<text:span text:style-name="Default_20_Paragraph_20_Font"><text:span text:style-name="T2">i</text:span></text:span> </text:h>
      <text:p text:style-name="P15">N<text:span text:style-name="Default_20_Paragraph_20_Font"><text:span text:style-name="T2">o</text:span></text:span>n solum detuousirando. differentiam<text:line-break/>in velocitate et tarditate non, necessariam ad praenotiones<text:line-break/>esse, meque fi fiolam accipias- neque si cum aliis. copules, utis<text:line-break/>litas eurum fit manifesta, fed etiamex infer ei; natura appa-<text:line-break/>ret. Quum enim tria sint prima .genera causarum ipsius<text:line-break/>respirati<text:span text:style-name="Default_20_Paragraph_20_Font"><text:span text:style-name="T2">o</text:span></text:span>nis, usus, facultas et. instrumenta; palam est.; quod<text:line-break/>si repererimus , ex quibus et quot respirandi difficultatibus<text:line-break/>affectiones in ipsis c<text:span text:style-name="Default_20_Paragraph_20_Font"><text:span text:style-name="T2">o</text:span></text:span>gn<text:span text:style-name="Default_20_Paragraph_20_Font"><text:span text:style-name="T2">o</text:span></text:span>scantur, hae quidem rmbis- omnium<text:line-break/>utilissimae ad praenotiones erunt, reliquas vero omnes .ex<text:line-break/>abundanti considerabimus. . At repertae.sunt magna quidem<text:line-break/>et densa usus augmentum, et contra parva ac iara imrui-<text:line-break/>nutionem significantes ; delirii autem propria mag<text:span text:style-name="Default_20_Paragraph_20_Font"><text:span text:style-name="T2">n</text:span></text:span>a ac ra-<text:line-break/>ra, dolo<text:span text:style-name="Default_20_Paragraph_20_Font"><text:span text:style-name="T2">r</text:span></text:span>um parva et densa. Accesserunt his fori<text:span text:style-name="Default_20_Paragraph_20_Font"><text:span text:style-name="T2">n</text:span></text:span>secus<text:line-break/>inaequales quandoque musculosi certeris affectiones , quan-<text:line-break/>doque etiam ufperarunr arteriarum coarctationes indicantes.<text:line-break/>Facultatis autem aegrota<text:span text:style-name="Default_20_Paragraph_20_Font"><text:span text:style-name="T2">n</text:span></text:span>tis primum quidem nullum ne-<text:line-break/>cessario reperitur cognitionis signum ex ulla aliqua .respiran-<text:line-break/>di difficultate , quum aliter desides , aliter laboris tolerantes,</text:p>
      <text:p text:style-name="P2">respirationem forment ; quod si quippiam etiam sit inaequale<text:line-break/>et inordinatum, minime conspicuum est; et ipsas inaequali-<text:line-break/>tates itemque ordinis perturbationes generant impuritates,<text:line-break/>quae in densitate et raritate et parvitate ac magnitudine<text:line-break/>consistunt; quibus accedit, quod per sexcenta alia animalis<text:line-break/>facultatis debilitas cognoscatur ac innotescat , ut nihil nobis<text:line-break/>hac lu parte respiratione opus sit, quorum opportunissima et<text:line-break/>plurima Hippocrates in praenotionum tradidit scriptis, si<text:line-break/>quid autemaliam relictum est, facillime ex praedictis inve-.<text:line-break/>niti potest. Quodsi quis ipsius respirandi facultatis insu-<text:line-break/>mae, atque in communi omnis facultatis animalis propria<text:line-break/>signa habere velit,. et maxime perfrigeratae, is almum nasi<text:line-break/>motum habebit, et- omnium musculorum circa. scapulas actio-<text:line-break/>nem et subitam thoracis collapsionem. Quando enim lue<text:line-break/>debilius quam conveniat, movetur, in inspirationibus qui-<text:line-break/>dem spiritus ductum juvant alae nasi, externum aerem etiam<text:line-break/>ipsae simul attrahentes .eodem modo , quo per os aliquid at-<text:line-break/>trahere volentes , labia Contrahimus ; rursus vero i<text:span text:style-name="Default_20_Paragraph_20_Font"><text:span text:style-name="T2">n</text:span></text:span> exple</text:p>
      <text:p text:style-name="P7">rationibus subita sit thoracis collapsio, non paulatim demissio.<text:line-break/>Dictum est. autem diffusius in libris de musculorum motu,<text:line-break/>qui disserat collapsio partis a demissione et - laxatione , ulmi-<text:line-break/>rum quod altera facultate infirma contingat, altera -integra<text:line-break/>eadem et valente. Contingit etiam amplius circa expiratio-<text:line-break/>nes iis qui imbecillam habent refpiratoriam facultatem tale<text:line-break/>quiddam: Thorax tensionem , . quam antea in inspirationi-<text:line-break/>bus simul cum fepto transverso obtinuit, omnem acervatim<text:line-break/>deponit, tanquam repente moriens. Relatum est autem in<text:line-break/>-r commentariis de respiratione, quod solum septum transver-<text:line-break/>fmn expirantibus tensionem exolvit ; fednon est idem paula-<text:line-break/>tim exolvere et ace<text:span text:style-name="Default_20_Paragraph_20_Font"><text:span text:style-name="T2">r</text:span></text:span>vatim omnem deponere. Caeterum<text:line-break/>paucum quid .hujusmodi expirationihus cooperantur inter-<text:line-break/>costales musculi, per quorum actiones efflatus fieri demo n-<text:line-break/>stravimus. Talis Iane et ob has causas respirationis. [peries<text:line-break/>est iis,. qui aegram facultatem habenti.</text:p>
      <text:h text:style-name="Heading_20_2" text:outline-level="2">-Cap. XXIV. </text:h>
      <text:p text:style-name="P16">Verum quod misti adhuc deesse vide-<text:line-break/>tur ad expletionem hujus primi. sermonis , jam dicetur</text:p>
      <text:p text:style-name="P2">Quum duplex existat quies in respirationibus , una ante in-<text:line-break/>. spirationem, altera ante expirationem , uter sane motus lae-<text:line-break/>datiir; quietem etiam priorem ab eo quod secundum natu-<text:line-break/>ram habet, immutati Duplici igitur exsistente in motibus<text:line-break/>laesione, ac duplici item in quietibus , usus quidem defectus<text:line-break/>semper diuturnas efficiunt quietes , exuperantiae vero bre-<text:line-break/>ves, Quare quum dicimus densam et magnam fieri respira-<text:line-break/>tionem prae copia caloris, in utroque motu verus erit sermo.<text:line-break/>Abundantia namque caloris secundum naturam inspiratio-<text:line-break/>nem magnam reddens, statim etiam praecedentem ipsam qui- .<text:line-break/>etem brevem esurit ; abundantia vero caloris praeter natu-<text:line-break/>ram et summi ut expiratio<text:span text:style-name="Default_20_Paragraph_20_Font"><text:span text:style-name="T2">n</text:span></text:span>em magnam, sic etiam quietem<text:line-break/>praecedentem brevem reddit, - Quare magnus et densus pe-<text:line-break/>ultus fit fpiritus , -quando caloris redundarit genus ; non ta-<text:line-break/>tnen neque eandem respirationis partum in magnitudinem,<text:line-break/>neque eandem quietum lu densitatem transmutat. Sic etiam<text:line-break/>si usus imminutus sit-, ob caloris lurminutionem , ubi quidem</text:p>
      <text:p text:style-name="P2">innatus calor imminutus parvam inspirationem reddit, etiam<text:line-break/>longa quies praecedit; ubi vero calor praeter naturam de-<text:line-break/>perditur, parva quidem expleatis,, longa. vero ante ipsam<text:line-break/>quies contingit. Saepe vero calor praeter naturam auctus<text:line-break/>est, calor vero secundum, naturam imminutus; atque ita<text:line-break/>quies ante expirationem diuturna redditur, altera vero hre-<text:line-break/>vis. Utrum enim ex motibus ipsis usus urgebit, is praedis.<text:line-break/>etam quietem cunctari no<text:span text:style-name="Default_20_Paragraph_20_Font"><text:span text:style-name="T2">n</text:span></text:span> permittit.</text:p>
      <text:h text:style-name="Heading_20_2" text:outline-level="2">Cap. XXV.</text:h>
      <text:p text:style-name="P15"><text:s/>Dictum igitur jam de ipsis, quantum<text:line-break/>ad praesens institutum utile erat; fi quis vero adhuc haeret<text:line-break/>circa differentiam calorum , hunc non est nunc tempestivum<text:line-break/>de his edocere, scd ad commentarios de innato calore remit-<text:line-break/>tere; opinor enimipfum, nisi penitus contentiosus existat,<text:line-break/>omnis haesitationis <text:span text:style-name="Default_20_Paragraph_20_Font"><text:span text:style-name="T2">t</text:span></text:span>uae istic remedia- inventurum. Quid<text:line-break/>igitur restat? addere quidem nihil, quod non etiam prius<text:line-break/>fit relatum; verum praediola in memoriam revocare, ut quae<text:line-break/>deinceps referentur facile assequamini, paucis totam eorum<text:line-break/>fummam habentes. Porro summa haec ab ipfius rei sub-</text:p>
      <text:p text:style-name="P2">stantia procedit.- oportet enim facultatis et organorum<text:line-break/>et usus affectiones perspectas habere- Monstravimus autem<text:line-break/>quot uniuscujusque dictorum sint affectiones , et quae respi-<text:line-break/>randi difficultates earum cognitionem exhibeant; et quod<text:line-break/>necessariae quidem sint quatuor coniugationes, et fupra has<text:line-break/>inaequalitas quinta, reliqua vero omnia quae respirationibus<text:line-break/>accidunt, tum simplicia tum composita , ad quas causas con-<text:line-break/>sequantur, necessarium esse monstrari; minime vero debere<text:line-break/>existimari, necessario ea aliquid indicare, sed ut ex illis ad<text:line-break/>praenotionem aliquid ex abundanti habeatur ; accuratissimam<text:line-break/>autem et constantissimam eam solam esse differentiam, quae<text:line-break/>in jam saepe dictis quatuor coniugiis consistit, atque adhuc<text:line-break/>etiam eam, quae circa inaequalitatem fit, difficultatis resipis.<text:line-break/>rationis differentiarn.</text:p>
      <text:h text:style-name="P13" text:outline-level="1"><text:span text:style-name="T15">G</text:span><text:bookmark-start text:name="bookmark2"/>ALENI DE DIFFICULTATE RESPI-<text:line-break/>RATIONIS LIBER SECVNDVS.<text:bookmark-end text:name="bookmark2"/></text:h>
      <text:h text:style-name="Heading_20_2" text:outline-level="2">Cap. I.- </text:h>
      <text:p text:style-name="P15">Hic quidem liber explicatio est eorum,<text:line-break/>quae ab Hippocrate de respirandi difficultate pronunciata<text:line-break/>sunt. Dicta sunt autem ab eo multa in multis locis , partim<text:line-break/>quidem in libris ipsius, partim etiam in commentariis Plu-<text:line-break/>rimos enim ex libris epidemio<text:span text:style-name="Default_20_Paragraph_20_Font"><text:span text:style-name="T2">r</text:span></text:span>unr , si non utique omnes,<text:line-break/>merito quis commentarios esse censuerit. <text:span text:style-name="Default_20_Paragraph_20_Font"><text:span text:style-name="T2">.Est igitur exp</text:span></text:span>o-<text:line-break/><text:span text:style-name="Default_20_Paragraph_20_Font"><text:span text:style-name="T2">hti</text:span></text:span>o, ut quidam veterum alicubi dixit, <text:span text:style-name="Default_20_Paragraph_20_Font"><text:span text:style-name="T2">explicati</text:span></text:span>o o<text:span text:style-name="Default_20_Paragraph_20_Font"><text:span text:style-name="T2">bscurae<text:line-break/></text:span></text:span>o<text:span text:style-name="Default_20_Paragraph_20_Font"><text:span text:style-name="T2">rationi</text:span></text:span>s. Verum nos non hoc solum praestituros <text:span text:style-name="Default_20_Paragraph_20_Font"><text:span text:style-name="T2">n</text:span></text:span>os esse<text:line-break/>pollicemur, sed etiam quod vera sint omnia quae ab ipso de</text:p>
      <text:p text:style-name="P2">respi<text:span text:style-name="Default_20_Paragraph_20_Font"><text:span text:style-name="T2">r</text:span></text:span>ationis difficultate scripta fiunt, testatura s esse, non<text:line-break/>tamen demonstraturos quicquam eorum in hoc libro, sed lu<text:line-break/>praecedentem remissuros, in quo<text:span text:style-name="Default_20_Paragraph_20_Font"><text:span text:style-name="T2">r</text:span></text:span>nihil citra demonsseatlo-<text:line-break/>nem dictum est. Et ut ne quis ab Hippocratica sententia<text:line-break/>flectatur, ac citius jam dictis fidem p<text:span text:style-name="Default_20_Paragraph_20_Font"><text:span text:style-name="T2">r</text:span></text:span>aebeat prius quam<text:line-break/>per demonstrationes cogatur, primum sermonem seorfim et<text:line-break/>per fe c<text:span text:style-name="Default_20_Paragraph_20_Font"><text:span text:style-name="T2">o</text:span></text:span>nscripsimus ; postquam vero ille cum convenienti-<text:line-break/>bus ratiocinationibus absolutus est, in hoc libro ipsum in-<text:line-break/>ventorem ac veluti patrem dogmatum venerabimur. <text:span text:style-name="Default_20_Paragraph_20_Font"><text:span text:style-name="T2">Hoc<text:line-break/>est enim justum simulqne decen</text:span></text:span>s <text:span text:style-name="Default_20_Paragraph_20_Font"><text:span text:style-name="T2">praemium eorum, qui<text:line-break/>quodcunque tandem in vita b</text:span></text:span>o<text:span text:style-name="Default_20_Paragraph_20_Font"><text:span text:style-name="T2">num invenerunt, ut inventa<text:line-break/></text:span></text:span>i<text:span text:style-name="Default_20_Paragraph_20_Font"><text:span text:style-name="T2">psarum n</text:span></text:span>o<text:span text:style-name="Default_20_Paragraph_20_Font"><text:span text:style-name="T2">n occultentur, neque hominibu</text:span></text:span>s <text:span text:style-name="Default_20_Paragraph_20_Font"><text:span text:style-name="T2">sint ignota, sad<text:line-break/>tum</text:span></text:span> i<text:span text:style-name="Default_20_Paragraph_20_Font"><text:span text:style-name="T2">psa appareant, tum ratio et methodu</text:span></text:span>s<text:span text:style-name="Default_20_Paragraph_20_Font"><text:span text:style-name="T2">, qua</text:span></text:span>e i<text:span text:style-name="Default_20_Paragraph_20_Font"><text:span text:style-name="T2">psa in-<text:line-break/>venit , c</text:span></text:span>o<text:span text:style-name="Default_20_Paragraph_20_Font"><text:span text:style-name="T2">gno</text:span></text:span>s<text:span text:style-name="Default_20_Paragraph_20_Font"><text:span text:style-name="T2">catur. </text:span></text:span>Sic enim et pro dignitate ipsos in ad-<text:line-break/>miratio<text:span text:style-name="Default_20_Paragraph_20_Font"><text:span text:style-name="T2">n</text:span></text:span>e constitui continget.</text:p>
      <text:h text:style-name="Heading_20_2" text:outline-level="2">Cap. Lli</text:h>
      <text:p text:style-name="P18"><text:s/>Primum igitur, quod semper observandum<text:line-break/>veritatis cultoribus censemus , ut nihil eorum quae manifeste<text:line-break/>apparent, occultetur, etiamsi causae ratiocinationem quam</text:p>
      <text:p text:style-name="P2">maxime incertam habeat,. ob. id ipsum fune Hippocrates cum<text:line-break/>in aliis omnibus, tum vero in sermonibus de respirandi dis-<text:line-break/>ficultate vel maxime laude dignus. Rarus enim et magnus<text:line-break/>spiritus sexcentis quotidie delirantibus .accidere videtur. Ve-<text:line-break/>rum sophistae, qui ejus causam reddere nun possunt (sunt<text:line-break/>autem ii, ut antea monstravimus, qui respirationem iuvo-<text:line-break/>luntarium et naturale opus opinantur j neque fieri ajunt un-<text:line-break/>quam talem difficilis respirationis speciem ; atque propterea<text:line-break/>quod causae ignari sunt, lude ideo substantiam rei evertere<text:line-break/>audent, quum non hac, fed prava <text:span text:style-name="Default_20_Paragraph_20_Font"><text:span text:style-name="T2">t</text:span></text:span>ua opinione eversu, opor-<text:line-break/>teret quae aegris accidunt, observare, ut Hippocrates facie-<text:line-break/>bati <text:span text:style-name="Default_20_Paragraph_20_Font"><text:span text:style-name="T2">Huic enim</text:span></text:span>, inquit, <text:span text:style-name="Default_20_Paragraph_20_Font"><text:span text:style-name="T2">p</text:span></text:span>e<text:span text:style-name="Default_20_Paragraph_20_Font"><text:span text:style-name="T2">rpetu</text:span></text:span>o <text:span text:style-name="Default_20_Paragraph_20_Font"><text:span text:style-name="T2">spiritu</text:span></text:span>s, <text:span text:style-name="Default_20_Paragraph_20_Font"><text:span text:style-name="T2">velut revocan-<text:line-break/>ti, raru</text:span></text:span>s e<text:span text:style-name="Default_20_Paragraph_20_Font"><text:span text:style-name="T2">t magnus ;</text:span></text:span> huic, Philisco videlicet , qui primus<text:line-break/>fcriptus est post tres constitutiones in pruno de morbis po-<text:line-break/>pularibus. Num igitur huic foli spiritum rarum et magnum,<text:line-break/>an etiam assis quibusdam Hippocrates factum vidit ? non<text:line-break/>huic foli, fed et estis multis et ei, qui deinceps scriptus est,</text:p>
      <text:p text:style-name="P2">Silene- nomine. Enumeratis enim et de hoc omnibus , quae<text:line-break/>ipsi aegrotanti acciderunt; sub ipsum sermonis finem haec<text:line-break/>scribit:- <text:span text:style-name="Default_20_Paragraph_20_Font"><text:span text:style-name="T2">Ab initio -huic et perpetuospiritu</text:span></text:span>s <text:span text:style-name="Default_20_Paragraph_20_Font"><text:span text:style-name="T2">raru</text:span></text:span>s, <text:span text:style-name="Default_20_Paragraph_20_Font"><text:span text:style-name="T2">magnu</text:span></text:span>s.<text:line-break/>Rursus autem ini sequentibus aegris , <text:span text:style-name="Default_20_Paragraph_20_Font"><text:span text:style-name="T2">Dromada</text:span></text:span>s , inquit,<text:line-break/><text:span text:style-name="Default_20_Paragraph_20_Font"><text:span text:style-name="T2">uxorem a partit , et omn</text:span></text:span>i<text:span text:style-name="Default_20_Paragraph_20_Font"><text:span text:style-name="T2">bu</text:span></text:span>s <text:span text:style-name="Default_20_Paragraph_20_Font"><text:span text:style-name="T2">alii</text:span></text:span>s <text:span text:style-name="Default_20_Paragraph_20_Font"><text:span text:style-name="T2">ratione saeti</text:span></text:span>s , <text:span text:style-name="Default_20_Paragraph_20_Font"><text:span text:style-name="T2">secunda<text:line-break/>die rigor prehendit. </text:span></text:span>Deinde paululum progressus est, <text:span text:style-name="Default_20_Paragraph_20_Font"><text:span text:style-name="T2">spi-<text:line-break/>ritu</text:span></text:span>s <text:span text:style-name="Default_20_Paragraph_20_Font"><text:span text:style-name="T2">raru</text:span></text:span>s, <text:span text:style-name="Default_20_Paragraph_20_Font"><text:span text:style-name="T2">msighus. </text:span></text:span>Hoc igitur statim in primo die ita<text:line-break/>scripsit, rursus autem de fenta die disserens, sic scribit:<text:line-break/><text:span text:style-name="Default_20_Paragraph_20_Font"><text:span text:style-name="T2">sexta mane superrig</text:span></text:span>n<text:span text:style-name="Default_20_Paragraph_20_Font"><text:span text:style-name="T2">it, cit</text:span></text:span>o <text:span text:style-name="Default_20_Paragraph_20_Font"><text:span text:style-name="T2">percaluit, sudavit unive</text:span></text:span>rso,<text:line-break/><text:span text:style-name="Default_20_Paragraph_20_Font"><text:span text:style-name="T2">extrema fulg</text:span></text:span>i<text:span text:style-name="Default_20_Paragraph_20_Font"><text:span text:style-name="T2">da, deliravit, spiritu</text:span></text:span>s <text:span text:style-name="Default_20_Paragraph_20_Font"><text:span text:style-name="T2">raru</text:span></text:span>s; <text:span text:style-name="Default_20_Paragraph_20_Font"><text:span text:style-name="T2">magnu</text:span></text:span>s. Equi-<text:line-break/>dem in primo lepidemrorum fexdecim aegr<text:span text:style-name="Default_20_Paragraph_20_Font"><text:span text:style-name="T2">o</text:span></text:span>s Hipp cerates<text:line-break/>describens, quater rari et magni spiritus menti<text:span text:style-name="Default_20_Paragraph_20_Font"><text:span text:style-name="T2">o</text:span></text:span>nem facere<text:line-break/>ridetur. At vero praeclari illi sophistae prorsus ne vidisse<text:line-break/>quidem fe ullum aliquem ajunt magnum et rarum spiritum<text:line-break/>ducentem. Verum hoc fortassis ipsis credendum ; neque<text:line-break/>enim aut hanc, aut aliam ullam dyspn<text:span text:style-name="Default_20_Paragraph_20_Font"><text:span text:style-name="T2">o</text:span></text:span>eae differentiam ride-</text:p>
      <text:p text:style-name="P2">runt, quum neque ipsus aegros rideant, fed intus desideant<text:line-break/>prava <text:span text:style-name="Default_20_Paragraph_20_Font"><text:span text:style-name="T2">s</text:span></text:span>ophismata componentes.</text:p>
      <text:h text:style-name="Heading_20_2" text:outline-level="2">C ap. Ill. </text:h>
      <text:p text:style-name="P18">Num igitur amplius etiam alii nobis aegri<text:line-break/>memorandi sunt, quos lu alus opule<text:span text:style-name="Default_20_Paragraph_20_Font"><text:span text:style-name="T2">n</text:span></text:span>tiorum libris. scripsit<text:line-break/>mag<text:span text:style-name="Default_20_Paragraph_20_Font"><text:span text:style-name="T2">n</text:span></text:span>um. et rarum spiritum ducere? an ad rei nunc proposse<text:line-break/>tae fidem haec sufficiunt? Apparet enim Hippoerates , qui<text:line-break/>confessione ac suffragio omnium medicorum in eorum, quae<text:line-break/>aegris accidunt, observatione dilige<text:span text:style-name="Default_20_Paragraph_20_Font"><text:span text:style-name="T2">n</text:span></text:span>tissimus fuit, multus hoc<text:line-break/>modo respirantes vidisse. Verum lu sequenti libro etiam<text:line-break/>aliorum quorundam aegrorum mentionem facere necessarium<text:line-break/>erit, qui magnum et rerum spiritum duxerunt, de qnihus<text:line-break/>in sequentibus libris ipsie Hippocrates scripsit; ad propositam<text:line-break/>autem nunc rem probandam hoc <text:span text:style-name="Default_20_Paragraph_20_Font"><text:span text:style-name="T2">n</text:span></text:span>on erit, quum. ipsa jam<text:line-break/>sit manifesta, sied ad aliarum quarundam quaestionum in rpsu<text:line-break/>de aegris sermone contentarum exuositionem ; fides autem<text:line-break/>etiam ejus rei, quod videlicet multi sic respirent, obiter au-<text:line-break/>genitur. Cujus igitur affectionis hujusmodi spirandi . dissi-<text:line-break/>cultas signisicationem exhibet? .nullius alterius,. praeterquam</text:p>
      <text:p text:style-name="P2">delirii; ob quam causam rh primo libro olere est demonstra-<text:line-break/>tum ; commemorationis autem gratia . etiam nunc paucis re-<text:line-break/>feretur, Revera enim proprium desipientiae. symptoma est,<text:line-break/>magnam et raram; hoc est multo tempore interjecto, re-<text:line-break/>spirationem facere. Quid enim plus inspirare oportebat,<text:line-break/>quum non copiosiore spiritu opus esset? aut per mullum<text:line-break/>tempus, quum liceret per brevius? - Quod vero non co-.<text:line-break/>piosiore aere^ opus habeant qui magnum et rarum spiritum<text:line-break/>inspirant, ipsa raritas ostendit. Omnino enim frequentius<text:line-break/>inspirare urgerentur, si copiosiore i<text:span text:style-name="Default_20_Paragraph_20_Font"><text:span text:style-name="T2">n</text:span></text:span>digerent; quod vero.<text:line-break/>per longum tempus quiescant, signum est non multo opus<text:line-break/>esse ; fed videntur ambo hae tanquam obliviscentis actionis<text:line-break/>affectus este. Etenim immoderatam facere spiritus attra-<text:line-break/>orionem, rursmnque immoderatam quietem, ejus est, qui<text:line-break/>neque quando desinere ab actione oporteat norit, neque<text:line-break/>quando rursus incipere, sed lu utrisque mensuram egreditur<text:line-break/>ob ignorantiam convenientis. Quemadmodum igitur deti-<text:line-break/>plantes saepe postulata matula, quo mejant, obliviscuntur in-</text:p>
      <text:p text:style-name="P2">ferea, neque mi<text:span text:style-name="Default_20_Paragraph_20_Font"><text:span text:style-name="T2">n</text:span></text:span>gunt, nisi quis monuerit, sic quandoquidem<text:line-break/>et respiratio animale opus est, ipsis autem ratio laesa est, ob-<text:line-break/>livrosiores tum circa actiones , tum circa ipsarum interstitia<text:line-break/>fiunt. Amb<text:span text:style-name="Default_20_Paragraph_20_Font"><text:span text:style-name="T2">o</text:span></text:span> itaque, et actiones et quietes, in multo tem-<text:line-break/>pore facientes, h<text:span text:style-name="Default_20_Paragraph_20_Font"><text:span text:style-name="T2">o</text:span></text:span>c modo et mag<text:span text:style-name="Default_20_Paragraph_20_Font"><text:span text:style-name="T2">n</text:span></text:span>itudinem et raritatem circa<text:line-break/>totam respirationem faciunt. Num igitur nos quidem sic<text:line-break/>dicimus, Hippocrates ver<text:span text:style-name="Default_20_Paragraph_20_Font"><text:span text:style-name="T2">o</text:span></text:span> aliter se<text:span text:style-name="Default_20_Paragraph_20_Font"><text:span text:style-name="T2">n</text:span></text:span>sit? .au etiam ille in<text:line-break/>praenoti<text:span text:style-name="Default_20_Paragraph_20_Font"><text:span text:style-name="T2">o</text:span></text:span>nibus in hunc modum scripfit ? <text:span text:style-name="Default_20_Paragraph_20_Font"><text:span text:style-name="T2">spiritu</text:span></text:span>s <text:span text:style-name="Default_20_Paragraph_20_Font"><text:span text:style-name="T2">magnu</text:span></text:span>s<text:line-break/><text:span text:style-name="Default_20_Paragraph_20_Font"><text:span text:style-name="T2">et per multum tempu</text:span></text:span>s <text:span text:style-name="Default_20_Paragraph_20_Font"><text:span text:style-name="T2">desipientiam significat. </text:span></text:span>Quam-<text:line-break/>enim lu prim<text:span text:style-name="Default_20_Paragraph_20_Font"><text:span text:style-name="T2">o</text:span></text:span> epidemioru<text:span text:style-name="Default_20_Paragraph_20_Font"><text:span text:style-name="T2">n</text:span></text:span>r <text:span text:style-name="Default_20_Paragraph_20_Font"><text:span text:style-name="T2">rarum no</text:span></text:span>minavit, hunc i<text:span text:style-name="Default_20_Paragraph_20_Font"><text:span text:style-name="T2">n</text:span></text:span> prae-<text:line-break/>noti<text:span text:style-name="Default_20_Paragraph_20_Font"><text:span text:style-name="T2">o</text:span></text:span>nibus <text:span text:style-name="Default_20_Paragraph_20_Font"><text:span text:style-name="T2">per m</text:span></text:span>ult<text:span text:style-name="Default_20_Paragraph_20_Font"><text:span text:style-name="T2">um tempu</text:span></text:span>s appellarit, mutans n<text:span text:style-name="Default_20_Paragraph_20_Font"><text:span text:style-name="T2">o</text:span></text:span>men<text:line-break/>in <text:span text:style-name="Default_20_Paragraph_20_Font"><text:span text:style-name="T2">o</text:span></text:span>rationem. At enim et lu illis aegris , quibus magnum et<text:line-break/>rarum spiritum fuisse ait, praeter alia sympt<text:span text:style-name="Default_20_Paragraph_20_Font"><text:span text:style-name="T2">o</text:span></text:span>mata etiam de-<text:line-break/>fipientiam scribit. Et in primo quidem omnium Philisco,<text:line-break/>h<text:span text:style-name="Default_20_Paragraph_20_Font"><text:span text:style-name="T2">o</text:span></text:span>c m<text:span text:style-name="Default_20_Paragraph_20_Font"><text:span text:style-name="T2">o</text:span></text:span>d<text:span text:style-name="Default_20_Paragraph_20_Font"><text:span text:style-name="T2">o; N</text:span></text:span>o<text:span text:style-name="Default_20_Paragraph_20_Font"><text:span text:style-name="T2">ctem inquietam tulit, non d</text:span></text:span>o<text:span text:style-name="Default_20_Paragraph_20_Font"><text:span text:style-name="T2">rmivit, penitu</text:span></text:span>s<text:line-break/><text:span text:style-name="Default_20_Paragraph_20_Font"><text:span text:style-name="T2">deliravit. </text:span></text:span>Sic quidem in tertiae diri <text:span text:style-name="Default_20_Paragraph_20_Font"><text:span text:style-name="T2">n</text:span></text:span>arratione. lu quintae<text:line-break/>ver<text:span text:style-name="Default_20_Paragraph_20_Font"><text:span text:style-name="T2">o</text:span></text:span> rursus : <text:span text:style-name="Default_20_Paragraph_20_Font"><text:span text:style-name="T2">s</text:span></text:span>om<text:span text:style-name="Default_20_Paragraph_20_Font"><text:span text:style-name="T2">ni parvi, verba, deliramenta. </text:span></text:span>In secmrdo</text:p>
      <text:p text:style-name="P2">autem aegro, Silano dict<text:span text:style-name="Default_20_Paragraph_20_Font"><text:span text:style-name="T2">o, </text:span></text:span>in secundae diei enarratione,<text:line-break/><text:span text:style-name="Default_20_Paragraph_20_Font"><text:span text:style-name="T2">Modice deliravit</text:span></text:span>, inquit; i<text:span text:style-name="Default_20_Paragraph_20_Font"><text:span text:style-name="T2">n</text:span></text:span> tertia vero ; <text:span text:style-name="Default_20_Paragraph_20_Font"><text:span text:style-name="T2">verba multa, ri-<text:line-break/></text:span></text:span>sus, <text:span text:style-name="Default_20_Paragraph_20_Font"><text:span text:style-name="T2">cantu</text:span></text:span>s, <text:span text:style-name="Default_20_Paragraph_20_Font"><text:span text:style-name="T2">cohibere se non poterat. </text:span></text:span>Et deinde subjun-<text:line-break/>gens uit , <text:span text:style-name="Default_20_Paragraph_20_Font"><text:span text:style-name="T2">Quarta per eadem . </text:span></text:span>Et fiane qu<text:span text:style-name="Default_20_Paragraph_20_Font"><text:span text:style-name="T2">o</text:span></text:span>d Philiscns et<text:line-break/>Sllenus deliraverint, sic meminit. Verum in Dromadae<text:line-break/>uxore , nam et hunc rarum et magnum spiritum habuisse di-<text:line-break/>xit, hoc modo scripsit : <text:span text:style-name="Default_20_Paragraph_20_Font"><text:span text:style-name="T2">sub meridiem multum deliravit, et<text:line-break/></text:span></text:span>ru<text:span text:style-name="Default_20_Paragraph_20_Font"><text:span text:style-name="T2">rsu</text:span></text:span>s <text:span text:style-name="Default_20_Paragraph_20_Font"><text:span text:style-name="T2">cito parum resipuit. </text:span></text:span>Sic quidem in quinta die , de-<text:line-break/>i<text:span text:style-name="Default_20_Paragraph_20_Font"><text:span text:style-name="T2">n</text:span></text:span>de infert, <text:span text:style-name="Default_20_Paragraph_20_Font"><text:span text:style-name="T2">Nocte dormivit, delirav</text:span></text:span>i<text:span text:style-name="Default_20_Paragraph_20_Font"><text:span text:style-name="T2">t. </text:span></text:span>Eodem m<text:span text:style-name="Default_20_Paragraph_20_Font"><text:span text:style-name="T2">o</text:span></text:span>do<text:line-break/>et quae <text:span text:style-name="Default_20_Paragraph_20_Font"><text:span text:style-name="T2">t</text:span></text:span>exto die facta funt describens , in haec verba in-<text:line-break/>quit:- <text:span text:style-name="Default_20_Paragraph_20_Font"><text:span text:style-name="T2">summae partes fu</text:span></text:span>l<text:span text:style-name="Default_20_Paragraph_20_Font"><text:span text:style-name="T2">gidae, deliravit. </text:span></text:span>Sic quidem<text:line-break/>igitur i<text:span text:style-name="Default_20_Paragraph_20_Font"><text:span text:style-name="T2">n</text:span></text:span> primo epidennormn, ubi magni et rari spiritus, ibi-<text:line-break/>dem etiam desipientiae mentionem sarit. Eodem modo<text:line-break/>etiam in sequentibus libris nos monitos facit, nusquam ma-<text:line-break/>gui et rari spiritus mentionem faciens., ubi non etiam ma-<text:line-break/>gui delirii.</text:p>
      <text:h text:style-name="P14" text:outline-level="2">Cap. IV. </text:h>
      <text:p text:style-name="P18">Qu<text:span text:style-name="Default_20_Paragraph_20_Font"><text:span text:style-name="T2">o</text:span></text:span>d igitu<text:span text:style-name="Default_20_Paragraph_20_Font"><text:span text:style-name="T2">r</text:span></text:span> hujusm<text:span text:style-name="Default_20_Paragraph_20_Font"><text:span text:style-name="T2">o</text:span></text:span>di dyspnoeam in de-.<text:line-break/>lirio factam Hippoc<text:span text:style-name="Default_20_Paragraph_20_Font"><text:span text:style-name="T2">r</text:span></text:span>ates saepe viderit lu aegris,. et qu<text:span text:style-name="Default_20_Paragraph_20_Font"><text:span text:style-name="T2">o</text:span></text:span>d uui-<text:line-break/>verfe de ipsa in praenoti<text:span text:style-name="Default_20_Paragraph_20_Font"><text:span text:style-name="T2">o</text:span></text:span>nibus pronunciavit, fatis jam di-<text:line-break/>ctum opinor; confirmabitur tamen nihilominus adhuc et per<text:line-break/>ea, quae deinceps reserentur. Nam et justum fuerat non<text:line-break/>valde multa de ipsa dicere; verum .propter eos, qui lu ra-<text:line-break/>tiocrnationrbus de natura respirationis errarunt, tum p<text:span text:style-name="Default_20_Paragraph_20_Font"><text:span text:style-name="T2">r</text:span></text:span>ae<text:line-break/>contentionis studio impudenter jam altercantur, c<text:span text:style-name="Default_20_Paragraph_20_Font"><text:span text:style-name="T2">o</text:span></text:span>acti su-<text:line-break/>mus et nos plura quam convenit dicere, si qu<text:span text:style-name="Default_20_Paragraph_20_Font"><text:span text:style-name="T2">o</text:span></text:span> mod<text:span text:style-name="Default_20_Paragraph_20_Font"><text:span text:style-name="T2">o</text:span></text:span> que-<text:line-break/>amus ipsos vel nunc tandem ad meliorem mentem <text:span text:style-name="Default_20_Paragraph_20_Font"><text:span text:style-name="T2">r</text:span></text:span>ev<text:span text:style-name="Default_20_Paragraph_20_Font"><text:span text:style-name="T2">o</text:span></text:span>care.<text:line-break/>Nulla scilicet est tinctura; quae tam aegre eluatur quam e<text:span text:style-name="Default_20_Paragraph_20_Font"><text:span text:style-name="T2">o-<text:line-break/></text:span></text:span>rum, qui n<text:span text:style-name="Default_20_Paragraph_20_Font"><text:span text:style-name="T2">o</text:span></text:span>n ratiocinantur, in pravas <text:span text:style-name="Default_20_Paragraph_20_Font"><text:span text:style-name="T2">o</text:span></text:span>piniones affectus;<text:line-break/>neque enim ustis pe<text:span text:style-name="Default_20_Paragraph_20_Font"><text:span text:style-name="T2">r</text:span></text:span>suasionibus rev<text:span text:style-name="Default_20_Paragraph_20_Font"><text:span text:style-name="T2">o</text:span></text:span>cari possunt ipsis innu- .<text:line-break/>triti, ut qui neque in demonstrativis meth<text:span text:style-name="Default_20_Paragraph_20_Font"><text:span text:style-name="T2">o</text:span></text:span>dis exercitati sint,<text:line-break/>neque omnin<text:span text:style-name="Default_20_Paragraph_20_Font"><text:span text:style-name="T2">o</text:span></text:span> aliquod veri et salsi dijudicandi adiumentum<text:line-break/>sibi compararint , imo neque, plerique saltem ipsorum , esse<text:line-break/>velint et hanc sapientiam <text:span text:style-name="Default_20_Paragraph_20_Font"><text:span text:style-name="T2">o</text:span></text:span>dio habeant. Ex luis aliquando<text:line-break/>quispiam aegroto n<text:span text:style-name="Default_20_Paragraph_20_Font"><text:span text:style-name="T2">o</text:span></text:span>bis dem<text:span text:style-name="Default_20_Paragraph_20_Font"><text:span text:style-name="T2">o</text:span></text:span>nstrat<text:span text:style-name="Default_20_Paragraph_20_Font"><text:span text:style-name="T2">o</text:span></text:span> delirante quidem, sed</text:p>
      <text:p text:style-name="P2">neque magnum neque rerum spiritum ducente, deridens,<text:line-break/>imo. potius. impudenter oachlunans, ac tum Hippocrati tum<text:line-break/>nobis illudens abiit, neque rationem nobis reddens, neque.<text:line-break/>audire quicquam sustinens, quamvis d<text:span text:style-name="Default_20_Paragraph_20_Font"><text:span text:style-name="T2">o</text:span></text:span>ctur<text:span text:style-name="Default_20_Paragraph_20_Font"><text:span text:style-name="T2">o</text:span></text:span>s nos promitte-<text:line-break/>remus, non pugnare quod apparebat neque cum nostris di-<text:line-break/>ctis neque cum Hsppocratis scriptis. Hic enim magnum et<text:line-break/>rarum spiritum desipientiae signum esse ait, non tamen fi.<text:line-break/>quis deliret, hunc omnino rarum ac magnum spiritum du-<text:line-break/>cere; atque hoc talum etiam nostra dicta profitentur ; quum<text:line-break/>nihil adulteramus , neque mutemus ex iis , quae ille scripfit,<text:line-break/>scd expolitiones tantum ac demonstrationes app<text:span text:style-name="Default_20_Paragraph_20_Font"><text:span text:style-name="T2">o</text:span></text:span>namus. Si<text:line-break/>vero tibi, bone vir, inquam, inventum est, quod omnibus<text:line-break/>delirantibus rarus et magnus spiritus fiat, palam indicas te<text:line-break/>nihil scriptorum Hippocratis legisse, quamvis te fimules ipfa<text:line-break/>contemnere;. tanquam sane prius legeris. Verum ille qui-<text:line-break/>dem abiit priusquam aliquid utile didicisset. Tu vero quis-<text:line-break/>quis tandem hos- libros versas, fi veritatem revera amas,<text:line-break/>Hippocratem audias in tertio epidemiorum in aegroto quo-</text:p>
      <text:p text:style-name="P1">dam, nomi<text:span text:style-name="Default_20_Paragraph_20_Font"><text:span text:style-name="T2">n</text:span></text:span>e Pythione, sic scribentem in septimi diei enarra-<text:line-break/>tione: <text:span text:style-name="Default_20_Paragraph_20_Font"><text:span text:style-name="T2">Nocte turbatio multa, deliravit, nihil d</text:span></text:span>o<text:span text:style-name="Default_20_Paragraph_20_Font"><text:span text:style-name="T2">rmivit.<text:line-break/></text:span></text:span>Deinde in octavo die sic; <text:span text:style-name="Default_20_Paragraph_20_Font"><text:span text:style-name="T2">sero rursus incaluit, deliravit.<text:line-break/></text:span></text:span>Et postea rursus in. nono : <text:span text:style-name="Default_20_Paragraph_20_Font"><text:span text:style-name="T2">Circa solis occasum inquietus<text:line-break/>erat, delirabat. </text:span></text:span>Ut igitur haec annisu, sic rursus audi, qua-<text:line-break/>lisnam dysp<text:span text:style-name="Default_20_Paragraph_20_Font"><text:span text:style-name="T2">n</text:span></text:span>oeae species huic Pythioni astiterit. Cognosces<text:line-break/>enim -eum neque rarum- neque magnum spiritum duxisse,<text:line-break/>quamvis delirus esset. Mentionem igitur fecit Hippocrates<text:line-break/>difficilis respirationis , quae ipsi accidit, bis per totam nar-<text:line-break/>rationem, tum circa fecundum tum circa octavum diem.<text:line-break/>Verum de octavo die prius apponam, in quo et delirasse et-<text:line-break/>difficulter respirasse hominem ait, sic scribens : <text:span text:style-name="Default_20_Paragraph_20_Font"><text:span text:style-name="T2">octavo</text:span></text:span> m<text:span text:style-name="Default_20_Paragraph_20_Font"><text:span text:style-name="T2">a..<text:line-break/>ne quide</text:span></text:span>m <text:span text:style-name="Default_20_Paragraph_20_Font"><text:span text:style-name="T2">sarum dormivit, siatim vero scigu</text:span></text:span>s, <text:span text:style-name="Default_20_Paragraph_20_Font"><text:span text:style-name="T2">taciturn</text:span></text:span>i-<text:line-break/><text:span text:style-name="Default_20_Paragraph_20_Font"><text:span text:style-name="T2">tu</text:span></text:span>s, <text:span text:style-name="Default_20_Paragraph_20_Font"><text:span text:style-name="T2">spiritu</text:span></text:span>s <text:span text:style-name="Default_20_Paragraph_20_Font"><text:span text:style-name="T2">tenuis et imminutus; sero rursu</text:span></text:span>s <text:span text:style-name="Default_20_Paragraph_20_Font"><text:span text:style-name="T2">incaluit, de-<text:line-break/>liravit. </text:span></text:span>Hic igitur eadem ferie scripsit, et quod spiritus ipsi<text:line-break/>tenuis erat ac imminutus et quod uno et eodem octavo die<text:line-break/>deliravit. Num igitur jam perIovem manifestum est, quod</text:p>
      <text:p text:style-name="P2">non in omni delirio Hippocrates rarum ac magnum spiritum<text:line-break/>fieri alt? Nisi sane putas,. bone vir, immi<text:span text:style-name="Default_20_Paragraph_20_Font"><text:span text:style-name="T2">n</text:span></text:span>utum nihil a<text:line-break/>magno differre ; fi enim hoc putas, manifestum est, quod ne;-.<text:line-break/>que <text:span text:style-name="Default_20_Paragraph_20_Font"><text:span text:style-name="T2">imminuere</text:span></text:span> quid sit nosti, etidem esse putas quod au.-<text:line-break/>gere. Ne igitur a nobis talia discas, sed ad eos, qui prunas<text:line-break/>literas docent, .eas. Ceterum velut elementa non didicerat<text:line-break/>ille, fignificatiouis verbi <text:span text:style-name="Default_20_Paragraph_20_Font"><text:span text:style-name="T2">imminuer</text:span></text:span>e ignarus, sic neque Hip-<text:line-break/>pocratis scripta legerat; omnino enim sexcenties repetisset,.<text:line-break/>et <text:span text:style-name="Default_20_Paragraph_20_Font"><text:span text:style-name="T2">imminuere et imminui et imminutionem, </text:span></text:span>per omnes<text:line-break/>fere numeros et genera et casus ubique- declinata-, et con-<text:line-break/>trarium verbo <text:span text:style-name="Default_20_Paragraph_20_Font"><text:span text:style-name="T2">augere et augmento</text:span></text:span> significantia. Quere<text:line-break/>etiam imminutus <text:span text:style-name="Default_20_Paragraph_20_Font"><text:span text:style-name="T2">spiritu</text:span></text:span>s contrarius utique fuerit aucto. Sic-<text:line-break/>igitur auctus magnus, imminutus parvus esit. . Sic igitur et-<text:line-break/>quum diem fecundam enarrat Pythionis , <text:span text:style-name="Default_20_Paragraph_20_Font"><text:span text:style-name="T2">brevispirum</text:span></text:span> ipsum<text:line-break/>appellat; brevis enim spiratio et actionem et quietem ipsam<text:line-break/>brevem fieri indicat; quemadmodum longa spiratio contra,<text:line-break/>ambo esse producta, quanquam etiamsi alterum <text:span text:style-name="Default_20_Paragraph_20_Font"><text:span text:style-name="T2">sut</text:span></text:span>orum in-</text:p>
      <text:p text:style-name="P1">dicaretur, tamen etiam sic in c<text:span text:style-name="Default_20_Paragraph_20_Font"><text:span text:style-name="T2">o</text:span></text:span>nfess<text:span text:style-name="Default_20_Paragraph_20_Font"><text:span text:style-name="T2">o</text:span></text:span> esset, quod non omni-<text:line-break/>bus delirantibus magnus et rarus spiritus fieret. Rarus enim<text:line-break/>et magnus juxta ambo longus est; et actionem et quietem;<text:line-break/>brevis vero spiratio omnino juxta alteram ipsorum brevis,<text:line-break/>quemadmodum etiam tenuis et imminutus spiritus brevis om-<text:line-break/>nino existit.</text:p>
      <text:h text:style-name="Heading_20_2" text:outline-level="2">Cap. U . </text:h>
      <text:p text:style-name="P18">Ipfe itaque Hippocrates manifeste norit non<text:line-break/>omnibus delirantibus esse necessario spiritum magnum et ra-<text:line-break/>rum; nec certe pugnat hoc cum pronunciato de ejusmodi<text:line-break/>spirandi difficultate. Rarus enim et magnus spfrrtus propri-<text:line-break/>us est delirii, et propterea necessario ipfum .significabit; non<text:line-break/>tamen si quis delicat, necessari<text:span text:style-name="Default_20_Paragraph_20_Font"><text:span text:style-name="T2">o</text:span></text:span> magnum et rarum spiritum<text:line-break/>habet ; n<text:span text:style-name="Default_20_Paragraph_20_Font"><text:span text:style-name="T2">o</text:span></text:span>n enim inseparabllem , fed proprium esse diximus<text:line-break/>delirii rurum et magnum spiritum ; quemadmodum esse ge-<text:line-break/><text:span text:style-name="Default_20_Paragraph_20_Font"><text:span text:style-name="T2">o</text:span></text:span>metram, esse architectum, esse philosophum, esse rhetorem, .<text:line-break/>et esta innumera, quae singula nulli alii adsunt animali, prae-<text:line-break/>torquem homini soli , . et ob id pr<text:span text:style-name="Default_20_Paragraph_20_Font"><text:span text:style-name="T2">o</text:span></text:span>pria -ipsius esse dicuntur,</text:p>
      <text:p text:style-name="P1">non tamen etiam inseparabilia, quemadmodum est ratio<text:span text:style-name="Default_20_Paragraph_20_Font"><text:span text:style-name="T2">n</text:span></text:span>ale ;<text:line-break/>non enim quicquid p<text:span text:style-name="Default_20_Paragraph_20_Font"><text:span text:style-name="T2">r</text:span></text:span>oprium est , statim etiam est insepara-<text:line-break/>hile,.. Quemadmodum autem haec nos improbata ab ipsis<text:line-break/>dialectica docuit, sic etiam quod tale pronunciatum , <text:span text:style-name="Default_20_Paragraph_20_Font"><text:span text:style-name="T2">si ma-<text:line-break/>gnumet rarum spiritum ducit, delirat</text:span></text:span>, neque idem est quod<text:line-break/>hoc) <text:span text:style-name="Default_20_Paragraph_20_Font"><text:span text:style-name="T2">si delirat, magnum et rarum spiritum habet</text:span></text:span>, ecquo<text:line-break/>necessarium est ambo simul esse vera; no<text:span text:style-name="Default_20_Paragraph_20_Font"><text:span text:style-name="T2">n</text:span></text:span> enim reciprocant<text:line-break/>haec inter se mutuo, sed solum invertuntur. <text:span text:style-name="Default_20_Paragraph_20_Font"><text:span text:style-name="T2">- Ut igitur sie-<text:line-break/>mo ol</text:span></text:span>y<text:span text:style-name="Default_20_Paragraph_20_Font"><text:span text:style-name="T2">mpia vincere potest, nisi prius multo tempore sit e:e-<text:line-break/>ereitatus; sic neque veritati sermonum praesidium ascrre,<text:line-break/>qu</text:span></text:span>i <text:span text:style-name="Default_20_Paragraph_20_Font"><text:span text:style-name="T2">n</text:span></text:span>o<text:span text:style-name="Default_20_Paragraph_20_Font"><text:span text:style-name="T2">n didicerit etiam horum luctas. Lt quemadm</text:span></text:span>o<text:span text:style-name="Default_20_Paragraph_20_Font"><text:span text:style-name="T2">dum<text:line-break/>ne cadere quidem decente,- saiunt luctae penitus rudes, sed<text:line-break/>aliquando supini ad terram prostrati, et tenent et sirangu-<text:line-break/>lant et non dimittunt victorem : e</text:span></text:span>o<text:span text:style-name="Default_20_Paragraph_20_Font"><text:span text:style-name="T2">dem m</text:span></text:span>o<text:span text:style-name="Default_20_Paragraph_20_Font"><text:span text:style-name="T2">do arti</text:span></text:span>a <text:span text:style-name="Default_20_Paragraph_20_Font"><text:span text:style-name="T2">serm</text:span></text:span>oni .<text:line-break/><text:span text:style-name="Default_20_Paragraph_20_Font"><text:span text:style-name="T2">nandi rudes saepe manifeste turpissimo casu lapsi, sontu</text:span></text:span>m<text:line-break/><text:span text:style-name="Default_20_Paragraph_20_Font"><text:span text:style-name="T2">abest . at verecundentur, ut etiam vicisse sc ^existiment.<text:line-break/></text:span></text:span>Quemadmodum etiam hic, qui delira<text:span text:style-name="Default_20_Paragraph_20_Font"><text:span text:style-name="T2">n</text:span></text:span>tem nobis demonstra-<text:line-break/>vit parvum spiritum ducentem, atque inde per hoc experi-</text:p>
      <text:p text:style-name="P2">mentum Hippocratis sententiam redarguisse feexistimavit.<text:line-break/>Hic itaque turpissimo casu lapsus , putarit tamen se <text:span text:style-name="Default_20_Paragraph_20_Font"><text:span text:style-name="T2">nos</text:span></text:span> pro-<text:line-break/>stravisse. . Quomodo enim non turpissimus luo duplus est si-<text:line-break/>mul inveniri nihil ex scriptis Hippocratis legisse, et <text:span text:style-name="Default_20_Paragraph_20_Font"><text:span text:style-name="T2">o</text:span></text:span>b id.<text:line-break/>putasse frustra diem, quae deinde scripta sunt ; fimulque ni-<text:line-break/>nil intelligere ex illius dictis, sed obaudire, et idem esse pu-<text:line-break/>tare magnum et rarum spiritum delirii esse signum et ad-<text:line-break/>delirium <text:span text:style-name="Default_20_Paragraph_20_Font"><text:span text:style-name="T2">o</text:span></text:span>mnin<text:span text:style-name="Default_20_Paragraph_20_Font"><text:span text:style-name="T2">o</text:span></text:span> dictam dyspnoeam sequi?. i. Deinde quid<text:line-break/>mirunr est in curandi ratiocinationibus caecutire eos, qur tam<text:line-break/>parva non cognoscunt ? Verum parva ex aliis itidem par-<text:line-break/>vis dependent, quorum nihil pensi habuerunt. Etenim igno-<text:line-break/>rare , quae facultas respirationis actionem gubernet , princi-<text:line-break/>pium est hujusmodi errorum; ignoratum est autem illud,<text:line-break/>propterea quod ante ignoratum suit, unde .propositiones con-<text:line-break/>quirere oporteat ad demo<text:span text:style-name="Default_20_Paragraph_20_Font"><text:span text:style-name="T2">n</text:span></text:span>strationes. Circa hoc enim luctae<text:line-break/>ge<text:span text:style-name="Default_20_Paragraph_20_Font"><text:span text:style-name="T2">n</text:span></text:span>us aut .inexercitati, aut penitus rudes, ejusmodi--casus<text:line-break/>incurrunt; demonstratumque nobis in aliis est, et maxime<text:line-break/>in fecundo de motu musculorum , . quod lu qui respirationem</text:p>
      <text:p text:style-name="P2">involuntarium opus esse dicunt, ex eo quod non potuerint<text:line-break/>a substantia ipsius rei propofitiones ad demonstrationem<text:line-break/>quaerere, sed alia prout occurrerunt, secuti fint, lu erro-<text:line-break/>rem inciderunt, Verum et Hippocrates ipsam rerum natu-<text:line-break/>ram contuitus , et caeteris ut contingentibus posthabitis , in<text:line-break/>universum constanter pronunciavit in praenotionibus.; sisuti<text:line-break/><text:span text:style-name="Default_20_Paragraph_20_Font"><text:span text:style-name="T2">ritu</text:span></text:span>s <text:span text:style-name="Default_20_Paragraph_20_Font"><text:span text:style-name="T2">magnu</text:span></text:span>s <text:span text:style-name="Default_20_Paragraph_20_Font"><text:span text:style-name="T2">et per multum tempus. del</text:span></text:span>i<text:span text:style-name="Default_20_Paragraph_20_Font"><text:span text:style-name="T2">rium significat.<text:line-break/></text:span></text:span>Particulatim vero per apparentia in morbis sermonem ex-<text:line-break/>tremis ad rei certitudi<text:span text:style-name="Default_20_Paragraph_20_Font"><text:span text:style-name="T2">n</text:span></text:span>em experientiis factis probarit; quas,<text:line-break/>opinor, admirabitur qui dictis animum advertere voluerit.<text:line-break/>Discet enim quod omnibus deliriis magnus et rarus spiritus<text:line-break/>ex propria ipsorum ratione comes est, non tamen omnibus<text:line-break/>deliris , sed illis solis , qui non per usiam quandam assectio-<text:line-break/>nem delirio majorem respicationem habent aliter alteratam..<text:line-break/>Concedat autem mihi , ut prius unius aegrotae sentinae ap-<text:line-break/>ponam enarratio<text:span text:style-name="Default_20_Paragraph_20_Font"><text:span text:style-name="T2">n</text:span></text:span>em , quae in tertio epidemiorum est con-<text:line-break/>cripta, ad jam relatorum demonstrationem , et ad eorum, . .</text:p>
      <text:p text:style-name="P2">quae. nunc proposita sunt, inventionem. Auspicatur itaque<text:line-break/>de ipsa sermonem hoc m<text:span text:style-name="Default_20_Paragraph_20_Font"><text:span text:style-name="T2">o</text:span></text:span>do: <text:span text:style-name="Default_20_Paragraph_20_Font"><text:span text:style-name="T2">Jn Thasc Dealcis ux</text:span></text:span>o<text:span text:style-name="Default_20_Paragraph_20_Font"><text:span text:style-name="T2">rem,<text:line-break/>quae in Lero decumbebat, scbris cum horrore acuta ex<text:line-break/>moerore corr</text:span></text:span>i<text:span text:style-name="Default_20_Paragraph_20_Font"><text:span text:style-name="T2">puit; ab initio autem pannis contegebatur , et<text:line-break/>adfinem sempersilens palpabat, vellebat, scalpebat, pilos<text:line-break/>legebat ; lacr</text:span></text:span>y<text:span text:style-name="Default_20_Paragraph_20_Font"><text:span text:style-name="T2">mae et rursum risus ; non dormiebat ; a<text:line-break/>ventre irritati</text:span></text:span>o, <text:span text:style-name="Default_20_Paragraph_20_Font"><text:span text:style-name="T2">nihil prodibat; parum commonita bi-<text:line-break/>bebat; urinae paucae, tenues, scdimentum n</text:span></text:span>o<text:span text:style-name="Default_20_Paragraph_20_Font"><text:span text:style-name="T2">n .habentes;<text:line-break/>fabres ad manum tenues, extremarum partium sargu</text:span></text:span>s ; <text:span text:style-name="Default_20_Paragraph_20_Font"><text:span text:style-name="T2">no-<text:line-break/>n</text:span></text:span>o <text:span text:style-name="Default_20_Paragraph_20_Font"><text:span text:style-name="T2">multum delirabat, et rursus sedata ese silens.</text:span></text:span> Qu<text:span text:style-name="Default_20_Paragraph_20_Font"><text:span text:style-name="T2">o</text:span></text:span>d<text:line-break/>igitur et ab initio et perpetuo haec desipuerit, didicimus;<text:line-break/>neque enim una desipientiae species ipsi accidit, neque vul-<text:line-break/>geris, sed multae et s<text:span text:style-name="Default_20_Paragraph_20_Font"><text:span text:style-name="T2">o</text:span></text:span>rtes, partim silenti, partim loquenti,<text:line-break/>et partim cum lachrymis, partim cum risu. Audiamus au-<text:line-break/>tem deinceps ex Hippocrate qualis dyspn<text:span text:style-name="Default_20_Paragraph_20_Font"><text:span text:style-name="T2">o</text:span></text:span>eae species ipsi<text:line-break/>ob<text:span text:style-name="Default_20_Paragraph_20_Font"><text:span text:style-name="T2">o</text:span></text:span>rta fit. Scribit autem sic : <text:span text:style-name="Default_20_Paragraph_20_Font"><text:span text:style-name="T2">Decimo quarto spiritu</text:span></text:span>s <text:span text:style-name="Default_20_Paragraph_20_Font"><text:span text:style-name="T2">rarus,<text:line-break/>magnu</text:span></text:span>s, <text:span text:style-name="Default_20_Paragraph_20_Font"><text:span text:style-name="T2">per tempu</text:span></text:span>s, <text:span text:style-name="Default_20_Paragraph_20_Font"><text:span text:style-name="T2">et .ru,sus brevejp</text:span></text:span>m<text:span text:style-name="Default_20_Paragraph_20_Font"><text:span text:style-name="T2">a. </text:span></text:span>Hic equidem<text:line-break/>rursus maniscste per opp<text:span text:style-name="Default_20_Paragraph_20_Font"><text:span text:style-name="T2">o</text:span></text:span>sitionem dicta est hrevispira ad</text:p>
      <text:p text:style-name="P2">eam , quae magnum et rarum spiritum habebat. Et nullus<text:line-break/>sane amplius; etiamsi omnino imperitissimus sit, dubitaverit<text:line-break/>de eo, quod non omnibus delirantibus Hippocrates raram et<text:line-break/>magnam respirationem fieri dixerit. Itaque in una et ea-<text:line-break/>dem foemina utriusque difficultatis spirandi ex ordine metui-<text:line-break/>nixi et paululum progressus amplius sic scribit: <text:span text:style-name="Default_20_Paragraph_20_Font"><text:span text:style-name="T2">Vogesim</text:span></text:span>o.<text:line-break/><text:span text:style-name="Default_20_Paragraph_20_Font"><text:span text:style-name="T2">verba multa, et rursu</text:span></text:span>s <text:span text:style-name="Default_20_Paragraph_20_Font"><text:span text:style-name="T2">sedata</text:span></text:span> ast, <text:span text:style-name="Default_20_Paragraph_20_Font"><text:span text:style-name="T2">obmutescens, brevspira.<text:line-break/></text:span></text:span>Deinde ubi diris; <text:span text:style-name="Default_20_Paragraph_20_Font"><text:span text:style-name="T2">vigesimo primo mortua est</text:span></text:span>, ad finem to-<text:line-break/>tius sermo<text:span text:style-name="Default_20_Paragraph_20_Font"><text:span text:style-name="T2">n</text:span></text:span>is haec addit : <text:span text:style-name="Default_20_Paragraph_20_Font"><text:span text:style-name="T2">Huic ad finem spiritus rarus ma-<text:line-break/>g.nus, nihil sentiebat; semper contegebatur.</text:span></text:span></text:p>
      <text:h text:style-name="Heading_20_2" text:outline-level="2">Cap. VI. </text:h>
      <text:p text:style-name="P18">Manifestum igitur est: ex omnibus, quae<text:line-break/>retulimus, Hippoeratem aliquando magnum et rarum.. spui-<text:line-break/>tum delirantibus fieri novisse, aliquando vero ipsius contra-<text:line-break/>rium ; aliquando utrumque in eodem homine singulatim i<text:span text:style-name="Default_20_Paragraph_20_Font"><text:span text:style-name="T2">n-<text:line-break/></text:span></text:span>cidere. Et Iane me tibi demonstraturum esse confido, si<text:line-break/>modo mentem adhibueris, neque perfunctorie quae dicuntur<text:line-break/>audiveris, in ipsis quos descripsit aegris , li<text:span text:style-name="Default_20_Paragraph_20_Font"><text:span text:style-name="T2">n</text:span></text:span>gularum praedi-<text:line-break/>clarum disterentiarmn cau<text:span text:style-name="Default_20_Paragraph_20_Font"><text:span text:style-name="T2">t</text:span></text:span>am ab ipsi, indicari. Initium au-</text:p>
      <text:p text:style-name="P2">tem faciam a postrema nobis ascripta- aegrota Dealeis uxore,<text:line-break/>lu qua omni completo fermone,. deinde ut consuerit, brevi-.<text:line-break/>te<text:span text:style-name="Default_20_Paragraph_20_Font"><text:span text:style-name="T2">r</text:span></text:span> c<text:span text:style-name="Default_20_Paragraph_20_Font"><text:span text:style-name="T2">o</text:span></text:span>ntenta capita rec<text:span text:style-name="Default_20_Paragraph_20_Font"><text:span text:style-name="T2">o</text:span></text:span>lligens, haec scribite.. <text:span text:style-name="Default_20_Paragraph_20_Font"><text:span text:style-name="T2">Huic ad finem<text:line-break/>spiritus rarus, magnu</text:span></text:span>s, <text:span text:style-name="Default_20_Paragraph_20_Font"><text:span text:style-name="T2">nihil omnium sentiebat. </text:span></text:span>Etenim<text:line-break/>unum erat de omnibus et respirationis usus, cujus itidem<text:line-break/>diutius negligens crat ; propterea quod nihil scntiebat; et<text:line-break/>quum per hoo longa quies efficeretu<text:span text:style-name="Default_20_Paragraph_20_Font"><text:span text:style-name="T2">r, </text:span></text:span>rarus spiritus redde-<text:line-break/>batur, nimirum tune primum ad actionem voluntate conci-<text:line-break/>tata , quando p<text:span text:style-name="Default_20_Paragraph_20_Font"><text:span text:style-name="T2">r</text:span></text:span>ope perniciem et suffocationem perveniebat.<text:line-break/>Quemadmodum autem haec foemina pon sufficienter bibebat<text:line-break/><text:span text:style-name="Default_20_Paragraph_20_Font"><text:span text:style-name="T2">(parum enim</text:span></text:span>, inquit, <text:span text:style-name="Default_20_Paragraph_20_Font"><text:span text:style-name="T2">admonita bibebat</text:span></text:span>) , sic neque respira—<text:line-break/>bat, priusquam a violentia suffocationis adm<text:span text:style-name="Default_20_Paragraph_20_Font"><text:span text:style-name="T2">o</text:span></text:span>neretur , multo<text:line-break/>vehementius pungente ac stimulante et ad actionem excitan-<text:line-break/>te, quam qui ad bibendum commone<text:span text:style-name="Default_20_Paragraph_20_Font"><text:span text:style-name="T2">r</text:span></text:span>ent. Ubi ver<text:span text:style-name="Default_20_Paragraph_20_Font"><text:span text:style-name="T2">o</text:span></text:span> jam<text:line-break/>respirare c<text:span text:style-name="Default_20_Paragraph_20_Font"><text:span text:style-name="T2">o</text:span></text:span>episset, rev<text:span text:style-name="Default_20_Paragraph_20_Font"><text:span text:style-name="T2">o</text:span></text:span>cabat nihilominus <text:span text:style-name="Default_20_Paragraph_20_Font"><text:span text:style-name="T2">o</text:span></text:span>mnem priorem<text:line-break/>desectum per magnitudinem actionis, similiter iis, qui in<text:line-break/>moerore et luctu suspirant. Verum issi quidem ob duplicem<text:line-break/>causam- hoc patiuntur, tum quod in curis sibi molestis ver-</text:p>
      <text:p text:style-name="P2">flentur, et ob id rarius ac minus respirantes per multas ex<text:line-break/>oreline actiones, deinde a delectu coacti, omnem ipsum semel<text:line-break/>explere cogantur; tum amplius etiam propte<text:span text:style-name="Default_20_Paragraph_20_Font"><text:span text:style-name="T2">r</text:span></text:span>ea quod in<text:line-break/>moeroribus et spiritus et calo<text:span text:style-name="Default_20_Paragraph_20_Font"><text:span text:style-name="T2">r</text:span></text:span> intus movetu<text:span text:style-name="Default_20_Paragraph_20_Font"><text:span text:style-name="T2">r; </text:span></text:span>in ejusmodi<text:line-break/>vero affectionibus latenter et paulatim multus calor in alto<text:line-break/>coacervatus ubi primum hominem presserit, necesse esiam-<text:line-break/>plius respirare. Verum in affectionibus delirantium neces-<text:line-break/>sitas quidem a prima causa consimilis est; a secunda vero<text:line-break/>non itidem existit; non enim intro magis, quam suras his<text:line-break/>calor movetur, nisi fortuito aliud quoddam symptoma fiat.<text:line-break/>Differunt autem et quod sebriciteut delirantes ab iis, qui<text:line-break/>alias moerore affecti sunt. Atque ipse Hippocrates reperitur<text:line-break/>in ipsis <text:span text:style-name="Default_20_Paragraph_20_Font"><text:span text:style-name="T2">revocationi</text:span></text:span>s vocabulo esse usus, quemadmodum ali-<text:line-break/>bi et de Pullis eo loquens : <text:span text:style-name="Default_20_Paragraph_20_Font"><text:span text:style-name="T2">Hui</text:span></text:span>c <text:span text:style-name="Default_20_Paragraph_20_Font"><text:span text:style-name="T2">spiritu</text:span></text:span>s <text:span text:style-name="Default_20_Paragraph_20_Font"><text:span text:style-name="T2">perpetuo veluti re-<text:line-break/>vocant</text:span></text:span>i? Quid igitur tandem <text:span text:style-name="Default_20_Paragraph_20_Font"><text:span text:style-name="T2">per tempus, </text:span></text:span>et hoc jusium est<text:line-break/>exponere. Si enim deest <text:span text:style-name="Default_20_Paragraph_20_Font"><text:span text:style-name="T2">multum</text:span></text:span>, idem est <text:span text:style-name="Default_20_Paragraph_20_Font"><text:span text:style-name="T2">per tempu</text:span></text:span>s ac<text:line-break/>id, quod in praenotionibus suctum est; <text:span text:style-name="Default_20_Paragraph_20_Font"><text:span text:style-name="T2">spir</text:span></text:span>i<text:span text:style-name="Default_20_Paragraph_20_Font"><text:span text:style-name="T2">tu</text:span></text:span>s <text:span text:style-name="Default_20_Paragraph_20_Font"><text:span text:style-name="T2">magnu</text:span></text:span>s <text:span text:style-name="Default_20_Paragraph_20_Font"><text:span text:style-name="T2">ei</text:span></text:span></text:p>
      <text:p text:style-name="P2"><text:span text:style-name="Default_20_Paragraph_20_Font"><text:span text:style-name="T2">per multum tempus desipientiam significat;</text:span></text:span> verum si hoc<text:line-break/>est , bis .oulequ enter idem lictum -fuerit tum in Dealcis<text:line-break/>uxore tumin adolescente apud Meliboeam ; scribit enim in<text:line-break/>utrisque consimiliter, <text:span text:style-name="Default_20_Paragraph_20_Font"><text:span text:style-name="T2">spiritu</text:span></text:span>s <text:span text:style-name="Default_20_Paragraph_20_Font"><text:span text:style-name="T2">raru</text:span></text:span>s, <text:span text:style-name="Default_20_Paragraph_20_Font"><text:span text:style-name="T2">magnus, per tempus;<text:line-break/></text:span></text:span>li <text:span text:style-name="Default_20_Paragraph_20_Font"><text:span text:style-name="T2">multum</text:span></text:span> apponitur, quod dictum est tale fiet: <text:span text:style-name="Default_20_Paragraph_20_Font"><text:span text:style-name="T2">spiritus<text:line-break/>rarus, magnus, per multum tempus;</text:span></text:span> et bis licetur utique<text:line-break/><text:span text:style-name="Default_20_Paragraph_20_Font"><text:span text:style-name="T2">raru</text:span></text:span>s. An non igitur particulam <text:span text:style-name="Default_20_Paragraph_20_Font"><text:span text:style-name="T2">multum</text:span></text:span> deesse putan-<text:line-break/>dum est; aut certe n<text:span text:style-name="Default_20_Paragraph_20_Font"><text:span text:style-name="T2">o</text:span></text:span>n sic deficere , ut nunc diximus, sed<text:line-break/>aliter et alio modo, ut fit quod dictum est tale : <text:span text:style-name="Default_20_Paragraph_20_Font"><text:span text:style-name="T2">spiritus ma-<text:line-break/>gnus et raru</text:span></text:span>s non continenter, neque consequenter, ded<text:line-break/>per longus tempus ? Si enim continenter et c<text:span text:style-name="Default_20_Paragraph_20_Font"><text:span text:style-name="T2">o</text:span></text:span>nsequenter<text:line-break/>omnes respirati<text:span text:style-name="Default_20_Paragraph_20_Font"><text:span text:style-name="T2">o</text:span></text:span>nes contingat fieri magnas et raras , non ap.<text:line-break/>ponere eum hujusmodi respirationibus <text:span text:style-name="Default_20_Paragraph_20_Font"><text:span text:style-name="T2">per tempus</text:span></text:span>, sed <text:span text:style-name="Default_20_Paragraph_20_Font"><text:span text:style-name="T5">sim</text:span></text:span>-<text:line-break/>pliciter scribere, <text:span text:style-name="Default_20_Paragraph_20_Font"><text:span text:style-name="T2">spiritu</text:span></text:span>s <text:span text:style-name="Default_20_Paragraph_20_Font"><text:span text:style-name="T2">magnus et rarus. </text:span></text:span>Si vero plures<text:line-break/>quidem respirationes non fiant magnae et rarae, incidant<text:line-break/>autem aliquae paucae hujuscemodi, tunc eum sime non sim-<text:line-break/>pliciter <text:span text:style-name="Default_20_Paragraph_20_Font"><text:span text:style-name="T2">spiritum rarum et magnum</text:span></text:span> licere, fied <text:span text:style-name="Default_20_Paragraph_20_Font"><text:span text:style-name="T2">per tempus<text:line-break/></text:span></text:span>app<text:span text:style-name="Default_20_Paragraph_20_Font"><text:span text:style-name="T2">o</text:span></text:span>nere. An otium cum hoc pugnat, quod in Dealcis <text:span text:style-name="Default_20_Paragraph_20_Font"><text:span text:style-name="T5">uxo</text:span></text:span>re</text:p>
      <text:p text:style-name="P2">dictum est in fine totius sermonis? haec enim ait, <text:span text:style-name="Default_20_Paragraph_20_Font"><text:span text:style-name="T2">spiritus<text:line-break/>perpet</text:span></text:span>uo <text:span text:style-name="Default_20_Paragraph_20_Font"><text:span text:style-name="T2">rarus .et magnus ;</text:span></text:span> quamvis superius dixisset in de-<text:line-break/>cimoquarto die, <text:span text:style-name="Default_20_Paragraph_20_Font"><text:span text:style-name="T2">spiritu</text:span></text:span>s <text:span text:style-name="Default_20_Paragraph_20_Font"><text:span text:style-name="T2">raru</text:span></text:span>s <text:span text:style-name="Default_20_Paragraph_20_Font"><text:span text:style-name="T2">et magnus per tempus. </text:span></text:span>Ma-<text:line-break/>nifeste enim quod. nunc: per tempus, hoc in sequentibus ad<text:line-break/>finem dixit. Quid. est igitur- <text:span text:style-name="Default_20_Paragraph_20_Font"><text:span text:style-name="T2">ad finem?</text:span></text:span> id videlicet quod<text:line-break/>usque ad finem per omnem morbum contingit. Verum cum<text:line-break/>hoc pugnare videbitur quod in decimoquarto die est dictum :<text:line-break/><text:span text:style-name="Default_20_Paragraph_20_Font"><text:span text:style-name="T2">spiritu</text:span></text:span>s <text:span text:style-name="Default_20_Paragraph_20_Font"><text:span text:style-name="T2">rarus. et magnu</text:span></text:span>s, <text:span text:style-name="Default_20_Paragraph_20_Font"><text:span text:style-name="T2">per tempus, et rursus brevisp</text:span></text:span>m<text:span text:style-name="Default_20_Paragraph_20_Font"><text:span text:style-name="T2">a.<text:line-break/></text:span></text:span>Quomodo enmr si per omne tempus magnus et rarus erat<text:line-break/>spiritus, <text:span text:style-name="Default_20_Paragraph_20_Font"><text:span text:style-name="T2">et rursu</text:span></text:span>s <text:span text:style-name="Default_20_Paragraph_20_Font"><text:span text:style-name="T2">brevispira</text:span></text:span>, adscriptum est? Siquidem<text:line-break/>enim omnino aliquod tempus luit, in quo brevispira erat,<text:line-break/>non penitus longispira erat. At vero quod perpetuo velit<text:line-break/>ap<text:span text:style-name="Default_20_Paragraph_20_Font"><text:span text:style-name="T2">t</text:span></text:span>am longispiram factam esse, tametsi non per haec verba .in<text:line-break/>derimo quarto die, at lu fine utique, quum ait, <text:span text:style-name="Default_20_Paragraph_20_Font"><text:span text:style-name="T2">adfinem,<text:line-break/></text:span></text:span>manifestum redditur; ac omnes hoc ipfum concedent; qui<text:line-break/>Ilippocratis dictionem audire suutassueti. Non enim semel<text:line-break/>aut bis, fed valde frequenter reperitur apud ipsum <text:span text:style-name="Default_20_Paragraph_20_Font"><text:span text:style-name="T2">adfinem,<text:line-break/></text:span></text:span>neque in alio ullo usurpatum, quam ubi per omue tempus</text:p>
      <text:p text:style-name="P2">indicare vept. Quere h<text:span text:style-name="Default_20_Paragraph_20_Font"><text:span text:style-name="T2">o</text:span></text:span>c dubium pr<text:span text:style-name="Default_20_Paragraph_20_Font"><text:span text:style-name="T2">o</text:span></text:span>rsus manet, sive hoc<text:line-break/>ipsum, <text:span text:style-name="Default_20_Paragraph_20_Font"><text:span text:style-name="T2">adfine</text:span></text:span>m, per tempus significare suspicemur, sive<text:line-break/>aliud quicquam. lin<text:span text:style-name="Default_20_Paragraph_20_Font"><text:span text:style-name="T2">o</text:span></text:span> sa<text:span text:style-name="Default_20_Paragraph_20_Font"><text:span text:style-name="T2">n</text:span></text:span>e neque dubium est; sed frustra<text:line-break/>n<text:span text:style-name="Default_20_Paragraph_20_Font"><text:span text:style-name="T2">o</text:span></text:span>s ipsos ludificamus. Non enim interrumpit, qu<text:span text:style-name="Default_20_Paragraph_20_Font"><text:span text:style-name="T2">o</text:span></text:span>d raro<text:line-break/>incidit, in usio aliqu<text:span text:style-name="Default_20_Paragraph_20_Font"><text:span text:style-name="T2">o</text:span></text:span> e<text:span text:style-name="Default_20_Paragraph_20_Font"><text:span text:style-name="T2">o</text:span></text:span>runi, quae sic dicuntur, universa-<text:line-break/>lem enuntiationem ; quemadmodum , si sic diceremus : huic<text:line-break/>f<text:span text:style-name="Default_20_Paragraph_20_Font"><text:span text:style-name="T2">o</text:span></text:span>eminae per omne quidem tempus magnus et rarus erat spi-<text:line-break/>ritus, inridebat tamen aliquando rar<text:span text:style-name="Default_20_Paragraph_20_Font"><text:span text:style-name="T2">o</text:span></text:span> spirati<text:span text:style-name="Default_20_Paragraph_20_Font"><text:span text:style-name="T2">o</text:span></text:span> brevis. Qu<text:span text:style-name="Default_20_Paragraph_20_Font"><text:span text:style-name="T2">o</text:span></text:span>d</text:p>
      <text:p text:style-name="Normal">... vero hujusm<text:span text:style-name="Default_20_Paragraph_20_Font"><text:span text:style-name="T2">o</text:span></text:span>di serm<text:span text:style-name="Default_20_Paragraph_20_Font"><text:span text:style-name="T2">o</text:span></text:span> ipsi Hipp<text:span text:style-name="Default_20_Paragraph_20_Font"><text:span text:style-name="T2">o</text:span></text:span>crati sit familiaris, cum ex<text:line-break/>aliis libris <text:span text:style-name="Default_20_Paragraph_20_Font"><text:span text:style-name="T2">o</text:span></text:span>stendere licet , tum ex ipso tertio popularium.<text:line-break/>m<text:span text:style-name="Default_20_Paragraph_20_Font"><text:span text:style-name="T2">o</text:span></text:span>rb<text:span text:style-name="Default_20_Paragraph_20_Font"><text:span text:style-name="T2">or</text:span></text:span>um, in qu<text:span text:style-name="Default_20_Paragraph_20_Font"><text:span text:style-name="T2">o</text:span></text:span> etiam haec aegrota conscripta esu Pesti- .<text:line-break/>lentem enim constitutionem enarrans, sic sane incepit: <text:span text:style-name="Default_20_Paragraph_20_Font"><text:span text:style-name="T2">annu</text:span></text:span>s<text:line-break/><text:span text:style-name="Default_20_Paragraph_20_Font"><text:span text:style-name="T2">austrinus, pluviosus, sine sa</text:span></text:span>l<text:span text:style-name="Default_20_Paragraph_20_Font"><text:span text:style-name="T2">tibus perpetuo. </text:span></text:span>Et paululum<text:line-break/>pr<text:span text:style-name="Default_20_Paragraph_20_Font"><text:span text:style-name="T2">o</text:span></text:span>gressus ait: <text:span text:style-name="Default_20_Paragraph_20_Font"><text:span text:style-name="T2">E.tesiae parvi dispe</text:span></text:span>r<text:span text:style-name="Default_20_Paragraph_20_Font"><text:span text:style-name="T2">sim spirarunt. </text:span></text:span>Verum<text:line-break/>ob hoc ipsum stne statibus annum dixit, quod neque alii ulli<text:line-break/>venti, neque qui etestae appellantur, c<text:span text:style-name="Default_20_Paragraph_20_Font"><text:span text:style-name="T2">o</text:span></text:span>ntinenter et insigui-<text:line-break/>ter spiraverint, sed parvi et dispersim; tum Apoll<text:span text:style-name="Default_20_Paragraph_20_Font"><text:span text:style-name="T2">o</text:span></text:span>uium</text:p>
      <text:p text:style-name="P8">Abderitanum decimnmtertium ab hae constitutione scribens,<text:line-break/>postquam de omnibus morbi ipsius diebus rece<text:span text:style-name="Default_20_Paragraph_20_Font"><text:span text:style-name="T2">n</text:span></text:span>suit, adfinem<text:line-break/>tutius sermonis apposuit: <text:span text:style-name="Default_20_Paragraph_20_Font"><text:span text:style-name="T2">Delirus perpetuo;</text:span></text:span>: quamvis paulo<text:line-break/>fupra de ipsio scripsisset his verbis : <text:span text:style-name="Default_20_Paragraph_20_Font"><text:span text:style-name="T2">Circa siig</text:span></text:span>e<text:span text:style-name="Default_20_Paragraph_20_Font"><text:span text:style-name="T2">simumquar-<text:line-break/>tum per lenitudinem., alia quidem in eodem statu, parum<text:line-break/>autem resipiebat. </text:span></text:span>Verum non sufficiens erat ipsum pa-<text:line-break/>rum resipuisse ad hoc, ut totam de aegroto prolatam sen-<text:line-break/>tentiam subverteret; et .ob.id recte dixit, delirus adfinem,<text:line-break/>h<text:span text:style-name="Default_20_Paragraph_20_Font"><text:span text:style-name="T2">o</text:span></text:span>c est, usque ad sinam; qu<text:span text:style-name="Default_20_Paragraph_20_Font"><text:span text:style-name="T2">o</text:span></text:span>d idem valet, quod per totum .<text:line-break/>morbum.</text:p>
      <text:h text:style-name="Heading_20_2" text:outline-level="2">Cap.. VA </text:h>
      <text:p text:style-name="P18">Jam igitur, tandem enim orationi finem<text:line-break/>imponere oportet, <text:span text:style-name="Default_20_Paragraph_20_Font"><text:span text:style-name="T2">per tempu</text:span></text:span>s non idem est ac <text:span text:style-name="Default_20_Paragraph_20_Font"><text:span text:style-name="T2">adfinem..<text:line-break/></text:span></text:span>Et quandoquidem hoc monstratum est, caulam deinceps refe-<text:line-break/>ramus, ob quam aliquibus delirantibus rarus et magnus per<text:line-break/>totum morbmn fit spiritus, aliquibus vero nunquam; et qui-<text:line-break/>busdam per longius tempus raro intercidente aut simpliciter<text:line-break/>diverfo aut etiam c<text:span text:style-name="Default_20_Paragraph_20_Font"><text:span text:style-name="T2">o</text:span></text:span>ntrario ; quibusdam vero vice versa ra-</text:p>
      <text:p text:style-name="P2">ro quidem magnus et rarus , saepe vero aut contrarius aut<text:line-break/>quoquo modo diversus ; quibusdam vero ex aequo uterque.<text:line-break/>In memoriam it<text:span text:style-name="Default_20_Paragraph_20_Font"><text:span text:style-name="T2">a</text:span></text:span>que et hic revocemus ea; quae in primo li-<text:line-break/>bro sunt demousirata de simplicibus affectionibus. Dolorem<text:line-break/>etenim solum in aliqua parte, quae - in respirationibus ruo-<text:line-break/>vetur, factum parvam. et densam.efficere universam respi-<text:line-break/>rationem monstrabatur , delirium vero solum contrariam issi<text:line-break/>ipsi, raram et magnam ; augmentum autem caloris , magnam<text:line-break/>et densam; et contrariam ipsi frigiditatem, parvam et ra-<text:line-break/>ram.. Si igitur. a solo delirio respirationis et integritas con-<text:line-break/>fundatur , magnus et farris erit spiritus perpetuo ; si vero a<text:line-break/>solo dolore, parvus et densus ; si vero ambo concurrant, et<text:line-break/>solor vehementer superet , obscura omnino alteratio ex. de-<text:line-break/>licio erit; si vero moderatus suerit dolor,. aut plus quidem<text:line-break/>ex dolore, minus vero ex delirio, respirationem alterari<text:line-break/>continget, aut rice.verfa, aut aequalite<text:span text:style-name="Default_20_Paragraph_20_Font"><text:span text:style-name="T2">r</text:span></text:span> in utroque. i Neque<text:line-break/>enim delirium omnino tlemoliri potest. alterationem, <text:span text:style-name="Default_20_Paragraph_20_Font"><text:span text:style-name="T2">quae sit<text:line-break/></text:span></text:span>ex dolore, nisi ipsum quidem valde sit magnum et vehemens,</text:p>
      <text:p text:style-name="P2">dolor vero parvus et obsumus ; at dolor ubi -ve<text:span text:style-name="Default_20_Paragraph_20_Font"><text:span text:style-name="T5">hem</text:span></text:span>ens su—<text:line-break/>erit, perfecte evincit respirationis difficultatem, quae ex de-<text:line-break/>lirio induceretur, ut ne prorsus compareat. Sic etiam si<text:line-break/>cum alia quadam assectionedelirium complicetur, respirationis<text:line-break/><text:span text:style-name="Default_20_Paragraph_20_Font"><text:span text:style-name="T2">t</text:span></text:span>peciem alias aliam efficit-, quatenus aut superat, aut supe-<text:line-break/>ratur, aut aequabilitate pollet, aut nunc quidem, si ita con-<text:line-break/>tingat, superat, rursus ver<text:span text:style-name="Default_20_Paragraph_20_Font"><text:span text:style-name="T2">o</text:span></text:span> in alio. temp ore morbi superatur.<text:line-break/>Monstrabimus igitu<text:span text:style-name="Default_20_Paragraph_20_Font"><text:span text:style-name="T2">r</text:span></text:span>, quodetiamhocspsumin libris epidemio-<text:line-break/>ru m docet, per conscriptos in ipsis aegrotos. Monstrabitur<text:line-break/>autem evidenter et manifeste, ubi prius paucum quiddam de<text:line-break/>Hippocratis .propositu praefati fuerimus. Existimant enim<text:line-break/>veteres . omnia , quae aegris conthrguu t, nisum consc<text:span text:style-name="Default_20_Paragraph_20_Font"><text:span text:style-name="T2">r</text:span></text:span>ibere,<text:line-break/>velut T<text:span text:style-name="T17">h</text:span>ucydidem ;. verum res non ita habet, sed hoc ipsum<text:line-break/>est,. in quo ver maxime contraria sunt Hippocratis et Thu-<text:line-break/>cydr.dis scripta. Thucydides enim omnia scribit etiam resto-<text:line-break/>tis nota, nihil ipsorum penitus praetermittens ; Hippocrates<text:line-break/>vero pauca ex iis; quae ad tutam affectionem pertinent, in .</text:p>
      <text:p text:style-name="P2">qua aegr<text:span text:style-name="Default_20_Paragraph_20_Font"><text:span text:style-name="T2">o</text:span></text:span>tus est periclitatus; multa vero alia ab idiotis qui-<text:line-break/>dem neglecta, ar<text:span text:style-name="Default_20_Paragraph_20_Font"><text:span text:style-name="T5">tifici</text:span></text:span>osam ver<text:span text:style-name="Default_20_Paragraph_20_Font"><text:span text:style-name="T2">o</text:span></text:span> et .exactam cognitionem ex.<text:line-break/>lubentia, et quae etiam optimos melicos saepe latere possunt.<text:line-break/>Hic cele<text:span text:style-name="Default_20_Paragraph_20_Font"><text:span text:style-name="T2">r</text:span></text:span> in interp<text:span text:style-name="Default_20_Paragraph_20_Font"><text:span text:style-name="T2">r</text:span></text:span>etando, et nihil, quod n<text:span text:style-name="Default_20_Paragraph_20_Font"><text:span text:style-name="T2">o</text:span></text:span>n magnope<text:span text:style-name="Default_20_Paragraph_20_Font"><text:span text:style-name="T2">r</text:span></text:span>e<text:line-break/>juvet, scribendum libi ducens, ridebitur tibi ru<text:span text:style-name="Default_20_Paragraph_20_Font"><text:span text:style-name="T2">r</text:span></text:span>sus propria<text:line-break/>mente em<text:span text:style-name="Default_20_Paragraph_20_Font"><text:span text:style-name="T2">o</text:span></text:span>veri , quando etiam quae penitus non sunt facta<text:line-break/>aegro, scribit, hoc ipsirm insuper indicans, quod non fint<text:line-break/>facta; qui enim etiam ex factis plurima omittit, non videbi-.<text:line-break/>tnr in non factis tempus terens delirare ? Verum fi melita- .<text:line-break/>tus esses ob eandem causam tum illa relinqui,, tum haec feri-<text:line-break/>bi, tunc sane opluor te ipsum esse admiraturum ; neque enim<text:line-break/>vulgaria, neque quae quilibet medicus assequi queat, hic -<text:line-break/>fcripfit. li Dem<text:span text:style-name="Default_20_Paragraph_20_Font"><text:span text:style-name="T2">o</text:span></text:span>nstratum est autem de his nobis tum in aliis<text:line-break/>multis libris tum in iis, qui sunt de .Hippocratis dissectione<text:line-break/>feripti, nec minus etiam in iis, qui de Thucydidis peste.<text:line-break/>Horum igitur memor , . haud difficulter intelliges ea quae di-<text:line-break/>centor ; demonstrabo enim, quamvis praeter opinionem hoc-<text:line-break/>esse videbitur, mult<text:span text:style-name="Default_20_Paragraph_20_Font"><text:span text:style-name="T2">o</text:span></text:span>s difficulter spirantes esse lu morbis po-</text:p>
      <text:p text:style-name="P2">p<text:span text:style-name="Default_20_Paragraph_20_Font"><text:span text:style-name="T2">o</text:span></text:span>laribus conscriptus , verum Hippocratem n<text:span text:style-name="Default_20_Paragraph_20_Font"><text:span text:style-name="T5">ihil</text:span></text:span> de difficili<text:line-break/>ipsorum respiratione dixisse, propterea quodmanifesta erat<text:line-break/>et omnibus medicis perspicua. Si enim aut. pectus aut co-<text:line-break/>stas aut partes circa claviculas aut fauces alicui inflammari<text:line-break/>contigit, et ob id parvus ac densus spiritus necessario fequu-<text:line-break/>tus est, ut in superiore .libro est demonstratum; Hippocrates<text:line-break/>neque difficilis respirationis speciem , neque omnino , quod<text:line-break/>difficulter spirans factus fit, scribere dignatus esu Multam<text:line-break/>enim et frequentem hujusmodi dyspnoeae speciem quotidie<text:line-break/>fere ridere est et in peripneumonicis et pleuriticis et lu an-<text:line-break/>gina , ac simpliciter lu omnibus quibus aliqua pars thoracis<text:line-break/>ac pulmonis est inflammata. Quin et hepatis iusiammatio -<text:line-break/>nes , praesertim gibbae ejus partis , et splenis , et maxime<text:line-break/>ipsius capitis; itemque peritonaei ; ejusmodi difficilis fpira-<text:line-break/>tionis species sequitur. Imo etiam quibus ventriculus in-<text:line-break/>flammatus est, et magis si os et stomachus ipsius,. et quibus<text:line-break/>membrana aliqua aut musculus circa praecordia, aut ipsimi<text:line-break/>adeo septum transversum , his omnibus parvus et densus fit</text:p>
      <text:p text:style-name="P2">fpiritus. Saepe vero etiam intestinum aliquod tenue, et<text:line-break/>maxime ex. iis, quae ad jejunum sunt et superiores coli par-.<text:line-break/>tes, nrajori iusiammatione correptum-, ita hominem dissicul-<text:line-break/>ter coegit spirare. Per inflammationem autem nunc intel-<text:line-break/>ligendus est durus et calidus et d<text:span text:style-name="Default_20_Paragraph_20_Font"><text:span text:style-name="T2">o</text:span></text:span>leus tumor , quemadmo-<text:line-break/>dum et Erafistrato vocare consuetudo est, et recentioribus<text:line-break/>melicis omnibus; quandoquidem veteres ita phlogosiu no-<text:line-break/>minasse nem<text:span text:style-name="Default_20_Paragraph_20_Font"><text:span text:style-name="T2">o</text:span></text:span> fere ignorat. Demonstratum est autem in li-<text:line-break/>bro hunc praecedente ob quid et hydropicis et iis, qui sc<text:line-break/>aut potu aut cibis supra modum expleverunt, et praegnan-<text:line-break/>tibus, et prominentem ventrem habentibus, parvus et den-<text:line-break/>sus fiat spiritus, et universim loquendo, omnibus quibus<text:line-break/>aliquod respiratorium organum coarctatur. Sic enim et<text:line-break/>asthmatiris et pulmonariis et suppuratis, et quibus spina<text:line-break/>dorsi magnopere dsstorta est, et quibus crudorum.tubereulo-<text:line-break/>tum collectio vel in thorace vel iit pulmone, ac denique<text:line-break/>omnibus, quibus scirrhus, aut alius quispiam tumor insignis<text:line-break/>.in quibuscumque praedictis partibus existit , necessarium est<text:line-break/>parvum et densum spiritum ducere. Ili igitur neque vul—</text:p>
      <text:p text:style-name="P1">geres quidem medicos latere possunt, neque affectiones rpfio-<text:line-break/>rum , ad quas necessario fequitur spirandi difficultas. Nam<text:line-break/>et assectus manifesti funt , et species dyspnoeae evidens est,<text:line-break/>et plerisque tantum n<text:span text:style-name="Default_20_Paragraph_20_Font"><text:span text:style-name="T2">on</text:span></text:span> quotidie contingit. Verum , quod<text:line-break/>Hippocrates nihil .ex tam manifestis scribat, saepe demonstra-<text:line-break/>tiun esu Thucydides enim quae aegris contingunt velut idiota<text:line-break/>idiotis conscripsit; Hippocrates vero ut artifex artifiribus.<text:line-break/>t C ap. VIII. Dicamus igitur jam etiam ipsos difficulter<text:line-break/>spirantes aegrotos, in quibus non dignatus est non solum<text:line-break/>speciem difficilis respirationis, sed neque ipsimi hoc solum<text:line-break/>simpliciter dicere, quod difficulter spiraverint. Quoniam<text:line-break/>vero septem sunt in universum opulentiorum libri, et ex<text:line-break/>his septimus manifeste spurius esse omnibus ridetur, inro<text:span text:style-name="Default_20_Paragraph_20_Font"><text:span text:style-name="T2">r</text:span></text:span>et<text:line-break/>recentior ac interpolatus ; quintus vero non magni Hippo-<text:line-break/>cratis Heraclidae filii, fed j unior is filii Draconis ; secundus<text:line-break/>vero ac quartus et textus ab . aliquibus llippooratis filii,<text:line-break/>ab aliis vero ipsius Hippocratis esse putantur, non tamen<text:line-break/>opera; neque Graecis divulganda, feti commentarii potius</text:p>
      <text:p text:style-name="P2">esse ; quibusdam vero, qui mihi accuratius librorum vim ex-<text:line-break/>pendisse videntur, a Thelfal<text:span text:style-name="Default_20_Paragraph_20_Font"><text:span text:style-name="T2">o</text:span></text:span> con<text:span text:style-name="Default_20_Paragraph_20_Font"><text:span text:style-name="T2">s</text:span></text:span>cript<text:span text:style-name="Default_20_Paragraph_20_Font"><text:span text:style-name="T2">o</text:span></text:span>s esse quinque libros<text:line-break/>c<text:span text:style-name="Default_20_Paragraph_20_Font"><text:span text:style-name="T2">o</text:span></text:span>njectura est ; du<text:span text:style-name="Default_20_Paragraph_20_Font"><text:span text:style-name="T2">o</text:span></text:span>s autem esse magni Hipp<text:span text:style-name="Default_20_Paragraph_20_Font"><text:span text:style-name="T2">o</text:span></text:span>cralis , et ob id<text:line-break/>sane inscriptos esse <text:span text:style-name="Default_20_Paragraph_20_Font"><text:span text:style-name="T2">Libros</text:span></text:span> ex parva tabelia ; Thessalo vide-<text:line-break/>licet omnia, quae pater <text:span text:style-name="Default_20_Paragraph_20_Font"><text:span text:style-name="T2">s</text:span></text:span>uus scrip<text:span text:style-name="Default_20_Paragraph_20_Font"><text:span text:style-name="T2">s</text:span></text:span>erat, in idem coacervare<text:line-break/>studente , quo nihil deperiret ; <text:span text:style-name="Default_20_Paragraph_20_Font"><text:span text:style-name="T2">s</text:span></text:span>olus autem reliquos ex his<text:line-break/>septem libris Hippocralis magni esse fere ab omnibus con-<text:line-break/>cestum est, nempe primum et tertium; <text:span text:style-name="Default_20_Paragraph_20_Font"><text:span text:style-name="T2">proinde</text:span></text:span> rasioni con-<text:line-break/>Iëntaneum mihi Vi<text:span text:style-name="Default_20_Paragraph_20_Font"><text:span text:style-name="T2">s</text:span></text:span>um est primum aegrot<text:span text:style-name="Default_20_Paragraph_20_Font"><text:span text:style-name="T2">o</text:span></text:span>s his in libris<text:line-break/>conscript<text:span text:style-name="Default_20_Paragraph_20_Font"><text:span text:style-name="T2">o</text:span></text:span>s in manus <text:span text:style-name="Default_20_Paragraph_20_Font"><text:span text:style-name="T2">s</text:span></text:span>umere; postea vero etiam e<text:span text:style-name="Default_20_Paragraph_20_Font"><text:span text:style-name="T2">o</text:span></text:span>s , qui<text:line-break/>in aliis epidemiorum libris prodili sunt, ipsis statim anne-<text:line-break/>ctere, prout <text:span text:style-name="Default_20_Paragraph_20_Font"><text:span text:style-name="T2">s</text:span></text:span>ermonis con<text:span text:style-name="Default_20_Paragraph_20_Font"><text:span text:style-name="T2">s</text:span></text:span>ortium postulaverit, esiam quae-<text:line-break/>cunque in aliis ipsius scriptis de respirandi difficultate dicta<text:line-break/>funt. Et sane primi omnium Anaxionis mentionem facia-<text:line-break/>mus, <text:span text:style-name="Default_20_Paragraph_20_Font"><text:span text:style-name="T2">quem,</text:span></text:span> velut ip<text:span text:style-name="Default_20_Paragraph_20_Font"><text:span text:style-name="T2">s</text:span></text:span>e ait, <text:span text:style-name="Default_20_Paragraph_20_Font"><text:span text:style-name="T2">febris acuta prehendit; lateris<text:line-break/>dextri dolor continuus , tussivit aridas , neque primis die-<text:line-break/>bus expuebat. </text:span></text:span>Ac primum hoc ipsum demonstremus, cur<text:line-break/>tandem, quum breviloquus sit Hippocrates , licuissetque ipsi</text:p>
      <text:p text:style-name="P2">uno yerbo,.quod pleuriticus erat.Anaxion, elicere, sic rela-<text:line-break/>lis hujus- morbi symptomatis, per illa magis dignatus sitsa-<text:line-break/>cere deipso enarrationem i Neque enim tusis ipsi mos est,<text:line-break/>sed plane contrarius , . ad unum nomen et caput particularia<text:line-break/>semper reducere. a. Neque vero verisimile est nunc eum sur-<text:line-break/>tnito fio scribere, qui .nihil quicquam temere scribat. Quae-<text:line-break/>nam est igitur causa? Singulis morbis in su n t symptomata<text:line-break/>alia necessario, alia ut plurimum. Eorum ipsorum, quae<text:line-break/>necessario insunt, plores sunt differentiae ; quaedam saepissi-<text:line-break/>rne .videntur, et ob id naturae morbi propria esse creduntur;<text:line-break/>quaedam rar<text:span text:style-name="Default_20_Paragraph_20_Font"><text:span text:style-name="T2">o</text:span></text:span> admodum et ob rem aliquam praecipuam, pri-<text:line-break/>vatini obortam. Hippocrates igitur quum consuetae species<text:line-break/>symptomatum extiterint, tunc sane finio . universali morbi<text:line-break/>numine .-contentus est; .quum vero aliquid ex raris incidit,<text:line-break/>post: universalem et communem totius morbi .appellationem<text:line-break/>statim illud ap<text:span text:style-name="Default_20_Paragraph_20_Font"><text:span text:style-name="T2">t</text:span></text:span>um discriminat ; quod fi plures aliquando con-<text:line-break/>spiciat affectionum species, i quae singulae, supra ^communem<text:line-break/>et consuetam naturam propria distinctione. opus.. habeant</text:p>
      <text:p text:style-name="P2">tunc univer<text:span text:style-name="Default_20_Paragraph_20_Font"><text:span text:style-name="T2">s</text:span></text:span>ale quidem transgreditur , enumerat autem sta-.<text:line-break/>tim lingula particularia, tanquam rane exibis etiam illud ma-<text:line-break/>nifestunr stati Pleuriticis itaque necessario accidit .et lateris<text:line-break/>dolo<text:span text:style-name="Default_20_Paragraph_20_Font"><text:span text:style-name="T2">r, </text:span></text:span>et cum febre, et respi<text:span text:style-name="Default_20_Paragraph_20_Font"><text:span text:style-name="T2">r</text:span></text:span>andi difficultas et- tussis: non<text:line-break/>enim datur plemiticum esse, cui non omnia haec ausint;<text:line-break/>verum educi quicquam ab inflammatione una cum tussi, non<text:line-break/>quidem necessarium est,- ut plurimum tamen contingit. Sic<text:line-break/>ve<text:span text:style-name="Default_20_Paragraph_20_Font"><text:span text:style-name="T2">r</text:span></text:span>o etiam eorum, quae educuntur, forma subrubra, aut<text:line-break/>snbllava, aut fprunosa existit. Quemadmodum autem in jam<text:line-break/>dictis aliud consuetum , aliud peregrinum est ; sic etiam lu<text:line-break/>ipsis , quae necessario accidunt, quaedam formae saepissime,<text:line-break/>quaedam raro ridentur. Hippocrates itaque in propositu<text:line-break/>nunc. aegroto .Anaxione., quum particulares affectiones .di-<text:line-break/>stinctione indigerent,. ut quae rarioris formae essent, lis au-<text:line-break/>tem distinctis plemiticum concursum manifeste cognitum<text:line-break/>iri videret, supervacaneum existimarit scribere, quod em-<text:line-break/>.nisio .circa conscriptionem intelligi poterat. <text:span text:style-name="Default_20_Paragraph_20_Font"><text:span text:style-name="T2">Debris en</text:span></text:span>im,<text:line-break/>inquit, <text:span text:style-name="Default_20_Paragraph_20_Font"><text:span text:style-name="T2">a</text:span></text:span>c<text:span text:style-name="Default_20_Paragraph_20_Font"><text:span text:style-name="T2">uta corripuit, et dextri lateris d</text:span></text:span>o<text:span text:style-name="Default_20_Paragraph_20_Font"><text:span text:style-name="T2">lor c</text:span></text:span>o<text:span text:style-name="Default_20_Paragraph_20_Font"><text:span text:style-name="T2">ntinuus,</text:span></text:span></text:p>
      <text:p text:style-name="P2"><text:span text:style-name="Default_20_Paragraph_20_Font"><text:span text:style-name="T2">et t ussit de aridas, </text:span></text:span>tussiculae videlicet. N<text:span text:style-name="Default_20_Paragraph_20_Font"><text:span text:style-name="T2">o</text:span></text:span>n solum igitur,<text:line-break/>quod febris fuit, <text:span text:style-name="Default_20_Paragraph_20_Font"><text:span text:style-name="T2">s</text:span></text:span>ed etiam qualisnam, didicisti ; <text:span text:style-name="Default_20_Paragraph_20_Font"><text:span text:style-name="T2">acuta enim,<text:line-break/></text:span></text:span>inquit; et non solum quod lateris dolor, sed esiam qualis,<text:line-break/>nempe continuus; et non solum quod tusses, sed etiam<text:line-break/>quae et quales, nimirum aridae, neque quicquam expuentes.<text:line-break/>In eodem autem hoc sermone didicisse et quod pleuriticus<text:line-break/>fuerit hic homo; nulli enim ex omnibus morbis praedicta-<text:line-break/>vum affectionum concursus adest, praeterquam pleuritidL<text:line-break/>Una itaque oratione et quod pleutitide conflictatus sit homo<text:line-break/>et qualis haec ipsa fuerit ostensum est. Quando vero re-<text:line-break/>spirandi difficultas necessario pleuritidem sequitur, scribere<text:line-break/>omisit, quod difficile spiraret. Si namque et de hac quic-<text:line-break/>quam peregrinum ac rarum, quod diceret, habuisset, non<text:line-break/>utique tacuisset; quum vero scilicet consuetam speciem ser-<text:line-break/>varet, merito omisit. Quemadinodum autem haec reliquit,<text:line-break/>sic alia ascripsit, quae neque necessario pleuriticis adsunt,<text:line-break/>neque ut plurimum , neque ex dictis intelligi possunt. lu-<text:line-break/>quit enim, <text:span text:style-name="Default_20_Paragraph_20_Font"><text:span text:style-name="T2">siticulosus. vigilans, urinae autem coloratae.<text:line-break/>multae, tenues ;</text:span></text:span> deinde inserens, <text:span text:style-name="Default_20_Paragraph_20_Font"><text:span text:style-name="T2">sexto deliru</text:span></text:span>m <text:span text:style-name="Default_20_Paragraph_20_Font"><text:span text:style-name="T2">, ad caltfe</text:span></text:span></text:p>
      <text:p text:style-name="P2"><text:span text:style-name="Default_20_Paragraph_20_Font"><text:span text:style-name="T2">ct</text:span></text:span>o<text:span text:style-name="Default_20_Paragraph_20_Font"><text:span text:style-name="T2">ria ver</text:span></text:span>o <text:span text:style-name="Default_20_Paragraph_20_Font"><text:span text:style-name="T2">nihil remittebat.</text:span></text:span> Horum nihil neque necessa-<text:line-break/>rio pleuriticis adest neque ut plurimum. Si vero et septi-<text:line-break/>mi diei audiveris enarrationem, adhuc manifestius cognosces<text:line-break/>voluntatem viri.. Habet autem hoc modo : <text:span text:style-name="Default_20_Paragraph_20_Font"><text:span text:style-name="T2">septimo die ma-<text:line-break/>gi</text:span></text:span>s <text:span text:style-name="Default_20_Paragraph_20_Font"><text:span text:style-name="T2">laboravit, fabr</text:span></text:span>is <text:span text:style-name="Default_20_Paragraph_20_Font"><text:span text:style-name="T2">enim ino</text:span></text:span>le<text:span text:style-name="Default_20_Paragraph_20_Font"><text:span text:style-name="T2">vit, et d</text:span></text:span>o<text:span text:style-name="Default_20_Paragraph_20_Font"><text:span text:style-name="T2">lore</text:span></text:span>s <text:span text:style-name="Default_20_Paragraph_20_Font"><text:span text:style-name="T2">n</text:span></text:span>o<text:span text:style-name="Default_20_Paragraph_20_Font"><text:span text:style-name="T2">n remise-<text:line-break/>ruat, tusse</text:span></text:span>s<text:span text:style-name="Default_20_Paragraph_20_Font"><text:span text:style-name="T2">que in</text:span></text:span>f<text:span text:style-name="Default_20_Paragraph_20_Font"><text:span text:style-name="T2">estabant, ac dejsiculter spirabat. </text:span></text:span>Hic<text:line-break/>sane difficilis spirationis mentionem ferit, hominem male as-<text:line-break/>fici conclusurus, inte<text:span text:style-name="Default_20_Paragraph_20_Font"><text:span text:style-name="T2">r</text:span></text:span> alia etiam ipsam recensens, quae a<text:line-break/>principio quidem ipsi inciderant , non cessaverant tamen ne-<text:line-break/>que remiserant. Febres enim etiam increvisse affi<text:span text:style-name="Default_20_Paragraph_20_Font"><text:span text:style-name="T2">r</text:span></text:span>mat; re-.<text:line-break/>liqua vero tria ( quatuor enim sunt comperta , quae pleuri-<text:line-break/>ticum concursum perficiunt j eadem permansisse ait, dolores,<text:line-break/>tusses ac difficilem spirationem, ab ipsa morbi substantia eol- -<text:line-break/>figens ratiorinando, hominem laboriose affici. Si enim. ex<text:line-break/>affectionibus ipsum morbum con sii tuentibus, quae quatuor<text:line-break/>e<text:span text:style-name="Default_20_Paragraph_20_Font"><text:span text:style-name="T2">r</text:span></text:span>ant, tres quideur eodem modo habentes permanebant, .<text:line-break/>qua<text:span text:style-name="Default_20_Paragraph_20_Font"><text:span text:style-name="T2">r</text:span></text:span>ta vero etiam deterior reddebatur, omnibus manifestum<text:line-break/>est, quod homo male habebat. Quate palam rides eum dis- .</text:p>
      <text:p text:style-name="P2">ficilis respirationis mentionem pr<text:span text:style-name="Default_20_Paragraph_20_Font"><text:span text:style-name="T2">o</text:span></text:span>pterea fecisse, qu<text:span text:style-name="Default_20_Paragraph_20_Font"><text:span text:style-name="T2">o</text:span></text:span>d ea<text:line-break/>opus suerit ad c<text:span text:style-name="Default_20_Paragraph_20_Font"><text:span text:style-name="T2">o</text:span></text:span>nstitutionis m<text:span text:style-name="Default_20_Paragraph_20_Font"><text:span text:style-name="T2">o</text:span></text:span>rbi praenoti<text:span text:style-name="Default_20_Paragraph_20_Font"><text:span text:style-name="T2">o</text:span></text:span>nem , alias ipsi-<text:line-break/>us haud ullam mentionem facturus. Et <text:span text:style-name="Default_20_Paragraph_20_Font"><text:span text:style-name="T2">o</text:span></text:span>b id primum hunc<text:line-break/>aegrum ex omnibus proposui, ut ostendam eum non male<text:line-break/>nunc difficilis respirationis mentionem facere , de qua per<text:line-break/>initia nihil dixit , qu<text:span text:style-name="Default_20_Paragraph_20_Font"><text:span text:style-name="T2">o</text:span></text:span>d p<text:span text:style-name="Default_20_Paragraph_20_Font"><text:span text:style-name="T2">r</text:span></text:span>orsus ea non opus esset. Si enim<text:line-break/>mentem adhibueris dictioni, invenies ipsam hoc indicare.<text:line-break/><text:span text:style-name="Default_20_Paragraph_20_Font"><text:span text:style-name="T2">septim</text:span></text:span>o, inquit, <text:span text:style-name="Default_20_Paragraph_20_Font"><text:span text:style-name="T2">magis labora</text:span></text:span>b<text:span text:style-name="Default_20_Paragraph_20_Font"><text:span text:style-name="T2">it, nam et fabris increvit,<text:line-break/></text:span></text:span>inquit, <text:span text:style-name="Default_20_Paragraph_20_Font"><text:span text:style-name="T2">et dolore</text:span></text:span>s non remiserunt , tussesque infestabant] ac<text:line-break/>difficulter fpirabat. Hic enim, ut dixi, unum quidem <text:span text:style-name="Default_20_Paragraph_20_Font"><text:span text:style-name="T2">malum<text:line-break/></text:span></text:span>increvisse ostendit,. reliqua. vero manere in eodem statu.<text:line-break/>Nam quod ostendit per hoc, <text:span text:style-name="Default_20_Paragraph_20_Font"><text:span text:style-name="T2">non remiserunt</text:span></text:span>, id ip<text:span text:style-name="Default_20_Paragraph_20_Font"><text:span text:style-name="T5">simi</text:span></text:span> etiam<text:line-break/>in reliquis tussibus, et difficili spiratione, ex communi in-<text:line-break/>telligere oportet, quum familiarissima fit ejusmodi loquendi<text:line-break/>ratio non Hipp<text:span text:style-name="Default_20_Paragraph_20_Font"><text:span text:style-name="T2">o</text:span></text:span>crati f<text:span text:style-name="Default_20_Paragraph_20_Font"><text:span text:style-name="T2">o</text:span></text:span>tum, fed et assis veteribus fere omni-<text:line-break/>bus. Ut enim dolores nihil remittebant, sic etiam tusses in-<text:line-break/>lassabant, eodem modo fodicet, nihil remittentes; et dissi-<text:line-break/>culter spirans erat , eodem videlicet modo , nihil remitte<text:span text:style-name="Default_20_Paragraph_20_Font"><text:span text:style-name="T2">n</text:span></text:span>te<text:line-break/>difficili spiratione. Qum et .ipfa vox <text:span text:style-name="Default_20_Paragraph_20_Font"><text:span text:style-name="T2">erat</text:span></text:span> idem ac <text:span text:style-name="Default_20_Paragraph_20_Font"><text:span text:style-name="T2">simi-</text:span></text:span></text:p>
      <text:p text:style-name="P2"><text:span text:style-name="Default_20_Paragraph_20_Font"><text:span text:style-name="T2">liter ut prius. </text:span></text:span>Non enim. difficulter spirans factus est, dis<text:line-break/>xit , quamvis dicere potuisset ; e.t magis utique quum omnia<text:line-break/>alia dixisset, si circa septimum haec affectio insuper accestis-<text:line-break/>set, cum non fuisset prius ;fed neo accessit videlicet; omni-<text:line-break/>uo enim a principio ipsam cum aliis consistere oportebat,<text:line-break/>Recte itaque Hippocrates docuit, lu principio quidem .enar—<text:line-break/>rationis ip<text:span text:style-name="Default_20_Paragraph_20_Font"><text:span text:style-name="T2">t</text:span></text:span>am omittens, postea vero ejus mentionem faciens:<text:line-break/>At vero in aliis multis aegrotis ut in principio omisit, sic<text:line-break/>neque in progressu sermonis difficilis spirationis mentionem<text:line-break/>facere videtur. Caeterum omnes ipsos deinceps nseribam,<text:line-break/>tum qui in primo epidemiorum, ut dixi, tum qui in tertio<text:line-break/>sunt conscripti, ubi prius appofuero , quae desunt adhuc ex-<text:line-break/>positioni in praescriptum aegrotum. Quemadmodum igitur<text:line-break/>eum difficulter spirasse ex ipsa morbi natura cognovissemus,<text:line-break/>etiamsi non postea ab ipso Hippocrate lictum esset; sic etiam<text:line-break/>difficilis spirationis . speciem ipsi parvammc densam spisse<text:line-break/>non obcurum est, etiamsi Hippocrates non scribat. Ut enim<text:line-break/>quod pleuritici difficulter spirent apparet, sic etiam quod</text:p>
      <text:p text:style-name="P2">parvum ac densam spirationem habeant... Diximus autem<text:line-break/>antea Hippocralem nihil eorum, quae etiam aliis manifeste<text:line-break/>cognoscuntur, scribere. - At etiam deliravit Ine homo ; dicit<text:line-break/>igitur sic de ipso : <text:span text:style-name="Default_20_Paragraph_20_Font"><text:span text:style-name="T2">sexto delirus. </text:span></text:span>Sed hoc quidem non<text:line-break/>ut morbum natura sua mentem percellentem,. sed ut affectum<text:line-break/>validarum pleuritidum consectarium , non sane commutatio-<text:line-break/>nem ex dolore superaturum erat , neque per se ipsum distr-<text:line-break/>cilis . respirationis speciem formatorum; verum quum dolor<text:line-break/>lateris vehemens existeret, per fe ipsum omnino respiratio-<text:line-break/>nem alteraturus erat Si autem ex hyp<text:span text:style-name="Default_20_Paragraph_20_Font"><text:span text:style-name="T2">o</text:span></text:span>thesi dol<text:span text:style-name="Default_20_Paragraph_20_Font"><text:span text:style-name="T2">o</text:span></text:span>r obscu-<text:line-break/>rus fuisset, delirium vero vehemens , omnino sane aut per-<text:line-break/>lecte delirium dolorem superasset;- aut certe plurimum; at-<text:line-break/>que ita per totum morbum talis aegrotus magnum et rarum<text:line-break/>spiritum duxisset; aut ut plurimum quidem sic, raro autem<text:line-break/>parvum et densum; et hoc prius Hippocrates prorsus sigui-<text:line-break/>ficasset , ut in adolescente Meliboeo ; huic enim et hypo-<text:line-break/>chondrii tensic quaedam submosses erat, fed et magno-<text:line-break/>pere despuebat. Scribit itaque de tensione quidem sic;</text:p>
      <text:p text:style-name="P2"><text:span text:style-name="Default_20_Paragraph_20_Font"><text:span text:style-name="T2">hypochondrii tensio submolli</text:span></text:span>a, <text:span text:style-name="Default_20_Paragraph_20_Font"><text:span text:style-name="T2">oblonga ex utrisque. </text:span></text:span>De de-<text:line-break/>sipientia vero sic : <text:span text:style-name="Default_20_Paragraph_20_Font"><text:span text:style-name="T2">decimo die sensim deliravit, decimo quarto<text:line-break/>multum delirabat, vigesimo furebat</text:span></text:span>, inquit. Sola itaque<text:line-break/>vox <text:span text:style-name="Default_20_Paragraph_20_Font"><text:span text:style-name="T7">ἐ</text:span></text:span><text:span text:style-name="Default_20_Paragraph_20_Font">ζ</text:span><text:span text:style-name="Default_20_Paragraph_20_Font"><text:span text:style-name="T7">εμἀνη</text:span></text:span><text:span text:style-name="Default_20_Paragraph_20_Font"><text:span text:style-name="T12"> </text:span></text:span>i. e<text:span text:style-name="Default_20_Paragraph_20_Font"><text:span text:style-name="T2">. furebat</text:span></text:span>, sufficiebat ad delirii magnitudinem<text:line-break/>indicandam ; fed et quod moderatus esset ac taciturnus ado-<text:line-break/>lescens, non parum magnitudinem delirii auget; siquidem<text:line-break/>sane et in praedictionum libro, <text:span text:style-name="Default_20_Paragraph_20_Font"><text:span text:style-name="T2">responsiones temerarias,</text:span></text:span> ne-<text:line-break/>dum deliria ipsa, <text:span text:style-name="Default_20_Paragraph_20_Font"><text:span text:style-name="T2">malas esse ait in modestis;</text:span></text:span> neque enim<text:line-break/>alterius rei gratia in decimi diei enarratione, ea quae ad mo-<text:line-break/>res adolescentis pertinent, adscripsit. Ut vero ne putare-<text:line-break/>mus, propterea quod scriptum est<text:span text:style-name="Default_20_Paragraph_20_Font"><text:span text:style-name="T2">, deliravit sensim,</text:span></text:span> sim...<text:line-break/>pIex quoddam et vulgare esse delirium, ob id sane infert,<text:line-break/><text:span text:style-name="Default_20_Paragraph_20_Font"><text:span text:style-name="T2">erat autem moderatus et taciturnus</text:span></text:span>, per quae omnia vehe..<text:line-break/>mentium delirii indicavit. At vero tensionem hypochon-<text:line-break/>drli ex utraque parte , fortassis putaverit aliquis parvum ac<text:line-break/>densum spiritum effecturam ; verum per ea quae de ipsa sicri-<text:line-break/>psit, rasione ostendit spsam a delirio victam esse; neque enim</text:p>
      <text:p text:style-name="P2">simpliciter dixit, <text:span text:style-name="Default_20_Paragraph_20_Font"><text:span text:style-name="T2">erat autem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i tensi</text:span></text:span>o, sied appo-<text:line-break/>fuit, <text:span text:style-name="Default_20_Paragraph_20_Font"><text:span text:style-name="T2">submolli</text:span></text:span>a; ostendens, quod non suerit cum magno .tu—<text:line-break/>more. Molle enim est vacuum. Ex verbo autem o<text:span text:style-name="Default_20_Paragraph_20_Font"><text:span text:style-name="T2">bl</text:span></text:span>o<text:span text:style-name="Default_20_Paragraph_20_Font"><text:span text:style-name="T2">nga<text:line-break/></text:span></text:span>contrarium ostendit ei, quod ipfe saepe dicit, <text:span text:style-name="Default_20_Paragraph_20_Font"><text:span text:style-name="T2">h</text:span></text:span>y<text:span text:style-name="Default_20_Paragraph_20_Font"><text:span text:style-name="T2">poch</text:span></text:span>o<text:span text:style-name="Default_20_Paragraph_20_Font"><text:span text:style-name="T2">ndri</text:span></text:span>o<text:line-break/><text:span text:style-name="Default_20_Paragraph_20_Font"><text:span text:style-name="T2">revulso. </text:span></text:span>Quum enim a septo transverso tenditur, tunc<text:line-break/>quidem revestitur ac totum occultatur , ad thoracem tra- -<text:line-break/>ctum; quum vero ab aliqua infra sita parte, tu<text:span text:style-name="Default_20_Paragraph_20_Font"><text:span text:style-name="T2">n</text:span></text:span>c sane ob-<text:line-break/>longa ipsa tensio apparet; non esit enim quicquam ante situm,<text:line-break/>quod ipsam occultet , ut in thorace fiunt tum costae spuriae,<text:line-break/>tum ipsum pectus. Non solum igitur ex sus palam est, para<text:line-break/>vam. omnino. fuisse affectionem circa hypocbondrium ad dif-<text:line-break/>fidilis respirationis generationem, sed et ex eo quod Hippo-<text:line-break/>crates de ipsius dolore nihil ascripserit, non taciturnus, si<text:line-break/>cum dolore fuisset, quum ipsi mos. fit, ut nihil ejusmodi re-<text:line-break/>rum negligenter praetereat Si igitur haec ipsa omnino<text:line-break/>erant parva ( neque enim tumor aliquis magnus erat in ipsi,,<text:line-break/>neque dolor, neque septum transversum premebat, sed per<text:line-break/>totum extendebatur ventrem] delirio vero contra nihil dvj.</text:p>
      <text:p text:style-name="P2">erat; quo minus maximum et gravissimum esset; pro ratione<text:line-break/>utique ab ip lo- penitus evicta est hypochondrii affectio,. ut<text:line-break/>ob id per totum morbum respiratio rara et magna sit facta.<text:line-break/>Et propterea Hippocrates utriusque .simul meminit, tum spe-<text:line-break/>ciei difficilis spirationis tum hypochondrii affectionis. Ha-<text:line-break/>bet autem ita textus r <text:span text:style-name="Default_20_Paragraph_20_Font"><text:span text:style-name="T2">spiritu</text:span></text:span>s <text:span text:style-name="Default_20_Paragraph_20_Font"><text:span text:style-name="T2">raru</text:span></text:span>s, <text:span text:style-name="Default_20_Paragraph_20_Font"><text:span text:style-name="T2">magnu</text:span></text:span>s <text:span text:style-name="Default_20_Paragraph_20_Font"><text:span text:style-name="T2">, per tempu</text:span></text:span>s,<text:line-break/><text:span text:style-name="Default_20_Paragraph_20_Font"><text:span text:style-name="T2">h</text:span></text:span>y<text:span text:style-name="Default_20_Paragraph_20_Font"><text:span text:style-name="T2">pochondrii tensi</text:span></text:span>o <text:span text:style-name="Default_20_Paragraph_20_Font"><text:span text:style-name="T2">submolli</text:span></text:span>a <text:span text:style-name="Default_20_Paragraph_20_Font"><text:span text:style-name="T2">t</text:span></text:span> ut ne quis negligenter prae-<text:line-break/>tereat sermonem, fed duas deinceps legens affectiones, con-<text:line-break/>trariam difficilis respirationis speciem efficere solitas , conti-<text:line-break/>deret causam, cur omnino quidemsuperet delirium, vinca-<text:line-break/>tur autem hypochondrii tensio. Verum nos <text:span text:style-name="Default_20_Paragraph_20_Font"><text:span text:style-name="T2">t</text:span></text:span>une et causam<text:line-break/>diximus et mentem viri exposuimus , et oportet nos jam<text:line-break/>alio digressos reliquam propositi sermonis partem explicare.<text:line-break/>Quum enim delirium perfecte vicerit contrariam affectionem,<text:line-break/>ipfum folum per propriam- vim respirationem alter at; velut<text:line-break/>in praescripto lictum est adolescentulo si qui in tertio epide-<text:line-break/>uno<text:span text:style-name="Default_20_Paragraph_20_Font"><text:span text:style-name="T2">r</text:span></text:span>um ultimus recensetur. At vero lanosi etiam dolore</text:p>
      <text:p text:style-name="P1">perfecte exuperante, nihil appareat difficultatis spirandi de-<text:line-break/>lirii confectariae, in Anaxione demonstravimus, qui et ipse<text:line-break/>in .tertio epidemiorum scriptus est octavus a pestilenti con-<text:line-break/>fututione. In Dealcis autem rursus uxore, cujus esiam an-<text:line-break/>tea mensionem fecimus, octava ab hoc, decimaquinta post<text:line-break/>pestilentem constituti<text:span text:style-name="Default_20_Paragraph_20_Font"><text:span text:style-name="T2">o</text:span></text:span>nem scripta , ut plurimum quidem de-<text:line-break/>serium exuperat, raro vero exuperatur; verum verba paulo<text:line-break/>ante, quum exponerem quid significet, <text:span text:style-name="Default_20_Paragraph_20_Font"><text:span text:style-name="T2">per tempus,</text:span></text:span> ascripsi;<text:line-break/>nunc vero affectiones ipsas pugnantes referam , fequuturus<text:line-break/>et hic <text:span text:style-name="Default_20_Paragraph_20_Font"><text:span text:style-name="T2">s</text:span></text:span>erm<text:span text:style-name="Default_20_Paragraph_20_Font"><text:span text:style-name="T2">o</text:span></text:span>nes ab Hippocrate prolatos. Nulia itaque do-<text:line-break/>furis affectio huic mulierculae accidisse videtur, praevaluit<text:line-break/>autem persrigeratio , marcescente inlito calore; ex eo enim<text:line-break/>.quod scriptum est de ip<text:span text:style-name="Default_20_Paragraph_20_Font"><text:span text:style-name="T2">s</text:span></text:span>a : <text:span text:style-name="Default_20_Paragraph_20_Font"><text:span text:style-name="T2">Pebres ad manum tenues, exire-<text:line-break/>marum partium frigus</text:span></text:span>, hoc ostenditur et ex eo , quod <text:span text:style-name="Default_20_Paragraph_20_Font"><text:span text:style-name="T2">per<text:line-break/>totum morbum contegebatur;</text:span></text:span> quum enim dixisset, <text:span text:style-name="Default_20_Paragraph_20_Font"><text:span text:style-name="T2">ab initio<text:line-break/>autem contegebatur, </text:span></text:span>postea in fine totius narrationis<text:line-break/><text:span text:style-name="Default_20_Paragraph_20_Font"><text:span text:style-name="T2">semper contegebatur</text:span></text:span> ait. Quin et ex moerore initium<text:line-break/>sumpsisse, bi<text:span text:style-name="Default_20_Paragraph_20_Font"><text:span text:style-name="T2">s</text:span></text:span> contentis- Quid enim inquit? <text:span text:style-name="Default_20_Paragraph_20_Font"><text:span text:style-name="T2">Eebris cum</text:span></text:span></text:p>
      <text:p text:style-name="P2"><text:span text:style-name="Default_20_Paragraph_20_Font"><text:span text:style-name="T2">horrore ex moerore corripuit. </text:span></text:span>Sed et ipsa febris horrifica<text:line-break/>eandem ob causam facta est. Et sane etiam hoc, quod po-<text:line-break/>tulenta ventrem pertransirent, neque parv<text:span text:style-name="Default_20_Paragraph_20_Font"><text:span text:style-name="T2">o</text:span></text:span> tempore c<text:span text:style-name="Default_20_Paragraph_20_Font"><text:span text:style-name="T2">o</text:span></text:span>n-<text:line-break/>sistentia , maximum signum est innatum calorem extingui.<text:line-break/>Quin et cutis arida nihil aliud est quam resiccata. Deperit<text:line-break/>autem una cum ejusmodi siccitatibus innatus calor. At ve-<text:line-break/>ro, quod haec omnia in ipsa facta sint, docent haec verba.<text:line-break/><text:span text:style-name="Default_20_Paragraph_20_Font"><text:span text:style-name="T2">Decimo septimo enim,</text:span></text:span> inquit, <text:span text:style-name="Default_20_Paragraph_20_Font"><text:span text:style-name="T2">irritationes a ventre turbu-<text:line-break/>lentae, postea vero ipsi potus pertransibant, neque coustste-<text:line-break/>bant, omnino nihil scntiebat, cutis aridae circumtepsio.<text:line-break/></text:span></text:span>dure igitur per totum morbum magnus et rarus spiritus prae-<text:line-break/>valuit; intercedebat autem aliquando esiam brevis, persta-<text:line-break/>gerationes sequens. In memoriam autem revocabo etiam<text:line-break/>nunc ipsos textus, ut antea jam ascripsi: <text:span text:style-name="Default_20_Paragraph_20_Font"><text:span text:style-name="T2">Decimo quarto spi-<text:line-break/>ritus rarus, magnus, per tempus, et russus brev</text:span></text:span>i<text:span text:style-name="Default_20_Paragraph_20_Font"><text:span text:style-name="T2">spira.<text:line-break/>Vigesimo verba multa, rursus sedata esu taciturna, brevi-<text:line-break/>spira. Vigesimo primo mortua est. Huic perpetuo spiri-<text:line-break/>tue rarus, magnus. </text:span></text:span>Hic igitur delirium perfrigerationem</text:p>
      <text:p text:style-name="P2">superabat, et propterea raro quidem hrevispira, per omnem<text:line-break/>vero morbumlongisplia observata est. Vice ver<text:span text:style-name="Default_20_Paragraph_20_Font"><text:span text:style-name="T2">s</text:span></text:span>a inPytluone,<text:line-break/>cujus jam antea memini, brevis spirabo per totum quidem mor-<text:line-break/>bum erst, raro autem quandoque longa spiratio contingebat;<text:line-break/><text:span text:style-name="Default_20_Paragraph_20_Font"><text:span text:style-name="T2">atque sol</text:span></text:span> rasione; duae enim opponebantur delirio affectiones<text:line-break/>brevis spirationis causae, dolor et .perltigeratio , quae ambae<text:line-break/>parvam respirationem facere <text:span text:style-name="Default_20_Paragraph_20_Font"><text:span text:style-name="T2">s</text:span></text:span>olent; verum dolor cum densi-<text:line-break/>tale, perfIigeratio vero cum raritate. Eum itaque delirasse,<text:line-break/>saepe scriptum est apertis verbis ab ip<text:span text:style-name="Default_20_Paragraph_20_Font"><text:span text:style-name="T2">s</text:span></text:span>o Hippocrate , ut hoc<text:line-break/>quidem neminem latere possit; <text:span text:style-name="Default_20_Paragraph_20_Font"><text:span text:style-name="T2">s</text:span></text:span>ed neque dolor in alvo, nam<text:line-break/>et hic aperte sic scriptus est: <text:span text:style-name="Default_20_Paragraph_20_Font"><text:span text:style-name="T2">.in alvo gravitas cum dolere;<text:line-break/></text:span></text:span>quod vero perIIigeratus fuisset, et insitus calor c<text:span text:style-name="Default_20_Paragraph_20_Font"><text:span text:style-name="T2">o</text:span></text:span>ntabesce^<text:line-break/>ret; .clarum ex his fit: <text:span text:style-name="Default_20_Paragraph_20_Font"><text:span text:style-name="T2">Secundo circa medium diem frigu</text:span></text:span>s<text:line-break/><text:span text:style-name="Default_20_Paragraph_20_Font"><text:span text:style-name="T2">extremarum part</text:span></text:span>i<text:span text:style-name="Default_20_Paragraph_20_Font"><text:span text:style-name="T2">um , verum magis circa manus et caput.<text:line-break/></text:span></text:span>Deinde consequenter in tertii dici enarralione: <text:span text:style-name="Default_20_Paragraph_20_Font"><text:span text:style-name="T2">fero circa<text:line-break/>salis ioccnsitm sulfrtg .factus est parum. </text:span></text:span>In quarto autem<text:line-break/>dic non <text:span text:style-name="Default_20_Paragraph_20_Font"><text:span text:style-name="T2">s</text:span></text:span>olum frigus, <text:span text:style-name="Default_20_Paragraph_20_Font"><text:span text:style-name="T2">s</text:span></text:span>ed esiam quod recalefactus sit post<text:line-break/>tempus^. afcriptmn est. Clarius autem adhuc de octavo die<text:line-break/>narrans: <text:span text:style-name="Default_20_Paragraph_20_Font"><text:span text:style-name="T2">mane quidem</text:span></text:span> i <text:span text:style-name="Default_20_Paragraph_20_Font"><text:span text:style-name="T2">dormivit,</text:span></text:span> inquit, <text:span text:style-name="Default_20_Paragraph_20_Font"><text:span text:style-name="T2">parum, statim au-</text:span></text:span></text:p>
      <text:p text:style-name="P2"><text:span text:style-name="Default_20_Paragraph_20_Font"><text:span text:style-name="T2">te</text:span></text:span>m <text:span text:style-name="Default_20_Paragraph_20_Font"><text:span text:style-name="T2">scigus; sero excale</text:span></text:span>f<text:span text:style-name="Default_20_Paragraph_20_Font"><text:span text:style-name="T2">actus est</text:span></text:span> , rursus item 1n decimo<text:line-break/>die, <text:span text:style-name="Default_20_Paragraph_20_Font"><text:span text:style-name="T2">multum fagu</text:span></text:span>s, ait. Ex his igitur manifestum est , fri-<text:line-break/>gus etiam, non solum dolorem et delirium suille Pythioni.<text:line-break/>Quod vero praevaluerit quidem brevis spiratio, suerit autem<text:line-break/>et quaedam longa spiratio , perspicuum ex secundi diei enar-<text:line-break/>ratione redditur. Sic enim scriptum est; <text:span text:style-name="Default_20_Paragraph_20_Font"><text:span text:style-name="T2">Rrevejpfrus ad<text:line-break/>tempu</text:span></text:span>s <text:span text:style-name="Default_20_Paragraph_20_Font"><text:span text:style-name="T2">multum. </text:span></text:span>Hoc enim quod ait, ad tempus multum,<text:line-break/>indicat non fotum scisse brevem spirationem, sed et ipsam<text:line-break/>longam spirati<text:span text:style-name="Default_20_Paragraph_20_Font"><text:span text:style-name="T2">o</text:span></text:span>nem ab illa funeratam. Porro hic Pythion<text:line-break/>in tertio epidemiorum scriptus est tertius post nestileutem<text:line-break/>constitutionem. Quare licet uuicuique per fe diutius in ip-<text:line-break/>sius senis sermonibus immorari , ne nos omnes ipsos asari-<text:line-break/>bendo longum sermonem faciamus.</text:p>
      <text:h text:style-name="Heading_20_2" text:outline-level="2">Cap. IX.</text:h>
      <text:p text:style-name="P18"><text:s/>Enimver<text:span text:style-name="Default_20_Paragraph_20_Font"><text:span text:style-name="T2">o</text:span></text:span>, quod nullam dictionem his a<text:line-break/>nobis prolatis contrariam volentes praetermittamus; mari-<text:line-break/>me is crediderit, qui ad ipsos. libros legendos accesserit. Ob<text:line-break/>idque indicamus nos, tum in quo libro aeger, de quocunque<text:line-break/>tandem nobis subinde sermo fit; Scriptus sit, tum quotus</text:p>
      <text:p text:style-name="P2">aut a principio , aut a constituti<text:span text:style-name="Default_20_Paragraph_20_Font"><text:span text:style-name="T2">o</text:span></text:span>ne numerandi ex<text:span text:style-name="Default_20_Paragraph_20_Font"><text:span text:style-name="T2">or</text:span></text:span>dio fa-<text:line-break/>cto, ut .ne quis cunctetur ob haec,. et circa inventionem pigri-<text:line-break/>testu aut citra experimentum nobis eredat, quod minime<text:line-break/>expetimus, aut nos suspect<text:span text:style-name="Default_20_Paragraph_20_Font"><text:span text:style-name="T2">o</text:span></text:span>s habeat tanquam qui scripta de-<text:line-break/>pr avemus, quod multi interp<text:span text:style-name="Default_20_Paragraph_20_Font"><text:span text:style-name="T2">r</text:span></text:span>etes fece<text:span text:style-name="Default_20_Paragraph_20_Font"><text:span text:style-name="T2">r</text:span></text:span>unt. Verum illi<text:line-break/>p<text:span text:style-name="Default_20_Paragraph_20_Font"><text:span text:style-name="T2">r</text:span></text:span>opterea libros silent ac v<text:span text:style-name="Default_20_Paragraph_20_Font"><text:span text:style-name="T2">o</text:span></text:span>lentes celant , ex quibus ire-<text:line-break/>queritur adscribunt dictiones; nos ver<text:span text:style-name="Default_20_Paragraph_20_Font"><text:span text:style-name="T2">o</text:span></text:span> non ipsius solum, fied<text:line-break/>et locos ipsos ac capita indicamus , quo quae volumus facili-<text:line-break/>us reperiri queant; <text:span text:style-name="Default_20_Paragraph_20_Font"><text:span text:style-name="T2">t</text:span></text:span>rimus enim firmiorem fidem habituros<text:line-break/>illos eorum, quae dicimus, qui totum libri locum legerint,<text:line-break/>ex quo textum ascribimus. Caeterum praedictorum aegro- -<text:line-break/>tum mentionem nos facere <text:span text:style-name="Default_20_Paragraph_20_Font"><text:span text:style-name="T2">s</text:span></text:span>erm<text:span text:style-name="Default_20_Paragraph_20_Font"><text:span text:style-name="T2">o</text:span></text:span>nis sequela coegit, quum<text:line-break/>vellemus ostendere, quonam m<text:span text:style-name="Default_20_Paragraph_20_Font"><text:span text:style-name="T2">o</text:span></text:span>do interdum fidum deliri-<text:line-break/>tuu spirandi <text:span text:style-name="Default_20_Paragraph_20_Font"><text:span text:style-name="T13">dissicu.lt-.</text:span></text:span>.tem efficiat, contrariam eyincens affe-<text:line-break/>ctionem; inte<text:span text:style-name="Default_20_Paragraph_20_Font"><text:span text:style-name="T2">r</text:span></text:span>dum vero penitus Inperatum etiam ipsum eva-<text:line-break/>nescat, atque interdum quidem, ut plurimum exuperet , ra-<text:line-break/>ro intercidente diversis spirandi difficultate ; aliquando vero<text:line-break/>exuperetur, rere ipsum apparens. Et jam sime perspicuum</text:p>
      <text:p text:style-name="P2">est id, quod a principio dicebamus , ,nempe cui magnus et<text:line-break/>rarus.est.spiritus, huic omnino esse etiam delirium; cui vero<text:line-break/>delirium, huic non omnino magnum et rarum esse spiritum.</text:p>
      <text:h text:style-name="Heading_20_2" text:outline-level="2">Cap. X. </text:h>
      <text:p text:style-name="P18">Quod autem p<text:span text:style-name="Default_20_Paragraph_20_Font"><text:span text:style-name="T2">r</text:span></text:span>opositis deest, id o<text:span text:style-name="Default_20_Paragraph_20_Font"><text:span text:style-name="T2">r</text:span></text:span>ationi<text:line-break/>addamus, omnes aegrotos tum in- primo tum in tortio epi-<text:line-break/>demiorum scriptos percu<text:span text:style-name="Default_20_Paragraph_20_Font"><text:span text:style-name="T2">rr</text:span></text:span>entes , a primo usque ad ultimum<text:line-break/>omnium eundem orationi ordinem ponentes, quem ipse i<text:span text:style-name="Default_20_Paragraph_20_Font"><text:span text:style-name="T2">d<text:line-break/></text:span></text:span>scribendo observavit. Primus itaque omnium Pluliscus<text:span text:style-name="Default_20_Paragraph_20_Font"><text:span text:style-name="T2">l<text:line-break/></text:span></text:span>quod quidem deliravit ac magnum et rarum spiritum siabu-<text:line-break/>erit, supe<text:span text:style-name="Default_20_Paragraph_20_Font"><text:span text:style-name="T2">r</text:span></text:span>ioribus sermonibus Hippocratis dictionem inseren-<text:line-break/>tes demonstravimus ; quod vero nullus dolor ipsi luerit in<text:line-break/>ulla partium , quibus affectis parvam ac densam fieri respi-<text:line-break/>rationem dicebamus, nunc ostendemus, ipsa etiam hic senis<text:line-break/>dictione in memoriam revocata, quae sic ha bet: <text:span text:style-name="Default_20_Paragraph_20_Font"><text:span text:style-name="T2">splen inlu-<text:line-break/>muit</text:span></text:span> o<text:span text:style-name="Default_20_Paragraph_20_Font"><text:span text:style-name="T2">rbiculari gibb</text:span></text:span>o. Neque igitur alias dolori obnoxium<text:line-break/>riscus splen, neque septum transversum premit, sicut hepar<text:line-break/>et venter, nisi maximum sane habeat tumorem circa caput,<text:line-break/>quod in Phllisco non erat, et ob id fpleu ipse sufficiens mi-</text:p>
      <text:p text:style-name="P2">nime erat, ut spirandi difficultatem ex delirio inductam su-<text:line-break/>peraret , quum neque dolorem , neque septum transversum<text:line-break/>premeret. At vero Silemus, . qui deinceps scriptus est, cujus<text:line-break/>item in superioribus serm<text:span text:style-name="Default_20_Paragraph_20_Font"><text:span text:style-name="T2">o</text:span></text:span>nibus post Philiscum menti<text:span text:style-name="Default_20_Paragraph_20_Font"><text:span text:style-name="T2">o</text:span></text:span>nem<text:line-break/>fecimus, quod rarum et magnum etiam ipse habuerit spici-<text:line-break/>tum, et quod deliravit, illic ostendimus; qu<text:span text:style-name="Default_20_Paragraph_20_Font"><text:span text:style-name="T2">o</text:span></text:span>d vero nullam<text:line-break/>affectionem habuerit, quae delirium superare posset, hoc l<text:span text:style-name="Default_20_Paragraph_20_Font"><text:span text:style-name="T2">o-<text:line-break/></text:span></text:span>co demonstrabitur, - Etenim te<text:span text:style-name="Default_20_Paragraph_20_Font"><text:span text:style-name="T2">r</text:span></text:span>tii diei ipsius mo<text:span text:style-name="Default_20_Paragraph_20_Font"><text:span text:style-name="T2">r</text:span></text:span>bi enarratio<text:line-break/>et hoc scriptum habet : <text:span text:style-name="Default_20_Paragraph_20_Font"><text:span text:style-name="T2">h</text:span></text:span>y<text:span text:style-name="Default_20_Paragraph_20_Font"><text:span text:style-name="T2">p</text:span></text:span>q<text:span text:style-name="Default_20_Paragraph_20_Font"><text:span text:style-name="T2">ch</text:span></text:span>o<text:span text:style-name="Default_20_Paragraph_20_Font"><text:span text:style-name="T2">ndrii disientio, ex utraque<text:line-break/>parte oblonga, ad umbihcumsubn</text:span></text:span>i<text:span text:style-name="Default_20_Paragraph_20_Font"><text:span text:style-name="T2">ollis. </text:span></text:span>Igitur et ad umbla<text:line-break/>ficum secedebat distensio , neque dolor quispiam neque tu-.<text:line-break/>nror memorabilis <text:span text:style-name="Default_20_Paragraph_20_Font"><text:span text:style-name="T2">erat, </text:span></text:span>Quin et quod in sine suctum est,<text:line-break/><text:span text:style-name="Default_20_Paragraph_20_Font"><text:span text:style-name="T2">h</text:span></text:span>y<text:span text:style-name="Default_20_Paragraph_20_Font"><text:span text:style-name="T2">po.chondr</text:span></text:span>i<text:span text:style-name="Default_20_Paragraph_20_Font"><text:span text:style-name="T2">i palpitatio</text:span></text:span>, neque ipsum sufficiens est difficilem<text:line-break/>ex delirio respirationem alterare. Dictum enim sexcenties<text:line-break/>jam est .aut dolorem esse oportere in aliqua parte, quae per<text:line-break/>respirationes m<text:span text:style-name="Default_20_Paragraph_20_Font"><text:span text:style-name="T2">o</text:span></text:span>veatur, aut aliquod ex refpi<text:span text:style-name="Default_20_Paragraph_20_Font"><text:span text:style-name="T2">r</text:span></text:span>atoriis organis<text:line-break/>c<text:span text:style-name="Default_20_Paragraph_20_Font"><text:span text:style-name="T2">o</text:span></text:span>arctari , ut parvus et densus spiritus fiat. Igitur neque -<text:line-break/>Silanus hic, ut neque prior Philiscus ,. aliquam aliam asse-<text:line-break/>dionem habuit,. quae respirati<text:span text:style-name="Default_20_Paragraph_20_Font"><text:span text:style-name="T2">o</text:span></text:span>nem alterare posset, praeter-</text:p>
      <text:p text:style-name="P2">quam delirium. Neque enim dolor, neque compressio orga-,<text:line-break/>norunt respirabilium, imo neque perfrigeratio -aliqua aderat,.<text:line-break/>qualem in tertio <text:span text:style-name="Default_20_Paragraph_20_Font"><text:span text:style-name="T2">o</text:span></text:span>pulentiorum Pythioni et Dealcis uxori fa-<text:line-break/>etam esse ostendimus. Caeterum tres deinceps ab his fcri-<text:span text:style-name="Default_20_Paragraph_20_Font"><text:span text:style-name="T2">i<text:line-break/></text:span></text:span>ptos, Herophontem et Philinr et Epicratis uxorem, reperias, ,<text:line-break/>si diligenter enarrationes de ipsis perlegeris , minus delirium<text:line-break/>habere, quam ut ex hoc respiratio alterari possit. Sed <text:span text:style-name="Default_20_Paragraph_20_Font"><text:span text:style-name="T2">He-<text:line-break/>rophonti splen elatu</text:span></text:span>s <text:span text:style-name="Default_20_Paragraph_20_Font"><text:span text:style-name="T2">est</text:span></text:span> j <text:span text:style-name="Default_20_Paragraph_20_Font"><text:span text:style-name="T2">et si</text:span></text:span>Y<text:span text:style-name="Default_20_Paragraph_20_Font"><text:span text:style-name="T2">poch</text:span></text:span>o<text:span text:style-name="Default_20_Paragraph_20_Font"><text:span text:style-name="T2">ndrii</text:span></text:span>, . alt , <text:span text:style-name="Default_20_Paragraph_20_Font"><text:span text:style-name="T2">difientio,<text:line-break/></text:span></text:span>neque apponens, <text:span text:style-name="Default_20_Paragraph_20_Font"><text:span text:style-name="T2">submolli</text:span></text:span>a, neque o<text:span text:style-name="Default_20_Paragraph_20_Font"><text:span text:style-name="T2">blonga</text:span></text:span>, neque <text:span text:style-name="Default_20_Paragraph_20_Font"><text:span text:style-name="T2">ad um- .<text:line-break/>laticum;</text:span></text:span> quare huic partes circa septum transversum iusiam-<text:line-break/>mutae suerunt, quod primum et principalissimum respiratio-<text:line-break/>num organum esse , a nobis in commentariis de caulis respi-.<text:line-break/>rationis est monstratum Atvero, <text:span text:style-name="Default_20_Paragraph_20_Font"><text:span text:style-name="T2">Philini ux</text:span></text:span>o<text:span text:style-name="Default_20_Paragraph_20_Font"><text:span text:style-name="T2">r dolebat,<text:line-break/></text:span></text:span>inquit, <text:span text:style-name="Default_20_Paragraph_20_Font"><text:span text:style-name="T2">cor et si</text:span></text:span>Y<text:span text:style-name="Default_20_Paragraph_20_Font"><text:span text:style-name="T2">p</text:span></text:span>o<text:span text:style-name="Default_20_Paragraph_20_Font"><text:span text:style-name="T2">ehondri</text:span></text:span>ii<text:span text:style-name="Default_20_Paragraph_20_Font"><text:span text:style-name="T2">m dextrum. Lpicratis ver</text:span></text:span>o<text:line-break/><text:span text:style-name="Default_20_Paragraph_20_Font"><text:span text:style-name="T2">uxor</text:span></text:span> nun solum <text:span text:style-name="Default_20_Paragraph_20_Font"><text:span text:style-name="T2">c</text:span></text:span>o<text:span text:style-name="Default_20_Paragraph_20_Font"><text:span text:style-name="T2">r dolebat</text:span></text:span>, fed et <text:span text:style-name="Default_20_Paragraph_20_Font"><text:span text:style-name="T2">lateris,</text:span></text:span> ait, sini<text:span text:style-name="Default_20_Paragraph_20_Font"><text:span text:style-name="T2">stri gra-<text:line-break/>vita</text:span></text:span>l<text:span text:style-name="Default_20_Paragraph_20_Font"><text:span text:style-name="T2">em cum dolore habuit. </text:span></text:span>Ob id igitur neque. ascripsit<text:line-break/>ulli horum parvum et densum spiritum, sed penitus obticuit,<text:line-break/>morem hunc habens , ut etiam antea indicavimus, ut quae.</text:p>
      <text:p text:style-name="P2">omnibus manifeste cognoscuntur, relinquat. Manifestissima-<text:line-break/>autum et omnibus nota erat, ut item ostendimus , respirandi<text:line-break/>difficultas in parvitate ac denfitate, quam necessario prae-.<text:line-break/>fcripti tres aegri habebant. Quin et Cleanactides, qui post<text:line-break/>ipsos scriptus est,. itidem necessario similiter difficulter fpira-<text:line-break/>hat ob sinistri lateris dolorem ; verum neque in hoc quic-<text:line-break/>quam scriptum est de difficilis spirationis fpecie, ut quae ci-<text:line-break/>tra scriptionem intestigi possit, neque vero deliravit lue Cle-<text:line-break/>auactides. Qui vero post eum scriptus est Meton, neque<text:line-break/>quae dolorem inferre posset, neque quae aliquod respirandi.<text:line-break/>organum coarctare valeret, affectionem habuit, uno neque.<text:line-break/>delirii ustum morbosum argumentum; verum quid praeter<text:line-break/>opinionem et quod occurrere non valde sidet, ipsi accidit.<text:line-break/>Quinto enim dic sanguine ex naribus effusi, cum sudore, per-.<text:line-break/>secte judicatus est. Sanguinem igitur effundebat adhuc etiam<text:line-break/>post iudicationem , vigil existens ; imo et <text:span text:style-name="Default_20_Paragraph_20_Font"><text:span text:style-name="T2">praeterl</text:span></text:span>o<text:span text:style-name="Default_20_Paragraph_20_Font"><text:span text:style-name="T2">quebatur,<text:line-break/></text:span></text:span>inquit, quamvis ante judicationem penitus non deliraret.; et<text:line-break/>oh iti etiam nos diximus nullam morbosam affectionem deti-.</text:p>
      <text:p text:style-name="P2">rii ipsi affuisse. Verum sic delirabat hic, ut ebriis contingit,<text:line-break/>ex capitis repletione ; <text:span text:style-name="Default_20_Paragraph_20_Font"><text:span text:style-name="T2">o</text:span></text:span>b hoc autem et vocem <text:span text:style-name="Default_20_Paragraph_20_Font"><text:span text:style-name="T2">praeterl</text:span></text:span>o<text:span text:style-name="Default_20_Paragraph_20_Font"><text:span text:style-name="T2">que-<text:line-break/>batur</text:span></text:span> Hippocrates scripsit, ut ostenderet similitudinem ebrr-<text:line-break/>etatis ipsi factam ex capitis repletione. Pervenit enim non<text:line-break/>pauca sanguinis copia ad ni<text:span text:style-name="Default_20_Paragraph_20_Font"><text:span text:style-name="T2">t</text:span></text:span>unt, ut ex sus, quae contigerunt,<text:line-break/>coniectare licet, ob. quam <text:span text:style-name="Default_20_Paragraph_20_Font"><text:span text:style-name="T2">t</text:span></text:span>une totus morbus est judicatus,<text:line-break/>suscipiente nimirum capite omnem ipsius allectionem. Ve-<text:line-break/>rum ex hoc sanguine n<text:span text:style-name="Default_20_Paragraph_20_Font"><text:span text:style-name="T2">o</text:span></text:span>n pa<text:span text:style-name="Default_20_Paragraph_20_Font"><text:span text:style-name="T2">r</text:span></text:span>um statim quinto die impetuo<text:span text:style-name="Default_20_Paragraph_20_Font"><text:span text:style-name="T2">t</text:span></text:span>e<text:line-break/>excretum est cum sudore ; multo vero plus quam evacuatum-<text:line-break/>est, in capite remansit, quod ipfum g<text:span text:style-name="Default_20_Paragraph_20_Font"><text:span text:style-name="T2">r</text:span></text:span>avavit, et hominem<text:line-break/>delirare coegit Unde Hippoc<text:span text:style-name="Default_20_Paragraph_20_Font"><text:span text:style-name="T2">r</text:span></text:span>ates balucis capitis u<text:span text:style-name="Default_20_Paragraph_20_Font"><text:span text:style-name="T2">t</text:span></text:span>us est,<text:line-break/>inquiens , <text:span text:style-name="Default_20_Paragraph_20_Font"><text:span text:style-name="T2">sanguinem e naribu</text:span></text:span>s <text:span text:style-name="Default_20_Paragraph_20_Font"><text:span text:style-name="T2">saepe p</text:span></text:span>o<text:span text:style-name="Default_20_Paragraph_20_Font"><text:span text:style-name="T2">st crisinsundebat.<text:line-break/></text:span></text:span>Quare in hoc non fotum nullum difficilis respirationis m<text:span text:style-name="Default_20_Paragraph_20_Font"><text:span text:style-name="T2">o-<text:line-break/></text:span></text:span>dum scripsit, <text:span text:style-name="Default_20_Paragraph_20_Font"><text:span text:style-name="T2">t</text:span></text:span>ed neque an principio dissiculler spiraverit.<text:line-break/>Non enim quomodocunque deliria loquentibus, aut temulen-<text:line-break/>tis , sed solis desipientibus magnus et rarus fit spiritus ; ob<text:line-break/>idque in praenotionibus ait:. <text:span text:style-name="Default_20_Paragraph_20_Font"><text:span text:style-name="T2">spiritu</text:span></text:span>s <text:span text:style-name="Default_20_Paragraph_20_Font"><text:span text:style-name="T2">magnu</text:span></text:span>s <text:span text:style-name="Default_20_Paragraph_20_Font"><text:span text:style-name="T2">et per l</text:span></text:span>o<text:span text:style-name="Default_20_Paragraph_20_Font"><text:span text:style-name="T2">ngum</text:span></text:span></text:p>
      <text:p text:style-name="P2"><text:span text:style-name="Default_20_Paragraph_20_Font"><text:span text:style-name="T2">tempus, desipientia</text:span></text:span>m<text:span text:style-name="Default_20_Paragraph_20_Font"><text:span text:style-name="T2">significat.</text:span></text:span> At aegr<text:span text:style-name="Default_20_Paragraph_20_Font"><text:span text:style-name="T2">o</text:span></text:span>tus, qui post ip...<text:line-break/>fpm <text:span text:style-name="Default_20_Paragraph_20_Font"><text:span text:style-name="T2">scr</text:span></text:span>i<text:span text:style-name="Default_20_Paragraph_20_Font"><text:span text:style-name="T2">ptu</text:span></text:span>s <text:span text:style-name="Default_20_Paragraph_20_Font"><text:span text:style-name="T2">est</text:span></text:span>, Eruimus ,. necessario difficulter spirabat;<text:line-break/>at praetermissa est spirandi difficultas ob saepe dictam ca<text:span text:style-name="Default_20_Paragraph_20_Font"><text:span text:style-name="T2">n-.<text:line-break/></text:span></text:span>sinu Nusquam enim prorsus ullam molestam affectionem,<text:line-break/>aut respirandi organa prementem praedixisse apparet, atque<text:line-break/>deinceps seque<text:span text:style-name="Default_20_Paragraph_20_Font"><text:span text:style-name="T2">n</text:span></text:span>tem difficilem spirationem ascripsisse, sed ubi-<text:line-break/>que velut omnibus notam reliquisse. Quod vero fuerit ejus.,<text:line-break/>modi affectio ipsi Erasum , clarum fecit quum dixit: <text:span text:style-name="Default_20_Paragraph_20_Font"><text:span text:style-name="T2">l</text:span></text:span>ip<text:span text:style-name="Default_20_Paragraph_20_Font"><text:span text:style-name="T2">po—<text:line-break/></text:span></text:span>o<text:span text:style-name="Default_20_Paragraph_20_Font"><text:span text:style-name="T2">hondria sublimia, difient</text:span></text:span>m <text:span text:style-name="Default_20_Paragraph_20_Font"><text:span text:style-name="T2">cum d</text:span></text:span>o<text:span text:style-name="Default_20_Paragraph_20_Font"><text:span text:style-name="T2">l</text:span></text:span>o<text:span text:style-name="Default_20_Paragraph_20_Font"><text:span text:style-name="T2">re.</text:span></text:span> Magnitudinem enim<text:line-break/>inflammationis dederat, ob quam, tametsi homo delirabat,<text:line-break/>pon limen difficilem spirationem delirio propriam passus est,<text:line-break/>aut certe hujus omnino mentionem Hippocrates fecisset.<text:line-break/>Quemadmodum enim parvam et densam in doloribus contia-<text:line-break/>gentem semper omittere reperitur, propterea quod estmani-<text:line-break/>scsta; ita quum eam, quae in deliriis contingit, norit ambi-<text:line-break/>guam, nusquam reliquit neque indefinitam praeteriit. Nam<text:line-break/>quae in Critone post eum deinceps scripto acciderunt, mani- .<text:line-break/>festam caulam habent. Quum enim fecundo .die mortuus</text:p>
      <text:p text:style-name="P2">sit in<text:span text:style-name="Default_20_Paragraph_20_Font"><text:span text:style-name="T2">o</text:span></text:span>pinatissime, ut ex ipfa narratione discere licet, merito<text:line-break/>de respirationis difficultate quicquam dicere omisit Hippo-.<text:line-break/>crates, aut quod qualis ea fuerit non. observarit, aut quod<text:line-break/>mentionem ejus facere non sit dig<text:span text:style-name="Default_20_Paragraph_20_Font"><text:span text:style-name="T2">n</text:span></text:span>atus ; utrumque enim ip-.<text:line-break/>forum rationi consentaneum existit ; quod non observaverit<text:line-break/>quidem, tumob mortis celeritatem, tum propter symptoma-<text:line-break/>tum admirabilitatem ; non enim mediocriter mirum , sicuti-<text:line-break/>nem obambulantem, et consueta vitae munia obeuntem , de-<text:line-break/>lude magno pedis digito vehementer dolorem, pruno die<text:line-break/>paululum subcaluisse, fequenti deinde mortuum esse. Quum<text:line-break/>igitur nulla mora interea facta sit, fed repentinae homo morti<text:line-break/>concesserit, desipuerit autem. non fimpliriter, fed, ut ait, su-<text:line-break/><text:span text:style-name="Default_20_Paragraph_20_Font"><text:span text:style-name="T2">rens insanierit, </text:span></text:span>non potuit observari quomodo respiraverit.<text:line-break/>Etenim furiosos ne prope quidem accedere sustinemus, ve-<text:line-break/>rum omnibus modis ab istis recedimus , metuentes ne quid<text:line-break/>mest etiam nobis affriceut. Aut igitur non observarit, ut<text:line-break/>diximus, aut non dignatus est speciei difficilis respirationis<text:line-break/>mentionem <text:span text:style-name="Default_20_Paragraph_20_Font"><text:span text:style-name="T2">t</text:span></text:span>acere , propter mopluatum omnium symptoma-<text:line-break/>tum concursum, ad quem suium nos mentem adhibere con-</text:p>
      <text:p text:style-name="P2">venit, et non distrahi ad ea, quae per alios aeg<text:span text:style-name="Default_20_Paragraph_20_Font"><text:span text:style-name="T2">r</text:span></text:span>otos inveniri<text:line-break/>possunt. .At deinceps Clasomenium describit, qui <text:span text:style-name="Default_20_Paragraph_20_Font"><text:span text:style-name="T2">caput et<text:line-break/>collum ac lumbo</text:span></text:span>s, inquit, <text:span text:style-name="Default_20_Paragraph_20_Font"><text:span text:style-name="T2">a princ</text:span></text:span>i<text:span text:style-name="Default_20_Paragraph_20_Font"><text:span text:style-name="T2">pio dolebat;</text:span></text:span> verum haec<text:line-break/>non sufficiebant ad spiritum parvum ac deusum efficiendum,<text:line-break/>nisi de collo sane h<text:span text:style-name="Default_20_Paragraph_20_Font"><text:span text:style-name="T2">o</text:span></text:span>c dicere velimus ; verum de hoc in pro-<text:line-break/>gressu sermonis determinabimus ; at vero hypochondrium<text:line-break/>cum tumore elatum sufficiens erat. Quere tametsi lue de-<text:line-break/>sipuit, non tamen propriam desipientiae respirationis speciem<text:line-break/>habuit, quum praedictae dolorificae assectiones exonera<text:span text:style-name="Default_20_Paragraph_20_Font"><text:span text:style-name="T2">r</text:span></text:span>ent.<text:line-break/>Caeterum Dromadae uxor, quae post .hunc sequitur, quam<text:line-break/>etiam statim a principio hujus sermonis apposui, non solum<text:line-break/>defipnit, sed et magnum et rarum spiritum habuit, quum<text:line-break/>neque thoraci neque hypochondrio ulla affectio inesset,<text:line-break/>quae parvam et densium spirationem efficere ex natura sua<text:line-break/>posset. Ob id igitur et Hippocrates omnia, quae musierem<text:line-break/>ipsam invaserant, accurate describens, <text:span text:style-name="Default_20_Paragraph_20_Font"><text:span text:style-name="T2">prim</text:span></text:span>o <text:span text:style-name="Default_20_Paragraph_20_Font"><text:span text:style-name="T2">die circa h</text:span></text:span>y-<text:line-break/><text:span text:style-name="Default_20_Paragraph_20_Font"><text:span text:style-name="T2">.p</text:span></text:span>n<text:span text:style-name="Default_20_Paragraph_20_Font"><text:span text:style-name="T2">chondr</text:span></text:span>in<text:span text:style-name="Default_20_Paragraph_20_Font"><text:span text:style-name="T2">m</text:span></text:span>, inquit, <text:span text:style-name="Default_20_Paragraph_20_Font"><text:span text:style-name="T2">dolere c</text:span></text:span>o<text:span text:style-name="Default_20_Paragraph_20_Font"><text:span text:style-name="T2">epit, nauscabunda, anxia;<text:line-break/></text:span></text:span>pratus videlicet humoribus istic os ventricusi mordentibus,</text:p>
      <text:p text:style-name="P2">non tamen usia inflammatione existente , neque etiam ulla<text:line-break/>usia affectione , a qua parvus et densus spiritus p<text:span text:style-name="Default_20_Paragraph_20_Font"><text:span text:style-name="T2">r</text:span></text:span>oduci side-<text:line-break/>at. Et sane in hac <text:span text:style-name="Default_20_Paragraph_20_Font"><text:span text:style-name="T2">n</text:span></text:span>arratione paululum progressus Hippo-<text:line-break/>crates , ubi scripsit hypochondrii d<text:span text:style-name="Default_20_Paragraph_20_Font"><text:span text:style-name="T2">o</text:span></text:span>lor , vocem <text:span text:style-name="Default_20_Paragraph_20_Font"><text:span text:style-name="T2">anxia</text:span></text:span> ap-.<text:line-break/>pofuit, ac deinde rursus, <text:span text:style-name="Default_20_Paragraph_20_Font"><text:span text:style-name="T2">siti</text:span></text:span>c<text:span text:style-name="Default_20_Paragraph_20_Font"><text:span text:style-name="T2">ulosa. </text:span></text:span>Neque igitur quicquam<text:line-break/>eorum, quae circa hypochondrium aut thoracem fiebant,<text:line-break/>sufficiens erat delirium exuperare ; <text:span text:style-name="Default_20_Paragraph_20_Font"><text:span text:style-name="T2">t</text:span></text:span>est neque calor innatus<text:line-break/>extinguebatur, quemadmodum aliis fic contigisse ostendimus.<text:line-break/>Quere merito , quum nulla affectio ex delirio oppofitis respi-<text:line-break/>rationem alterare posset, magnus et rarus spiritus huic foe-<text:line-break/>minae fiebat. Quando ve<text:span text:style-name="Default_20_Paragraph_20_Font"><text:span text:style-name="T2">r</text:span></text:span>o ascriptum est et hoc, <text:span text:style-name="Default_20_Paragraph_20_Font"><text:span text:style-name="T2">siatim re-<text:line-break/>vulfu</text:span></text:span>s, hoc ipsimi adhuc me annotare nunc oportet, ne quis<text:line-break/>suspicetur nos id segniter p<text:span text:style-name="Default_20_Paragraph_20_Font"><text:span text:style-name="T2">r</text:span></text:span>aeteriturus. Verum nunc sime<text:line-break/>id exponere non est tempestivum; explicabitur autem <text:span text:style-name="Default_20_Paragraph_20_Font"><text:span text:style-name="T2">t</text:span></text:span>e-<text:line-break/>quenti libro una cum assis similiter dictis. Caeterum praes-<text:line-break/>e<text:span text:style-name="Default_20_Paragraph_20_Font"><text:span text:style-name="T2">n</text:span></text:span>ti libro reliquos adhuc tres aegros in manus sumemus,<text:line-break/>qui quidem et ipsi desipuerunt, non tamen proprium delirio</text:p>
      <text:p text:style-name="P2">difficilis respirationis speciem habuerunt. Ob id in primo .<text:line-break/>quidem scriptum est : <text:span text:style-name="Default_20_Paragraph_20_Font"><text:span text:style-name="T2">l</text:span></text:span>iy<text:span text:style-name="Default_20_Paragraph_20_Font"><text:span text:style-name="T2">p</text:span></text:span>o<text:span text:style-name="Default_20_Paragraph_20_Font"><text:span text:style-name="T2">chondrii dextri dolor , instamma-<text:line-break/>mati</text:span></text:span>o <text:span text:style-name="Default_20_Paragraph_20_Font"><text:span text:style-name="T2">submolli</text:span></text:span>a <text:span text:style-name="Default_20_Paragraph_20_Font"><text:span text:style-name="T2">ex interna parte, </text:span></text:span>ex ea videlicet, quae ad<text:line-break/>septum transversum ve<text:span text:style-name="Default_20_Paragraph_20_Font"><text:span text:style-name="T2">r</text:span></text:span>git. . In secundo vero ; .I<text:span text:style-name="Default_20_Paragraph_20_Font"><text:span text:style-name="T2">n h</text:span></text:span>y<text:span text:style-name="Default_20_Paragraph_20_Font"><text:span text:style-name="T2">pochom.<text:line-break/>d</text:span></text:span>i<text:span text:style-name="Default_20_Paragraph_20_Font"><text:span text:style-name="T2">d</text:span></text:span>o <text:span text:style-name="Default_20_Paragraph_20_Font"><text:span text:style-name="T2">tum</text:span></text:span>o<text:span text:style-name="Default_20_Paragraph_20_Font"><text:span text:style-name="T2">r elatus cum dolore;</text:span></text:span> et paulo post; <text:span text:style-name="Default_20_Paragraph_20_Font"><text:span text:style-name="T2">h</text:span></text:span>y<text:span text:style-name="Default_20_Paragraph_20_Font"><text:span text:style-name="T2">poch</text:span></text:span>u<text:span text:style-name="Default_20_Paragraph_20_Font"><text:span text:style-name="T2">ndrii<text:line-break/>dol</text:span></text:span>or; .et rursus dei<text:span text:style-name="Default_20_Paragraph_20_Font"><text:span text:style-name="T2">n</text:span></text:span>ceps: <text:span text:style-name="Default_20_Paragraph_20_Font"><text:span text:style-name="T2">Circa clavieulam sinistram dolor<text:line-break/>permanebat. </text:span></text:span>In tertio autem aegroto, mulier vero erat haec,<text:line-break/>velut etiam praecedens, <text:span text:style-name="Default_20_Paragraph_20_Font"><text:span text:style-name="T2">Capitis</text:span></text:span>, inquit, <text:span text:style-name="Default_20_Paragraph_20_Font"><text:span text:style-name="T2">et colli et pectori,<text:line-break/>dolor sarti</text:span></text:span>s; et paulo post: <text:span text:style-name="Default_20_Paragraph_20_Font"><text:span text:style-name="T2">Dolores permanebant,</text:span></text:span></text:p>
      <text:h text:style-name="Heading_20_2" text:outline-level="2">Cap. XI. </text:h>
      <text:p text:style-name="P18">Atque hi quidem quatuordecim aegroti<text:line-break/>sunt ex primo libro opulentiorum , eo ordine ab Hippocrate,<text:line-break/>quo etiam nos ipsorum mentionem fecimus, conscripti ; libro<text:line-break/>autem te<text:span text:style-name="Default_20_Paragraph_20_Font"><text:span text:style-name="T2">r</text:span></text:span>tio epidemiorum duodecim sunt ante pestilentem<text:line-break/>constitutionem aegroti; sexdecrm vero post eam , qui omnes<text:line-break/>consentiunt cum iis quae initio supposuimus. Pro comperto<text:line-break/>autem habeo , me , si omittam ipsos , et committam iis , qui<text:line-break/>volunt in omnibus consensum intueri, ut privatim et per se<text:line-break/>ipsos narratio<text:span text:style-name="Default_20_Paragraph_20_Font"><text:span text:style-name="T2">n</text:span></text:span>es a sene conscriptas legant , non propterea,</text:p>
      <text:p text:style-name="P9">ut longiores vilem sermones, hoc facere visum iri, fed. quod<text:line-break/>non possim pronunciata a principio supposita per totum fer-<text:line-break/>monem tueri. Si vero omnes demceps recenseam , nuga-<text:line-break/>tor et loquacula esse videbor , ut qui ea quae quisque per<text:line-break/>fe<text:span text:style-name="Default_20_Paragraph_20_Font"><text:span text:style-name="T2">t</text:span></text:span>e expendere poterat, ipfe frustra ascribam At vero .si<text:line-break/>penitus me alter um absurdum incurrere oportet, aut videli—<text:line-break/>cet suspicionem falsi dogmatis, aut loquacitatem, reperio au-<text:line-break/>tem loquaritatis. aliqua solatia, suspicionis vero nulla, satius<text:line-break/>est de omnibus dicere.. . Quae igitur sunt loquacitatis solatia?.<text:line-break/>Prunum ut paucis percurram ipsus aegros , neque amplius<text:line-break/>similiter immorer singulis , fed eorum solum memoriam re--.<text:line-break/>Ilicem ; alterum vero , ut adhorter eos , qui ne tam pauca<text:line-break/>quidem sustinent audire, ea transgrediantur et ne scripta<text:line-break/>quidem esse putent. Quemadmodum enim insplendida epu-<text:line-break/>latione quum multa sint apparata, alius aliud eligit-, hoc<text:line-break/>quidem ut suave , aliud vero ut profuturum , sic etiam<text:line-break/>iermonum apparatum opiparum esse oportet, electionem au-<text:line-break/>tum in utentibus.<text:tab/>...</text:p>
      <text:h text:style-name="P14" text:outline-level="2">Cap. XII. </text:h>
      <text:p text:style-name="P18">Primus itaque omnium aegr<text:span text:style-name="Default_20_Paragraph_20_Font"><text:span text:style-name="T2">o</text:span></text:span>tus, nomine<text:line-break/>Pythion, ex ipsa narratione manifestum est, quod nullum<text:line-break/>difficilis respirationis argumentum habuerit. Secundus vero,<text:line-break/>Herm<text:span text:style-name="Default_20_Paragraph_20_Font"><text:span text:style-name="T2">o</text:span></text:span>crates, <text:span text:style-name="Default_20_Paragraph_20_Font"><text:span text:style-name="T2">Caput</text:span></text:span>, inquit, <text:span text:style-name="Default_20_Paragraph_20_Font"><text:span text:style-name="T2">dolere incepit et lumbo</text:span></text:span>s; <text:span text:style-name="Default_20_Paragraph_20_Font"><text:span text:style-name="T7">ἰιγ</text:span></text:span><text:span text:style-name="Default_20_Paragraph_20_Font"><text:span text:style-name="T12">-.<text:line-break/></text:span></text:span><text:span text:style-name="Default_20_Paragraph_20_Font"><text:span text:style-name="T2">poch</text:span></text:span>o<text:span text:style-name="Default_20_Paragraph_20_Font"><text:span text:style-name="T2">ndrii distentio submoll</text:span></text:span>ia; non tamen quod infra ad<text:line-break/>umbilicum ipsa tensio processerit, aut quod <text:span text:style-name="Default_20_Paragraph_20_Font"><text:span text:style-name="T2">o</text:span></text:span>blonga suerit,<text:line-break/>adscripsit; ex quo clarum fit, quod a septo transverso in-<text:line-break/>flammato hypochondrium revellebatur, et ob id etiam sub-<text:line-break/>molle apparebat, ut quod pusiam propriam haberet inflam-<text:line-break/>mationem. Hic igitur etiamsi delirabat, tamen ipsum deli-<text:line-break/>rium ab alio majore affectu superabatur; quemadmodum<text:line-break/>etiam in tertio et quarto quintoque ac sexto. Etenim<text:line-break/>in -tertio <text:span text:style-name="Default_20_Paragraph_20_Font"><text:span text:style-name="T2">h</text:span></text:span>y<text:span text:style-name="Default_20_Paragraph_20_Font"><text:span text:style-name="T2">poch</text:span></text:span>o<text:span text:style-name="Default_20_Paragraph_20_Font"><text:span text:style-name="T2">ndrii dextri distentio submoll</text:span></text:span>ia scripsa<text:line-break/>est In quarto vero <text:span text:style-name="Default_20_Paragraph_20_Font"><text:span text:style-name="T2">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um dextrum disientum<text:line-break/>fuit, ad .interna procubuit. </text:span></text:span>lu quinto autem, <text:span text:style-name="Default_20_Paragraph_20_Font"><text:span text:style-name="T2">collum do-<text:line-break/>lebat. </text:span></text:span>Verum in sexto aegroto , erat autem haec mulier,<text:line-break/>praefatus Hippocrates <text:span text:style-name="Default_20_Paragraph_20_Font"><text:span text:style-name="T2">i Haec incipiente morbo dolebat sau-<text:line-break/>ces, et perpetu</text:span></text:span>o <text:span text:style-name="Default_20_Paragraph_20_Font"><text:span text:style-name="T2">ruborem habebat, gurgulio re</text:span></text:span>p<text:span text:style-name="Default_20_Paragraph_20_Font"><text:span text:style-name="T2">ulsus,</text:span></text:span></text:p>
      <text:p text:style-name="P2"><text:span text:style-name="Default_20_Paragraph_20_Font"><text:span text:style-name="T2">sit</text:span></text:span>l<text:span text:style-name="Default_20_Paragraph_20_Font"><text:span text:style-name="T2">xi</text:span></text:span>o<text:span text:style-name="Default_20_Paragraph_20_Font"><text:span text:style-name="T2">nes multae, tenues, parvae, acres; tussiebat, ma-<text:line-break/>turum autem nihil educebat;</text:span></text:span> paulo post ait. <text:span text:style-name="Default_20_Paragraph_20_Font"><text:span text:style-name="T2">Erat. autem<text:line-break/>et quid congenitum tabidum. </text:span></text:span>Quare manifesta etiam in<text:line-break/>hac fit affectio praedominans , in spirabilibus organis confi-<text:line-break/>flens. At vero eam quae inde sequitur enarrans aegrotam,<text:line-break/>hoc modo auspicatur: <text:span text:style-name="Default_20_Paragraph_20_Font"><text:span text:style-name="T2">Mulier anginofu apud Aristionis;<text:line-break/></text:span></text:span>progressus autem inquit, <text:span text:style-name="Default_20_Paragraph_20_Font"><text:span text:style-name="T2">spiritus sublimis;</text:span></text:span> quod ipsimi<text:line-break/>etiam in progressu sermonis exponemus , . nunc vero quod<text:line-break/>propofitum est absolvamus. In octavo deinceps aegroto<text:line-break/>scriptum est: <text:span text:style-name="Default_20_Paragraph_20_Font"><text:span text:style-name="T2">l</text:span></text:span>iy<text:span text:style-name="Default_20_Paragraph_20_Font"><text:span text:style-name="T2">p</text:span></text:span>o<text:span text:style-name="Default_20_Paragraph_20_Font"><text:span text:style-name="T2">cl</text:span></text:span>i<text:span text:style-name="Default_20_Paragraph_20_Font"><text:span text:style-name="T2">ondrii tensio subm</text:span></text:span>o<text:span text:style-name="Default_20_Paragraph_20_Font"><text:span text:style-name="T2">lli</text:span></text:span>a <text:span text:style-name="Default_20_Paragraph_20_Font"><text:span text:style-name="T2">utrinque. </text:span></text:span>In<text:line-break/>nono vero : <text:span text:style-name="Default_20_Paragraph_20_Font"><text:span text:style-name="T2">Dolore</text:span></text:span>s <text:span text:style-name="Default_20_Paragraph_20_Font"><text:span text:style-name="T2">circa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um. </text:span></text:span>Verum haec<text:line-break/><text:span text:style-name="Default_20_Paragraph_20_Font"><text:span text:style-name="T2">t</text:span></text:span>ane mulier non defipuit. Quae vero sequuntur duae mu-<text:line-break/>lierculae , <text:span text:style-name="Default_20_Paragraph_20_Font"><text:span text:style-name="T2">ea</text:span></text:span>s <text:span text:style-name="Default_20_Paragraph_20_Font"><text:span text:style-name="T2">ex corruptione suett</text:span></text:span>i<text:span text:style-name="Default_20_Paragraph_20_Font"><text:span text:style-name="T2">um male habuisse</text:span></text:span> ait;<text:line-break/>affectiones vero , quas recenset de ipsis , ut universim pro-<text:line-break/>nuntiemus, uterorum inflammationes fiunt; particulatim<text:line-break/>vero, quae ad ejusmodi assectiones etiam alias consequuntur. -<text:line-break/>Postremam vero, quae adhuc restat, <text:span text:style-name="Default_20_Paragraph_20_Font"><text:span text:style-name="T2">cor doluisse</text:span></text:span> ait, non<text:line-break/>opponens vocem, m<text:span text:style-name="Default_20_Paragraph_20_Font"><text:span text:style-name="T2">nxiat</text:span></text:span> Quin et <text:span text:style-name="Default_20_Paragraph_20_Font"><text:span text:style-name="T2">fulgidum sudasse, et<text:line-break/>per t</text:span></text:span>o<text:span text:style-name="Default_20_Paragraph_20_Font"><text:span text:style-name="T2">tum m</text:span></text:span>o<text:span text:style-name="Default_20_Paragraph_20_Font"><text:span text:style-name="T2">rbum horrore laborasse, ut magnoper</text:span></text:span>e <text:span text:style-name="Default_20_Paragraph_20_Font"><text:span text:style-name="T2">persei-</text:span></text:span></text:p>
      <text:p text:style-name="P2"><text:span text:style-name="Default_20_Paragraph_20_Font"><text:span text:style-name="T2">ger</text:span></text:span>e<text:span text:style-name="Default_20_Paragraph_20_Font"><text:span text:style-name="T2">retur et vix recalesceret, aut nullo modo. </text:span></text:span>Quere ma-<text:line-break/>nifestunr est etiam hanc omnino secundum utrasque affectio-<text:line-break/>nes, tum doloris tum perfrigerationis , breyispiram fuisse;<text:line-break/>non tamen dignatus est in hac Hippocrates difficilis spiratio-<text:line-break/>nis mentionem facere, ut quae valde esset manifesta. .</text:p>
      <text:h text:style-name="Heading_20_2" text:outline-level="2">Cap. XIII. </text:h>
      <text:p text:style-name="P18">Subsequitur autem pestilens constitutio,<text:line-break/>a qua rursus primum quidem aegrum Parium definibit; ur<text:line-break/>quo circa finem sermonis, tibi quae in toto corpore conti-<text:line-break/>nenter permanserunt, scribit, hoc adjicitur: <text:span text:style-name="Default_20_Paragraph_20_Font"><text:span text:style-name="T2">Cum dol</text:span></text:span>ori-<text:line-break/><text:span text:style-name="Default_20_Paragraph_20_Font"><text:span text:style-name="T2">bus vigilan</text:span></text:span>s. Secundum vero in Thasu, de quo ait: <text:span text:style-name="Default_20_Paragraph_20_Font"><text:span text:style-name="T2">Tusas<text:line-break/>autem continuae, . humidae, multae. </text:span></text:span>Tertius est Pythion,<text:line-break/>quem jam antea explicavimus. Et quartus <text:span text:style-name="Default_20_Paragraph_20_Font"><text:span text:style-name="T2">phreniticus.<text:line-break/></text:span></text:span>Et quintus; cui.repente dextrum femur dolere incepit, et<text:line-break/>quum fluxio in caput conscendisset, statim quidem deliravit,<text:line-break/>et statim item mortuus est, similiter ut is, qui in primo epi-<text:line-break/>demiorum , dolore ad magnum pedis digitum oborto , se-<text:line-break/>cundo die mortuus est. Quare in his de difficili respiratione<text:line-break/>penitus nihil scripsit; ob causas quas in illo ipso jam ante</text:p>
      <text:p text:style-name="P2">retulimus. Sextus deinceps neque defipuit neque aliam<text:line-break/>usiam affectionem difficilis respirationis effectricem habuit.<text:line-break/>Septimus autem aegrotus virgo est, quae ob sanguinis co-<text:line-break/>piam ita caput vexata est, ut in primo epidemiormn scpti-<text:line-break/>nrus item scriptus aeger, cui sanguis ex naribus profluxit;<text:line-break/>quae iam de illo diximus, ea etiam huc transferantur.<text:line-break/>Octavus vero aegrotus Anaxion est, de qu<text:span text:style-name="Default_20_Paragraph_20_Font"><text:span text:style-name="T2">o</text:span></text:span> in superioribus<text:line-break/>egimus. Nonus autem tum virgini tum illi primi libri epi-.<text:line-break/>demi<text:span text:style-name="Default_20_Paragraph_20_Font"><text:span text:style-name="T2">o</text:span></text:span>rum, muox naribus fanguis profluxit, consimilem to-<text:line-break/>tius morbi hypothesim habuit. Decimus vero, qui est Abde-<text:line-break/>ritanus Nicodem<text:span text:style-name="Default_20_Paragraph_20_Font"><text:span text:style-name="T2">n</text:span></text:span>s, deliravit quidem semel sexto die, tum<text:line-break/>vigesimo per sudorem iudicatus, quum risus esset sine febre<text:line-break/>esse, rursus febricitavit et rursus paululum deli<text:span text:style-name="Default_20_Paragraph_20_Font"><text:span text:style-name="T2">r</text:span></text:span>avit.<text:line-break/>Scribit de ipfo etiam haec: <text:span text:style-name="Default_20_Paragraph_20_Font"><text:span text:style-name="T2">Exacerbatione</text:span></text:span>s <text:span text:style-name="Default_20_Paragraph_20_Font"><text:span text:style-name="T2">autem et d</text:span></text:span>o-<text:line-break/><text:span text:style-name="Default_20_Paragraph_20_Font"><text:span text:style-name="T2">lore</text:span></text:span>s <text:span text:style-name="Default_20_Paragraph_20_Font"><text:span text:style-name="T2">huic ad finem. </text:span></text:span>Verum quarum partium dolores?<text:line-break/>quaesierit fortassis aliquis. Cordis equidem dolore ipsum sta-<text:line-break/>tim lu principio impetitum fuisse dixit; paululum autem in-<text:line-break/>de progressus, <text:span text:style-name="Default_20_Paragraph_20_Font"><text:span text:style-name="T2">d</text:span></text:span>o<text:span text:style-name="Default_20_Paragraph_20_Font"><text:span text:style-name="T2">lore</text:span></text:span>s <text:span text:style-name="Default_20_Paragraph_20_Font"><text:span text:style-name="T2">omnium</text:span></text:span>, scripsit. ob id igitur et.</text:p>
      <text:p text:style-name="P2">delirium, quod exiguum et breve fuerit, respirationem<text:line-break/>non alteravit. Deinceps consequitur muliercula, quae ex<text:line-break/>moerore lu morbum incidit, in qua scribit : <text:span text:style-name="Default_20_Paragraph_20_Font"><text:span text:style-name="T2">D</text:span></text:span>o<text:span text:style-name="Default_20_Paragraph_20_Font"><text:span text:style-name="T2">l</text:span></text:span>o<text:span text:style-name="Default_20_Paragraph_20_Font"><text:span text:style-name="T2">re</text:span></text:span>s <text:span text:style-name="Default_20_Paragraph_20_Font"><text:span text:style-name="T2">magni,<text:line-break/>c</text:span></text:span>o<text:span text:style-name="Default_20_Paragraph_20_Font"><text:span text:style-name="T2">ntinui; quin et c</text:span></text:span>o<text:span text:style-name="Default_20_Paragraph_20_Font"><text:span text:style-name="T2">nvuisione</text:span></text:span>s <text:span text:style-name="Default_20_Paragraph_20_Font"><text:span text:style-name="T2">multae, alti </text:span></text:span>At in apho-<text:line-break/>rismrs de convulsionibus hoc m<text:span text:style-name="Default_20_Paragraph_20_Font"><text:span text:style-name="T2">o</text:span></text:span>do scribit: <text:span text:style-name="Default_20_Paragraph_20_Font"><text:span text:style-name="T2">dn scbribu</text:span></text:span>s <text:span text:style-name="Default_20_Paragraph_20_Font"><text:span text:style-name="T2">spi..<text:line-break/>ritu</text:span></text:span>s <text:span text:style-name="Default_20_Paragraph_20_Font"><text:span text:style-name="T2">intercisu</text:span></text:span>s, <text:span text:style-name="Default_20_Paragraph_20_Font"><text:span text:style-name="T2">malum, c</text:span></text:span>o<text:span text:style-name="Default_20_Paragraph_20_Font"><text:span text:style-name="T2">nvulsionem enim significat. </text:span></text:span>Ita—<text:line-break/>que species difficilis respirationis huic mulierculae partim<text:line-break/>ob dolores, partim ob convulsiones flebant; ob id igitur<text:line-break/>quamvis delira esset, tamen magnum ac rarum spiritum non<text:line-break/>habebat,. ut qui ab aliis duabus fortioribus affectionibus fu-^<text:line-break/>peratus esset. Postea vero virgo Laristaea duodecima post<text:line-break/>pestilentem constitutionem ab Hippocrate conscripta, quae<text:line-break/>ob sanguinis multitudinem aeg<text:span text:style-name="Default_20_Paragraph_20_Font"><text:span text:style-name="T2">r</text:span></text:span>otarit, et per fluxum fangui-<text:line-break/>nis ex naribus judicata est, itemque per sudores et fluxum<text:line-break/>menstruorum tunc primum conspectorum , nullam ullius<text:line-break/>difficilis <text:span text:style-name="Default_20_Paragraph_20_Font"><text:span text:style-name="T2">r</text:span></text:span>espirationis dispositionem habuit. At vero Apol-<text:line-break/>lonio Abderitano , qui inde sequitur, <text:span text:style-name="Default_20_Paragraph_20_Font"><text:span text:style-name="T2">h</text:span></text:span>y<text:span text:style-name="Default_20_Paragraph_20_Font"><text:span text:style-name="T2">p</text:span></text:span>c<text:span text:style-name="Default_20_Paragraph_20_Font"><text:span text:style-name="T2">ch</text:span></text:span>o<text:span text:style-name="Default_20_Paragraph_20_Font"><text:span text:style-name="T2">ndru dextri,<text:line-break/></text:span></text:span>inquit, <text:span text:style-name="Default_20_Paragraph_20_Font"><text:span text:style-name="T2">elati</text:span></text:span>o <text:span text:style-name="Default_20_Paragraph_20_Font"><text:span text:style-name="T2">cum dolore.</text:span></text:span> Quin et quod semper suerit ma-<text:line-break/>gnis visceribus praeditus, et quod dolor in hypochondrio ipsi</text:p>
      <text:p text:style-name="P2">extiterit familiaris , hoc ipsum in principio narrationis scri-<text:line-break/>ptum esu Nihil igitur miri est ipsum, quamvis deliraverit,<text:line-break/>non tamen respirationis speciem delirio propriam habuisse,<text:line-break/>quum videlicet affectionem molestam tantam in hypoehon-<text:line-break/>drio haberet. Deinceps ab hoc sequitur musier, quae Cysi-<text:line-break/>ci gemellas puellas peperit, de qua sic scripsit: <text:span text:style-name="Default_20_Paragraph_20_Font"><text:span text:style-name="T2">Capiti</text:span></text:span>s <text:span text:style-name="Default_20_Paragraph_20_Font"><text:span text:style-name="T2">et<text:line-break/>colli gravita</text:span></text:span>s <text:span text:style-name="Default_20_Paragraph_20_Font"><text:span text:style-name="T2">cu</text:span></text:span>m <text:span text:style-name="Default_20_Paragraph_20_Font"><text:span text:style-name="T2">dolor</text:span></text:span>e; quere etiam spirandi difficultas<text:line-break/>secundum hanc affuit Restant post hanc duo adhuc aegroti<text:line-break/>in tertio epidemiorum linio, uxor videlicet Dealcis et ado-<text:line-break/>lescens Meliboeus , qui ambo et deliraverunt et magnum ac<text:line-break/>rarum spiritum habuerunt; de quibus in superioribus suili-<text:line-break/>cientur diximus. Caeterum quum lue liber jam ad justam<text:line-break/>magnitudinem pervenerit, de reliquis omnibus, quae de dis-<text:line-break/>flesti spiratione a sene tradita sunt, sequenti libro specula-<text:line-break/>bimur.</text:p>
      <text:h text:style-name="P13" text:outline-level="1"><text:bookmark-start text:name="bookmark4"/>GALENI DE DIEEICVLTATE RESPI-<text:line-break/>RATIONIS LIBER TERTIVS.<text:bookmark-end text:name="bookmark4"/></text:h>
      <text:h text:style-name="Heading_20_2" text:outline-level="2">Cap. I. </text:h>
      <text:p text:style-name="P18">Universo de difficultate spirandi sermone<text:line-break/>in duplicem doctrinam a nobis dixiso, ..in primo quidem li-<text:line-break/>bro, quae medicum de ipsi, cognoscere oportet, una cum pro-<text:line-break/>priis demonstrationibus ostendimus ; in secundo vero , qui<text:line-break/>hunc praecessit, et hoc ipsis tertio omnium, quae ab Hip-<text:line-break/>pocrate de spirandi difficultate dicta sunt in omnibus ipsius<text:line-break/>scriptis, expositionem facimus. Quare qui ipsorum lautum<text:line-break/>artis operum studiofi fiunt, nihllque de veterum dictis cmi-<text:line-break/>ofius investigandum, velut ipsi ajunt, censent, omnia quae<text:line-break/>cupiunt, ex primo libro sufficienter habebunt : qui vero etiam<text:line-break/>Hippocratis sententiam discere expetunt fimulque possunt,</text:p>
      <text:p text:style-name="P2">.ex his sane libris eam assequentur. Appetere itaque cogno-<text:line-break/>fcere ea, quae ab optimis dicta sunt, commune est omnium<text:line-break/>natura ho<text:span text:style-name="Default_20_Paragraph_20_Font"><text:span text:style-name="T2">n</text:span></text:span>estatis studiosorum ; verum posse etiam ipsa dis-<text:line-break/>cere, longiore tempore instiget, neque similiter omnibus li-<text:line-break/>cet; plerique enim prae multitudine negotiorum orio ad<text:line-break/>optima prosequenda privantur. Haec sane quum nos non<text:line-break/>laterent, ea quae maxmre ad artis opera pertinent, in pruno<text:line-break/>horum commentariorum explicarimus; verum seorsum Hip-<text:line-break/>pocratis sententiam per reliquos duos libros exponimus,<text:line-break/>quorum alter secundus est, alter tertius ex ordine a primi-<text:line-break/>pio constituto. Et oportet eum, qui quae lu ipso dicuntur,<text:line-break/>assequuturus sit , prius diligenter secundum librum versasse,<text:line-break/>in quo primum tutam mentem Hippocratis offendimus, quod<text:line-break/>nihil vulgare, neque eorum quae vulgus medicorum norit,<text:line-break/>scribere dignetur; deinde vero et particulatim omnes ex pri-<text:line-break/>.mo et tertio epidemiorum aegrotos recensuimus, demonstran-<text:line-break/>tes , queri. in multis, quanquam difficulter spirare necesse .<text:line-break/>erat ipsus aegros; tamen non nscripfit; quemadmodum neque</text:p>
      <text:p text:style-name="P2">esta multa, quae scriptis necessario succedunt (quae enim quis-<text:line-break/>piam ab iis, quae Hippocrates dixit, incitatus, citra hoc quod<text:line-break/>ab ipso ea discat, invenire potest, haec non putarit scriben-<text:line-break/>daj. In multis vero etiam ipsam difficilis respirationis spe-<text:line-break/>riem ipsis narrationibus de aegrotis nscribit, quando aut<text:line-break/>non necessario sequitur aegrotos, aut non prompta est eo-<text:line-break/>gnosci ah iis, qui ipfius scripta legunt. His igitur scopis<text:line-break/>etiamnunc intenti, postquam primunr et tertium epidemio-<text:line-break/>rum in superioribus exposuimus , rursus a secundo initium<text:line-break/>faciemus, ipfique etiam reliqua Hippocralis scripta connecte-<text:line-break/>mus. Quemadmodum autem primus et tertius non fotum<text:line-break/>ab Hippocrate compositi esse videntur iis qui optime de sus<text:line-break/>judicant, sed etiam ob speculationis affinitatem mutuo inter<text:line-break/>se connexi, eodem modo, opinor, habent ea, quae lu secun-<text:line-break/>do , quarto ac sexto habentur. Concedunt enim jam etiam<text:line-break/>hos Thessaium Hippocratis suium composuisse, tum in paren-<text:line-break/>tis membranis quibusdam aut tabusis commentarios nactum,<text:line-break/>tum etiam aliqua eaque non pauca de suo addentem. . At</text:p>
      <text:p text:style-name="P2">quintum ec feptimunr epidemiorum non ridetur misti quis-<text:line-break/>piam genuina Hippocratis doctrina dignos censinus, nec,. ut<text:line-break/>ego sentio, quartum, quamvis quidam etiam hunc a Thestalo<text:line-break/>competitum esse putent. Caetermn praenotionum liber et<text:line-break/>aphorismi et liber de aquis, locis et aere , ac praeterea de<text:line-break/>rictu in morbis acutis, quem aliqui in Cnidia<text:span text:style-name="Default_20_Paragraph_20_Font"><text:span text:style-name="T2">e</text:span></text:span> sententias in-<text:line-break/>scribunt, non praeter rationem Hippocratis scripta esse ere-<text:line-break/>dita fiant. Horum igitur librorum, ubi usus postularit, men-<text:line-break/>tionem satiemus; itemque aliorum, qui partim ipsi. Hippo-<text:line-break/>orati, partim Emyphonti et Thessalo ac Polybo auctori-<text:line-break/>bus tribuuntur.</text:p>
      <text:h text:style-name="Heading_20_2" text:outline-level="2">Cap. Ii. </text:h>
      <text:p text:style-name="P18">Exordienda itaque jam expolitio est a textu<text:line-break/>in secundo epidemiorum scripto, qui hoc modo habet: <text:span text:style-name="Default_20_Paragraph_20_Font"><text:span text:style-name="T2">spi-<text:line-break/>ritu</text:span></text:span>s <text:span text:style-name="Default_20_Paragraph_20_Font"><text:span text:style-name="T2">parvu</text:span></text:span>s, <text:span text:style-name="Default_20_Paragraph_20_Font"><text:span text:style-name="T2">densu</text:span></text:span>s <text:span text:style-name="Default_20_Paragraph_20_Font"><text:span text:style-name="T2">; magnu</text:span></text:span>s, <text:span text:style-name="Default_20_Paragraph_20_Font"><text:span text:style-name="T2">raru</text:span></text:span>s<text:span text:style-name="Default_20_Paragraph_20_Font"><text:span text:style-name="T2">; parvu</text:span></text:span>s, <text:span text:style-name="Default_20_Paragraph_20_Font"><text:span text:style-name="T2">raru</text:span></text:span>s; <text:span text:style-name="Default_20_Paragraph_20_Font"><text:span text:style-name="T2">ex-<text:line-break/>tra magnu</text:span></text:span>s , <text:span text:style-name="Default_20_Paragraph_20_Font"><text:span text:style-name="T2">intro parvu</text:span></text:span>s ; <text:span text:style-name="Default_20_Paragraph_20_Font"><text:span text:style-name="T2">aliu</text:span></text:span>s <text:span text:style-name="Default_20_Paragraph_20_Font"><text:span text:style-name="T2">quidem extenden</text:span></text:span>s , <text:span text:style-name="Default_20_Paragraph_20_Font"><text:span text:style-name="T2">aliu</text:span></text:span>s<text:line-break/><text:span text:style-name="Default_20_Paragraph_20_Font"><text:span text:style-name="T2">ver</text:span></text:span>o <text:span text:style-name="Default_20_Paragraph_20_Font"><text:span text:style-name="T2">urgen</text:span></text:span>s; . <text:span text:style-name="Default_20_Paragraph_20_Font"><text:span text:style-name="T2">dupla intr</text:span></text:span>o <text:span text:style-name="Default_20_Paragraph_20_Font"><text:span text:style-name="T2">rev</text:span></text:span>o<text:span text:style-name="Default_20_Paragraph_20_Font"><text:span text:style-name="T2">cati</text:span></text:span>o <text:span text:style-name="Default_20_Paragraph_20_Font"><text:span text:style-name="T2">velut fuperinspiranti-<text:line-break/>bu</text:span></text:span>s<text:span text:style-name="Default_20_Paragraph_20_Font"><text:span text:style-name="T2">; calidus,. fu</text:span></text:span>l<text:span text:style-name="Default_20_Paragraph_20_Font"><text:span text:style-name="T2">gidu</text:span></text:span>s. Idem vero textus <text:span text:style-name="Default_20_Paragraph_20_Font"><text:span text:style-name="T2">t</text:span></text:span>exto libro per-<text:line-break/>fectius scriptus est. Supra tres enim coniugationes ipsius<text:line-break/>difficilis spirationis, quarta item adjectaest, quae manifeste</text:p>
      <text:p text:style-name="P2">fecundo epi densiorum omissa est, non ab ipsi, auctore, ut<text:line-break/>mihi ridetur, quum perspicuum sit ipsum non ab experi-<text:line-break/>meuto quopiam et memoria multitudinem spirationum dis-<text:line-break/>scitium coacervasse, sed ex rationali divisione. Nequaquam<text:line-break/>igitur relicturus erat aliquam difficilis spirationis speciem,<text:line-break/>verum lu hoc quispiam ex veteribus descriptoribus librorum<text:line-break/>peccavit; atque ita postea se habens liber divulgatus est, ser-<text:line-break/>vatusque est lue error huc usque; merito sane, quum aliqui<text:line-break/>negligenter plane veterum libros versent, ut neque an dest-<text:line-break/>ciat quippiam, neque an lu alio libro dictum sit, sciant;<text:line-break/>quidam vero etiamsi sinant, tamen quod deest apponere non<text:line-break/>audent. Neque enim. similiter nostri aeri hominibus priores<text:line-break/>faciles erant, neque prompti ad mutandam veterem dictionem<text:line-break/>eodem modo lu omnibus exemplaribus scriptam; sed signi-<text:line-break/>licere solum contenti erant, quod hic quidem imperfecte, lu<text:line-break/>sexto vero epidemiorum perfectu divisio difficilium respira-<text:line-break/>tionum scripta esset, tuor quae secundum magnitudinem ac<text:line-break/>parvitatem fit, tum quae juxta raritatem ac densitatem Has<text:line-break/>enim duas oppositiones, eam videlicet quae secundum magni-</text:p>
      <text:p text:style-name="P2">tudinem ac parvitatem fit, et eam quae fecundum raritatem<text:line-break/>et deusitatem, Hippocrates manifeste inter sese complicat, et<text:line-break/>coniugationes difficilis spirationis quatuor facit; unam in<text:line-break/>qna.mluor fimulque densior, quam quae secundum naturam<text:line-break/>respiratio fit ; alteram, quum major simul et rarior ; et prae-<text:line-break/>ter has aliam tertiam, in qua minor et rarior ; et supra Eas<text:line-break/>quartam, quam in secundo epi densiorum desiderari diximus,<text:line-break/>in qua major fimulque deusior sit. Ostensum enim suilli<text:line-break/>saepe est, etiamsi hoc citra demonstrationem omnibus mani-<text:line-break/>festum fit, duas oppositiones inter sese complicatas quatuor<text:line-break/>coniugationes facere. Sed dictio Hippocratis lu sexto epi—<text:line-break/>densorum no<text:span text:style-name="Default_20_Paragraph_20_Font"><text:span text:style-name="T2">n</text:span></text:span> .solum in hoc differt ab ea, quae in secundo^<text:line-break/>habetur , sed et in eo, quod in sequentibus , quando iuspira-<text:line-break/>tionis magnitudinem confert cum magnitudine expirationis,<text:line-break/>altera coniugatio penitus relicta est in secundo libro, indican-<text:line-break/>te et hic ipso librorum descriptore extremam socordiam, aut<text:line-break/>temeritatem. Si enim integras dictiones transgressus est,<text:line-break/>extreme socors erat ; si vero similes inter se, nescius quate-<text:line-break/>nus differrent, unum et idem utrasque significare putarit,</text:p>
      <text:p text:style-name="P2">deinde alteram strstusit, ad ineptissimam siedusitatem pr<text:span text:style-name="Default_20_Paragraph_20_Font"><text:span text:style-name="T2">o</text:span></text:span>g<text:span text:style-name="Default_20_Paragraph_20_Font"><text:span text:style-name="T2">r</text:span></text:span>ef- -<text:line-break/><text:span text:style-name="Default_20_Paragraph_20_Font"><text:span text:style-name="T2">t</text:span></text:span>us est, emendatorem scriptorunr Hipp<text:span text:style-name="Default_20_Paragraph_20_Font"><text:span text:style-name="T2">o</text:span></text:span>cratis n<text:span text:style-name="Default_20_Paragraph_20_Font"><text:span text:style-name="T2">o</text:span></text:span>n ministrum<text:line-break/><text:span text:style-name="Default_20_Paragraph_20_Font"><text:span text:style-name="T2">t</text:span></text:span>e sp<text:span text:style-name="Default_20_Paragraph_20_Font"><text:span text:style-name="T2">t</text:span></text:span>um statue<text:span text:style-name="Default_20_Paragraph_20_Font"><text:span text:style-name="T2">n</text:span></text:span>s. H<text:span text:style-name="Default_20_Paragraph_20_Font"><text:span text:style-name="T2">o</text:span></text:span>c equidem utile est ad plerasque <text:span text:style-name="Default_20_Paragraph_20_Font"><text:span text:style-name="T2">o</text:span></text:span>b-<text:line-break/>sumas dictiones meminisse , in quibus aut relictum quid esse<text:line-break/>credibile est, aut mutatum. Nihil enim vetat in illis, aut<text:line-break/>quod deest apponendo, aut qu<text:span text:style-name="Default_20_Paragraph_20_Font"><text:span text:style-name="T2">o</text:span></text:span>d delictum est corrigendo, per-<text:line-break/>lectum ac verum reddere sermonem. Quemadmodum enim<text:line-break/>mutare veteres dictiones temerarium est, sic ut scriptum est<text:line-break/>servare, et pantis quibusdam appetitis aut immutatis dubi-<text:line-break/>tationes dissolvere, bonorum expofit<text:span text:style-name="Default_20_Paragraph_20_Font"><text:span text:style-name="T2">o</text:span></text:span>rum opus est. Verum<text:line-break/>de his opino<text:span text:style-name="Default_20_Paragraph_20_Font"><text:span text:style-name="T2">r</text:span></text:span> me paulo post per ip<text:span text:style-name="Default_20_Paragraph_20_Font"><text:span text:style-name="T2">t</text:span></text:span>a opera monstraturum<text:line-break/>esse quae facere oporteat . non enim simpliciter, neque pro-<text:line-break/>ut contingit, hoc faciendum est, fed ostendendo veritatem<text:line-break/>rerum, adhucque prius ipsam senis sententiam sic fe habere,<text:line-break/>et utramque consentire juxta dictionis mutationem.</text:p>
      <text:h text:style-name="Heading_20_2" text:outline-level="2">Cap. HI. </text:h>
      <text:p text:style-name="P18">Sed ad propositum jam progressi, et per-<text:line-break/>fectiori dictione apposita , quae <text:span text:style-name="Default_20_Paragraph_20_Font"><text:span text:style-name="T2">t</text:span></text:span>exto opulentiorum habetur,<text:line-break/>videamus qualisnam sententia ipsis siti Quod enim ex ratio-</text:p>
      <text:p text:style-name="P2">nest divisione invenire c<text:span text:style-name="Default_20_Paragraph_20_Font"><text:span text:style-name="T2">o</text:span></text:span>netur omnes difficilis spirationis<text:line-break/>differentias , h<text:span text:style-name="Default_20_Paragraph_20_Font"><text:span text:style-name="T2">o</text:span></text:span>c ipsum etiam iis , qui libros ipsius exp<text:span text:style-name="Default_20_Paragraph_20_Font"><text:span text:style-name="T2">osu-<text:line-break/></text:span></text:span>erunt, ridetur, et coniectare omnibus facile esse opinor. An<text:line-break/>vero recte dividat, et an nulla relicta fit difficilis .spirationis<text:line-break/>species , hoc non etiam omnibus invenire facile est ; sed qui<text:line-break/>de his judicatutus est, eum et dividendi methodi peri <text:span text:style-name="Default_20_Paragraph_20_Font"><text:span text:style-name="T5">tum</text:span></text:span> esse<text:line-break/>oportet, et circa Hippocratis dogmata non inexercitatum.<text:line-break/>Et meth<text:span text:style-name="Default_20_Paragraph_20_Font"><text:span text:style-name="T2">o</text:span></text:span>dussane ad id quod dividitur respicere oportere ait,<text:line-break/>qualis naturae existat. Si enim simplex fuerit, ea quae fe-<text:line-break/>cundum substantiae ipsius rationem sunt, qu<text:span text:style-name="Default_20_Paragraph_20_Font"><text:span text:style-name="T2">o</text:span></text:span>tfint, et quae,<text:line-break/>ac qualia, cousiderare oportet, atque ex sus dividere ;- si ve-<text:line-break/>ro compositum, utramque aut singulas partes dividere, ut<text:line-break/>suctum est, totum vero ex modo competitionis. Verum quae<text:line-break/>fit Hippocratis <text:span text:style-name="Default_20_Paragraph_20_Font"><text:span text:style-name="T2">s</text:span></text:span>ententia de compolitione, nobis alibi susissime<text:line-break/>dictum est : relatum est etiam in superioribus. Quare nihil<text:line-break/>vetat ad hos scopes respicientes ipsam epidemiorum dictio-<text:line-break/>nem c<text:span text:style-name="Default_20_Paragraph_20_Font"><text:span text:style-name="T2">o</text:span></text:span>ntemplari, quae fic habet: <text:span text:style-name="Default_20_Paragraph_20_Font"><text:span text:style-name="T2">spiritu</text:span></text:span>s <text:span text:style-name="Default_20_Paragraph_20_Font"><text:span text:style-name="T2">parvi densi;.<text:line-break/>magnt rari; parvi rari; magni denti; ex</text:span></text:span>t<text:span text:style-name="Default_20_Paragraph_20_Font"><text:span text:style-name="T2">ra magnu</text:span></text:span>s,</text:p>
      <text:p text:style-name="P2"><text:span text:style-name="Default_20_Paragraph_20_Font"><text:span text:style-name="T2">intr</text:span></text:span>o<text:span text:style-name="Default_20_Paragraph_20_Font"><text:span text:style-name="T2">parvus; intr</text:span></text:span>o <text:span text:style-name="Default_20_Paragraph_20_Font"><text:span text:style-name="T2">magnus, extra parvus; alius extendens,<text:line-break/>alius urge</text:span></text:span>as <text:span text:style-name="Default_20_Paragraph_20_Font"><text:span text:style-name="T2">; dupla intr</text:span></text:span>o <text:span text:style-name="Default_20_Paragraph_20_Font"><text:span text:style-name="T2">revocatio , veluti superinspiran-<text:line-break/>tib</text:span></text:span>ii<text:span text:style-name="Default_20_Paragraph_20_Font"><text:span text:style-name="T2">s; calidus, fu</text:span></text:span>l<text:span text:style-name="Default_20_Paragraph_20_Font"><text:span text:style-name="T2">gidus. </text:span></text:span>Quod igitur non quarta solum<text:line-break/>coniugatio in denso et magno consistens secundo epidemi<text:span text:style-name="Default_20_Paragraph_20_Font"><text:span text:style-name="T2">a-<text:line-break/></text:span></text:span>rutu relicta est, sed et ex sequentibus duabus, in quibus- ex--<text:line-break/>pirationrm cum inspiratione conseri, altera scripta quidem<text:line-break/>est in praesenti jam proposito sermone, relicta autem secun-<text:line-break/>do epidemiorum, promptum ridere est; neque enim in illo<text:line-break/>libro scriptum est, <text:span text:style-name="Default_20_Paragraph_20_Font"><text:span text:style-name="T2">intr</text:span></text:span>o <text:span text:style-name="Default_20_Paragraph_20_Font"><text:span text:style-name="T2">magnu</text:span></text:span>s, <text:span text:style-name="Default_20_Paragraph_20_Font"><text:span text:style-name="T2">extra parvus;</text:span></text:span> sed altera<text:line-break/>sola difficilis spirationis species ostenditur, in qua magnus<text:line-break/>spiritus expiratur, parvus vero inspuatur. In multis tamen<text:line-break/>codicibus reperire licet hunc desectum ascriptum ; verum in<text:line-break/>plurimis et fide dignissimis exemplaribus relictus esit; atque<text:line-break/>hoc sane nihil ad praesens refert ; propositum est enim nobis<text:line-break/>perfectiorem loquutionem coufiderare-nunc ascriptam. Quod<text:line-break/>itaque ex spiritus intro et extra meatu totius respirationis<text:line-break/>actio. composita est, et quod alter<text:span text:style-name="Default_20_Paragraph_20_Font"><text:span text:style-name="T2">a</text:span></text:span> ejus pars inspiratio, alte—</text:p>
      <text:p text:style-name="P2">ra expiratio appellatur , dictum quidem est primo libro sta-<text:line-break/>tim in principio; verum etiamsi a nobis elicium non esset,<text:line-break/>nemo fene ignorat. Quod vero. nullius alterius rei quam<text:line-break/>motus propria fint celeritas ettarditas, dictum quidem et<text:line-break/>hoc jam est, fed etiamnunc in memoriam revocetur. Ma-<text:line-break/>gnitudo autem et parvitas ut non funt motui propria , sic<text:line-break/>omnino inseparabilia sunt ab eo, quod per spatium fertur.<text:line-break/>Et ob id fecundum utramque respirationis partem duae elisi-<text:line-break/>ferentiarum .oppositiones fient, altera secundum celeritatem<text:line-break/>ac ternitatem, -altera secundum magnitudinem et parvita-<text:line-break/>tem. Quod vero totius respirationis adhuc alia sit oppositio<text:line-break/>secundum densitatem ac raritatem consistens, id etiam antea<text:line-break/>relatum est; et quod haec oppositio no<text:span text:style-name="Default_20_Paragraph_20_Font"><text:span text:style-name="T2">n</text:span></text:span> respirationis ut mo-<text:line-break/>tus, sed ut compositae rei, ex intervallis fit conflata. Quare<text:line-break/>in his tribus generibus omnes respirationis differentias esse<text:line-break/>necesse est; in celeritate quidem et tarditate, propterea quod<text:line-break/>haec propria et ab omni motu inseparabilia stant ; in magni-<text:line-break/>tudine vero et parvitate, propterea quod motus organorum</text:p>
      <text:p text:style-name="P2">respirationis per distanfIi<text:span text:style-name="Default_20_Paragraph_20_Font"><text:span text:style-name="T2">i</text:span></text:span>m sit, densitas autem et raritas. ter-<text:line-break/>fi sim ex praediolis genus ,n neutrius propriarum ac primarum<text:line-break/>respirationis partium proprium aut inseparabile est, Vena<text:span text:style-name="Default_20_Paragraph_20_Font"><text:span text:style-name="T2">e<text:line-break/></text:span></text:span>totius respirationis pars fit .per accidens quoddam, quia com-<text:line-break/>posita res est ex duobus contrariis motibus quiete distincti<text:span text:style-name="Default_20_Paragraph_20_Font"><text:span text:style-name="T2">s.<text:line-break/></text:span></text:span>Hae Agitur sunt primae differentiae Totius respirationis. Cae^<text:line-break/>torum quum respiratio res .sit, quae et facere aliquid et pati<text:line-break/>possit, aliud etiam erit differentiarum genus in ipsa, utraque<text:line-break/>videlicet parte aequaliter aut inaequaliter perfecta; at Vero<text:line-break/>et rursus aliud , i ipsius totius ut compositae partibus inter<text:line-break/>fa collatis. d Hhec quum ita habeant, sciendum primas qua-<text:line-break/>tuor difficilis respirationis differentias in proposita Hippocra-<text:line-break/>tis dictione scriptas totius respirationis esse; neutrius emat<text:line-break/>partis est. densitas et raritas, si sane meminimus eorum, quae<text:line-break/>statim a principio primi libri dicta sunt; sic etiam sequente<text:span text:style-name="Default_20_Paragraph_20_Font"><text:span text:style-name="T2">s<text:line-break/></text:span></text:span>duas, Luam et in his duae totius respirationis partes cense-<text:line-break/>rnntur, et ob id sic scriptum est: <text:span text:style-name="Default_20_Paragraph_20_Font"><text:span text:style-name="T2">Extra magnus, intro par-<text:line-break/>vus; intro magnus, extra parv</text:span></text:span>a<text:span text:style-name="Default_20_Paragraph_20_Font"><text:span text:style-name="T2">s, videlicet spiritus;</text:span></text:span> sequen-</text:p>
      <text:p text:style-name="P2">tes autem deinceps duas differentias, lu quibus dicitur-;: <text:span text:style-name="Default_20_Paragraph_20_Font"><text:span text:style-name="T2">Alsi<text:line-break/>u</text:span></text:span>s <text:span text:style-name="Default_20_Paragraph_20_Font"><text:span text:style-name="T2">extenden</text:span></text:span>s, <text:span text:style-name="Default_20_Paragraph_20_Font"><text:span text:style-name="T2">aliu</text:span></text:span>s <text:span text:style-name="Default_20_Paragraph_20_Font"><text:span text:style-name="T2">urgens</text:span></text:span> , alterius partis ipsius respiratio -<text:line-break/>nis proprias esse putandum est,. quam sane in substantia esse<text:line-break/>maxime ipsius respirationis suximus. Extendens enimtars,<text:line-break/>dus est, u<text:span text:style-name="Default_20_Paragraph_20_Font"><text:span text:style-name="T2">r</text:span></text:span>gens autem velox; tarditas autem et velocitas ah<text:line-break/>omni motu inseparabilia .sunt. Quod vero deinceps dicitur.:<text:line-break/><text:span text:style-name="Default_20_Paragraph_20_Font"><text:span text:style-name="T2">Duplex intr</text:span></text:span>o <text:span text:style-name="Default_20_Paragraph_20_Font"><text:span text:style-name="T2">rev</text:span></text:span>o<text:span text:style-name="Default_20_Paragraph_20_Font"><text:span text:style-name="T2">cati</text:span></text:span>o <text:span text:style-name="Default_20_Paragraph_20_Font"><text:span text:style-name="T2">velut fuperinspirantibu</text:span></text:span>s, inaequa..<text:line-break/>lem inspirationem ostendit. Inquirenda est autem eadem<text:line-break/>oppositio in expiratione, quam ego relictam esse credo a trans<text:line-break/>scribentibus potius quam ab ipso. Hippocrate, quandoqui-<text:line-break/>dem lu aliis scriptis etiam ejusmodi speciei difficilis spiratio.<text:line-break/>nis mentionem facere apparet, ut in sequentibus palam oster-<text:line-break/>dam; . Quod fi cui ab ipso Hippocrate. relicta esse videatur;<text:line-break/>hic .peiora pro melioribus eligit. Equidem penitus nullam,<text:line-break/>inaequalitatis mentionem fecisse in neutra respirationis parte,<text:line-break/>sed- penitus oblitum esse ac omifisse, minime co<text:span text:style-name="Default_20_Paragraph_20_Font"><text:span text:style-name="T2">n</text:span></text:span>veniebat<text:line-break/>Hippocraticae diligentiae : verum ego sane., - etiamsi id quod<text:line-break/>nunc de inspiratione scriptum est omnino scriptum non esu</text:p>
      <text:p text:style-name="P1">fet, exfcribentis magis peccatum esse quam ipsius Hippocra-<text:line-break/>tis dicere ausus essem , rationem tamen utique aliquam sic<text:line-break/>haberent hi, quibus ad pejora animus inclinat; at vero quum<text:line-break/>et inspirationis speciem adeo manifeste indicaverit, ut non<text:line-break/>suium dixerit, duplicem intr<text:span text:style-name="Default_20_Paragraph_20_Font"><text:span text:style-name="T2">o</text:span></text:span> fieri spiritus revocationem,<text:line-break/>fed etiam <text:span text:style-name="Default_20_Paragraph_20_Font"><text:span text:style-name="T2">velut superinspirantibu</text:span></text:span>s apposuerit, quomodo tan-<text:line-break/>dem aliquis adhuc suspicari queat ipsirm expirationis esse<text:line-break/>oblitum? De his igitur etiam rursus <text:span text:style-name="Default_20_Paragraph_20_Font"><text:span text:style-name="T2">agemu</text:span></text:span>s; deinceps<text:line-break/>autem alia adhuc difficilis respirati<text:span text:style-name="Default_20_Paragraph_20_Font"><text:span text:style-name="T2">o</text:span></text:span>nis specierum oppositio<text:line-break/>adulta est in fine t<text:span text:style-name="Default_20_Paragraph_20_Font"><text:span text:style-name="T2">o</text:span></text:span>tius sermonis fic habens : <text:span text:style-name="Default_20_Paragraph_20_Font"><text:span text:style-name="T2">Calidu</text:span></text:span>s, <text:span text:style-name="Default_20_Paragraph_20_Font"><text:span text:style-name="T2">scigi-<text:line-break/>dus; </text:span></text:span>ut videlicet et hic subaudiamus, <text:span text:style-name="Default_20_Paragraph_20_Font"><text:span text:style-name="T2">spiritu</text:span></text:span>s. Quemad-<text:line-break/>modum enim magnus et parvus et densius ac rarus, fic etiam<text:line-break/>calidus et frigidus spiritus expiratur. Quanquam et lue de-<text:line-break/>cepti quidam ex iis, quae non intelligunt, corrigunt et tex-<text:line-break/>tum mutare audent, non frigidus et calidus, ut nunc di- -<text:line-break/>ctum est, ..scribentes, sied ipfia cum praedict<text:span text:style-name="Default_20_Paragraph_20_Font"><text:span text:style-name="T2">o</text:span></text:span> connectentes,<text:line-break/>atque h<text:span text:style-name="Default_20_Paragraph_20_Font"><text:span text:style-name="T2">o</text:span></text:span>c m<text:span text:style-name="Default_20_Paragraph_20_Font"><text:span text:style-name="T2">o</text:span></text:span>do legentes, <text:span text:style-name="Default_20_Paragraph_20_Font"><text:span text:style-name="T2">velat juperinspirantibu</text:span></text:span>s <text:span text:style-name="Default_20_Paragraph_20_Font"><text:span text:style-name="T2">calid</text:span></text:span>o<text:line-break/>ful<text:span text:style-name="Default_20_Paragraph_20_Font"><text:span text:style-name="T2">gidum. </text:span></text:span>Hi quidem igitur praeterquam quod textum nul-</text:p>
      <text:p text:style-name="P2">lius sens<text:span text:style-name="Default_20_Paragraph_20_Font"><text:span text:style-name="T2">u</text:span></text:span>s efficiunt, esiam palam produnt, se neque senis<text:line-break/>libros legisse; <text:span text:style-name="Default_20_Paragraph_20_Font"><text:span text:style-name="T2">o</text:span></text:span>mnino enim meminissent eorum , quae aliis<text:line-break/>locis ah ipso s<text:span text:style-name="Default_20_Paragraph_20_Font"><text:span text:style-name="T2">u</text:span></text:span>nt scripta de . calida et siigida expiratione,<text:line-break/>quae quanam rasione aut illic ah ips<text:span text:style-name="Default_20_Paragraph_20_Font"><text:span text:style-name="T2">o</text:span></text:span> scripta sint, aut hic<text:line-break/>relicta, non habent qui dicant. Si enim non putavit ex<text:line-break/>difficilium spirationum genere esse calidam et frigidam expi-<text:line-break/>rasionem , non recte in aliis locsa ipsarum vetuli difficilium<text:line-break/>refpirationum meminit; li vero in illis recte fecit, non recte<text:line-break/>nunc praetermisit. Verum haec non ita habent; nam et hio<text:line-break/>recte in difficilium refpirationum divisi<text:span text:style-name="Default_20_Paragraph_20_Font"><text:span text:style-name="T2">o</text:span></text:span>ne continentur et<text:line-break/>quid indicent, aliis locis recte dictum esit.</text:p>
      <text:h text:style-name="Heading_20_2" text:outline-level="2">Cap. IV </text:h>
      <text:p text:style-name="P18">Relictis igitur jam his, qui sic a senis<text:line-break/>mente aberrant et omnia magis quan<text:span text:style-name="Default_20_Paragraph_20_Font"><text:span text:style-name="T2">t</text:span></text:span> sententiam ipsius intel-<text:line-break/>ligunt, ipsi per nos ips<text:span text:style-name="Default_20_Paragraph_20_Font"><text:span text:style-name="T2">o</text:span></text:span>s inspiciamus, quidnam in prae.-<text:line-break/>notionum libro de difficili respiratione in hunc fere modum<text:line-break/>fcnbat: <text:span text:style-name="Default_20_Paragraph_20_Font"><text:span text:style-name="T2">Spiritus densius existens dolorem aut instamma-<text:line-break/>tionern significat in l</text:span></text:span>o<text:span text:style-name="Default_20_Paragraph_20_Font"><text:span text:style-name="T2">cis super septum transversum sitis ;<text:line-break/>magnus autem et per multum tempus desipientiam prodit;</text:span></text:span></text:p>
      <text:p text:style-name="P1"><text:span text:style-name="Default_20_Paragraph_20_Font"><text:span text:style-name="T2">frigidus vero ex naribus et ore pl odiens valde iam perlli-<text:line-break/>oiosus est. </text:span></text:span>Apparet enim in hoc libro harum trium tau-<text:line-break/>tum difficilium spirationum ipsum mentionem fecisse. Atqui<text:line-break/>si tot solum sunt, quid tandem multo plures ipse in epi<text:span text:style-name="Default_20_Paragraph_20_Font"><text:span text:style-name="T2">d</text:span></text:span>c-<text:line-break/>mi orum libris scripsit? li vero adeo multae sunt, cur pau-<text:line-break/>ci firmarum in praenoti onum libro mentionem fecit? An nu-<text:line-break/>merum quidem ipsarum nosse, commodum existimavit: quid<text:line-break/>vero singulae indicent, non utile esse putavit? An hae fo-<text:line-break/>lae aliquid indicant, reliquae vero nihil; <text:span text:style-name="Default_20_Paragraph_20_Font"><text:span text:style-name="T2">s</text:span></text:span>ed possibile est<text:line-break/>quandoque praeter naturam quidem respirare, nullam tamen<text:line-break/>affectionem in animali praeter naturam este? An verum ho<text:span text:style-name="Default_20_Paragraph_20_Font"><text:span text:style-name="T2">c<text:line-break/></text:span></text:span>ut sit tantum abest, ut penitus necessarium sit in animali<text:line-break/>ipsam astectionem praeter naturam steti difficilis respirabo-<text:line-break/>nis causam? Si igitur causae rasionem habet affectio ad dis-<text:line-break/>sicilem respirationem , erit utique hoc modo et tempore et<text:line-break/>ordine et facultate prior. Quomodo igitur Hippocrates in<text:line-break/>praenotionum libro tantum difficilium respirationum na-<text:line-break/>merum relinquit? Equidem ea gratia v<text:span text:style-name="Default_20_Paragraph_20_Font"><text:span text:style-name="T2">o</text:span></text:span>lebam ipsos e<text:span text:style-name="Default_20_Paragraph_20_Font"><text:span text:style-name="T2">s-<text:line-break/></text:span></text:span>positores inter Ic conferre, et quaerere ac salvere; venuli</text:p>
      <text:p text:style-name="P2">no<text:span text:style-name="Default_20_Paragraph_20_Font"><text:span text:style-name="T2">n</text:span></text:span> ita res habet ; nam expositorum o<text:span text:style-name="Default_20_Paragraph_20_Font"><text:span text:style-name="T2">mnium</text:span></text:span> quis vel me-<text:line-break/>minisse possit? Eorum vero qui ante <text:span text:style-name="Default_20_Paragraph_20_Font"><text:span text:style-name="T2">n</text:span></text:span>o<text:span text:style-name="Default_20_Paragraph_20_Font"><text:span text:style-name="T2">s vixerant,</text:span></text:span> et quoti<text:line-break/>rum commentaria ad nostram aetatem servantur, multas et<text:line-break/>longas nugas conscriptas invenire est; quae vero tanti nro-<text:line-break/>menti simt, penitus ab ipfis relicta sunt. Verum nos sane<text:line-break/>inquiramus ipsa , etiamsi nullam riam habeamus ad inventio-.<text:line-break/>nem ab istis praemonstratam. Dictum quidem a nobis est<text:line-break/>et in iis quae de optima secta sunt et in medendi me-<text:line-break/>tholi scriptis, quomodo talia omnia inquirere et invenire<text:line-break/>oporteat. Imo et in pruno horum commentariorum dupli-<text:line-break/>cem viam ostendi ad eiusmodi i<text:span text:style-name="Default_20_Paragraph_20_Font"><text:span text:style-name="T2">n</text:span></text:span>ventionem , alteram ex disi-<text:line-break/>ferentiis difficilis spirationis procedentem, asseram ex affe-<text:line-break/>ctiouibus in organis respirationis, quam etiam faciliorem et<text:line-break/>manifestiorem esse -dicebam; et quisquis illa scripta diligenter<text:line-break/>versaverit, haud ludigebit multis verbis ad praesentium fo-<text:line-break/>l<text:span text:style-name="Default_20_Paragraph_20_Font"><text:span text:style-name="T2">o</text:span></text:span>tionem. Si vero vel negligenter illa t<text:span text:style-name="Default_20_Paragraph_20_Font"><text:span text:style-name="T2">r</text:span></text:span>actaverit, vel alias<text:line-break/>ad discendum hebes sit, qui quidem negligenter tractarit,</text:p>
      <text:p text:style-name="P2">rursus ipsis relectis huc revertatur; qui vero hebes est,<text:line-break/>aliud quid agat ac sciat parvo ingenio magni viri mentem<text:line-break/>assequi non licere, questa erat Hippocrates. Quae igitur<text:line-break/>nemo priorum aut proposuit, aut in dubium vocarit, aut<text:line-break/>quaesivit, aut invenit, ego et proponam et lu dubium vo-<text:line-break/>cabo et quomodo quaerere oporteat dicam et cum diis<text:line-break/>inventurum me fpero. Ac problema quidem etiam paulo<text:line-break/>ante a me relatum est, cur tot difficiliunr respicationum spe-<text:line-break/>cies Hippocrates in praenotionum libro praetermiserit ; du-<text:line-break/>bitatio vero nunc dicetur, ubi quae in primo sermone seri-<text:line-break/>pta sunt , prius in memoriam revocavero. omnes enim dis- .<text:line-break/>fusilium respirationum differentias in illis sermonibus ad<text:line-break/>quinque omnino tum affectionum tum difficilium respira-<text:line-break/>lienum genera .reduxi . . .Quare adhuc magis dubium corrui-<text:line-break/>turtur problema, spe etiam quae sula restabat sublata. lu<text:line-break/>ejusmodi enim omnibus, in quibus cuiuscunque tandem rei<text:line-break/>differentiae plures quidem ab altero .quopiam sive viro sive<text:line-break/>scripto , pauciores vero rursus ab altero dicuntur , u<text:span text:style-name="Default_20_Paragraph_20_Font"><text:span text:style-name="T2">n</text:span></text:span>a sula<text:line-break/>superest consensus spes, si quis monstrare queat alterum in</text:p>
      <text:p text:style-name="P2">primis divisionis membris stetisse, alterum <text:span text:style-name="Default_20_Paragraph_20_Font"><text:span text:style-name="T2">haec etiam</text:span></text:span> snbdi-<text:line-break/>videre. Hac igitur spe nobis sublata ( monstratum est enim<text:line-break/>in primo libro neque affectionum neque difficilium respira-<text:line-break/>tionum genera in minorem numerum redigi posse] quaenam<text:line-break/>amplius ars solutionis eorum , quae nunc quaeruntur , inve-<text:line-break/>uni possit? nam tum alia, tum praeterquam quod quaedam<text:line-break/>prima genera relicta sunt, etiam divulsa esse et male lu divi-<text:line-break/>sione opposita ac obscure enarrata in praenotionum lib<text:span text:style-name="Default_20_Paragraph_20_Font"><text:span text:style-name="T2">r</text:span></text:span>o,<text:line-break/>arguere quis possit, quamvis si quis alius Hippocratis liber<text:line-break/>is perspicuus sit, Atqui obscurum fimulque i<text:span text:style-name="Default_20_Paragraph_20_Font"><text:span text:style-name="T2">n</text:span></text:span>determinatum<text:line-break/>est quod statim in principio dictionis dictum est: <text:span text:style-name="Default_20_Paragraph_20_Font"><text:span text:style-name="T2">spiritu</text:span></text:span>s<text:line-break/><text:span text:style-name="Default_20_Paragraph_20_Font"><text:span text:style-name="T2">densa</text:span></text:span>s <text:span text:style-name="Default_20_Paragraph_20_Font"><text:span text:style-name="T2">existen</text:span></text:span>s <text:span text:style-name="Default_20_Paragraph_20_Font"><text:span text:style-name="T2">dol</text:span></text:span>o<text:span text:style-name="Default_20_Paragraph_20_Font"><text:span text:style-name="T2">rem aut insiammationem significat in<text:line-break/>loci</text:span></text:span>s <text:span text:style-name="Default_20_Paragraph_20_Font"><text:span text:style-name="T2">super septum tran</text:span></text:span>s<text:span text:style-name="Default_20_Paragraph_20_Font"><text:span text:style-name="T2">ve</text:span></text:span>r<text:span text:style-name="Default_20_Paragraph_20_Font"><text:span text:style-name="T2">sum siti</text:span></text:span>s. . Si enim non duplex<text:line-break/>esset spiritus densus, alte<text:span text:style-name="Default_20_Paragraph_20_Font"><text:span text:style-name="T2">r</text:span></text:span> quidem cum magnitudine; alter<text:line-break/>vero cum partita te, aut non ex diversa affectione ute<text:span text:style-name="Default_20_Paragraph_20_Font"><text:span text:style-name="T2">r</text:span></text:span>que<text:line-break/>ipsorum generaretur, recte utique Hippocrates indivisum<text:line-break/>ipsum reliquisset, aut differentiam ejus, quod per utrumque<text:line-break/>significatur, non mulcasset. Quando vero ipse manifeste in</text:p>
      <text:p text:style-name="P2">epidemiorum libris alterum densum fimulque parvum, alte-<text:line-break/>rum densum et magnum statuit, et nos m<text:span text:style-name="Default_20_Paragraph_20_Font"><text:span text:style-name="T2">o</text:span></text:span>nstravimus -hos ex<text:line-break/>prima ipsorum differentia esse , male utique indiviso relicto<text:line-break/>denso, finrpliciter sic ulcere contentus fuit; S<text:span text:style-name="Default_20_Paragraph_20_Font"><text:span text:style-name="T2">piritu</text:span></text:span>s <text:span text:style-name="Default_20_Paragraph_20_Font"><text:span text:style-name="T2">densus<text:line-break/>existen</text:span></text:span>s <text:span text:style-name="Default_20_Paragraph_20_Font"><text:span text:style-name="T2">d</text:span></text:span>o<text:span text:style-name="Default_20_Paragraph_20_Font"><text:span text:style-name="T2">l</text:span></text:span>o<text:span text:style-name="Default_20_Paragraph_20_Font"><text:span text:style-name="T2">rem aut insiammationem significat in locis sc</text:span></text:span>i-<text:line-break/><text:span text:style-name="Default_20_Paragraph_20_Font"><text:span text:style-name="T2">per septum .tran</text:span></text:span>s<text:span text:style-name="Default_20_Paragraph_20_Font"><text:span text:style-name="T2">versum sitis. </text:span></text:span>Atque hoc sane unum dubi-<text:line-break/>unr existit. Tertiae vero dei<text:span text:style-name="Default_20_Paragraph_20_Font"><text:span text:style-name="T2">n</text:span></text:span>ceps differentiae mentionem<text:line-break/>sariens sic: <text:span text:style-name="Default_20_Paragraph_20_Font"><text:span text:style-name="T2">Magnu</text:span></text:span>s <text:span text:style-name="Default_20_Paragraph_20_Font"><text:span text:style-name="T2">autem et per multum tempu</text:span></text:span>s <text:span text:style-name="Default_20_Paragraph_20_Font"><text:span text:style-name="T2">delir</text:span></text:span>i<text:span text:style-name="Default_20_Paragraph_20_Font"><text:span text:style-name="T2">um<text:line-break/>significat;</text:span></text:span> et hanc falam ex primis differe<text:span text:style-name="Default_20_Paragraph_20_Font"><text:span text:style-name="T2">n</text:span></text:span>tiis manifeste pr o-<text:line-break/>Io quotus, proximae ipfi spirandi difficultatis, quae rerum et<text:line-break/>parvum spiritum ostendit, nullam omnin<text:span text:style-name="Default_20_Paragraph_20_Font"><text:span text:style-name="T2">o</text:span></text:span> mentionem ferit;<text:line-break/>quanquam fune ut densus spiritus duplex erat, magnitudine<text:line-break/>et parvitate distinctus, sic etiam rarus necessario duplex est,<text:line-break/>magnitudine ac parvitate distinctus. Verum alterius solius<text:line-break/>lu praenoti<text:span text:style-name="Default_20_Paragraph_20_Font"><text:span text:style-name="T2">o</text:span></text:span>nibus meminit, ubi ait: <text:span text:style-name="Default_20_Paragraph_20_Font"><text:span text:style-name="T2">Magnu</text:span></text:span>s <text:span text:style-name="Default_20_Paragraph_20_Font"><text:span text:style-name="T2">autem et per<text:line-break/>multum tem</text:span></text:span>p<text:span text:style-name="Default_20_Paragraph_20_Font"><text:span text:style-name="T2">us delirium significat;</text:span></text:span> alterum ver<text:span text:style-name="Default_20_Paragraph_20_Font"><text:span text:style-name="T2">o</text:span></text:span>; rarum<text:line-break/>simul et parvum, praetermissum esse apparet. Quare ex<text:line-break/>quatuor coniugationibus , .quas in epidemia scripsit, primae</text:p>
      <text:p text:style-name="P2">duae indisti<text:span text:style-name="Default_20_Paragraph_20_Font"><text:span text:style-name="T2">n</text:span></text:span>cte et obscure ac consule dictae sunt, stola vero<text:line-break/>tertia, ut diximus, tum ipsa tum quod per eam significatur,<text:line-break/>ambo maniscste scripta sunt. Caeterum non in sus solum<text:line-break/>obscurus et indistinctus et plura praetermittens sermo rideri<text:line-break/>potest, sed et ex eis, quae deinceps inserens ait: Al<text:span text:style-name="Default_20_Paragraph_20_Font"><text:span text:style-name="T2">gidu</text:span></text:span>s<text:line-break/>h<text:span text:style-name="Default_20_Paragraph_20_Font"><text:span text:style-name="T2">ero ex naribu</text:span></text:span>s e<text:span text:style-name="Default_20_Paragraph_20_Font"><text:span text:style-name="T2">t ore prodien</text:span></text:span>s, <text:span text:style-name="Default_20_Paragraph_20_Font"><text:span text:style-name="T2">valde jam perniciosu</text:span></text:span>s <text:span text:style-name="Default_20_Paragraph_20_Font"><text:span text:style-name="T2">est.<text:line-break/></text:span></text:span>Cur enim tandem, fi eas quae in calido et frigid<text:span text:style-name="Default_20_Paragraph_20_Font"><text:span text:style-name="T2">o</text:span></text:span> sunt, disto -<text:line-break/>rentias recensere statuerat, eam s<text:span text:style-name="Default_20_Paragraph_20_Font"><text:span text:style-name="T2">o</text:span></text:span>lam, quae in frigido est,<text:line-break/>memoravit? Praeterea cur aliarmn duarum, tum ejus, quam<text:line-break/>indistincte spiritum densum nominat, tum quam distincte ra-<text:line-break/>rum et magnum, affectiones ipsas solas ascripsit, non tamen<text:line-break/>lu quid defleant significavit, dolorem quidem et i<text:span text:style-name="Default_20_Paragraph_20_Font"><text:span text:style-name="T2">n</text:span></text:span>flammatio-<text:line-break/>nem a dens., delirium autem a rara et magna spirationis dif-<text:line-break/>ficultate indicari asserens? in differentia vero quae lu frigido<text:line-break/>est, lu quid desinat dicit; inquit enim pernici<text:span text:style-name="Default_20_Paragraph_20_Font"><text:span text:style-name="T2">o</text:span></text:span>sum valde esse<text:line-break/>hujusm<text:span text:style-name="Default_20_Paragraph_20_Font"><text:span text:style-name="T2">o</text:span></text:span>di spiritum ; affectionem vero, ob quam ita dissicul-<text:line-break/>ter spirant, obscuriorem existentem , non etiam dicit , quum<text:line-break/>tamen praestaret in omnibus difficilibus respirati<text:span text:style-name="Default_20_Paragraph_20_Font"><text:span text:style-name="T2">o</text:span></text:span>nibus tum</text:p>
      <text:p text:style-name="P2">ipsas assectiones dicere, quaecunque tandem hae sint, tum<text:line-break/>alloc<text:span text:style-name="Default_20_Paragraph_20_Font"><text:span text:style-name="T2">u</text:span></text:span>tionis ipsarum modum ascribere, mitiores a malignis<text:line-break/>distinguendo. At non ita fecit, ve<text:span text:style-name="Default_20_Paragraph_20_Font"><text:span text:style-name="T2">r</text:span></text:span>um in prioribus spirandi<text:line-break/>difficultatibus affectiones , in ultima alterationis modum so-<text:line-break/>lum ostendit. Et quod crimen omnium minime altari poti-<text:line-break/>esit , quod videlicet nihil penitus de inaequali spirationis dif-<text:line-break/>ficultate dixerit, id ipsum sane etiam jam sermoni addatur.<text:line-break/>Extensus enim et coactus spiritus et extra magnus, intro<text:line-break/>parvus , et intro magnus , extra parvus , nec ipsi etiam, in<text:line-break/>praenotionum lib<text:span text:style-name="Default_20_Paragraph_20_Font"><text:span text:style-name="T2">r</text:span></text:span>o relati sunt, verum ex his, quae nos ru<text:line-break/>p<text:span text:style-name="Default_20_Paragraph_20_Font"><text:span text:style-name="T2">r</text:span></text:span>imo libro explicavimus; in quatuor difficilium spirationum<text:line-break/>coniugationibus comprehensi reperiuntur. Atvero quintam<text:line-break/>inaequalem, cujus dimidiam partem in libris epidemiorum<text:line-break/>scripsit, <text:span text:style-name="Default_20_Paragraph_20_Font"><text:span text:style-name="T2">duplicem intro revocati</text:span></text:span>o<text:span text:style-name="Default_20_Paragraph_20_Font"><text:span text:style-name="T2">nem</text:span></text:span> asserens , in praeno-<text:line-break/>tionum vero libro penitus omisit, sub aliqua quatuor conju-<text:line-break/>gationum nullo modo comprehensam invenire licet. Atque<text:line-break/>tot quidem ac tales sunt dubitationes.</text:p>
      <text:h text:style-name="Heading_20_2" text:outline-level="2">cap. V. </text:h>
      <text:p text:style-name="P18">Oportet autem jam inde nos non fimlliter,<text:line-break/>uttmulti faciunt eorum, qui Hippocrati contradicunt, diluens-</text:p>
      <text:p text:style-name="P2">tales quidem facile reperire, in. <text:span text:style-name="Default_20_Paragraph_20_Font"><text:span text:style-name="T2">s</text:span></text:span>olutionibus vero ipsarum<text:line-break/>haerere,-, verum primum quidem riam quandam facilitatis<text:line-break/>invenire, deinceps vero demonstratione , quae per ipfam ine<text:line-break/>venta erunt, co<text:span text:style-name="Default_20_Paragraph_20_Font"><text:span text:style-name="T2">n</text:span></text:span>firmare. Quae est igitur via facilitatis?<text:line-break/>oportet enim i<text:span text:style-name="Default_20_Paragraph_20_Font"><text:span text:style-name="T2">n</text:span></text:span>de.initium sumere. Una quidem commune<text:line-break/>illud. omnibus veteribus familiare breviloquium ; altera vero<text:line-break/>ipsius Hippocratis animi magnitudo. Demonstratum enim<text:line-break/>nobis est quam gravis sit saepenumero hic vir in iis., quae<text:line-break/>assis medicis nota fiunt, praetereundis, ut quae a nemine eo-<text:line-break/>rum, qui artem serio exercent , ignorari queant; quae vero<text:line-break/>his ignota sunt, omnibus diligenter simulet perspicue expo-<text:line-break/>uendis. Si vero hic ipsi mos .est,.quid uniunt ambiguam ac<text:line-break/>obscuram apud plerasque differentiam difficilis respirationis,<text:line-break/>eam videlicet .quae in magnitudine .et raritate est, tum per<text:line-break/>alia scripta demonstrare conatum eum esse desipientiae pro-<text:line-break/>priam tum in praenotionum libro manifesta doctrina dignam<text:line-break/>censuisse, differentias autem densitatis, ut quae medicis igno-<text:line-break/>tae esse non queant, una simmia comprehensas .breviter in-<text:line-break/>dicasse ? In pleuritide enim et peripneumoniis , anginis et</text:p>
      <text:p text:style-name="P2">orthopnoeis densus et parvus fit spiritus. Quod si pleuritis<text:line-break/>non sit ,.. sied tantum dolor circa costas , densus et parvus fit<text:line-break/>spiritus; quemadmodum etiam, si circa os ventriculi , aut<text:line-break/>stomachum, aut splenia caput, aut hepatis gibbam partem.<text:line-break/>Nam et in sus locis si quis.fit dolor, necessarium est parvum<text:line-break/>et densumfieri spiritum; et multo magis, si cirasiep tum trans-<text:line-break/>versirm et partem ejus peritonaeo cohaerentem itemque<text:line-break/>musculos illic circumsitos. Atqui etiamsi non istic solum,<text:line-break/>sied longe insertus peritonaeum fuerit affectum , et laesionem<text:line-break/>ipsius percipiat sieptum transversum, itidem parvum ac den-<text:line-break/>sum fpiritum efficit. Quin et ventriculi ipsius majores asse-<text:line-break/>usiones, quae cum dolore fiunt et tumore, fplenis item ac<text:line-break/>hepatis infer<text:span text:style-name="Default_20_Paragraph_20_Font"><text:span text:style-name="T2">n</text:span></text:span>ae partes , nun minus densum ac parvum effi.-<text:line-break/>ciunt fprritmn. Et in unive<text:span text:style-name="Default_20_Paragraph_20_Font"><text:span text:style-name="T2">r</text:span></text:span>sum , sive tumor .quis fit pre-<text:line-break/>mens ac coarctans quodcunque tandem spirabile organum,<text:line-break/>sive dolor circa quamcunque partem ita vicinam <text:span text:style-name="Default_20_Paragraph_20_Font"><text:span text:style-name="T2">r</text:span></text:span>espiratoriis.<text:line-break/>organis , ut ipsis motis simul moveatur , densus ac parvus^<text:line-break/>erit spiritus. Reliquas autem horum caulas lu primo libro</text:p>
      <text:p text:style-name="P2">recensuimus. Quemadmodum sane et quod calore multo in<text:line-break/>spirabllibus o<text:span text:style-name="Default_20_Paragraph_20_Font"><text:span text:style-name="T2">r</text:span></text:span>ganis coacervat<text:span text:style-name="Default_20_Paragraph_20_Font"><text:span text:style-name="T2">o, </text:span></text:span>densus et magnus spiritus<text:line-break/>fiet; id quod ferme quotidie in omnibus fervidis febribus<text:line-break/>apparet, ut neminem latere. possit. Etenim quod phlogofin<text:line-break/>praeter^ naturam non Hippocrates solum, sed omnes fere<text:line-break/>alii, qui ante Erasistratum fuerunt, phlegmonen nomina-<text:line-break/>ruit, non a nobis tantum, fetiali omnibus Hippocratis ex-<text:line-break/>pofitoribus est ostenfum. His itaque positis, nihil amplius<text:line-break/>mirum est, praedictas ambas differentias Hipp<text:span text:style-name="Default_20_Paragraph_20_Font"><text:span text:style-name="T2">o</text:span></text:span>cratem uno<text:line-break/>capite declarasse, ubi ait: <text:span text:style-name="Default_20_Paragraph_20_Font"><text:span text:style-name="T2">spiritu</text:span></text:span>s <text:span text:style-name="Default_20_Paragraph_20_Font"><text:span text:style-name="T2">densus existens dolorem<text:line-break/>aut i</text:span></text:span>i<text:span text:style-name="Default_20_Paragraph_20_Font"><text:span text:style-name="T2">isiammationem significat in lo</text:span></text:span>c<text:span text:style-name="Default_20_Paragraph_20_Font"><text:span text:style-name="T2">i</text:span></text:span>s <text:span text:style-name="Default_20_Paragraph_20_Font"><text:span text:style-name="T2">supra septum trans-<text:line-break/>versum sitis</text:span></text:span>, tanquam Iane nos intelligere possimus eum<text:line-break/>cum parvitate dolorem .significare, cum magnitudine inflam-<text:line-break/>mationem, hoc est phl<text:span text:style-name="Default_20_Paragraph_20_Font"><text:span text:style-name="T2">o</text:span></text:span>gosin, declarare Apponit autem<text:line-break/>merito,. <text:span text:style-name="Default_20_Paragraph_20_Font"><text:span text:style-name="T2">in locis supra septum transve</text:span></text:span>r<text:span text:style-name="Default_20_Paragraph_20_Font"><text:span text:style-name="T2">sum sit</text:span></text:span>i<text:span text:style-name="Default_20_Paragraph_20_Font"><text:span text:style-name="T2">s, </text:span></text:span>five re-<text:line-break/>spiraturus; tanquam immodico calore partium infra <text:span text:style-name="Default_20_Paragraph_20_Font"><text:span text:style-name="T2">t</text:span></text:span>e-<text:line-break/>pium transversum sitarum.relpirationein in magnitudinem^<text:line-break/>ac densitatem attollere nequeunte.</text:p>
      <text:h text:style-name="P14" text:outline-level="2">Cap. VI. </text:h>
      <text:p text:style-name="P18">Ac via quidem inventi<text:span text:style-name="Default_20_Paragraph_20_Font"><text:span text:style-name="T2">o</text:span></text:span>nis quaesitorum in .<text:line-break/>primis differentiis haec est Verum demonstrati<text:span text:style-name="Default_20_Paragraph_20_Font"><text:span text:style-name="T2">o</text:span></text:span>nem etiam<text:line-break/>quandam sermoui addere necessarium est. Nunc enim posse<text:line-break/>fieri ut hanc sententiam Hippocrates usurparit, osteusum<text:line-break/>est; monstrabitur^ autem deinceps penitus rem sic habere.<text:line-break/>Cur enim tandem in utroque <text:span text:style-name="Default_20_Paragraph_20_Font"><text:span text:style-name="T2">o</text:span></text:span>pulenti<text:span text:style-name="Default_20_Paragraph_20_Font"><text:span text:style-name="T2">o</text:span></text:span>rum libro, fecundo<text:line-break/>ac fiexto, has duas spirandi difficultatis differentias primas<text:line-break/>omnium distinguere reperitur, priorem quidem parvum<text:line-break/>et densum spiritum, alteram vero deufum et magnum, in<text:line-break/>proposit<text:span text:style-name="Default_20_Paragraph_20_Font"><text:span text:style-name="T2">o</text:span></text:span> autem praenotionum libr<text:span text:style-name="Default_20_Paragraph_20_Font"><text:span text:style-name="T2">o</text:span></text:span> spias ignorare ridetur, .<text:line-break/>praeterquam qu<text:span text:style-name="Default_20_Paragraph_20_Font"><text:span text:style-name="T2">o</text:span></text:span>d postea statim scribit, rarum et magnum?<text:line-break/>Rarum igitur et magnum spiritum norit, densum veru et<text:line-break/>parvum ignorat? Et sane etiamsi quispiam eorum, quibus<text:line-break/>animus in pejorem partem inclinat, dixerit, quinam fit den-<text:line-break/><text:span text:style-name="Default_20_Paragraph_20_Font"><text:span text:style-name="T2">t</text:span></text:span>us ac parvus spiritus , cognoscere quidem . <text:span text:style-name="Default_20_Paragraph_20_Font"><text:span text:style-name="T2">Hipp</text:span></text:span>o<text:span text:style-name="Default_20_Paragraph_20_Font"><text:span text:style-name="T2">cratem<text:line-break/></text:span></text:span>potuisse , quae vero fit affectio ipsimi efficiens , n<text:span text:style-name="Default_20_Paragraph_20_Font"><text:span text:style-name="T2">on</text:span></text:span> potuisse<text:line-break/>cognoscere; im<text:span text:style-name="Default_20_Paragraph_20_Font"><text:span text:style-name="T2">o</text:span></text:span> quum dicat: <text:span text:style-name="Default_20_Paragraph_20_Font"><text:span text:style-name="T2">densu</text:span></text:span>s <text:span text:style-name="Default_20_Paragraph_20_Font"><text:span text:style-name="T2">spiritu</text:span></text:span>s <text:span text:style-name="Default_20_Paragraph_20_Font"><text:span text:style-name="T2">d</text:span></text:span>o<text:span text:style-name="Default_20_Paragraph_20_Font"><text:span text:style-name="T2">l</text:span></text:span>o<text:span text:style-name="Default_20_Paragraph_20_Font"><text:span text:style-name="T2">rem signi-<text:line-break/>secat, aut insiammationem in l</text:span></text:span>o<text:span text:style-name="Default_20_Paragraph_20_Font"><text:span text:style-name="T2">ci</text:span></text:span>s <text:span text:style-name="Default_20_Paragraph_20_Font"><text:span text:style-name="T2">supra septum tran</text:span></text:span>s<text:span text:style-name="Default_20_Paragraph_20_Font"><text:span text:style-name="T2">ver-<text:line-break/>fum siti</text:span></text:span>s, constat eum et affectiones scribere et neutram</text:p>
      <text:p text:style-name="P2">praetermittere. Imo eodem exp<text:span text:style-name="Default_20_Paragraph_20_Font"><text:span text:style-name="T2">o</text:span></text:span>suit ordine, quem etiam in<text:line-break/>duobus epidemiorum libris fecit. Perspicuum itaque est eum<text:line-break/>denso et parv<text:span text:style-name="Default_20_Paragraph_20_Font"><text:span text:style-name="T2">o</text:span></text:span> dolorem, denso et magno inflammationem.<text:line-break/>tribuere. Neque enim lici potest in epidemlorum quidem<text:line-break/>libris duobus parvi et .densi et magni ac densi spici tus men-.<text:line-break/>tionem fecisse, in aliis vero nusquam... Nam et in istis ipsis.<text:line-break/>saepe. et in libro de rictu in morbis- acutis, quem etiam de<text:line-break/>ptisana inscribunt,. statim in principio libri non tantum hu-<text:line-break/>jusmodi difficilis spirationis speciem palam n<text:span text:style-name="Default_20_Paragraph_20_Font"><text:span text:style-name="T2">o</text:span></text:span>minat, sed et<text:line-break/>ipsimi affectionem , ex qua sit, et modum ipsius, juxta quem<text:line-break/>laedere solet Atqui nullus eorum, qui contentionis studio.<text:line-break/>multos Hippocratis libros tanquam non genuin<text:span text:style-name="Default_20_Paragraph_20_Font"><text:span text:style-name="T2">o</text:span></text:span>s rescindunt,<text:line-break/>hunc librum vir<text:span text:style-name="Default_20_Paragraph_20_Font"><text:span text:style-name="T2">o</text:span></text:span> adimere ausus esu. Equidem quae in fine<text:line-break/>sunt post balnei usum, plerique t<text:span text:style-name="Default_20_Paragraph_20_Font"><text:span text:style-name="T2">o</text:span></text:span>llunt; quae vero eousque<text:line-break/>habentur, omnes conservant. Si igitur non solum in hoc.<text:line-break/>libr<text:span text:style-name="Default_20_Paragraph_20_Font"><text:span text:style-name="T2">o</text:span></text:span> monstiaverimus , sed etiam in aliis similiter inveniatur<text:line-break/>tum differentias tum assecti<text:span text:style-name="Default_20_Paragraph_20_Font"><text:span text:style-name="T2">o</text:span></text:span>nes densi spiritus cognoscere,<text:line-break/>adhuc quicquam deesse videbitur ad dem<text:span text:style-name="Default_20_Paragraph_20_Font"><text:span text:style-name="T2">o</text:span></text:span>nstrationem ? SI.</text:p>
      <text:p text:style-name="P2">vero etiam in ipso praenotionum libro paulo insertus inve-<text:line-break/>uiatur et differentias non ignorare et affectiones ipsas scire,<text:line-break/>nonne c<text:span text:style-name="Default_20_Paragraph_20_Font"><text:span text:style-name="T2">r</text:span></text:span>edas adhuc amplius id quod p<text:span text:style-name="Default_20_Paragraph_20_Font"><text:span text:style-name="T2">ro</text:span></text:span>positum est satis esse<text:line-break/>demonstratum? At vero quod haec ita habeant, neque men-<text:line-break/>tiamur, ex ipfis verbis videre licet. I<text:span text:style-name="Default_20_Paragraph_20_Font"><text:span text:style-name="T2">n</text:span></text:span>cipiam autem a libro<text:line-break/>de victu in morbis acutis. In hoc libro statim m principio<text:line-break/>de morbis pulmonis ac thoracis ve<text:span text:style-name="Default_20_Paragraph_20_Font"><text:span text:style-name="T2">r</text:span></text:span>ba faciens hoc modo<text:line-break/>ait :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etenim cibu</text:span></text:span>s <text:span text:style-name="Default_20_Paragraph_20_Font"><text:span text:style-name="T2">siatim c</text:span></text:span>o<text:span text:style-name="Default_20_Paragraph_20_Font"><text:span text:style-name="T2">nclusu</text:span></text:span>s <text:span text:style-name="Default_20_Paragraph_20_Font"><text:span text:style-name="T2">est, si qui</text:span></text:span>s <text:span text:style-name="Default_20_Paragraph_20_Font"><text:span text:style-name="T2">eo non<text:line-break/>fubevacuato sorbitionem dederit, dolorem praesentem exa-<text:line-break/>certaver</text:span></text:span>i<text:span text:style-name="Default_20_Paragraph_20_Font"><text:span text:style-name="T2">t, et n</text:span></text:span>o<text:span text:style-name="Default_20_Paragraph_20_Font"><text:span text:style-name="T2">n praesentem siatim induxerit, et spiritu</text:span></text:span>s<text:line-break/><text:span text:style-name="Default_20_Paragraph_20_Font"><text:span text:style-name="T2">densior reddetur. Malus autem hic est, resiccat entmpul-<text:line-break/></text:span></text:span>mo<text:span text:style-name="Default_20_Paragraph_20_Font"><text:span text:style-name="T2">nem et l</text:span></text:span>iy<text:span text:style-name="Default_20_Paragraph_20_Font"><text:span text:style-name="T2">pochondria, imumque ventrem et septum<text:line-break/>transversum dolore vexat.</text:span></text:span> In hoc sermone primum quidem<text:line-break/>quod et p<text:span text:style-name="Default_20_Paragraph_20_Font"><text:span text:style-name="T2">r</text:span></text:span>opter dolorem densus fit spiritus, ostendit, nobis,<text:line-break/>opluor, relinquens meditandum generationis modum , quem<text:line-break/>i<text:span text:style-name="Default_20_Paragraph_20_Font"><text:span text:style-name="T2">n</text:span></text:span> primo horum commentariorum me maniscste exposuisse<text:line-break/>puto. Quemadmodunr enim dolentibus cruribus multum<text:line-break/>progressi nequimus, eodem modq, ubi quoddam organum ex<text:line-break/>iis, quae in respirationibus moventur, doluerit, parum re-</text:p>
      <text:p text:style-name="P2">spirare cogimur et citius desistere cupimus. Quum enim<text:line-break/>simul cum temporis respirationis longitudine extendatur do-<text:line-break/>for, qui citius cohibet motum spirabilium organorum, citius<text:line-break/>dolore liberatur. At quanto citius quam oportuit cohibe-<text:line-break/>tm, tanto minus ipsum animal inspiratione finitur. Quem-<text:line-break/>admodum igitur fi quis pauciores cibos quam ex usu fit ac-<text:line-break/>cipiat, hic cito aliorum cibo<text:span text:style-name="Default_20_Paragraph_20_Font"><text:span text:style-name="T2">r</text:span></text:span>um opus habebit, fio si quis mi-<text:line-break/>nus quam ex usu est inspiraverit, lue citius inspiratione in-<text:line-break/>digebit, atque ita spiritum de<text:span text:style-name="Default_20_Paragraph_20_Font"><text:span text:style-name="T2">n</text:span></text:span>sari continget. Quo enim<text:line-break/>tempore inter actiones medio orga<text:span text:style-name="Default_20_Paragraph_20_Font"><text:span text:style-name="T2">n</text:span></text:span>a respirationis cessantia.<text:line-break/>quiescebant, eo ipso nunc quiescere animal ipsis non per-<text:line-break/>mittit; tanquam enim singulas respirationes imperfecte re-<text:line-break/>spirans, semper etiam propius ad suffocationem accessit. sin-<text:line-break/>jus autem ipsius affectionis metu citius respirare urgetur, et<text:line-break/>respirationis organa citius quam oporteat m<text:span text:style-name="Default_20_Paragraph_20_Font"><text:span text:style-name="T2">o</text:span></text:span>vet, non per-<text:line-break/>mitiens ipsis quiescere; quantum quiescebant, quando femur-<text:line-break/>dum naturam habebunt. Quum igitur Hippocrates ob dolo-<text:line-break/>rem spiritum deusiorem fieri dicat, rideatur autem per mcn</text:p>
      <text:p text:style-name="P2">diam parvitatem densitas ipsa generari, <text:span text:style-name="Default_20_Paragraph_20_Font"><text:span text:style-name="T2">o</text:span></text:span>mnibus sane mani-<text:line-break/>festmn est, eum parvitatem etiam novisse.. Quis enim ter-<text:line-break/>tium a prim<text:span text:style-name="Default_20_Paragraph_20_Font"><text:span text:style-name="T2">o</text:span></text:span> nosse queat, si medium ignoret, et praesertim<text:line-break/>si ipsmn tertio generationis causa existat? . Et sane paulo-<text:line-break/>lum progressus., .propriis ipfis verbis aperte parvitatem den-<text:line-break/>siletis caulam esse tradit sic scribens; <text:span text:style-name="Default_20_Paragraph_20_Font"><text:span text:style-name="T2">Etenim q</text:span></text:span>i<text:span text:style-name="Default_20_Paragraph_20_Font"><text:span text:style-name="T2">fum spu-<text:line-break/>tum intu</text:span></text:span>s. <text:span text:style-name="Default_20_Paragraph_20_Font"><text:span text:style-name="T2">retentum, prohibet quide</text:span></text:span>m <text:span text:style-name="Default_20_Paragraph_20_Font"><text:span text:style-name="T2">spiritum intro serr</text:span></text:span>a,<text:line-break/><text:span text:style-name="Default_20_Paragraph_20_Font"><text:span text:style-name="T2">c</text:span></text:span>o<text:span text:style-name="Default_20_Paragraph_20_Font"><text:span text:style-name="T2">git autem cit</text:span></text:span>o <text:span text:style-name="Default_20_Paragraph_20_Font"><text:span text:style-name="T2">extra ser</text:span></text:span>ni. . Illic alteram rursus caulam do-<text:line-break/>cet generationis densi spiritus ; appellavit autem: ipsam in<text:line-break/>superioribus serm<text:span text:style-name="Default_20_Paragraph_20_Font"><text:span text:style-name="T2">o</text:span></text:span>nibus respirabilium organorum. coarcta-<text:line-break/>tionem. Quod igitur. in dolore nobis intelligendum relin-<text:line-break/>quebat, hoc ipsum hic ipse exposuit. Quid ; est autem hoc?:<text:line-break/><text:span text:style-name="Default_20_Paragraph_20_Font"><text:span text:style-name="T2">Multo</text:span></text:span>, inquit, <text:span text:style-name="Default_20_Paragraph_20_Font"><text:span text:style-name="T2">sputo in arterii</text:span></text:span>s, pulmonis videlicet, <text:span text:style-name="Default_20_Paragraph_20_Font"><text:span text:style-name="T2">c</text:span></text:span>o<text:span text:style-name="Default_20_Paragraph_20_Font"><text:span text:style-name="T2">nten-r<text:line-break/>t</text:span></text:span>o <text:span text:style-name="Default_20_Paragraph_20_Font"><text:span text:style-name="T2">et spiritu</text:span></text:span>s i<text:span text:style-name="Default_20_Paragraph_20_Font"><text:span text:style-name="T2">psiu</text:span></text:span>s <text:span text:style-name="Default_20_Paragraph_20_Font"><text:span text:style-name="T2">regionem occupante, spiritu</text:span></text:span>s <text:span text:style-name="Default_20_Paragraph_20_Font"><text:span text:style-name="T2">ad inspi.<text:line-break/>rationi</text:span></text:span>s <text:span text:style-name="Default_20_Paragraph_20_Font"><text:span text:style-name="T2">actionem</text:span></text:span> i<text:span text:style-name="Default_20_Paragraph_20_Font"><text:span text:style-name="T2">ntro accedere prohibetur. </text:span></text:span>Num igitur<text:line-break/>aliud quid est quam parva inspiratio id quod nunc dicitur ?<text:line-break/>Non certe, siquidem copia substantiae quae. inspiratus, ma-<text:line-break/>guitudinem respirationis. metiri oportet, ut in primo libro</text:p>
      <text:p text:style-name="P2">demonstratum est; verum si ob aliam quandam causam cogi<text:line-break/>spiritum celeriter extra ferri dicat quam ob inspirationis<text:line-break/>parvitatem , id etiam diri non potest , quum dictionis feries<text:line-break/>sic habeat: .E<text:span text:style-name="Default_20_Paragraph_20_Font"><text:span text:style-name="T2">tenim ipsum spntum.iatus</text:span></text:span> la<text:span text:style-name="Default_20_Paragraph_20_Font"><text:span text:style-name="T2">tentum prohibet<text:line-break/>quidem spiritum intro scrri, cogitantem cito extra scrri<text:line-break/></text:span></text:span>Propterea enim quod latione spiritus ad interna privatum est<text:line-break/>animal, quiescere non permittit,. ut quod de suffocatione pe-<text:line-break/>riclitetur; et in hoc densus spiritus generatur. Nam ab ut-.<text:line-break/>spiratio<text:span text:style-name="Default_20_Paragraph_20_Font"><text:span text:style-name="T2">n</text:span></text:span>e ad expirationem celeriter . progredi nihil aliud est<text:line-break/>quum dense respirare. Non enim convenit ipsas nominum<text:line-break/>syllabas audire velle, quum integri sermones perspicue dr-<text:line-break/>emitur, neque aliud quiddam esse putare cito ad expiratio-<text:line-break/>nem concitari quum dense respirare, aliud prohiberi inspi-<text:line-break/>ratiouem sufficienter fieri quam parvam esse respirationem.<text:line-break/>Verum lue quidem ipse Hippocrates manifeste exposuit, quo-<text:line-break/>modo in detento sputo densus fiat spiritus per mediam par-<text:line-break/>vitatum; in dolore vero reliquit, opinor, propterea quod mul-<text:line-break/>tis locis ipsa dixerit actiones organorum a dolore impediri,</text:p>
      <text:p text:style-name="P2">quam possimus et nos, etiamsi ex illo non audiamus, ex ma-<text:line-break/>nsseste apparentibus invenire. Supra hoc igitur quod ambo<text:line-break/>haec nos manifeste in hoc sermone docet, quod et- dolor et<text:line-break/>locorum coarctatio parvam efficientia respicationem, statim<text:line-break/>etiam densam reddant, amplius et hoc edocet, quod non hae<text:line-break/>solum sint derasi spiritus cau<text:span text:style-name="Default_20_Paragraph_20_Font"><text:span text:style-name="T2">t</text:span></text:span>ae. Primum quidem in eo,<text:line-break/>quod dicit, <text:span text:style-name="Default_20_Paragraph_20_Font"><text:span text:style-name="T2">dictum est autem sic in dolore;</text:span></text:span> hoc ipsirm mani-<text:line-break/>festum facit , quod ob aliam caulam fpicitus jam densus exi-<text:line-break/>stat, densiorem fieri dicens ob dolorem,- tanquam, opinor, et<text:line-break/>sic .nos ratiocinari possimus, febrilem calorem ipsum omni-<text:line-break/>no den<text:span text:style-name="Default_20_Paragraph_20_Font"><text:span text:style-name="T2">t</text:span></text:span>um efficere. Secundo vero quum dicit, quod a den-<text:line-break/>fo et multo <text:span text:style-name="Default_20_Paragraph_20_Font"><text:span text:style-name="T2">t</text:span></text:span>piritu, ut jam dictum est, sputum crude leu-<text:line-break/>tescens regressum fieri prohibet; densi enim spiritus dolor<text:line-break/>causa est ; multi autem non bie, sed calor febrilis. Caeterum<text:line-break/>hic valde sapienter non magni spiritus dixit, fed. multi.<text:line-break/>Magnus enim quantitate lu Ungulis respirationibus Iudicatur;<text:line-break/>multum vero potest aliquando ex multis parvis coacervari.</text:p>
      <text:p text:style-name="P2">Et apparet sane hoc manifeste fieri in pleuriticis , qui ma-<text:line-break/>gnum quidem spiritum semel ducere ob dolorem non po<text:span text:style-name="Default_20_Paragraph_20_Font"><text:span text:style-name="T2">t-<text:line-break/></text:span></text:span>funt, quamvis pluri aere ob febrem opus habeant; ob con-<text:line-break/>tinuitatem vero actionis multi inclinem spiritus magnis re-<text:line-break/>fpirati<text:span text:style-name="Default_20_Paragraph_20_Font"><text:span text:style-name="T2">o</text:span></text:span>nibus aequalem coacerva<text:span text:style-name="Default_20_Paragraph_20_Font"><text:span text:style-name="T2">n</text:span></text:span>t: quod enim paucae uta.<text:line-break/>guae, hoc multae parvae possunt. Eodem modo et in peri-<text:line-break/>pneumoniris multo quidem spiritu opus est, verum ob loco-<text:line-break/>rum coarctatio<text:span text:style-name="Default_20_Paragraph_20_Font"><text:span text:style-name="T2">n</text:span></text:span>em parvum inspiratur. Etiam hic igitur<text:line-break/>dealitas, multas parvas respirationes efficiens, ta<text:span text:style-name="Default_20_Paragraph_20_Font"><text:span text:style-name="T2">n</text:span></text:span>tum prae-<text:line-break/>stat quantum paucae et mag<text:span text:style-name="Default_20_Paragraph_20_Font"><text:span text:style-name="T2">n</text:span></text:span>ae.</text:p>
      <text:h text:style-name="Heading_20_2" text:outline-level="2">-C a p. VII. </text:h>
      <text:p text:style-name="P18">Num igitur indigebimus adhuc inquisicione<text:line-break/>syllabarum ipsorum nominum ; in hoc libro conscriptarum<text:line-break/>sic deinceps, <text:span text:style-name="Default_20_Paragraph_20_Font"><text:span text:style-name="T2">parvae et magnae respirationi</text:span></text:span>s , non contenti<text:line-break/>rebus ipsis adeo maniseste ostentis? Atqui non id quaere-<text:line-break/>batur, an Hippocrates parvae ac magnae respirationis nomen<text:line-break/>noverit ; reperitur enim tum in epidemiorum libris scriptum<text:line-break/>tum rursus in praen<text:span text:style-name="Default_20_Paragraph_20_Font"><text:span text:style-name="T2">o</text:span></text:span>tionum libro, ubi inquit: <text:span text:style-name="Default_20_Paragraph_20_Font"><text:span text:style-name="T2">Magnu</text:span></text:span>s <text:span text:style-name="Default_20_Paragraph_20_Font"><text:span text:style-name="T2">spi-</text:span></text:span></text:p>
      <text:p text:style-name="P2"><text:span text:style-name="Default_20_Paragraph_20_Font"><text:span text:style-name="T2">ritus et per multum tempus desipientiam significat;</text:span></text:span> verum<text:line-break/>.an. duplicem .sciat densum spiritum . et, alterum ipsorum a<text:line-break/>.dolore fleri dicat, alterum a calore mullo in spirab.ilibus or-<text:line-break/>gattis coacervato. Quando igitur haec . demo<text:span text:style-name="Default_20_Paragraph_20_Font"><text:span text:style-name="T2">n</text:span></text:span>strata sunt,<text:line-break/>supervacaneum esit adhuc audire desiderare nominum sylla-<text:line-break/>.bas., quandoquidem et .ex hoc ipso .praenotionum loco de<text:line-break/>desipientia cuipiam dicere licet, non rarum et magnum di-<text:line-break/>ctunr esse spiritum, qui desipientiam indicet, et dictionem<text:line-break/>proserre hoc modo habentem: <text:span text:style-name="Default_20_Paragraph_20_Font"><text:span text:style-name="T2">sentitus magnus et per mul-<text:line-break/>tum tempus desipientiam significat;</text:span></text:span> . tanquam sane non<text:line-break/>idem sit aut rarum dicere, aut per multum tempus, aut<text:line-break/>nos nunc <text:span text:style-name="Default_20_Paragraph_20_Font"><text:span text:style-name="T2">n</text:span></text:span>omina venemur , non res ipsas quaeramus. Sed<text:line-break/>quum.quidam eo stupiditatis venerint, .ut etiam ipsis nomina<text:line-break/>velint . audire , revocemus etiam ipsis lu . memoriam. duas<text:line-break/>quasdam dictiones ex ipso de victu in morbis acutis libro<text:line-break/>sic habentes; <text:span text:style-name="Default_20_Paragraph_20_Font"><text:span text:style-name="T2">spiritu</text:span></text:span>s. <text:span text:style-name="Default_20_Paragraph_20_Font"><text:span text:style-name="T2">illiden</text:span></text:span>s <text:span text:style-name="Default_20_Paragraph_20_Font"><text:span text:style-name="T2">quum su</text:span></text:span>r<text:span text:style-name="Default_20_Paragraph_20_Font"><text:span text:style-name="T2">sum scrtur, den.<text:line-break/></text:span></text:span>sus <text:span text:style-name="Default_20_Paragraph_20_Font"><text:span text:style-name="T2">aut magnu</text:span></text:span>s, Hic quidem habes , si desideras , nomen<text:line-break/>ipsum, <text:span text:style-name="Default_20_Paragraph_20_Font"><text:span text:style-name="T2">magnu</text:span></text:span>s; rursus autem etiam <text:span text:style-name="Default_20_Paragraph_20_Font"><text:span text:style-name="T2">parvu</text:span></text:span>s, ubi ait:</text:p>
      <text:p text:style-name="P2"><text:span text:style-name="Default_20_Paragraph_20_Font"><text:span text:style-name="T2">.Et spiritus parvus</text:span></text:span>, a<text:span text:style-name="Default_20_Paragraph_20_Font"><text:span text:style-name="T2">t revuifi</text:span></text:span>o <text:span text:style-name="Default_20_Paragraph_20_Font"><text:span text:style-name="T2">spiritus densa ac violenta<text:line-break/>accidit. </text:span></text:span>Rmsunr autem in ipso praenotionum libro , <text:span text:style-name="Default_20_Paragraph_20_Font"><text:span text:style-name="T2">dejsi-<text:line-break/></text:span></text:span>c<text:span text:style-name="Default_20_Paragraph_20_Font"><text:span text:style-name="T2">ulter serre morbum</text:span></text:span> ait, <text:span text:style-name="Default_20_Paragraph_20_Font"><text:span text:style-name="T2">et spi</text:span></text:span>n<text:span text:style-name="Default_20_Paragraph_20_Font"><text:span text:style-name="T2">tum magnum ac densum<text:line-break/>esu</text:span></text:span> Hunc quidem igitur palam ipso nomine prolatu ma-<text:line-break/>gnum et densum scripsit ; parvum ve<text:span text:style-name="Default_20_Paragraph_20_Font"><text:span text:style-name="T2">r</text:span></text:span>o et densum rursus<text:line-break/>lu sermone de angina, ubi ait: <text:span text:style-name="Default_20_Paragraph_20_Font"><text:span text:style-name="T2">Plurimumque d</text:span></text:span>o<text:span text:style-name="Default_20_Paragraph_20_Font"><text:span text:style-name="T2">l</text:span></text:span>o<text:span text:style-name="Default_20_Paragraph_20_Font"><text:span text:style-name="T2">rem ex-<text:line-break/>hibent et orth</text:span></text:span>o<text:span text:style-name="Default_20_Paragraph_20_Font"><text:span text:style-name="T2">pnoeam. </text:span></text:span>Quod enim in orihopnoeis parvus<text:line-break/>et densus fiat spiritus ob coarctationem respirationis orgauo-<text:line-break/>rum, haud scio an quisquam ignoret. Quanquam, si talia.<text:line-break/>ab ipso Hippocrate discere velimus, libro de. victu rimor-<text:line-break/>bis acutis verbis, quae paulo ante ascripsi, docuit nos,<text:line-break/>quomodo parvus et densus spiritus fiat in sputorum sup-<text:line-break/>pressione. Libro vero de articulis statim in principio <text:span text:style-name="Default_20_Paragraph_20_Font"><text:span text:style-name="T2">sar--<text:line-break/>m</text:span></text:span>o<text:span text:style-name="Default_20_Paragraph_20_Font"><text:span text:style-name="T2">nis</text:span></text:span> de spina dorsi, enarrans luxationes in posterio<text:span text:style-name="Default_20_Paragraph_20_Font"><text:span text:style-name="T2">r</text:span></text:span>em<text:line-break/>partem , quae stupra septum transversum ex tumoribus aut<text:line-break/>morbis fiunt, hoc modo ait ( opinor enim praestabilius esse,<text:line-break/>totum sermonem ipsius .nscriberej: <text:span text:style-name="Default_20_Paragraph_20_Font"><text:span text:style-name="T2">Quibus supra septum<text:line-break/>transve</text:span></text:span>rsum <text:span text:style-name="Default_20_Paragraph_20_Font"><text:span text:style-name="T2">fuerit in posteri</text:span></text:span>o<text:span text:style-name="Default_20_Paragraph_20_Font"><text:span text:style-name="T2">rem partem iu</text:span></text:span>r<text:span text:style-name="Default_20_Paragraph_20_Font"><text:span text:style-name="T2">atio, his et</text:span></text:span></text:p>
      <text:p text:style-name="P2"><text:span text:style-name="Default_20_Paragraph_20_Font"><text:span text:style-name="T2">costae nequeunt in .latitudin</text:span></text:span>em <text:span text:style-name="Default_20_Paragraph_20_Font"><text:span text:style-name="T2">augeri, sed in anteriorem<text:line-break/>partem; et pectus acutum sit, sed non latum; ipsique dise<text:line-break/>siculter et cum siert</text:span></text:span>o<text:span text:style-name="Default_20_Paragraph_20_Font"><text:span text:style-name="T2">re spirant; minorem enim amplitud</text:span></text:span>o<text:line-break/><text:span text:style-name="Default_20_Paragraph_20_Font"><text:span text:style-name="T2">nem habent cavitates spiritum susc</text:span></text:span>i<text:span text:style-name="Default_20_Paragraph_20_Font"><text:span text:style-name="T2">pientes et emittentes..<text:line-break/>Nam</text:span></text:span> a<text:span text:style-name="Default_20_Paragraph_20_Font"><text:span text:style-name="T2">t c</text:span></text:span>o<text:span text:style-name="Default_20_Paragraph_20_Font"><text:span text:style-name="T2">guntur in magna vertebra cervicem habere in<text:line-break/>anteriorem partem luxatum, ut ne pronum sit ipsa</text:span></text:span> e^-.<text:line-break/><text:span text:style-name="Default_20_Paragraph_20_Font"><text:span text:style-name="T2">put. Angustiam igitur multam sane</text:span></text:span>m<text:span text:style-name="Default_20_Paragraph_20_Font"><text:span text:style-name="T2">us exhibent; atque.<text:line-break/>hoc etiam facit intro repens; nam et rectis natura difu</text:span></text:span>n<text:span text:style-name="Default_20_Paragraph_20_Font"><text:span text:style-name="T2">i.-<text:line-break/>lem respirationem hoc os exhibet, si intro repat, donec re-<text:line-break/>pressi</text:span></text:span>i<text:span text:style-name="Default_20_Paragraph_20_Font"><text:span text:style-name="T2">m fuerit. ob hanc</text:span></text:span> i<text:span text:style-name="Default_20_Paragraph_20_Font"><text:span text:style-name="T2">gitur rem huiusmodi homines<text:line-break/>eminentis gutturi</text:span></text:span>s <text:span text:style-name="Default_20_Paragraph_20_Font"><text:span text:style-name="T2">magis apparent quam sani ; tubercu .<text:line-break/>losique ut plurimum tales</text:span></text:span> i<text:span text:style-name="Default_20_Paragraph_20_Font"><text:span text:style-name="T2">n pulmone sunt, duris crudis-<text:line-break/>que tubercul</text:span></text:span>i<text:span text:style-name="Default_20_Paragraph_20_Font"><text:span text:style-name="T2">s. </text:span></text:span><text:span text:style-name="Default_20_Paragraph_20_Font"><text:span text:style-name="T9">Eenim</text:span></text:span> o<text:span text:style-name="Default_20_Paragraph_20_Font"><text:span text:style-name="T2">ccasio gibbi posteri</text:span></text:span>o<text:span text:style-name="Default_20_Paragraph_20_Font"><text:span text:style-name="T2">ris et con—<text:line-break/>tentio plurimis ob e</text:span></text:span>i<text:span text:style-name="Default_20_Paragraph_20_Font"><text:span text:style-name="T2">usmodi c</text:span></text:span>o<text:span text:style-name="Default_20_Paragraph_20_Font"><text:span text:style-name="T2">llectiones fiunt, quibus qane<text:line-break/>vicini nervi communicaverint. </text:span></text:span>lu huc toto sermone gih-<text:line-break/>bnm posteriorem ob tubercula in pulmone cruda et dura<text:line-break/>fieri dicit, difficultatem vero respirationis ob angustiam lo—<text:line-break/>corum ; appellavit autem huiusmodi ipsius differentiam ster-</text:p>
      <text:p text:style-name="P2">to<text:span text:style-name="Default_20_Paragraph_20_Font"><text:span text:style-name="T2">r</text:span></text:span>osam. At vero i<text:span text:style-name="Default_20_Paragraph_20_Font"><text:span text:style-name="T2">n</text:span></text:span> libro de rictu sin morbis acutis, quan-<text:line-break/>do eorum, quibus in parvitatem et deusitatern respiratio ver-<text:line-break/>titur, meminit, etiam hoc. ipsum orthopnoeae nomen ap-<text:line-break/>posuit et stertere ipsos dixit. Quere etiam quum in libro<text:line-break/>praenotionum de angina narrans dixit: <text:span text:style-name="Default_20_Paragraph_20_Font"><text:span text:style-name="T2">Plurimumque d</text:span></text:span>o-<text:line-break/><text:span text:style-name="Default_20_Paragraph_20_Font"><text:span text:style-name="T2">l</text:span></text:span>o<text:span text:style-name="Default_20_Paragraph_20_Font"><text:span text:style-name="T2">rem exhibent et orth</text:span></text:span>o<text:span text:style-name="Default_20_Paragraph_20_Font"><text:span text:style-name="T2">pn</text:span></text:span>o<text:span text:style-name="Default_20_Paragraph_20_Font"><text:span text:style-name="T2">eam;</text:span></text:span> non aliam quandam dissicr-<text:line-break/>lis respirationis speciem quam parvam et derisam sic ap-<text:line-break/>pulsavit. omnes enim, qui ob angustiam no<text:span text:style-name="Default_20_Paragraph_20_Font"><text:span text:style-name="T2">n</text:span></text:span> sufficie<text:span text:style-name="Default_20_Paragraph_20_Font"><text:span text:style-name="T2">n</text:span></text:span>ter in-<text:line-break/>spirare possunt, de suffocatio<text:span text:style-name="Default_20_Paragraph_20_Font"><text:span text:style-name="T2">n</text:span></text:span>e periclitantur, si decumbunt;<text:line-break/>et ob hoc tum thoracem totum tum collum rectum habere<text:line-break/>eos oportet, quod non parvum auxilium ipsis ex huiusmodi<text:line-break/>figura accedat. Latiora enim fimulque l<text:span text:style-name="Default_20_Paragraph_20_Font"><text:span text:style-name="T2">o</text:span></text:span>ngiora omnia re-<text:line-break/>spirationis organa fiunt, partim quidem quod per rectam<text:line-break/>figuram diriguntur , partim vero quod minus in sese conci-<text:line-break/>dere prohibeantur. Manifestum est autem etiam ipsum Hip-<text:line-break/>pocratem sic ut nos nunc dicimus de ipsis statuere, ex iis,<text:line-break/>quae dicit libro de articulis: <text:span text:style-name="Default_20_Paragraph_20_Font"><text:span text:style-name="T2">spsique dilsiculter spirante</text:span></text:span>s<text:line-break/><text:span text:style-name="Default_20_Paragraph_20_Font"><text:span text:style-name="T2">fiunt et siert</text:span></text:span>o<text:span text:style-name="Default_20_Paragraph_20_Font"><text:span text:style-name="T2">r</text:span></text:span>q<text:span text:style-name="Default_20_Paragraph_20_Font"><text:span text:style-name="T2">si; m</text:span></text:span>i<text:span text:style-name="Default_20_Paragraph_20_Font"><text:span text:style-name="T2">n</text:span></text:span>o<text:span text:style-name="Default_20_Paragraph_20_Font"><text:span text:style-name="T2">rem enim amplitudin</text:span></text:span>em <text:span text:style-name="Default_20_Paragraph_20_Font"><text:span text:style-name="T2">habent ven-</text:span></text:span></text:p>
      <text:p text:style-name="P2"><text:span text:style-name="Default_20_Paragraph_20_Font"><text:span text:style-name="T2">trienti spiritum exc</text:span></text:span>i<text:span text:style-name="Default_20_Paragraph_20_Font"><text:span text:style-name="T2">pientes et emittente</text:span></text:span>s, omnibus igitur<text:line-break/>ob angustiam difficulter spirantibus et parvus fit spiritus, et<text:line-break/>ex necessitate sequuntur duo symptomata, stertorusa videli-<text:line-break/>cet respirationis species , quae Iane .et stertere appellatur , et<text:line-break/>paulo ante dicta orthopnoea. Et sime velut de indusiria<text:line-break/>spsa dividens, alterum in praenotionunr libro scribit, peruri-<text:line-break/>ciofis anginis ipsum adesse dicens , alterum vero in libro de<text:line-break/>articulis; in praenotionurn quidem libro orthopnoeam, in<text:line-break/>libro vero . de articulis stertoroscm respirationem. Porro<text:line-break/>lu libro de victu in morbis acutis . ambo lu idem coegit Hip-<text:line-break/>pocrates sic scribe<text:span text:style-name="Default_20_Paragraph_20_Font"><text:span text:style-name="T2">n</text:span></text:span>s; <text:span text:style-name="Default_20_Paragraph_20_Font"><text:span text:style-name="T2">alii ver</text:span></text:span>o <text:span text:style-name="Default_20_Paragraph_20_Font"><text:span text:style-name="T2">ab orthopnoea et sart</text:span></text:span>o<text:span text:style-name="Default_20_Paragraph_20_Font"><text:span text:style-name="T2">re<text:line-break/>fustocat</text:span></text:span>h Quod enim libro de articusis <text:span text:style-name="Default_20_Paragraph_20_Font"><text:span text:style-name="T7">κἐρχγον, </text:span></text:span>illud hoc<text:line-break/>loco <text:span text:style-name="Default_20_Paragraph_20_Font"><text:span text:style-name="T7">ῥέγχος, </text:span></text:span>i. e. stertorem, nominavit. Utitur autem et alibi<text:line-break/>in. silis scriptis utrisque nominibus, ut quae idem fignificent.<text:line-break/>Quandoquidem igitur adeo diligenter libro de victu in acu-<text:line-break/>tis morbis de omni denfi spiritus generatione enarravit, ni-<text:line-break/>lili nurum est, si caput tantum et summam totius sermonis in<text:line-break/>praenotionum libro <text:span text:style-name="Default_20_Paragraph_20_Font"><text:span text:style-name="T14">con.fcri.psit. </text:span></text:span>i Quod vero omnia exacta</text:p>
      <text:p text:style-name="P2">tradiderit de spiritu denso , nihil amplius opus habeo pluri-<text:line-break/>bus ostendere ; verum ubi hoc <text:span text:style-name="Default_20_Paragraph_20_Font"><text:span text:style-name="T2">s</text:span></text:span>olum in memoriam red<text:span text:style-name="Default_20_Paragraph_20_Font"><text:span text:style-name="T2">u</text:span></text:span>xero,<text:line-break/>quod aut ob dolorem, aut ob angustiam, aut ob caloris mul-<text:line-break/>titudinem, den<text:span text:style-name="Default_20_Paragraph_20_Font"><text:span text:style-name="T2">s</text:span></text:span>us fit spiritus, deinceps totmn <text:span text:style-name="Default_20_Paragraph_20_Font"><text:span text:style-name="T2">s</text:span></text:span>ermonem ip-<text:line-break/>Itus Hippocrate a<text:span text:style-name="Default_20_Paragraph_20_Font"><text:span text:style-name="T2">s</text:span></text:span>cribam, hoc modo habentem : <text:span text:style-name="Default_20_Paragraph_20_Font"><text:span text:style-name="T2">Quibuscum-<text:line-break/>que enim cibus statim conclusus est, siquis eo non sabeva-<text:line-break/>cuato .sorbitionem dederit, dolorem, si adest, exacerba</text:span></text:span> i<text:span text:style-name="Default_20_Paragraph_20_Font"><text:span text:style-name="T2">erit;<text:line-break/>si non adest, statim induxerit, et spiritus densior reddetur.<text:line-break/>Malus autem hic est; resiccat enim pulmonem, et hypo-<text:line-break/>chondrium et imum ventrem ac septum</text:span></text:span> t<text:span text:style-name="Default_20_Paragraph_20_Font"><text:span text:style-name="T2">ransversum do-<text:line-break/>lore fatigat. At vero si dolor lateris assiduus existat , </text:span></text:span>c<text:span text:style-name="Default_20_Paragraph_20_Font"><text:span text:style-name="T2">a-<text:line-break/>lidisque fomentis non remittatur, ac sputum. non exeat, sed<text:line-break/>crudum ac lentum permaneat ; si quis dolorem fel</text:span></text:span>l<text:span text:style-name="Default_20_Paragraph_20_Font"><text:span text:style-name="T2">at, aut<text:line-break/>alvum emolliendo, aut venam fecundo, utrumvis horum in-<text:line-break/>dicaverit, </text:span></text:span>V<text:span text:style-name="Default_20_Paragraph_20_Font"><text:span text:style-name="T2">erum ptisonas sic habentibus exhibeat, his re-<text:line-break/>pentiua mors continget. Has</text:span></text:span> I<text:span text:style-name="Default_20_Paragraph_20_Font"><text:span text:style-name="T2">gitur ob causas atque alias<text:line-break/>huiusmodi adhuc magis ii, qui tota ptisana utuntur, septi-<text:line-break/>mo die ante aut citius moriuntur, partim quidem mente</text:span></text:span></text:p>
      <text:p text:style-name="P10"><text:span text:style-name="Default_20_Paragraph_20_Font"><text:span text:style-name="T2">laesi, partim vero ab orthopnoea ac siert</text:span></text:span>o<text:span text:style-name="Default_20_Paragraph_20_Font"><text:span text:style-name="T2">re fuffiocati. . Tales<text:line-break/>vero veteres sideratos esse putabant, ob hoc maxime, non.<text:line-break/>minus autem qu</text:span></text:span>o<text:span text:style-name="Default_20_Paragraph_20_Font"><text:span text:style-name="T2">d et mortu</text:span></text:span>o<text:span text:style-name="Default_20_Paragraph_20_Font"><text:span text:style-name="T2">rum latus lividum reperiatur,<text:line-break/>ut plaga.<text:tab/></text:span></text:span>C<text:span text:style-name="Default_20_Paragraph_20_Font"><text:span text:style-name="T2">uius rei cauta esu quod ante salutum d</text:span></text:span>o<text:span text:style-name="Default_20_Paragraph_20_Font"><text:span text:style-name="T2">lorem</text:span></text:span></text:p>
      <text:p text:style-name="Normal"><text:span text:style-name="Default_20_Paragraph_20_Font"><text:span text:style-name="T2">moriantur; cito enim anhelosi fiunt; a denso vero ac multo<text:line-break/>spiritu, ut jam dictum est, sputum citra coctionem glutinc-<text:line-break/></text:span></text:span>sei<text:span text:style-name="Default_20_Paragraph_20_Font"><text:span text:style-name="T2">m suctum, reditum fieri prohibet, sed siert</text:span></text:span>o<text:span text:style-name="Default_20_Paragraph_20_Font"><text:span text:style-name="T2">rcm facit, in<text:line-break/>br</text:span></text:span>o<text:span text:style-name="Default_20_Paragraph_20_Font"><text:span text:style-name="T2">nchiis pulmonis detentum; et quum ad h</text:span></text:span>o<text:span text:style-name="Default_20_Paragraph_20_Font"><text:span text:style-name="T2">c res i</text:span></text:span>p<text:span text:style-name="Default_20_Paragraph_20_Font"><text:span text:style-name="T2">sa per-<text:line-break/>venerit, lethale ut plurimum esu .Htenim ipfum sputum<text:line-break/>intus retentum prohibet qu</text:span></text:span>i<text:span text:style-name="Default_20_Paragraph_20_Font"><text:span text:style-name="T2">dem spiritum introferri, c</text:span></text:span>o<text:span text:style-name="Default_20_Paragraph_20_Font"><text:span text:style-name="T2">git<text:line-break/>autem c</text:span></text:span>i<text:span text:style-name="Default_20_Paragraph_20_Font"><text:span text:style-name="T2">to extra farri, atque sic ad perniciem mutuas sibi<text:line-break/>operas conferunt. sputum enim retentum spiritum dcn-<text:line-break/></text:span></text:span>sum <text:span text:style-name="Default_20_Paragraph_20_Font"><text:span text:style-name="T2">facit, spiritus vero densus glutinosum sputum reddit:<text:line-break/>et elabi prohibet. </text:span></text:span>Si quis huic dicti<text:span text:style-name="Default_20_Paragraph_20_Font"><text:span text:style-name="T2">o</text:span></text:span>ni mentem diligentur<text:line-break/>attenderit ipsamque saepe relegerit, sper<text:span text:style-name="Default_20_Paragraph_20_Font"><text:span text:style-name="T2">o</text:span></text:span> equidem facile<text:line-break/><text:span text:style-name="Default_20_Paragraph_20_Font"><text:span text:style-name="T1">eum </text:span></text:span>persuasum iri ex his, quae dicta sunt. . Quod <text:span text:style-name="Default_20_Paragraph_20_Font"><text:span text:style-name="T5">e</text:span></text:span><text:span text:style-name="Default_20_Paragraph_20_Font"><text:span text:style-name="T4">n</text:span></text:span><text:span text:style-name="Default_20_Paragraph_20_Font"><text:span text:style-name="T5">im</text:span></text:span> non<text:line-break/>magna sapientia indigeat deusi spiritus lu suas differentias fe-</text:p>
      <text:p text:style-name="P2">etio, et quod ipsam perfecte in hoc libro antea conscripsisset,<text:line-break/>ob id sane in praenotionibus celeriter admodum pertrausivit,<text:line-break/>tanquam qui ad scientes jam rem <text:span text:style-name="Default_20_Paragraph_20_Font"><text:span text:style-name="T2">o</text:span></text:span>mnem velut c<text:span text:style-name="Default_20_Paragraph_20_Font"><text:span text:style-name="T2">o</text:span></text:span>mpendium<text:line-break/>qu<text:span text:style-name="Default_20_Paragraph_20_Font"><text:span text:style-name="T2">o</text:span></text:span>ddam serm<text:span text:style-name="Default_20_Paragraph_20_Font"><text:span text:style-name="T2">o</text:span></text:span>nis faceret.</text:p>
      <text:h text:style-name="Heading_20_2" text:outline-level="2">Cap. VIll. </text:h>
      <text:p text:style-name="P18">Tres igitur jam a n<text:span text:style-name="Default_20_Paragraph_20_Font"><text:span text:style-name="T2">o</text:span></text:span>bis c<text:span text:style-name="Default_20_Paragraph_20_Font"><text:span text:style-name="T2">o</text:span></text:span>niugati<text:span text:style-name="Default_20_Paragraph_20_Font"><text:span text:style-name="T2">o</text:span></text:span>nes<text:line-break/>dissicllium refpirationum inventae sunt, deest autem adhuc<text:line-break/>quarta, in qua parvus et rarus fit spiritus. Cur igitur tau-<text:line-break/>dem ipsa praetermissa frigidam expirationem scripsit ? An<text:line-break/>quod non alia quaedam sit parva simulque rara, usia vero<text:line-break/>frigida ? Manifestum autem hoc est. Contrariam enim ipsi,<text:line-break/>magnam et densam, ex imm<text:span text:style-name="Default_20_Paragraph_20_Font"><text:span text:style-name="T2">o</text:span></text:span>derato- calore in fpirabilibus or-<text:line-break/>ganis coacervat<text:span text:style-name="Default_20_Paragraph_20_Font"><text:span text:style-name="T2">o</text:span></text:span> generari demonstravimus ; necessari<text:span text:style-name="Default_20_Paragraph_20_Font"><text:span text:style-name="T2">o</text:span></text:span> igitur<text:line-break/>parva ct rara his ipsis organis perfrigeratis erit. Atque duo<text:line-break/>n<text:span text:style-name="Default_20_Paragraph_20_Font"><text:span text:style-name="T2">o</text:span></text:span>bis dubia soluta sunt, qu<text:span text:style-name="Default_20_Paragraph_20_Font"><text:span text:style-name="T2">o</text:span></text:span>d neque quarta difficilis respira—<text:line-break/>tinnis c<text:span text:style-name="Default_20_Paragraph_20_Font"><text:span text:style-name="T2">o</text:span></text:span>niugatio, parva videlicet et rara, omissa sit neque<text:line-break/>calida. Calidam enim in altera deusi spiritus parte, quae a.<text:line-break/>principis relata est, comprehensam habebimus, eadem est</text:p>
      <text:p text:style-name="P2">enim cum densa et magna ; raram vero et parvam i<text:span text:style-name="Default_20_Paragraph_20_Font"><text:span text:style-name="T2">n</text:span></text:span> frigida ;<text:line-break/>nam rara et parva a frigida nihil differt. Cur igitur tandem<text:line-break/>non raram et parvam, sed frigidam ipsam scripsit ? primum<text:line-break/>quidem quod ab evidentiore symptomate ipfam ostendere vo-.<text:line-break/>luerit; deinde ut ostenderet causam , ob quam ipsam pemi-<text:line-break/>cioiam dicit; et tertio, quod sic quam celerrime nos intelle-<text:line-break/>muros esse suspicatus fit, eandem hanc nihil a rara et parva<text:line-break/>differre et contrariam ipsi calidam nihil a densa et magna.<text:line-break/>Frigidus.enim spiritus omnino rarus est et parvus, ut etiam<text:line-break/>in secundo ostensum est libro; densum autem et magnum .<text:line-break/>eum , qui lustammationem spirabilium organorum indicat,<text:line-break/>haudquaquam quis recte dixerit, nisi. etiam calidus effletur.<text:line-break/>At vero. addend<text:span text:style-name="Default_20_Paragraph_20_Font"><text:span text:style-name="T2">o</text:span></text:span> soli .frigido .spiritui <text:span text:style-name="Default_20_Paragraph_20_Font"><text:span text:style-name="T2">valde jam perniciosum<text:line-break/>esse</text:span></text:span> , manifeste ostendit, quid de prioribus tribus respirandi<text:line-break/>difficultatibus fentiat; nam si et ex illis aliquam perniciosam<text:line-break/>putasset, omnino utique ascripfisseti Num. igitur extra pe-<text:line-break/>Viculum ni<text:span text:style-name="Default_20_Paragraph_20_Font"><text:span text:style-name="T2">t</text:span></text:span>as esse opinatus est? nequaquam,. sed non pemi—<text:line-break/>clusas quidem, n<text:span text:style-name="Default_20_Paragraph_20_Font"><text:span text:style-name="T2">o</text:span></text:span>n tamen extra periculum. Perfrigerari</text:p>
      <text:p text:style-name="P2">enim respirabilibus organis palam perniciosum est, quum<text:line-break/>istic sane cor situm fit , quod principium et fontem inliti ca-<text:line-break/>loris esse scimus; at vel-instammationem multam esse in ipsis,<text:line-break/>vel dolorem, vel desipientiam , non omnino. perniciosum esu<text:line-break/>Ejusmodi enim calor multis acutis febribus assidet. Quot<text:line-break/>autem etquibus morbis dolor adsit, praedictum esu At ve-<text:line-break/>ro et ipsa desipientia non necessario perniciosa esu Quod<text:line-break/>vero ita de ipsis sentiat, manifeste ostendit per consequentem<text:line-break/>dictionem, ubi lu qui t: <text:span text:style-name="Default_20_Paragraph_20_Font"><text:span text:style-name="T2">Pacdem ver</text:span></text:span>o <text:span text:style-name="Default_20_Paragraph_20_Font"><text:span text:style-name="T2">spirationem valde ma-<text:line-break/>gnam vim ad salutem habere putandum est in omnibus acu..<text:line-break/>tis morbi</text:span></text:span>s, <text:span text:style-name="Default_20_Paragraph_20_Font"><text:span text:style-name="T2">qui cum scbribus sunt et latra quadraginta dies-<text:line-break/>judicantur. </text:span></text:span>Si enim magnam vim ad salutem habere.puta-<text:line-break/>vit facilem spirationem , certe extra periculum femper dissi-<text:line-break/>ciles spirationes non opinatus est ; quare aliae quidem om-<text:line-break/>nes respirandi difficultates hoc solum habent, quod non ex- .<text:line-break/>.tra periculum sint; postrema autem omnium relata, supra<text:line-break/>hoc quod et periculosa sit et perniciosa, non procul a morte<text:line-break/>hominem esse nunciat: .ob id igitur non. simpliciter permeio</text:p>
      <text:p text:style-name="P11">fiam ipsam esse dixit, fed etiam <text:span text:style-name="Default_20_Paragraph_20_Font"><text:span text:style-name="T2">valde</text:span></text:span> apposuit; et neque<text:line-break/>lioc. rursus contentus <text:span text:style-name="Default_20_Paragraph_20_Font"><text:span text:style-name="T2">jam</text:span></text:span> adterit, tanquam propinquam<text:line-break/>mortem sula haec spicandi difficultas nunciet. Adeo enim<text:line-break/>perniciosa est, ut mihi rideatur neque quicquam de ipsa fu-<text:span text:style-name="Default_20_Paragraph_20_Font"><text:span text:style-name="T2">r<text:line-break/></text:span></text:span>isse scripturus Hippocrates , nili omnem modum , de respui<text:line-break/>panni difficultatibus disserens, recensere voluisset. Quae<text:line-break/>enim jam morientibt<text:span text:style-name="Default_20_Paragraph_20_Font"><text:span text:style-name="T2">t</text:span></text:span>s fiunt, ea nullam magnani dignitatem<text:line-break/>in praenotionibus habent; sed bonorum medicorum est opus,<text:line-break/>non quae idiotis jam apparent, praesagire, sed quae ipsos la-<text:line-break/>tent, et quum nihil mali aeger habere putatur, apparent.<text:line-break/>Verum quum omnes ex ordine difficilis spirationis species<text:line-break/>scribere vellet, videtur mihi etiam hujus meminisse, et prae-<text:line-break/>terea propter magnae et denfae oppositionem. Haec igitur<text:line-break/>tundam hic finem habeant.</text:p>
      <text:h text:style-name="Heading_20_2" text:outline-level="2">Cap. IX. </text:h>
      <text:p text:style-name="P18">Cur igitur nihil i<text:span text:style-name="Default_20_Paragraph_20_Font"><text:span text:style-name="T2">n</text:span></text:span> praenotionum libro de<text:line-break/>inaequali respirationis. difficultate scripfit, quamvis agnoscat<text:line-break/>ipsam non. solum in secundo et ferito epidemiorum; sed etiam</text:p>
      <text:p text:style-name="P2">in prim<text:span text:style-name="Default_20_Paragraph_20_Font"><text:span text:style-name="T2">o</text:span></text:span> ac tertio , - et amplius in libr<text:span text:style-name="Default_20_Paragraph_20_Font"><text:span text:style-name="T2">o</text:span></text:span> de victu. in mo<text:span text:style-name="Default_20_Paragraph_20_Font"><text:span text:style-name="T2">r</text:span></text:span>bis<text:line-break/>acutis et aph<text:span text:style-name="Default_20_Paragraph_20_Font"><text:span text:style-name="T2">o</text:span></text:span>rismis, et estis multis script<text:span text:style-name="Default_20_Paragraph_20_Font"><text:span text:style-name="T2">o</text:span></text:span>rum su<text:span text:style-name="Default_20_Paragraph_20_Font"><text:span text:style-name="T2">o</text:span></text:span>rum l<text:span text:style-name="Default_20_Paragraph_20_Font"><text:span text:style-name="T2">o-<text:line-break/></text:span></text:span>cis? ln secundo enim et sext<text:span text:style-name="Default_20_Paragraph_20_Font"><text:span text:style-name="T2">o</text:span></text:span> opulenti<text:span text:style-name="Default_20_Paragraph_20_Font"><text:span text:style-name="T2">o</text:span></text:span>rum juxta prae-<text:line-break/>scriptam dictionem meminit ipsius, ubi ait: <text:span text:style-name="Default_20_Paragraph_20_Font"><text:span text:style-name="T2">duplex intro re-<text:line-break/>vocatio, velut fuperinspirantibus. </text:span></text:span>Et amplius in secundo<text:line-break/>epidernioruur, tubi ena<text:span text:style-name="Default_20_Paragraph_20_Font"><text:span text:style-name="T2">r</text:span></text:span>rat quae Lyciae acciderunt, <text:span text:style-name="Default_20_Paragraph_20_Font"><text:span text:style-name="T2">sipiri-<text:line-break/>tu</text:span></text:span>s <text:span text:style-name="Default_20_Paragraph_20_Font"><text:span text:style-name="T2">intro duplicabatur</text:span></text:span>, ascripsit. Hoc enim nihil diffe<text:span text:style-name="Default_20_Paragraph_20_Font"><text:span text:style-name="T2">r</text:span></text:span>t ab<text:line-break/>e<text:span text:style-name="Default_20_Paragraph_20_Font"><text:span text:style-name="T2">o</text:span></text:span>, quod dixit, <text:span text:style-name="Default_20_Paragraph_20_Font"><text:span text:style-name="T2">dup lex intro revocatio, velat superinspi-<text:line-break/></text:span></text:span>n<text:span text:style-name="Default_20_Paragraph_20_Font"><text:span text:style-name="T2">antibus. </text:span></text:span>In sexto vero : <text:span text:style-name="Default_20_Paragraph_20_Font"><text:span text:style-name="T2">si spiritus intus relinquatur,<text:line-break/></text:span></text:span>alti Nam et h<text:span text:style-name="Default_20_Paragraph_20_Font"><text:span text:style-name="T2">o</text:span></text:span>c idem est cum eo, quod in lib<text:span text:style-name="Default_20_Paragraph_20_Font"><text:span text:style-name="T2">r</text:span></text:span>o de victu<text:line-break/>in- acutis dixit : <text:span text:style-name="Default_20_Paragraph_20_Font"><text:span text:style-name="T2">Spiritus illidens ; quum se</text:span></text:span>n<text:span text:style-name="Default_20_Paragraph_20_Font"><text:span text:style-name="T2">sum scrtur.<text:line-break/></text:span></text:span>Quemadmodum enim quidam inspirantes non semel hoc sa-<text:line-break/>ciunt, sed quiete ipsam acti<text:span text:style-name="Default_20_Paragraph_20_Font"><text:span text:style-name="T2">o</text:span></text:span>nem intercidunt, similiter ut<text:line-break/>pueri ejulantes, sic etiam expirantes. Quin et in sus, quae<text:line-break/>in e<text:span text:style-name="Default_20_Paragraph_20_Font"><text:span text:style-name="T2">o</text:span></text:span>dem libro post sermonem de balueis habentur, <text:span text:style-name="Default_20_Paragraph_20_Font"><text:span text:style-name="T2">spiri-<text:line-break/>tuu</text:span></text:span>m <text:span text:style-name="Default_20_Paragraph_20_Font"><text:span text:style-name="T2">protensione</text:span></text:span>s dixit , acti<text:span text:style-name="Default_20_Paragraph_20_Font"><text:span text:style-name="T2">o</text:span></text:span>nem interruptam <text:span text:style-name="Default_20_Paragraph_20_Font"><text:span text:style-name="T2">o</text:span></text:span>stendens.<text:line-break/>nI primo vero <text:span text:style-name="Default_20_Paragraph_20_Font"><text:span text:style-name="T2">o</text:span></text:span>pulenti<text:span text:style-name="Default_20_Paragraph_20_Font"><text:span text:style-name="T2">o</text:span></text:span>rum in Philisc<text:span text:style-name="Default_20_Paragraph_20_Font"><text:span text:style-name="T2">o</text:span></text:span> hoc modo- ait:</text:p>
      <text:p text:style-name="P2"><text:span text:style-name="Default_20_Paragraph_20_Font"><text:span text:style-name="T2">Huic spiritu</text:span></text:span>s <text:span text:style-name="Default_20_Paragraph_20_Font"><text:span text:style-name="T2">ad fine</text:span></text:span>m <text:span text:style-name="Default_20_Paragraph_20_Font"><text:span text:style-name="T2">velut rev</text:span></text:span>o<text:span text:style-name="Default_20_Paragraph_20_Font"><text:span text:style-name="T2">canti. </text:span></text:span>Similiter enim ac<text:line-break/><text:span text:style-name="Default_20_Paragraph_20_Font"><text:span text:style-name="T2">duplex intro revocati</text:span></text:span>o, etiam hic dictum est, <text:span text:style-name="Default_20_Paragraph_20_Font"><text:span text:style-name="T2">revocant</text:span></text:span>i.<text:line-break/>Rursus autem in Dromadae uxore : <text:span text:style-name="Default_20_Paragraph_20_Font"><text:span text:style-name="T2">spiritu</text:span></text:span>s <text:span text:style-name="Default_20_Paragraph_20_Font"><text:span text:style-name="T2">raru</text:span></text:span>s, m<text:span text:style-name="Default_20_Paragraph_20_Font"><text:span text:style-name="T2">agnu</text:span></text:span>s,<text:line-break/><text:span text:style-name="Default_20_Paragraph_20_Font"><text:span text:style-name="T2">siatim revulsu</text:span></text:span>s, inquit. Nam et hoc similiter dictum est.<text:line-break/>In aphorismis vero etiam quid significet hujusmodi spiritus<text:line-break/>edocet, fic scribens: <text:span text:style-name="Default_20_Paragraph_20_Font"><text:span text:style-name="T2">Jn scbribu</text:span></text:span>s <text:span text:style-name="Default_20_Paragraph_20_Font"><text:span text:style-name="T2">spiritu</text:span></text:span>s <text:span text:style-name="Default_20_Paragraph_20_Font"><text:span text:style-name="T2">illisu</text:span></text:span>s <text:span text:style-name="Default_20_Paragraph_20_Font"><text:span text:style-name="T2">malus,<text:line-break/>convuisionem enim significat. </text:span></text:span>Secundum rationem. igitur<text:line-break/>in epidemiorunr l<text:span text:style-name="Default_20_Paragraph_20_Font"><text:span text:style-name="T2">o</text:span></text:span>co paulo ante citat<text:span text:style-name="Default_20_Paragraph_20_Font"><text:span text:style-name="T2">o</text:span></text:span> Dromadae ux<text:span text:style-name="Default_20_Paragraph_20_Font"><text:span text:style-name="T2">o</text:span></text:span>rem<text:line-break/>convulsam mortuam esse dicit, in qua prius dixerat; o<text:span text:style-name="Default_20_Paragraph_20_Font"><text:span text:style-name="T2">p</text:span></text:span>ici- .<text:line-break/><text:span text:style-name="Default_20_Paragraph_20_Font"><text:span text:style-name="T2">tu</text:span></text:span>s <text:span text:style-name="Default_20_Paragraph_20_Font"><text:span text:style-name="T2">magnu</text:span></text:span>s, <text:span text:style-name="Default_20_Paragraph_20_Font"><text:span text:style-name="T2">raru</text:span></text:span>s, <text:span text:style-name="Default_20_Paragraph_20_Font"><text:span text:style-name="T2">siatim revulsu</text:span></text:span>s. Ubi sane et maxime<text:line-break/>mirari licet, quomodo utraque difficilis spirationis species<text:line-break/>propriam ipsius affectionem indica<text:span text:style-name="Default_20_Paragraph_20_Font"><text:span text:style-name="T2">r</text:span></text:span>it. N<text:span text:style-name="Default_20_Paragraph_20_Font"><text:span text:style-name="T2">o</text:span></text:span>n enim solum con-<text:line-break/>vulsia eft haec mulier, <text:span text:style-name="Default_20_Paragraph_20_Font"><text:span text:style-name="T2">t</text:span></text:span>est etiam deliravit,.. ut quae non fio-.<text:line-break/>lum propriam c<text:span text:style-name="Default_20_Paragraph_20_Font"><text:span text:style-name="T2">o</text:span></text:span>nvulsionibus spirandi difficultatem haberet.<text:line-break/>fed etiam eam, quae est desipientiae. Quare quod .hanc in;<text:line-break/>aequalem respirationis difficultatem Hippocrates n<text:span text:style-name="Default_20_Paragraph_20_Font"><text:span text:style-name="T2">o</text:span></text:span>verit, ma-<text:line-break/><text:span text:style-name="Default_20_Paragraph_20_Font"><text:span text:style-name="T1">niseste est </text:span></text:span>demonstratum. Quod vero etiam in praenotio.-..</text:p>
      <text:p text:style-name="P2">num lib<text:span text:style-name="Default_20_Paragraph_20_Font"><text:span text:style-name="T2">r</text:span></text:span>o eam merito praetermiserit, velut etiam multa<text:line-break/>praenotionis signa, consequenter fuerit dicendum, ubi prius<text:line-break/>fummatim mentionem fecerimus, quod neque de figitis fe-<text:line-break/>cundunr aetates, aut regio<text:span text:style-name="Default_20_Paragraph_20_Font"><text:span text:style-name="T2">n</text:span></text:span>es, aut horas, aut epidemicas con-<text:line-break/>stitutiones, in p<text:span text:style-name="Default_20_Paragraph_20_Font"><text:span text:style-name="T2">r</text:span></text:span>aenotionum libro quicquam scripsit; et qui-<text:line-break/>dem integro libro de aere , locis et aquis ab ipsio scripto, et<text:line-break/>in aphorismis Tris omnibus compendio relatis. Imonequede<text:line-break/>urinarum dign<text:span text:style-name="Default_20_Paragraph_20_Font"><text:span text:style-name="T2">a</text:span></text:span>tione, quaecunque in aphorismis scripsit, lu<text:line-break/>praenotionibus recensuit; neque quaecunque ad mulieres<text:line-break/>pertinent in aphorismis scripta, in librum p<text:span text:style-name="Default_20_Paragraph_20_Font"><text:span text:style-name="T2">r</text:span></text:span>aenotionum trans-<text:line-break/>tulit ; quanquam et haec et alia multa in aphorismis. relata<text:line-break/>prognosticae medicinae partis existant, ut ipse suis ipsius ver-<text:line-break/>bis iudicat.- Quum enim dicit: <text:span text:style-name="Default_20_Paragraph_20_Font"><text:span text:style-name="T2">si vero b</text:span></text:span>o<text:span text:style-name="Default_20_Paragraph_20_Font"><text:span text:style-name="T2">realis fuerit, tuso<text:line-break/></text:span></text:span>sci, <text:span text:style-name="Default_20_Paragraph_20_Font"><text:span text:style-name="T2">fauces, alvi durae, urinae dl/sicudtates cum horrore, .<text:line-break/>laterum d</text:span></text:span>o<text:span text:style-name="Default_20_Paragraph_20_Font"><text:span text:style-name="T2">lores et pect</text:span></text:span>o<text:span text:style-name="Default_20_Paragraph_20_Font"><text:span text:style-name="T2">ri</text:span></text:span>s<text:span text:style-name="Default_20_Paragraph_20_Font"><text:span text:style-name="T2">; quand</text:span></text:span>o <text:span text:style-name="Default_20_Paragraph_20_Font"><text:span text:style-name="T2">hic praevaluerit , ta- .<text:line-break/>lini in m</text:span></text:span>o<text:span text:style-name="Default_20_Paragraph_20_Font"><text:span text:style-name="T2">rb</text:span></text:span>i<text:span text:style-name="Default_20_Paragraph_20_Font"><text:span text:style-name="T2">s expectare op</text:span></text:span>o<text:span text:style-name="Default_20_Paragraph_20_Font"><text:span text:style-name="T2">rtet. </text:span></text:span>Dumiteurait: Q<text:span text:style-name="Default_20_Paragraph_20_Font"><text:span text:style-name="T2">uumaesiae<text:line-break/>sit</text:span></text:span> ta<text:span text:style-name="Default_20_Paragraph_20_Font"><text:span text:style-name="T2">ri similis, sud</text:span></text:span>o<text:span text:style-name="Default_20_Paragraph_20_Font"><text:span text:style-name="T2">res in sobrinu</text:span></text:span>s <text:span text:style-name="Default_20_Paragraph_20_Font"><text:span text:style-name="T2">multos expectare opor-</text:span></text:span></text:p>
      <text:p text:style-name="P2"><text:span text:style-name="Default_20_Paragraph_20_Font"><text:span text:style-name="T2">tet;</text:span></text:span> manifeste nolet talia progn<text:span text:style-name="Default_20_Paragraph_20_Font"><text:span text:style-name="T2">o</text:span></text:span>fticae in arte partis esse.<text:line-break/>Expectare enim et sperare ac timere, et omnia hujuscem<text:span text:style-name="Default_20_Paragraph_20_Font"><text:span text:style-name="T2">o</text:span></text:span>di<text:line-break/>verba, praenotionis propria sunt. Et sane etiam quumefi-<text:line-break/>citi <text:span text:style-name="Default_20_Paragraph_20_Font"><text:span text:style-name="T2">Ri hiems sauallida et borealis fue,su, ver autem pluvi-<text:line-break/>ofum et austrinum, necesse -est aestate fabres acutas et l</text:span></text:span>i<text:span text:style-name="Default_20_Paragraph_20_Font"><text:span text:style-name="T2">p-<text:line-break/>pitudines et</text:span></text:span> i<text:span text:style-name="Default_20_Paragraph_20_Font"><text:span text:style-name="T2">l</text:span></text:span>j<text:span text:style-name="Default_20_Paragraph_20_Font"><text:span text:style-name="T2">scnterids fieri;</text:span></text:span> manifeste hoc idem indicat;<text:line-break/>et multo farre magis, quum de urinis scribit in hunc modum :<text:line-break/><text:span text:style-name="Default_20_Paragraph_20_Font"><text:span text:style-name="T2">Quibu</text:span></text:span>s<text:span text:style-name="Default_20_Paragraph_20_Font"><text:span text:style-name="T2">urinae erasae, grum</text:span></text:span>q<text:span text:style-name="Default_20_Paragraph_20_Font"><text:span text:style-name="T2">fue, paucae, non sinescbre,<text:line-break/>multitudo venien</text:span></text:span>s <text:span text:style-name="Default_20_Paragraph_20_Font"><text:span text:style-name="T2">ex hi</text:span></text:span>s <text:span text:style-name="Default_20_Paragraph_20_Font"><text:span text:style-name="T2">tenui</text:span></text:span>s <text:span text:style-name="Default_20_Paragraph_20_Font"><text:span text:style-name="T2">prodest; maxime ver</text:span></text:span>o <text:span text:style-name="Default_20_Paragraph_20_Font"><text:span text:style-name="T2">tal</text:span></text:span>e<text:span text:style-name="Default_20_Paragraph_20_Font"><text:span text:style-name="T2">s<text:line-break/>vent</text:span></text:span>i<text:span text:style-name="Default_20_Paragraph_20_Font"><text:span text:style-name="T2">tat, quibus a princ</text:span></text:span>i<text:span text:style-name="Default_20_Paragraph_20_Font"><text:span text:style-name="T2">pi</text:span></text:span>o <text:span text:style-name="Default_20_Paragraph_20_Font"><text:span text:style-name="T2">brevi scdimentum inest. </text:span></text:span>Et<text:line-break/>rursus i <text:span text:style-name="Default_20_Paragraph_20_Font"><text:span text:style-name="T2">Quibu</text:span></text:span>s <text:span text:style-name="Default_20_Paragraph_20_Font"><text:span text:style-name="T2">urinae</text:span></text:span> c<text:span text:style-name="Default_20_Paragraph_20_Font"><text:span text:style-name="T2">onturbatae v</text:span></text:span>e<text:span text:style-name="Default_20_Paragraph_20_Font"><text:span text:style-name="T2">lat jumentis, his ea--<text:line-break/>pi</text:span></text:span>l<text:span text:style-name="Default_20_Paragraph_20_Font"><text:span text:style-name="T2">is dolores aut adsunt, aut aderunt.</text:span></text:span> Et rursus : <text:span text:style-name="Default_20_Paragraph_20_Font"><text:span text:style-name="T2">Qui se-<text:line-break/>ptimo die</text:span></text:span> i<text:span text:style-name="Default_20_Paragraph_20_Font"><text:span text:style-name="T2">udicantur, his nubeculam habet urina quarto die<text:line-break/>rubram, et alia secundum rationem.</text:span></text:span> Similiter vero et quae<text:line-break/>vesicae ac rennui affectiones produnt, in aphorismis scripta<text:line-break/>sunt, in- praenotionem veto libro relicta, itemque alia om-</text:p>
      <text:p text:style-name="P2">irino multa, quemadmodum et haec; <text:span text:style-name="Default_20_Paragraph_20_Font"><text:span text:style-name="T2">M</text:span></text:span>o<text:span text:style-name="Default_20_Paragraph_20_Font"><text:span text:style-name="T2">rb</text:span></text:span>i<text:span text:style-name="Default_20_Paragraph_20_Font"><text:span text:style-name="T2">s quibuscunque<text:line-break/>in</text:span></text:span>ci<text:span text:style-name="Default_20_Paragraph_20_Font"><text:span text:style-name="T2">pientibus bilis atra, aut su</text:span></text:span>r<text:span text:style-name="Default_20_Paragraph_20_Font"><text:span text:style-name="T2">sum, aut de</text:span></text:span>o<text:span text:style-name="Default_20_Paragraph_20_Font"><text:span text:style-name="T2">rsum subierit,<text:line-break/>lethale. D</text:span></text:span>y<text:span text:style-name="Default_20_Paragraph_20_Font"><text:span text:style-name="T2">senteria si a bile atra inc</text:span></text:span>i<text:span text:style-name="Default_20_Paragraph_20_Font"><text:span text:style-name="T2">piat, mortiferum.<text:line-break/>Quibus per fabres sanguini</text:span></text:span>s <text:span text:style-name="Default_20_Paragraph_20_Font"><text:span text:style-name="T2">copia undecunque eruperit, his<text:line-break/>in refectibus alvi humectantur. </text:span></text:span>Taliaque multa lu apho-<text:line-break/>rismis scripta invenire licet, ad a<text:span text:style-name="Default_20_Paragraph_20_Font"><text:span text:style-name="T2">r</text:span></text:span>tis progn<text:span text:style-name="Default_20_Paragraph_20_Font"><text:span text:style-name="T2">o</text:span></text:span>sticam parteni<text:line-break/>pe<text:span text:style-name="Default_20_Paragraph_20_Font"><text:span text:style-name="T2">r</text:span></text:span>tinentia. Cor igitur nihil h<text:span text:style-name="Default_20_Paragraph_20_Font"><text:span text:style-name="T2">o</text:span></text:span>rum in praen<text:span text:style-name="Default_20_Paragraph_20_Font"><text:span text:style-name="T2">o</text:span></text:span>tionnm libro<text:line-break/>recensuit? Pr<text:span text:style-name="Default_20_Paragraph_20_Font"><text:span text:style-name="T2">o</text:span></text:span>pte<text:span text:style-name="Default_20_Paragraph_20_Font"><text:span text:style-name="T2">r</text:span></text:span>ea qu<text:span text:style-name="Default_20_Paragraph_20_Font"><text:span text:style-name="T2">o</text:span></text:span>d de acutis morbis in illo d<text:span text:style-name="Default_20_Paragraph_20_Font"><text:span text:style-name="T2">o</text:span></text:span>cere<text:line-break/>p<text:span text:style-name="Default_20_Paragraph_20_Font"><text:span text:style-name="T2">r</text:span></text:span>op<text:span text:style-name="Default_20_Paragraph_20_Font"><text:span text:style-name="T2">o</text:span></text:span>suerat, ut ipsis tum in principio tum in fine libri<text:line-break/>enunciavit; in principio quidem, ubialt: <text:span text:style-name="Default_20_Paragraph_20_Font"><text:span text:style-name="T2">C</text:span></text:span>o<text:span text:style-name="Default_20_Paragraph_20_Font"><text:span text:style-name="T2">nsiderare au-<text:line-break/>tem sic oportet in acutis morbis;</text:span></text:span> lu fine vero, ubi haec ver-<text:line-break/>ba ascripsit : <text:span text:style-name="Default_20_Paragraph_20_Font"><text:span text:style-name="T2">haec vero de acutis morbis dic</text:span></text:span>o, <text:span text:style-name="Default_20_Paragraph_20_Font"><text:span text:style-name="T2">et his, qui ec<text:line-break/></text:span></text:span>i<text:span text:style-name="Default_20_Paragraph_20_Font"><text:span text:style-name="T2">psis nascuntur. </text:span></text:span>Qui vero sunt,- qui ex ipsis nascuntur?<text:line-break/>ipse Hippocrates rursus in e<text:span text:style-name="Default_20_Paragraph_20_Font"><text:span text:style-name="T2">o</text:span></text:span>dem libr<text:span text:style-name="Default_20_Paragraph_20_Font"><text:span text:style-name="T2">o</text:span></text:span> recenset: <text:span text:style-name="Default_20_Paragraph_20_Font"><text:span text:style-name="T2">H</text:span></text:span>y<text:span text:style-name="Default_20_Paragraph_20_Font"><text:span text:style-name="T2">dropes<text:line-break/>ex acuti</text:span></text:span>s <text:span text:style-name="Default_20_Paragraph_20_Font"><text:span text:style-name="T2">morbi</text:span></text:span>s <text:span text:style-name="Default_20_Paragraph_20_Font"><text:span text:style-name="T2">nati</text:span></text:span> o<text:span text:style-name="Default_20_Paragraph_20_Font"><text:span text:style-name="T2">mne</text:span></text:span>s <text:span text:style-name="Default_20_Paragraph_20_Font"><text:span text:style-name="T2">mali. </text:span></text:span>Et rursus: <text:span text:style-name="Default_20_Paragraph_20_Font"><text:span text:style-name="T2">Paestem ve-<text:line-break/>ro spiratione</text:span></text:span>m <text:span text:style-name="Default_20_Paragraph_20_Font"><text:span text:style-name="T2">valde magna</text:span></text:span>m <text:span text:style-name="Default_20_Paragraph_20_Font"><text:span text:style-name="T2">vim ad salutem habere pu-</text:span></text:span></text:p>
      <text:p text:style-name="P2"><text:span text:style-name="Default_20_Paragraph_20_Font"><text:span text:style-name="T2">tandum est in</text:span></text:span> o<text:span text:style-name="Default_20_Paragraph_20_Font"><text:span text:style-name="T2">mnibus acutis morbis, qui cum scbr</text:span></text:span>i<text:span text:style-name="Default_20_Paragraph_20_Font"><text:span text:style-name="T2">bussunt,<text:line-break/>et intra quadraginta dies</text:span></text:span> i<text:span text:style-name="Default_20_Paragraph_20_Font"><text:span text:style-name="T2">udicantur. </text:span></text:span>Atque lue acutorum<text:line-break/>ex transmutatione mentionem facit , velut in libris de judi-<text:line-break/>catoriis diebus demonstravimus. Quin et ex estis multis locis<text:line-break/>ejus libri significavit, quod aut de acutis morbis, aut de his,<text:line-break/>qui ex ipfis nascu<text:span text:style-name="Default_20_Paragraph_20_Font"><text:span text:style-name="T2">n</text:span></text:span>tur, <text:span text:style-name="Default_20_Paragraph_20_Font"><text:span text:style-name="T2">s</text:span></text:span>ermonem faciat. Ut et hoc loco:<text:line-break/><text:span text:style-name="Default_20_Paragraph_20_Font"><text:span text:style-name="T2">sud</text:span></text:span>o<text:span text:style-name="Default_20_Paragraph_20_Font"><text:span text:style-name="T2">res optimi quidemsunt in acutis morbis omnibu</text:span></text:span>s, <text:span text:style-name="Default_20_Paragraph_20_Font"><text:span text:style-name="T2">qui<text:line-break/>in diebu</text:span></text:span>s <text:span text:style-name="Default_20_Paragraph_20_Font"><text:span text:style-name="T2">judseatorii</text:span></text:span>s <text:span text:style-name="Default_20_Paragraph_20_Font"><text:span text:style-name="T2">oboriuntur. </text:span></text:span>Et quid multis verbis<text:line-break/>opus est? ipsa enim manifeste in illo libro ostendit, fe multa<text:line-break/>prognostica ligna volentem relinquere, alicubi quidem sic di-<text:line-break/>cens : A <text:span text:style-name="Default_20_Paragraph_20_Font"><text:span text:style-name="T2">e dec</text:span></text:span>i<text:span text:style-name="Default_20_Paragraph_20_Font"><text:span text:style-name="T2">piat autem te , si</text:span></text:span> i<text:span text:style-name="Default_20_Paragraph_20_Font"><text:span text:style-name="T2">psa vesica aliquem mor-<text:line-break/>bum habens, ejusmodi quandam urinam reddat; n</text:span></text:span>o<text:span text:style-name="Default_20_Paragraph_20_Font"><text:span text:style-name="T2">n enim<text:line-break/>totius, sed sui</text:span></text:span> i<text:span text:style-name="Default_20_Paragraph_20_Font"><text:span text:style-name="T2">psius. signum est;</text:span></text:span> nec tamen apponit signa<text:line-break/><text:span text:style-name="Default_20_Paragraph_20_Font"><text:span text:style-name="T2">eju</text:span></text:span>s<text:span text:style-name="Default_20_Paragraph_20_Font"><text:span text:style-name="T2">modi casc</text:span></text:span>i<text:span text:style-name="Default_20_Paragraph_20_Font"><text:span text:style-name="T2">s</text:span></text:span> in praenotionunr libro, sed in aphorismis<text:line-break/>ipsa scribit. Rursus autem sic ait: <text:span text:style-name="Default_20_Paragraph_20_Font"><text:span text:style-name="T2">oportet autem et dissie-<text:line-break/>rentuts morborum epidemiorum cito animadvertere , tem</text:span></text:span>no-<text:line-break/><text:span text:style-name="Default_20_Paragraph_20_Font"><text:span text:style-name="T2">risquesiatum n</text:span></text:span>o<text:span text:style-name="Default_20_Paragraph_20_Font"><text:span text:style-name="T2">n ignorare;</text:span></text:span> neque tamen de hoc quicquam</text:p>
      <text:p text:style-name="P2">iir .praenotio<text:span text:style-name="Default_20_Paragraph_20_Font"><text:span text:style-name="T2">n</text:span></text:span>um libro nos docet. Propositum enim erat<text:line-break/>ipsi , ut diri, siolum ea , quae acutorum morborum propria<text:line-break/>sunt, recensere; quae vero diuturnis propria sunt, omnia<text:line-break/>relinquere. Quare merito etiam inaequalem respirationis<text:line-break/>difficultatem, ex alio morborum genere existentem, hic prae-<text:line-break/>termisiti Si etenim convulsis spirabilibus organis fiat, assi-<text:line-break/>debit et diuturnis morbis lue assectus,. prorndeque sane non<text:line-break/><text:span text:style-name="Default_20_Paragraph_20_Font"><text:span text:style-name="T2">magi</text:span></text:span>s acutorum quam diuturnorum proprius; oborietur<text:line-break/>quoque et citra febrem, ut etiam concussiones. At ipsi pro-<text:line-break/>politum est in praenotionibus , de his qui proprie acuti no-<text:line-break/>minantur, facere sermonem. Sunt autem tales, qui omni-<text:line-break/>no cum febribus continuis fiunt , ut ipsa in libro de vietur<text:line-break/>acutorum ostendit, sic scribens : <text:span text:style-name="Default_20_Paragraph_20_Font"><text:span text:style-name="T2">sunt</text:span></text:span> i<text:span text:style-name="Default_20_Paragraph_20_Font"><text:span text:style-name="T2">taque hi acuti, qua-<text:line-break/>les veteres nominaverunt pleuritidem, et per</text:span></text:span>i<text:span text:style-name="Default_20_Paragraph_20_Font"><text:span text:style-name="T2">pneumouiam,<text:line-break/>et phrenitiden</text:span></text:span>i, <text:span text:style-name="Default_20_Paragraph_20_Font"><text:span text:style-name="T2">et scbre</text:span></text:span>m <text:span text:style-name="Default_20_Paragraph_20_Font"><text:span text:style-name="T2">ardentem, et alios qu</text:span></text:span>o<text:span text:style-name="Default_20_Paragraph_20_Font"><text:span text:style-name="T2">scunque<text:line-break/>his c</text:span></text:span>o<text:span text:style-name="Default_20_Paragraph_20_Font"><text:span text:style-name="T2">nsimiles, quorumscbres</text:span></text:span> o<text:span text:style-name="Default_20_Paragraph_20_Font"><text:span text:style-name="T2">mnino sunt continuae.</text:span></text:span> Ne-<text:line-break/>quaquam igitur convulsiones hujus morborum generis sunt,<text:line-break/>mule neque propriam ipsorum respirationis difficultatem si-</text:p>
      <text:p text:style-name="P2">mul cum his recensuit, quemadmodum neque de urinis,- aut<text:line-break/>deiectionibus, aut aliis omnibus, quae in aphorismis leri-<text:line-break/>pfit, propterea quod acutorum morborum propria non erant.<text:line-break/>Cur vero neque de talibus difficilis respirationis speciebus in<text:line-break/>praenotionibus docuerit , in quibus aut sola inspiratio , aut<text:line-break/>si,la expiratio est magna , supervacaneum puto nunc expli-<text:line-break/>care, ut qui manifeste lu primo horum commentariorum de-<text:line-break/>monstraverim, ad has quinque difficilis respirationis difsc-<text:line-break/>rentias, de quibus <text:span text:style-name="Default_20_Paragraph_20_Font"><text:span text:style-name="T2">n</text:span></text:span>unc dicere desii, omnes reliquas commo-<text:line-break/>de reduci posse. Neque enim aut celeris, aut tardae respi<text:span text:style-name="Default_20_Paragraph_20_Font"><text:span text:style-name="T2">.t<text:line-break/></text:span></text:span>rationis lu praenotionem libro mentionem fecit, ob eandem<text:line-break/>rationem ; ostendimus enim omnes alias differentias i<text:span text:style-name="Default_20_Paragraph_20_Font"><text:span text:style-name="T2">n</text:span></text:span> prae-<text:line-break/>dictis contineri. Quare Hippocrates utrumque ipsorum re-<text:line-break/>cte fecisse videtur, in libris quidem epidemiorum tlivi-<text:line-break/>sione in om<text:span text:style-name="Default_20_Paragraph_20_Font"><text:span text:style-name="T2">n</text:span></text:span>es particulares spirandi difficultates polita; in<text:line-break/>praenotionibus vero et aphorismis , quantum usui erat<text:line-break/>necessarium.</text:p>
      <text:h text:style-name="P14" text:outline-level="2">Cap. X. </text:h>
      <text:p text:style-name="P20">Quum igitur haec a nobis jam abunde de-.<text:line-break/>monstrata fint , r eliquum suerit etiamnum reliquas omnium<text:line-break/>librorum dictiones exp<text:span text:style-name="Default_20_Paragraph_20_Font"><text:span text:style-name="T2">o</text:span></text:span>nere, initi<text:span text:style-name="Default_20_Paragraph_20_Font"><text:span text:style-name="T2">o</text:span></text:span> rursus a secundo et <text:span text:style-name="Default_20_Paragraph_20_Font"><text:span text:style-name="T2">t</text:span></text:span>exto<text:line-break/>epidemi<text:span text:style-name="Default_20_Paragraph_20_Font"><text:span text:style-name="T2">o</text:span></text:span>rum sumpto. In utrisque enim his libris, post pri-<text:line-break/>mam omnium relatam dictionem, m qua <text:span text:style-name="Default_20_Paragraph_20_Font"><text:span text:style-name="T2">o</text:span></text:span>mnes difficilis re-<text:line-break/>spirati<text:span text:style-name="Default_20_Paragraph_20_Font"><text:span text:style-name="T2">o</text:span></text:span>nis differentias docet, hoc modo scriptum est : <text:span text:style-name="Default_20_Paragraph_20_Font"><text:span text:style-name="T2">sanat<text:line-break/>c</text:span></text:span>o<text:span text:style-name="Default_20_Paragraph_20_Font"><text:span text:style-name="T2">ntinuas</text:span></text:span> o<text:span text:style-name="Default_20_Paragraph_20_Font"><text:span text:style-name="T2">scitatione</text:span></text:span>s <text:span text:style-name="Default_20_Paragraph_20_Font"><text:span text:style-name="T2">spirati</text:span></text:span>o <text:span text:style-name="Default_20_Paragraph_20_Font"><text:span text:style-name="T2">l</text:span></text:span>o<text:span text:style-name="Default_20_Paragraph_20_Font"><text:span text:style-name="T2">nga, abh</text:span></text:span>o<text:span text:style-name="Default_20_Paragraph_20_Font"><text:span text:style-name="T2">rrentes a p</text:span></text:span>o<text:span text:style-name="Default_20_Paragraph_20_Font"><text:span text:style-name="T2">tu -<text:line-break/>et vix bibente</text:span></text:span>s <text:span text:style-name="Default_20_Paragraph_20_Font"><text:span text:style-name="T2">spiratio brevis. </text:span></text:span>Sive hic h<text:span text:style-name="Default_20_Paragraph_20_Font"><text:span text:style-name="T2">o</text:span></text:span>minem longa<text:line-break/>spiratione respirantem, sive difficultatem ipsam spirandi ita<text:line-break/>appellarit, quod spiritus l<text:span text:style-name="Default_20_Paragraph_20_Font"><text:span text:style-name="T2">o</text:span></text:span>ngo tempore interiecto distinctus,<text:line-break/>hoc est rarus, insuperque multus, ea appellatione indicetur,<text:line-break/>secundo libro est demonstratum; quemadmodum etiam per<text:line-break/>brevem spirationem is qui per modicum tempus fit, hoc est<text:line-break/>densus, insuperque .parvus. Sanat igitur aut ut lignum,<text:line-break/>aut ut causa, utrumque enim ostendere licet, continuas os-.<text:line-break/>ritationes magnus et rarus spiritus; ut signum quidem, tan-.<text:line-break/>quam.affectione in contrarium mutata; ut <text:span text:style-name="Default_20_Paragraph_20_Font"><text:span text:style-name="T2">c</text:span></text:span>aula vero) quod</text:p>
      <text:p text:style-name="P2">contrariorum contraria sint remedia. oscitant enim etpan-<text:line-break/>diculantur continenter, ob vaporosum quendam et crassam<text:line-break/>spiritum lu musculoso genere contentum , ut aliis lu l<text:span text:style-name="Default_20_Paragraph_20_Font"><text:span text:style-name="T2">o</text:span></text:span>cis<text:line-break/>ostensum est. Quibus vero hoc contingit, statim etiam con-<text:line-break/>tinenter expleant, utp<text:span text:style-name="Default_20_Paragraph_20_Font"><text:span text:style-name="T2">o</text:span></text:span>te quum lu expiratiouibus ejusmodi<text:line-break/>spiritus expurgetur et evacuetur. Si ver<text:span text:style-name="Default_20_Paragraph_20_Font"><text:span text:style-name="T2">o</text:span></text:span> quis n<text:span text:style-name="Default_20_Paragraph_20_Font"><text:span text:style-name="T2">o</text:span></text:span>n ita co<text:span text:style-name="Default_20_Paragraph_20_Font"><text:span text:style-name="T2">n-<text:line-break/></text:span></text:span>tinue, sed jam per longum tempus expirationes faciat, ma-<text:line-break/>nisestum est , praecedentes in ipso affectiones cessasse ; atque<text:line-break/>ile ut signum sanabit oscitationem longa spirati<text:span text:style-name="Default_20_Paragraph_20_Font"><text:span text:style-name="T2">o. </text:span></text:span>At Ion-<text:line-break/>gam spirationem etiam ut caulam sanare continuas <text:span text:style-name="Default_20_Paragraph_20_Font"><text:span text:style-name="T2">o</text:span></text:span>sci-<text:line-break/>taliones intelligere licet, atque hoc ipsum non longo sermo-<text:line-break/>ne missi indigere videtur. Respiratio<text:span text:style-name="Default_20_Paragraph_20_Font"><text:span text:style-name="T2">n</text:span></text:span>em enim ad pluri-<text:line-break/>mum tempus continere, quod spiritus cohibitio nominatur,<text:line-break/>qua ratione fiugultus sanat, eadem etiam oscitati<text:span text:style-name="Default_20_Paragraph_20_Font"><text:span text:style-name="T2">o</text:span></text:span>nes sana-<text:line-break/>bit. Et vero faciunt hoc in exercitiis omnes athletae, per<text:line-break/>vim expellere c<text:span text:style-name="Default_20_Paragraph_20_Font"><text:span text:style-name="T2">o</text:span></text:span>nantes quicquid sive humorum sive vapo-<text:line-break/>rum tenuibus circa cutem meatibus detinetur. Ob haec<text:line-break/>igitur spiratio l<text:span text:style-name="Default_20_Paragraph_20_Font"><text:span text:style-name="T2">o</text:span></text:span>nga c<text:span text:style-name="Default_20_Paragraph_20_Font"><text:span text:style-name="T2">o</text:span></text:span>ntinuas oscitationes sanat, aut ut</text:p>
      <text:p text:style-name="P2">signum aut ut caula<text:span text:style-name="Default_20_Paragraph_20_Font"><text:span text:style-name="T2">: Abhorr</text:span></text:span>e<text:span text:style-name="Default_20_Paragraph_20_Font"><text:span text:style-name="T2">nte</text:span></text:span>s <text:span text:style-name="Default_20_Paragraph_20_Font"><text:span text:style-name="T2">vero a potu et vix biben-<text:line-break/></text:span></text:span>i<text:span text:style-name="Default_20_Paragraph_20_Font"><text:span text:style-name="T2">e</text:span></text:span>s, <text:span text:style-name="Default_20_Paragraph_20_Font"><text:span text:style-name="T2">spiratio brevi</text:span></text:span>s; hoc vero non amplius manifeste, sed<text:line-break/>jam aenigmati propius dictum esu An videlicet phreniticos<text:line-break/>ab ipso nunc indicari putandum est, quod alio loco dixerit:<text:line-break/><text:span text:style-name="Default_20_Paragraph_20_Font"><text:span text:style-name="T2">Phreniti</text:span></text:span>d<text:span text:style-name="Default_20_Paragraph_20_Font"><text:span text:style-name="T2">spaucibibi, str</text:span></text:span>e<text:span text:style-name="Default_20_Paragraph_20_Font"><text:span text:style-name="T2">pitu percelluntur sacile, tremuli?<text:line-break/></text:span></text:span>An potius eos , quibus partes circa pulmonem et cor perfri-<text:line-break/>geratae sunt, ut simul et per longum tempus respirent et<text:line-break/>frigidum expirent? Brevis enim spiratio ex utrisque indu-.<text:line-break/>eta fanitatis lignum est; in perhigeratis vero non susum<text:line-break/>signum , fed etiam cansa. Quemadmodum enim spiritus<text:line-break/>cohibitio superflua evacuare poterat et ob id hanc in tingui-<text:line-break/>tientibus et multum oscitantibus et pandiculantibus et vehe-<text:line-break/>menter exercitatis assumebamus , sic continua respiratio<text:line-break/>ventilare simul et excalefacere perfrigerata poterit. Hac igi-<text:line-break/>tnr ratione etiam in fecundo epidensiorum fuafit excande-<text:line-break/>fcentiam inducere studere , et coloris reparandi et sanguinis<text:line-break/>fusi cutem diffundendi gratia , tanquam et excandescentia in-</text:p>
      <text:p text:style-name="P1">natum calorem excitare queat. At vero quod densiorem<text:line-break/>omnino reddat respirationem animi excandescentia, nemo<text:line-break/>igno<text:span text:style-name="Default_20_Paragraph_20_Font"><text:span text:style-name="T2">r</text:span></text:span>ati Assumemus igitur ipsam in perfrige<text:span text:style-name="Default_20_Paragraph_20_Font"><text:span text:style-name="T2">r</text:span></text:span>atis et deculo-<text:line-break/>ratis ac gracilibus , ex quibusdam inte<text:span text:style-name="Default_20_Paragraph_20_Font"><text:span text:style-name="T2">r</text:span></text:span>vallis et temporibus<text:line-break/>opportunis ; non sane ita continente<text:span text:style-name="Default_20_Paragraph_20_Font"><text:span text:style-name="T2">r , </text:span></text:span>ut valde facultatem<text:line-break/>laedat; sed ut exercitationes innatum calorem corroboran-<text:line-break/>tes non immoderatas face<text:span text:style-name="Default_20_Paragraph_20_Font"><text:span text:style-name="T2">r</text:span></text:span>e jubemus, sed tum opportune<text:line-break/>tum moderate assumimus , sic etiam brevem spirationem sive<text:line-break/>per se sive cum excandescentia usurpabimus , non fine op-<text:line-break/>portunitate et. m<text:span text:style-name="Default_20_Paragraph_20_Font"><text:span text:style-name="T2">o</text:span></text:span>do assumemus. Hic autem se<text:span text:style-name="Default_20_Paragraph_20_Font"><text:span text:style-name="T2">r</text:span></text:span>moni mea-<text:line-break/>tem adverte<text:span text:style-name="Default_20_Paragraph_20_Font"><text:span text:style-name="T2">r</text:span></text:span>e oportet, et non putare eandem affectionem<text:line-break/>. esse cum ea, quae nunc a nobis ostenditur, eam quam in<text:line-break/>praenotionum libro recensuit, de qua dixit: <text:span text:style-name="Default_20_Paragraph_20_Font"><text:span text:style-name="T2">sp</text:span></text:span>i<text:span text:style-name="Default_20_Paragraph_20_Font"><text:span text:style-name="T2">ritus scigi-<text:line-break/></text:span></text:span>esus <text:span text:style-name="Default_20_Paragraph_20_Font"><text:span text:style-name="T2">ex naribus et</text:span></text:span> o<text:span text:style-name="Default_20_Paragraph_20_Font"><text:span text:style-name="T2">re pr</text:span></text:span>o<text:span text:style-name="Default_20_Paragraph_20_Font"><text:span text:style-name="T2">dien</text:span></text:span>s <text:span text:style-name="Default_20_Paragraph_20_Font"><text:span text:style-name="T2">valde jam pernici</text:span></text:span>osus <text:span text:style-name="Default_20_Paragraph_20_Font"><text:span text:style-name="T2">est.<text:line-break/></text:span></text:span>In acutis enim morbis , de quibus in illo libro sermonem fa-<text:line-break/>cit, hujusmodi spirandi difficultas mortem portendit ; in aliis<text:line-break/>vere morbis, qui citra febrem consistunt, frigus totum ani-</text:p>
      <text:p text:style-name="P2">malis habitum apprehendit ; et accidit quidem neque his ex-<text:line-break/>tra periculum , no<text:span text:style-name="Default_20_Paragraph_20_Font"><text:span text:style-name="T2">n</text:span></text:span> tame<text:span text:style-name="Default_20_Paragraph_20_Font"><text:span text:style-name="T2">n</text:span></text:span> penitus perniciose. Ex his autem<text:line-break/>esset suffocatio uteri appellata, et omnino omnes apnoeae,<text:line-break/>i. e<text:span text:style-name="Default_20_Paragraph_20_Font"><text:span text:style-name="T2">fuiritu</text:span></text:span>s <text:span text:style-name="Default_20_Paragraph_20_Font"><text:span text:style-name="T2">interceptiones,</text:span></text:span> quae mulieribus quidem assidue et<text:line-break/>praesertim sterilibus accidunt, raro autem aliquando et viris.<text:line-break/>I<text:span text:style-name="Default_20_Paragraph_20_Font"><text:span text:style-name="T2">n</text:span></text:span> hujusmodi enim omnibus affectionibus prae multitudine<text:line-break/>materiae frigidae innatus calor gravatur, ad sunilitudinem<text:line-break/>flammae, quae multis humidis lignis suffocatur. Quere etiam<text:line-break/>accendi quandoque potest haec iterum, ex<text:span text:style-name="Default_20_Paragraph_20_Font"><text:span text:style-name="T2">o</text:span></text:span>perata materia,<text:line-break/>at lu quibus c<text:span text:style-name="Default_20_Paragraph_20_Font"><text:span text:style-name="T2">o</text:span></text:span>nsumta materia, necessario etiam ipsa fimus<text:line-break/>extinguitur, quemadmodum in iis, qui in acutis morbis sic<text:line-break/>expirant, nulla spes salutis relinquitur. Horum itaque me—<text:line-break/>misisse oportet et quod in apnoeis omnem respirationem pla-<text:line-break/>ne periisse, neque suspicari licet, neque ita esse apparet,<text:line-break/>quod contingit diligenter considerantibus. Minimus autem<text:line-break/>simulque per longissimum tempus ipsis fit spiritus , atque hac<text:line-break/>ratione plerosque latet ac sallit; verum si quis diligenter ad-</text:p>
      <text:p text:style-name="P2">vertat, aut etiam digitorum quempiam naribus aegri admo-<text:line-break/>veat , percipiet utique respirationem. Quod fi quis etiam<text:line-break/>prae naribus pilum suspendat aut tenuem lanam probe con-<text:line-break/>cerptam, ridebit etiam haec moveri. In hujusmodi Iane<text:line-break/>affectionibus spiratio brevis, hoc est motus spirabilium or-<text:line-break/>ganorum per breve tempus, quem videlicet etiam densum<text:line-break/>spiritum appellamus , causa simulqne signum sanationis exi-<text:line-break/>stit. Eadem vero ratione continuarum oscitationum , n<text:span text:style-name="Default_20_Paragraph_20_Font"><text:span text:style-name="T2">o</text:span></text:span>n<text:line-break/>solum respiratio per longum tempus, hoc est rara, signum<text:line-break/>sinrulque causa sanationis existit, sed etiam magna. Vocatus<text:line-break/>enim et haec secundario spiratio longa. Primario etenim<text:line-break/>ea, quae per longum tempus fit, hoc est rara, hoc nomen<text:line-break/>possidet; secundario vero etiam magna. Atque de sus qui-<text:line-break/>dem fle <text:span text:style-name="Default_20_Paragraph_20_Font"><text:span text:style-name="T2">t</text:span></text:span>e res habet</text:p>
      <text:h text:style-name="Heading_20_2" text:outline-level="2">Cap. XI.</text:h>
      <text:p text:style-name="P20"><text:s/>Apponamus autem et alia universa ab ip<text:span text:style-name="Default_20_Paragraph_20_Font"><text:span text:style-name="T2">t</text:span></text:span>o<text:line-break/>de spirandi difficultate conscripta. In fecundo itaque epi-<text:line-break/>densiorum, in Antigenis coniuge , praestitus anhelam fuisse^<text:line-break/>ante partum, post haec infert: <text:span text:style-name="Default_20_Paragraph_20_Font"><text:span text:style-name="T2">P</text:span></text:span>o<text:span text:style-name="Default_20_Paragraph_20_Font"><text:span text:style-name="T2">stea simul cum partu pu</text:span></text:span>s</text:p>
      <text:p text:style-name="P2">e<text:span text:style-name="Default_20_Paragraph_20_Font"><text:span text:style-name="T2">vomu</text:span></text:span>i<text:span text:style-name="Default_20_Paragraph_20_Font"><text:span text:style-name="T2">t. </text:span></text:span>Quare et hoc cum his , quae a nobis demonstrata<text:line-break/>stant, consentit; anheli enim sunt, qui densum spiritum ha-<text:line-break/>bent, et simul thoracem multum distendunt. Contingit au-<text:line-break/>tem. hoc aliquando quidem affectionibus multa inspiratione<text:line-break/>indigentibus, ut a cursu, aut alia quacunque vehementi exer-<text:line-break/>citatione ejusmodi spiritus accidit, et omnibus ardentibus fe-<text:line-break/>bribus ; fit etiam, ut monstratum est, quando obstructio, aut<text:line-break/>compressio, aut angustia quaedam in respi<text:span text:style-name="Default_20_Paragraph_20_Font"><text:span text:style-name="T2">r</text:span></text:span>abilibus organis<text:line-break/>existit. Tale vero quiddam apparet accidisse etiam Antigeui<text:line-break/>nis uxori, quemadmodum pus indicavit. Hujus quidem<text:line-break/>primae in secundo epidemiorum spirandi difficultatis merui-<text:line-break/>nit; post hanc vero ejus quae Lyciae accidit, de qua velut<text:line-break/>antea diri, -scripsit: .<text:span text:style-name="Default_20_Paragraph_20_Font"><text:span text:style-name="T2">spiritu</text:span></text:span>s <text:span text:style-name="Default_20_Paragraph_20_Font"><text:span text:style-name="T2">intr</text:span></text:span>o <text:span text:style-name="Default_20_Paragraph_20_Font"><text:span text:style-name="T2">duplicabatur; non ta-<text:line-break/>men magnus secundum rati</text:span></text:span>o<text:span text:style-name="Default_20_Paragraph_20_Font"><text:span text:style-name="T2">n</text:span></text:span>e<text:span text:style-name="Default_20_Paragraph_20_Font"><text:span text:style-name="T2">m. </text:span></text:span>Affectum enim erat ipsi<text:line-break/>nervosum organorum genus, ut etiam absoluta urinarum fup-<text:line-break/>pressio aleret, et ob hoc sane duplicatus spiritus fiebat. Cur<text:line-break/>autem non magnus ? An quod esset perfrigerata ? - <text:span text:style-name="Default_20_Paragraph_20_Font"><text:span text:style-name="T2">Conte-<text:line-break/>gebatur itaque</text:span></text:span> , inquit. Monstratum est autem, quod hac -</text:p>
      <text:p text:style-name="P2">voce utatur in iis quibus calor in<text:span text:style-name="Default_20_Paragraph_20_Font"><text:span text:style-name="T2">n</text:span></text:span>atus persrigeratus est.<text:line-break/>Deinceps vero et de anginofis tu<text:span text:style-name="Default_20_Paragraph_20_Font"><text:span text:style-name="T2">n</text:span></text:span>c Iactis disserens sic scribit ;<text:line-break/><text:span text:style-name="Default_20_Paragraph_20_Font"><text:span text:style-name="T2">Spiritu</text:span></text:span>s <text:span text:style-name="Default_20_Paragraph_20_Font"><text:span text:style-name="T2">hi</text:span></text:span>s <text:span text:style-name="Default_20_Paragraph_20_Font"><text:span text:style-name="T2">non valde sublimi</text:span></text:span>s;. tanquam videlicet ut plu-<text:line-break/>rimnur sublimis spiritus angi<text:span text:style-name="Default_20_Paragraph_20_Font"><text:span text:style-name="T2">n</text:span></text:span>ofis fiat. Sic autem vocare<text:line-break/>ipsi mos est pa<text:span text:style-name="Default_20_Paragraph_20_Font"><text:span text:style-name="T2">r</text:span></text:span>vmn spiritum, et ut alicui videatur, ad fau-<text:line-break/>ces usque circiter.ingredientem, non autem in thoracis pro-<text:line-break/>stmditatem descendentem. Quod vero ejusmodi spiritus<text:line-break/>necessario existat lu his, qui quodcunque tandem spirabile<text:line-break/>organum dolent, antea dictum esu Quae fuit igitur causa,<text:line-break/>ob quam anginofis spiritus non valde sublimis .erat? An<text:line-break/>qu<text:span text:style-name="Default_20_Paragraph_20_Font"><text:span text:style-name="T2">o</text:span></text:span>d neque anginae species ipfis consueto more facta erat? -<text:line-break/>.P<text:span text:style-name="Default_20_Paragraph_20_Font"><text:span text:style-name="T2">rimum enim</text:span></text:span>, inquit, <text:span text:style-name="Default_20_Paragraph_20_Font"><text:span text:style-name="T2">fauce</text:span></text:span>s <text:span text:style-name="Default_20_Paragraph_20_Font"><text:span text:style-name="T2">non</text:span></text:span> i<text:span text:style-name="Default_20_Paragraph_20_Font"><text:span text:style-name="T2">nsiam</text:span></text:span>m<text:span text:style-name="Default_20_Paragraph_20_Font"><text:span text:style-name="T2">atae, sed jacen-<text:line-break/>.te</text:span></text:span>s. Deinde sic ait: <text:span text:style-name="Default_20_Paragraph_20_Font"><text:span text:style-name="T2">N</text:span></text:span>o<text:span text:style-name="Default_20_Paragraph_20_Font"><text:span text:style-name="T2">n sust</text:span></text:span>o<text:span text:style-name="Default_20_Paragraph_20_Font"><text:span text:style-name="T2">cabantur plurimi, nisi quum.<text:line-break/>deglutire cupiebant;</text:span></text:span> - et omnino tota narratio de angina<text:line-break/>tune facta illaesias permansisse ostendit ipsis fauces , verum<text:line-break/>vicinas. his partes vertebris cossi continuas affectas. fuisse.<text:line-break/>Nam et ipsas vertebras l<text:span text:style-name="Default_20_Paragraph_20_Font"><text:span text:style-name="T2">a</text:span></text:span>xatas sitisse ait, partim intro solum,</text:p>
      <text:p text:style-name="P2">partim etiam in obliqua. Quum igitur neque aliud aliquod<text:line-break/>spirabilium organorum ipsis fuerit affectum, neque fauces<text:line-break/>ipsae ex propria ratione, nisi ob communitatem fitus, affecti<text:span text:style-name="Default_20_Paragraph_20_Font"><text:span text:style-name="T2">o-<text:line-break/></text:span></text:span>uis participes essent, merito <text:span text:style-name="Default_20_Paragraph_20_Font"><text:span text:style-name="T2">n</text:span></text:span>on valde sublimis ipsis erat<text:line-break/>spiritus. Etenim fi penitus <text:span text:style-name="Default_20_Paragraph_20_Font"><text:span text:style-name="T2">n</text:span></text:span>on fuissent fauces affectae , ne-<text:line-break/>quaquam sane spiritus sublimis fuisset ; quum vero per c<text:span text:style-name="Default_20_Paragraph_20_Font"><text:span text:style-name="T2">o</text:span></text:span>n-.<text:line-break/>sensum vicinorum laederentur, messiam praedictorum con-<text:line-break/>stitutionem accepit , moderate densatus. Deinceps vero ab<text:line-break/>hae constitutione alterius meminit Perinthi factae, hoc mo-<text:line-break/>do narrationem incipiens : <text:span text:style-name="Default_20_Paragraph_20_Font"><text:span text:style-name="T2">Pe</text:span></text:span>n<text:span text:style-name="Default_20_Paragraph_20_Font"><text:span text:style-name="T2">nthum circa solstitium sare<text:line-break/>aestivum venimus. </text:span></text:span>Deinde recenset totam morborum spe-<text:line-break/>ciem a caule exor<text:span text:style-name="Default_20_Paragraph_20_Font"><text:span text:style-name="T2">t</text:span></text:span>am, verum vomitoriam factam, et ad plu-<text:line-break/>simum tempus inveteratam. Quin et quod citra vomitus<text:line-break/>ardentes febres his <text:span text:style-name="Default_20_Paragraph_20_Font"><text:span text:style-name="T2">t</text:span></text:span>actae fint, et quod venter ipsis multa de<text:span text:style-name="Default_20_Paragraph_20_Font"><text:span text:style-name="T2">c<text:line-break/></text:span></text:span>jecerit, apposuit; ut tum ex sus tum ex aliis omnibus ma-<text:line-break/>nifestum fit, ejus constitutionis caulam lu pituita putrescente</text:p>
      <text:p text:style-name="P2">fuisse, ita ut spirabilia organa lllaefa permanserint, itemque<text:line-break/>ipsum os ventricusi, sed ex inferioribus partibus initium im-<text:line-break/>petus sui sumpserit ardens febris. Merito igitur ipsis neque<text:line-break/>magnus spiritus factus est, quemadmodum his fit, quibus in<text:line-break/>pulmone et corde febrilis caloris multitudo collecta est; ne-<text:line-break/>que parvus omnino suit, ut qui nec dolerent, nec perfrige- .<text:line-break/>rati essent. Si parvus igitur et sublimis nihil diversum fi-<text:line-break/>guisicant, jure utique sublimes spiritus ipsisfactos esse. dicit,<text:line-break/>pon tamen valde. Post hanc vero constitutionem nullius<text:line-break/>deinceps difficilis respirationis Hippocrates mentionem fecit,<text:line-break/>usque ad illam dictionem , quam primam omnium principio.<text:line-break/>hujus libri apposui, cujus initium hoc est: <text:span text:style-name="Default_20_Paragraph_20_Font"><text:span text:style-name="T2">.spiritus parvi<text:line-break/></text:span></text:span>i<text:span text:style-name="Default_20_Paragraph_20_Font"><text:span text:style-name="T2">lensi, magni rar</text:span></text:span>i. Hanc vero tutam jam antea exposui.<text:line-break/>Tempestivum igitur jam suerit mentionem facere difficilis re-<text:line-break/>spiratiouis in aegroto quodam, cujus nomen Scop<text:span text:style-name="Default_20_Paragraph_20_Font"><text:span text:style-name="T2">a</text:span></text:span>s, ab ipso<text:line-break/>deinceps conscriptae. Habet autem ita senis dictio . .<text:span text:style-name="Default_20_Paragraph_20_Font"><text:span text:style-name="T2">spiri-<text:line-break/>tus subdtnfus, l</text:span></text:span>i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a dolebat, et respiran</text:span></text:span>s, <text:span text:style-name="Default_20_Paragraph_20_Font"><text:span text:style-name="T2">et cum</text:span></text:span></text:p>
      <text:p text:style-name="P2"><text:span text:style-name="Default_20_Paragraph_20_Font"><text:span text:style-name="T2">vertebatur. </text:span></text:span>Apparet autem et hic aeger testimonium. prae-<text:line-break/>bere iis , quae multoties a nobis sunt dicta. Quum enim<text:line-break/>hypochondria cum spirabilibus organis conjuncta sint, ob id<text:line-break/><text:span text:style-name="Default_20_Paragraph_20_Font"><text:span text:style-name="T2">sut</text:span></text:span>um sane d<text:span text:style-name="Default_20_Paragraph_20_Font"><text:span text:style-name="T2">o</text:span></text:span>lentibus. ipsis fubdensus spiritus erat. Atque<text:line-break/>haec quidem dissirilis respirationis genera in secundo epide-<text:line-break/>miorum scripsit. In quarto vero primum meminit ux<text:span text:style-name="Default_20_Paragraph_20_Font"><text:span text:style-name="T2">o</text:span></text:span>ris<text:line-break/>Nicostrati in Cranone, quae parvum et densum spiritum<text:line-break/>habuit; deinde - uxoris Antigeuis, anhelae non nuper factae,<text:line-break/>sed a principio existentis ,. ut et tussiret semper ; et de hac<text:line-break/>sarte nulla quaestio fuerit. Verum de uxore Nicostrati in<text:line-break/>Cranone ob id mihi videtur parvum et densum spiritum<text:line-break/>apposuisse, quod deliraverit.. Dictum enim jam saepe est,<text:line-break/>quod contrarius, hoc est rarus et magnus spiritus, delirii<text:line-break/>proprius cristat. Quare. quaestione omnino dignum est, cur<text:line-break/>hic. quidem. non fieret,- verum ipsi contrarius, epri dolorum<text:line-break/>proprius est, parvus videlicet et densus. Neque enim in<text:line-break/>narratione morbi , ullius partis dolorem ullum factum esse</text:p>
      <text:p text:style-name="P2">addidit, fed neque tumorem notabilem circa hypochondrium<text:line-break/>aut thoracem. Quid igitur est factum? Misti equidem vi-<text:line-break/>detur duplex morbi species huic musierculae a duplici prin-<text:line-break/>cipro constitisse. In eo enim, quod desipuit et collum et<text:line-break/>os et nnsum convulsa habuit, manifestum fit, quod in capite<text:line-break/>causa aliqua ipfius morbi extiterit ; ex eo vero , quod cibus<text:line-break/>intus conclusus usque ad decimum diem fuerit et in urinis<text:line-break/>orobea fedimenta, non parvam lu hepate factam esse inflant-<text:line-break/>m<text:span text:style-name="Default_20_Paragraph_20_Font"><text:span text:style-name="T2">o</text:span></text:span>tionem existimo, per quam superna affectio victa non<text:line-break/>potuerit secundum <text:span text:style-name="Default_20_Paragraph_20_Font"><text:span text:style-name="T2">t</text:span></text:span>eipsum respirationis speciem effingere.<text:line-break/>Dictum enim est et jam antea saepe, ex vincente affectione<text:line-break/>ipsam spirandi difficultatis speciem formari. Indicat autem<text:line-break/>non minime ipfius delirii parvitatem et ipsis senis dictio;<text:line-break/>aliena enim loqui ipfam dixit. Solet autem hujusmodi ve<text:span text:style-name="Default_20_Paragraph_20_Font"><text:span text:style-name="T2">r-<text:line-break/></text:span></text:span>bo uti, .ubi parvam laesionem vult indicare; quemadmodum<text:line-break/>et hoc <text:span text:style-name="Default_20_Paragraph_20_Font"><text:span text:style-name="T2">t</text:span></text:span>aepe demonstratum est. Nil igitur mirum, purum<text:line-break/>quidem illa desipiente., forti vero inflammatione hepar oc-</text:p>
      <text:p text:style-name="P2">cupante, non desipientiae, fed inflammationi propriam re-<text:line-break/>spirandi difficultatem evenisse. Atque ita sane de his<text:line-break/>habet.</text:p>
      <text:h text:style-name="Heading_20_2" text:outline-level="2">C ap. XII. </text:h>
      <text:p text:style-name="P20">Quid vero quum <text:span text:style-name="Default_20_Paragraph_20_Font"><text:span text:style-name="T2">pneumat</text:span></text:span>o<text:span text:style-name="Default_20_Paragraph_20_Font"><text:span text:style-name="T2">dem</text:span></text:span> aliquem<text:line-break/>factum esse dicit, intelligere opo<text:span text:style-name="Default_20_Paragraph_20_Font"><text:span text:style-name="T2">r</text:span></text:span>tet? Num eum quem lu<text:line-break/>libro de victu acutorum pneumatiam vocavit? An eum,<text:line-break/>qui -ventrem hastatus est? At vero quis fit pneumatias , in<text:line-break/>libro de victu acutorum ipfe manifestissime exposuit ; quum<text:line-break/>praedixisset enim, <text:span text:style-name="Default_20_Paragraph_20_Font"><text:span text:style-name="T2">cit</text:span></text:span>o <text:span text:style-name="Default_20_Paragraph_20_Font"><text:span text:style-name="T2">pneumatiae siunt;</text:span></text:span> statim subjun-<text:line-break/>gens inseri: <text:span text:style-name="Default_20_Paragraph_20_Font"><text:span text:style-name="T8">Α </text:span></text:span><text:span text:style-name="Default_20_Paragraph_20_Font"><text:span text:style-name="T2">denso ver</text:span></text:span>o <text:span text:style-name="Default_20_Paragraph_20_Font"><text:span text:style-name="T2">ac mult</text:span></text:span>o <text:span text:style-name="Default_20_Paragraph_20_Font"><text:span text:style-name="T2">spiritu. </text:span></text:span>Atque hoc<text:line-break/>sane etiam statim in principio hujus libri exposui Caetu-<text:line-break/>nun quod in quarto opulentiorum habetur, considerandum<text:line-break/>est, ipsa dictione subscripta, quae hoc modo habet: <text:span text:style-name="Default_20_Paragraph_20_Font"><text:span text:style-name="T2">me-<text:line-break/>tallicu</text:span></text:span>s <text:span text:style-name="Default_20_Paragraph_20_Font"><text:span text:style-name="T2">; lt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um dextrum intentum, splen magnu</text:span></text:span>s,<text:line-break/><text:span text:style-name="Default_20_Paragraph_20_Font"><text:span text:style-name="T2">alvu</text:span></text:span>s <text:span text:style-name="Default_20_Paragraph_20_Font"><text:span text:style-name="T2">intenta , siubdura , pneumatodes, decolor. </text:span></text:span>Possibile<text:line-break/>est enim utrumque, et difficulter spirantem ipsum factum<text:line-break/>esse ob hypochondriorum affectiones, et ventrem item lu-</text:p>
      <text:p text:style-name="P2">flatum fuisse. Multo vero obscurior esit, qui deinceps fe-<text:line-break/>quitur aegrotus,suo habens: <text:span text:style-name="Default_20_Paragraph_20_Font"><text:span text:style-name="T2">ssiimaenei filius habuit. quid<text:line-break/>spiritus, ut viridantis pallori</text:span></text:span>s <text:span text:style-name="Default_20_Paragraph_20_Font"><text:span text:style-name="T2">esset. </text:span></text:span>Nam et huic quae-<text:line-break/>dam valde mala hepatis affectio aderat, ob quam et difficul-<text:line-break/>teri fpirare ipfum possibile erat, et ventrem item instari.<text:line-break/>Color enim viridantis palloris male affecti hepatis signum<text:line-break/>est. At quod deinceps ab eo dicitur hoc modo: <text:span text:style-name="Default_20_Paragraph_20_Font"><text:span text:style-name="T2">Maritus<text:line-break/>puerperae apud sitodocum ictericus, ad quem septimo die<text:line-break/>ingrestus se</text:span></text:span>i<text:span text:style-name="Default_20_Paragraph_20_Font"><text:span text:style-name="T2">m, </text:span></text:span>o<text:span text:style-name="Default_20_Paragraph_20_Font"><text:span text:style-name="T2">ctavo. m</text:span></text:span>o<text:span text:style-name="Default_20_Paragraph_20_Font"><text:span text:style-name="T2">riebatur,. neque mingens neque<text:line-break/>d</text:span></text:span>e<text:span text:style-name="Default_20_Paragraph_20_Font"><text:span text:style-name="T2">iici</text:span></text:span>e<text:span text:style-name="Default_20_Paragraph_20_Font"><text:span text:style-name="T2">n</text:span></text:span>s; <text:span text:style-name="Default_20_Paragraph_20_Font"><text:span text:style-name="T2">h</text:span></text:span>y<text:span text:style-name="Default_20_Paragraph_20_Font"><text:span text:style-name="T2">poch</text:span></text:span>o<text:span text:style-name="Default_20_Paragraph_20_Font"><text:span text:style-name="T2">ndria magna et dura et spiritu</text:span></text:span>s <text:span text:style-name="Default_20_Paragraph_20_Font"><text:span text:style-name="T2">densius;<text:line-break/></text:span></text:span>nihil quaestione dignum habet Duris enim non moderate,<text:line-break/>et magnis hypochondriis factis , cunr ratione densus ipsi fpla<text:line-break/>ritus erat. Verum penitus obscurum est, quod deinceps<text:line-break/>in ipsius puerperae morbo dictum est, hoc modo .<text:span text:style-name="Default_20_Paragraph_20_Font"><text:span text:style-name="T2">. Desinente<text:line-break/>autem .febre, spiritu</text:span></text:span>s <text:span text:style-name="Default_20_Paragraph_20_Font"><text:span text:style-name="T2">non est solutus. . Q</text:span></text:span>uam enim difficilis<text:line-break/>respirationis speciem habuerit, neque ipsis manifeste indica-<text:line-break/>vit, neque aliud quodquam ejusmodi symptoma scripsit, ex<text:line-break/>quo quis coniiciat de affectio<text:span text:style-name="Default_20_Paragraph_20_Font"><text:span text:style-name="T2">n</text:span></text:span>e ipsi. factu. Atqui et post</text:p>
      <text:p text:style-name="P2">hanc paululum .progressus , lu hunc modum .narrare incipit:<text:line-break/><text:span text:style-name="Default_20_Paragraph_20_Font"><text:span text:style-name="T2">Timaeni saror pneumatode</text:span></text:span>s. Potest enim difficulter fpi-<text:line-break/>rans intelligi , potest. etiam quemadmodum interpretum plu-<text:line-break/>rimi arbitrantur , inflatis hypochondrirs diri. Verum mihi<text:line-break/>videtur melius esse, et fortassis necessarium, inflatam ad<text:line-break/>hypochondria lici potius, quam difficulter spirantem; pau-<text:line-break/>Iulum itaque in <text:span text:style-name="Default_20_Paragraph_20_Font"><text:span text:style-name="T2">n</text:span></text:span>arratione progressus,. <text:span text:style-name="Default_20_Paragraph_20_Font"><text:span text:style-name="T2">et qu</text:span></text:span>o<text:span text:style-name="Default_20_Paragraph_20_Font"><text:span text:style-name="T2">damm</text:span></text:span>o<text:span text:style-name="Default_20_Paragraph_20_Font"><text:span text:style-name="T2">d</text:span></text:span>o fa- .<text:line-break/><text:span text:style-name="Default_20_Paragraph_20_Font"><text:span text:style-name="T2">cit</text:span></text:span>i<text:span text:style-name="Default_20_Paragraph_20_Font"><text:span text:style-name="T2">u</text:span></text:span>s <text:span text:style-name="Default_20_Paragraph_20_Font"><text:span text:style-name="T2">spiran</text:span></text:span>s, inquit, tanquam qui jam praedixisset de<text:line-break/>ipsa, quod difficulter spirasset. Quod vero pneumatodes ap-<text:line-break/>pellere soleat eos, quibus densus est spiritus, dictum quidem<text:line-break/>in. superioribus .est, fed et nunc manifestum. Rursus enim<text:line-break/>in deterius mutata fiant hujus mulieris symptomata, et circa<text:line-break/>decimum siextum diem ipfam mortuam este ait, <text:span text:style-name="Default_20_Paragraph_20_Font"><text:span text:style-name="T2">densum spi-<text:line-break/>ritum</text:span></text:span> habentem. Quin et quod post hanc conscriptus ae- .<text:line-break/>ger etiam ipsis densum spiritum habuerit ob hypochondrio-<text:line-break/>runr affectionem, ipsa dictio manifestum sarit, hoc modo ha-<text:line-break/>heus: .<text:span text:style-name="Default_20_Paragraph_20_Font"><text:span text:style-name="T2">Puer qui</text:span></text:span> m<text:span text:style-name="Default_20_Paragraph_20_Font"><text:span text:style-name="T2">ulieri</text:span></text:span>s <text:span text:style-name="Default_20_Paragraph_20_Font"><text:span text:style-name="T2">erat Ap</text:span></text:span>oo<text:span text:style-name="Default_20_Paragraph_20_Font"><text:span text:style-name="T2">manti sorori</text:span></text:span>s, <text:span text:style-name="Default_20_Paragraph_20_Font"><text:span text:style-name="T2">ilia ma-</text:span></text:span></text:p>
      <text:p text:style-name="P2"><text:span text:style-name="Default_20_Paragraph_20_Font"><text:span text:style-name="T2">gna, etsplen, spiritus, desectio amarae bilis. </text:span></text:span>-Quemad-<text:line-break/>modmn enim pnemnatodes aliquando vocat densum spiri-<text:line-break/>tum habentes, sic quandoque etiam simpliciter, <text:span text:style-name="Default_20_Paragraph_20_Font"><text:span text:style-name="T2">spiritus;<text:line-break/></text:span></text:span>fcrihit. . Nihil vero mirum est, fi magnis existentibus hy-<text:line-break/>poehondriis spuitus densus fiebat. Nam etiam rursus pro-<text:line-break/>gressus de ipso denuo inquit: <text:span text:style-name="Default_20_Paragraph_20_Font"><text:span text:style-name="T2">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u</text:span></text:span>T <text:span text:style-name="Default_20_Paragraph_20_Font"><text:span text:style-name="T2">vero intenta<text:line-break/>erant, et sane erat etiam tussicula m</text:span></text:span>o<text:span text:style-name="Default_20_Paragraph_20_Font"><text:span text:style-name="T2">dice sicca. </text:span></text:span>In uni-<text:line-break/>versum enim ut diximus, quum aut tumor, aut dolor quis-<text:line-break/>piam in partibus hypochondriorum constiterit, parvus et<text:line-break/>densus necessario fit spuitus. Quare neque hoc mirum,<text:line-break/>quod etiam in sus, quae posthaec sequuntur, cum antea di-<text:line-break/>xisset, <text:span text:style-name="Default_20_Paragraph_20_Font"><text:span text:style-name="T2">h</text:span></text:span>y<text:span text:style-name="Default_20_Paragraph_20_Font"><text:span text:style-name="T2">p</text:span></text:span>o<text:span text:style-name="Default_20_Paragraph_20_Font"><text:span text:style-name="T2">chondrium submolle</text:span></text:span>, apponat, <text:span text:style-name="Default_20_Paragraph_20_Font"><text:span text:style-name="T2">pneumatodes au-<text:line-break/>tem non valde. </text:span></text:span>- Si enim molle vacuum, submolle autem<text:line-break/>subvacuum significat, tantum rane difficulter spirabunt,<text:line-break/>quantum partes hypochondriorum ipfis male habuerint. Mo-<text:line-break/>derate itaque ipsis affectis moderate difficulter spi<text:span text:style-name="Default_20_Paragraph_20_Font"><text:span text:style-name="T2">r</text:span></text:span>abunt.<text:line-break/>Quemadmodum rursus inferius eodem libro , ubi lu hunc<text:line-break/>modum scribit: <text:span text:style-name="Default_20_Paragraph_20_Font"><text:span text:style-name="T2">servulae, quam recen</text:span></text:span>s <text:span text:style-name="Default_20_Paragraph_20_Font"><text:span text:style-name="T2">emptam vidi,- du</text:span></text:span>i<text:span text:style-name="Default_20_Paragraph_20_Font"><text:span text:style-name="T2">i—</text:span></text:span></text:p>
      <text:p text:style-name="P2"><text:span text:style-name="Default_20_Paragraph_20_Font"><text:span text:style-name="T2">tie</text:span></text:span>s <text:span text:style-name="Default_20_Paragraph_20_Font"><text:span text:style-name="T2">in dextri</text:span></text:span>s <text:span text:style-name="Default_20_Paragraph_20_Font"><text:span text:style-name="T2">erat magna, haud vehementi cum dolore ;</text:span></text:span> be-<text:line-break/>rre fubjungit, <text:span text:style-name="Default_20_Paragraph_20_Font"><text:span text:style-name="T2">.neque valde dilsiculter spiran</text:span></text:span>s. Si namque -<text:line-break/>durities sine magno dolore fuit, certe neque valde difficulter<text:line-break/>spirare ipfam par erat. Sic vero etiam in fine jam libri de<text:line-break/>seniore narrans,. atque praefatus :- <text:span text:style-name="Default_20_Paragraph_20_Font"><text:span text:style-name="T2">desipuit moderate;</text:span></text:span> fub-<text:line-break/>sunxit, <text:span text:style-name="Default_20_Paragraph_20_Font"><text:span text:style-name="T2">non valde dilsicnlter spirabat. </text:span></text:span>Semper enim pro<text:line-break/>magnitudine caulae difficilem respirationem facientis etiam<text:line-break/>1pfa difficilis respirationis magnitudo fit. Verum haec qui-<text:line-break/>dem in quarto epidemiorum scripta sinti, quae omnia iis<text:line-break/>quae a nobis de difficili respiratione demonstrata sunt, abun-<text:line-break/>de consentiunt. At in quinto epidemiorum decimusqua<text:span text:style-name="Default_20_Paragraph_20_Font"><text:span text:style-name="T2">r-<text:line-break/></text:span></text:span>tus aegrotus hoc modo scriptus est<text:span text:style-name="Default_20_Paragraph_20_Font"><text:span text:style-name="T2">e Jn Larisa H</text:span></text:span>i<text:span text:style-name="Default_20_Paragraph_20_Font"><text:span text:style-name="T2">pp</text:span></text:span>o<text:span text:style-name="Default_20_Paragraph_20_Font"><text:span text:style-name="T2">sihe-<text:line-break/>ne</text:span></text:span>s <text:span text:style-name="Default_20_Paragraph_20_Font"><text:span text:style-name="T2">pertpneumonia correpta</text:span></text:span>s <text:span text:style-name="Default_20_Paragraph_20_Font"><text:span text:style-name="T2">esse medici</text:span></text:span>s <text:span text:style-name="Default_20_Paragraph_20_Font"><text:span text:style-name="T2">videbatur; erat<text:line-break/>autem nequaquam; verum principi</text:span></text:span>o <text:span text:style-name="Default_20_Paragraph_20_Font"><text:span text:style-name="T2">luctans, in dur</text:span></text:span>o <text:span text:style-name="Default_20_Paragraph_20_Font"><text:span text:style-name="T2">loco.<text:line-break/>cecidit supinas</text:span></text:span>, adversario i<text:span text:style-name="Default_20_Paragraph_20_Font"><text:span text:style-name="T2">psi illapso, et lavatu</text:span></text:span>s <text:span text:style-name="Default_20_Paragraph_20_Font"><text:span text:style-name="T2">est sci-<text:line-break/>gida, et coenavit, et gravior suetu</text:span></text:span>s <text:span text:style-name="Default_20_Paragraph_20_Font"><text:span text:style-name="T2">esse sibi videbatur. se-<text:line-break/>quenti au</text:span></text:span>t<text:span text:style-name="Default_20_Paragraph_20_Font"><text:span text:style-name="T2">em scbrieitavit, et tusa</text:span></text:span>s <text:span text:style-name="Default_20_Paragraph_20_Font"><text:span text:style-name="T2">prehendit siccior et spi-</text:span></text:span></text:p>
      <text:p text:style-name="P2"><text:span text:style-name="Default_20_Paragraph_20_Font"><text:span text:style-name="T2">ritus dent</text:span></text:span>ii<text:span text:style-name="Default_20_Paragraph_20_Font"><text:span text:style-name="T2">s. </text:span></text:span>Deinde paululum progressus : <text:span text:style-name="Default_20_Paragraph_20_Font"><text:span text:style-name="T2">Qu</text:span></text:span>o<text:span text:style-name="Default_20_Paragraph_20_Font"><text:span text:style-name="T2">tie</text:span></text:span>s <text:span text:style-name="Default_20_Paragraph_20_Font"><text:span text:style-name="T2">vero<text:line-break/>tussiebat</text:span></text:span>, inquit, <text:span text:style-name="Default_20_Paragraph_20_Font"><text:span text:style-name="T2">dolebat pecta</text:span></text:span>s <text:span text:style-name="Default_20_Paragraph_20_Font"><text:span text:style-name="T2">et dorsum. </text:span></text:span>-Nihil itaque<text:line-break/>mirum est, sic affectis partibus thoracis, densum spiritum<text:line-break/>factum esse. Quod autem in fine sermonis habetur: <text:span text:style-name="Default_20_Paragraph_20_Font"><text:span text:style-name="T2">Neque<text:line-break/>sart</text:span></text:span>o<text:span text:style-name="Default_20_Paragraph_20_Font"><text:span text:style-name="T2">rem habuit</text:span></text:span>, dictumest, ut demonstraretur non. fuisse<text:line-break/>peripneumonicus hic homo. Consentit autem et ipsum iis,<text:line-break/>quae statim a principio hoc in libro a nobis dicta sunt,<text:line-break/>quando hanc dictionem ex libro de victu acutorum expofui-<text:line-break/>mus : <text:span text:style-name="Default_20_Paragraph_20_Font"><text:span text:style-name="T2">alii ver</text:span></text:span>o o<text:span text:style-name="Default_20_Paragraph_20_Font"><text:span text:style-name="T2">rthopnoea et siert</text:span></text:span>o<text:span text:style-name="Default_20_Paragraph_20_Font"><text:span text:style-name="T2">re p</text:span></text:span>i<text:span text:style-name="Default_20_Paragraph_20_Font"><text:span text:style-name="T2">sa cat</text:span></text:span>i. Nonus de-<text:line-break/>inceps et tricesimus aegrotus in quinto epidemiorum scriptus<text:line-break/>est, itidem et ipsis densum. spiritum habens ; ascribam autem<text:line-break/>et hic ip<text:span text:style-name="Default_20_Paragraph_20_Font"><text:span text:style-name="T2">t</text:span></text:span>am dictionem hoc modo habentem: <text:span text:style-name="Default_20_Paragraph_20_Font"><text:span text:style-name="T2">Puer a mulo<text:line-break/>per</text:span></text:span>disci<text:span text:style-name="Default_20_Paragraph_20_Font"><text:span text:style-name="T2">s ventrem et siepar, m</text:span></text:span>o<text:span text:style-name="Default_20_Paragraph_20_Font"><text:span text:style-name="T2">rtuu</text:span></text:span>s <text:span text:style-name="Default_20_Paragraph_20_Font"><text:span text:style-name="T2">est quarto die; spiri-<text:line-break/>tum densum habuit, et non</text:span></text:span> i<text:span text:style-name="Default_20_Paragraph_20_Font"><text:span text:style-name="T2">ntelligebat , etscbri</text:span></text:span>s <text:span text:style-name="Default_20_Paragraph_20_Font"><text:span text:style-name="T2">corr</text:span></text:span>i<text:span text:style-name="Default_20_Paragraph_20_Font"><text:span text:style-name="T2">puit.<text:line-break/></text:span></text:span>Non obscurum est in hoc et peritonaenm et septum trans-<text:line-break/>verfum una cum ventre et hepate inflammata sitisse, et ob id<text:line-break/>etiam puerum delirasse. Verum ex delirio non habebat dif-</text:p>
      <text:p text:style-name="P1">sicilis spirationis speciem ; major enim affectio in hypochon-<text:line-break/>drio per fe respirationis speciem formavit, minor vero peni-<text:line-break/>tus est victa, Haec vero in quinto libro.</text:p>
      <text:h text:style-name="Heading_20_2" text:outline-level="2">Cap. XIII. </text:h>
      <text:p text:style-name="P20">Ad sextum autem iterum transgressi, cu-<text:line-break/>jus etiam jam antea communem fecundo libro dictionem ex-<text:line-break/>possii mus , reliquas recenseamus. Sunt autem fere omnes<text:line-break/>ex jam praedictis manifestae. Eum enim, <text:span text:style-name="Default_20_Paragraph_20_Font"><text:span text:style-name="T2">spiritum</text:span></text:span>, solum<text:line-break/>simpliciter ita scribere in morborum concursibus monstratum<text:line-break/>est, pro difficili respiratione , qua densus spiritus redditur;<text:line-break/>eundem vero amplius densatum, asthma solet appellare.<text:line-break/>Quare in <text:span text:style-name="Default_20_Paragraph_20_Font"><text:span text:style-name="T2">t</text:span></text:span>extu epidemiorum, quum inquit; spi<text:span text:style-name="Default_20_Paragraph_20_Font"><text:span text:style-name="T2">ritu</text:span></text:span>s <text:span text:style-name="Default_20_Paragraph_20_Font"><text:span text:style-name="T2">intus<text:line-break/>relinquatur</text:span></text:span>, respirandi difficultatem cum densitate iirtelligi-<text:line-break/>mus. Similiter autem et in muliere apud Cranonem, in qua<text:line-break/>sic scribit: <text:span text:style-name="Default_20_Paragraph_20_Font"><text:span text:style-name="T2">splen natura magnu</text:span></text:span>s, <text:span text:style-name="Default_20_Paragraph_20_Font"><text:span text:style-name="T2">fabri</text:span></text:span>s <text:span text:style-name="Default_20_Paragraph_20_Font"><text:span text:style-name="T2">arden</text:span></text:span>s, <text:span text:style-name="Default_20_Paragraph_20_Font"><text:span text:style-name="T2">rubi-<text:line-break/>cauda, spiritu</text:span></text:span>s; praedicta difficilis spirationis species acci-<text:line-break/>pienda est ; in qua spiritus densatur; Quemadmodum etiam<text:line-break/>in filia Agilis. Quod vero disserat densus spiritus ab asili-</text:p>
      <text:p text:style-name="P1">mate, manifeste indicavit, habet autem ipfa dictio .hoc m<text:span text:style-name="Default_20_Paragraph_20_Font"><text:span text:style-name="T2">o-<text:line-break/></text:span></text:span>do; <text:span text:style-name="Default_20_Paragraph_20_Font"><text:span text:style-name="T2">Hilia Agifis virgo existens, densi spiritus erat; mulier<text:line-break/>ver</text:span></text:span>o <text:span text:style-name="Default_20_Paragraph_20_Font"><text:span text:style-name="T2">saeta, a partu recenti aegra magnu</text:span></text:span>m <text:span text:style-name="Default_20_Paragraph_20_Font"><text:span text:style-name="T2">onus non alte<text:line-break/>sustuli?; et siatim quidem sirepuisie circa pectus videbatur;<text:line-break/>postridie vero asthma habuit, et dextrum coxendicem d</text:span></text:span>o<text:span text:style-name="Default_20_Paragraph_20_Font"><text:span text:style-name="T2">luit,<text:line-break/></text:span></text:span>Deinceps vero: <text:span text:style-name="Default_20_Paragraph_20_Font"><text:span text:style-name="T2">s</text:span></text:span>p<text:span text:style-name="Default_20_Paragraph_20_Font"><text:span text:style-name="T2">uit spum</text:span></text:span>o<text:span text:style-name="Default_20_Paragraph_20_Font"><text:span text:style-name="T2">sum</text:span></text:span>, inquit, <text:span text:style-name="Default_20_Paragraph_20_Font"><text:span text:style-name="T2">per initia autem<text:line-break/>erat siorida. </text:span></text:span>Equidem ex toto symptomatum concursu ma .<text:line-break/>nifestum fit, eam -tuberculo in spirabilibus organis invetera-<text:line-break/>to, et coetu difficili rupto , haec expuisse; et quod ob haec<text:line-break/>tubercula densi spiritus fuerit. At in inferiori libri parte,<text:line-break/>circa constitutionem, quam hoc modo incepit: <text:span text:style-name="Default_20_Paragraph_20_Font"><text:span text:style-name="T2">Tusses c</text:span></text:span>o<text:span text:style-name="Default_20_Paragraph_20_Font"><text:span text:style-name="T2">epe-<text:line-break/>runt circa solstitium hibernum: q</text:span></text:span>u<text:span text:style-name="Default_20_Paragraph_20_Font"><text:span text:style-name="T2">ibusdam vero et spir</text:span></text:span>i<text:span text:style-name="Default_20_Paragraph_20_Font"><text:span text:style-name="T2">tu</text:span></text:span>s<text:line-break/><text:span text:style-name="Default_20_Paragraph_20_Font"><text:span text:style-name="T2">simul subl</text:span></text:span>i<text:span text:style-name="Default_20_Paragraph_20_Font"><text:span text:style-name="T2">m</text:span></text:span>i<text:span text:style-name="Default_20_Paragraph_20_Font"><text:span text:style-name="T2">s fiebat</text:span></text:span>, inquit, (sublimem spiritum parvum esse<text:line-break/>et densum, in superioribus explicavimus] anginas nempe sub<text:line-break/>l illam constitutionem saetas esse ait. Male itaque sentiunt,<text:line-break/>qui sublimem pro magno dictum esse putant, quod thoracem<text:line-break/>fublimcin plurimum diducendo attollat. Progressus autem</text:p>
      <text:p text:style-name="P2">paululum, <text:span text:style-name="Default_20_Paragraph_20_Font"><text:span text:style-name="T2">pneumatias</text:span></text:span> nominat quosdam, et dictum etiam<text:line-break/>de hoc est antea, quod aut flatulent<text:span text:style-name="Default_20_Paragraph_20_Font"><text:span text:style-name="T2">o</text:span></text:span>s aut asthmaticos sic vo-<text:line-break/>cati At vero qui deinceps legitur <text:span text:style-name="Default_20_Paragraph_20_Font"><text:span text:style-name="T2">spiritu</text:span></text:span>s o<text:span text:style-name="Default_20_Paragraph_20_Font"><text:span text:style-name="T2">bscuru</text:span></text:span>s, par...<text:line-break/>vus est et propterea non apparens, qualis et apnoeas et fus-<text:line-break/>focationes uteri comitatur; atque hujusmodi quiddam vult<text:line-break/>etiam ex ipsa dictione indicare, quae sic habet: <text:span text:style-name="Default_20_Paragraph_20_Font"><text:span text:style-name="T2">E. spiritu</text:span></text:span>s<text:line-break/><text:span text:style-name="Default_20_Paragraph_20_Font"><text:span text:style-name="T2">tabidis obscuri, mali, et non parientibus;</text:span></text:span> et quaecunque<text:line-break/>alia talia ab eadem c<text:span text:style-name="Default_20_Paragraph_20_Font"><text:span text:style-name="T2">o</text:span></text:span>nstitutione. Mulieres etenim non pa-<text:line-break/>rie<text:span text:style-name="Default_20_Paragraph_20_Font"><text:span text:style-name="T2">n</text:span></text:span>tes (sunt autem hae <text:span text:style-name="Default_20_Paragraph_20_Font"><text:span text:style-name="T2">o</text:span></text:span>mnino, quae non pr<text:span text:style-name="Default_20_Paragraph_20_Font"><text:span text:style-name="T2">o</text:span></text:span>be purgantu<text:span text:style-name="Default_20_Paragraph_20_Font"><text:span text:style-name="T2">r)<text:line-break/></text:span></text:span>apnoeis maxime prehenduntur , quemadmodum sane etiam,<text:line-break/>quae diutius fiunt viduae. Quare spiritus, qui non manifesti<text:line-break/>sunt, neque nobis patentes, eos obscuros appellavit.. Ex<text:line-break/>his igitur pr<text:span text:style-name="Default_20_Paragraph_20_Font"><text:span text:style-name="T2">o</text:span></text:span>gressus quispiam inveniet et citra meam opem,<text:line-break/>omnia alia de difficili spiratione dicta tum lu genuinis tum<text:line-break/>in spuriis Hippocratis libris; quamquam nos ferme omnes<text:line-break/>genuin<text:span text:style-name="Default_20_Paragraph_20_Font"><text:span text:style-name="T2">o</text:span></text:span>s ru hoc fermone recensuimus. At vero quandoqui-<text:line-break/>dem et lu, -qui ad Thessalum filium ipsius referuntur, et qui</text:p>
      <text:p text:style-name="P2">ad Polybum generum, itidem artis Hippo creticae sunt; et<text:line-break/>non procul ab his absunt ea, quae Emyphontis esse viden-<text:line-break/>tur, feruntur autem inter Hippocratica scripta; fi milli otium<text:line-break/>contigerit aliquando majus, alsum adhuc quartum adjiciam<text:line-break/>librum, in quo .exponam ea, quae in reliquis Hippocrati in-<text:line-break/>scriptis libris continentur de respirationis disticultate. Nunc<text:line-break/>vero aliis rebus urgentibus, ad illa non transib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37:00Z</meta:creation-date>
    <dc:date>2023-01-12T10:10:34.066000000</dc:date>
    <meta:editing-cycles>3</meta:editing-cycles>
    <meta:editing-duration>PT51S</meta:editing-duration>
    <meta:document-statistic meta:table-count="0" meta:image-count="0" meta:object-count="0" meta:page-count="208" meta:paragraph-count="304" meta:word-count="31642" meta:character-count="213699" meta:non-whitespace-character-count="182313"/>
    <meta:template xlink:type="simple" xlink:actuate="onRequest" xlink:title="" xlink:href="Normal.dotm"/>
  </office:meta>
</office:document-meta>
</file>